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427749702.80536" calcext:value-type="float">
            <text:p>1427749702.80536</text:p>
          </table:table-cell>
          <table:table-cell office:value-type="float" office:value="1427749773.20164" calcext:value-type="float">
            <text:p>1427749773.20164</text:p>
          </table:table-cell>
          <table:table-cell table:number-columns-repeated="6"/>
          <table:table-cell table:formula="of:=MAX([.B2];[.D2];[.G2])-MAX([.A2];[.C2];[.E2])" office:value-type="float" office:value="70.3962888717651" calcext:value-type="float">
            <text:p>70.3962888718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02.80536" calcext:value-type="float">
            <text:p>1427749702.80536</text:p>
          </table:table-cell>
          <table:table-cell office:value-type="float" office:value="1427749704.59724" calcext:value-type="float">
            <text:p>1427749704.59724</text:p>
          </table:table-cell>
          <table:table-cell table:number-columns-repeated="4"/>
          <table:table-cell table:formula="of:=MAX([.B3];[.D3];[.G3])-MAX([.A3];[.C3];[.E3])" office:value-type="float" office:value="1.79187297821045" calcext:value-type="float">
            <text:p>1.7918729782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0536" calcext:value-type="float">
            <text:p>1427749702.80536</text:p>
          </table:table-cell>
          <table:table-cell office:value-type="float" office:value="1427749704.4765" calcext:value-type="float">
            <text:p>1427749704.4765</text:p>
          </table:table-cell>
          <table:table-cell office:value-type="float" office:value="1427749704.5115" calcext:value-type="float">
            <text:p>1427749704.5115</text:p>
          </table:table-cell>
          <table:table-cell/>
          <table:table-cell table:formula="of:=MAX([.B4];[.D4];[.G4])-MAX([.A4];[.C4];[.E4])" office:value-type="float" office:value="1.70613217353821" calcext:value-type="float">
            <text:p>1.7061321735</text:p>
          </table:table-cell>
          <table:table-cell table:formula="of:=IF(ISBLANK([.E4]);&quot;&quot;;[.I4])" office:value-type="float" office:value="1.70613217353821" calcext:value-type="float">
            <text:p>1.7061321735</text:p>
          </table:table-cell>
          <table:table-cell table:formula="of:=IF(OR(ISBLANK([.E4]);[.I4]&lt;=0);&quot;&quot;;[.I4])" office:value-type="float" office:value="1.70613217353821" calcext:value-type="float">
            <text:p>1.7061321735</text:p>
          </table:table-cell>
          <table:table-cell office:value-type="string" calcext:value-type="string">
            <text:p>total average:</text:p>
          </table:table-cell>
          <table:table-cell table:formula="of:=AVERAGE([.K2:.K600])" office:value-type="float" office:value="1.17088039843496" calcext:value-type="float">
            <text:p>1.1708803984</text:p>
          </table:table-cell>
        </table:table-row>
        <table:table-row table:style-name="ro2">
          <table:table-cell table:number-columns-repeated="4"/>
          <table:table-cell office:value-type="float" office:value="1427749702.80669" calcext:value-type="float">
            <text:p>1427749702.80669</text:p>
          </table:table-cell>
          <table:table-cell office:value-type="float" office:value="1427749704.47644" calcext:value-type="float">
            <text:p>1427749704.47644</text:p>
          </table:table-cell>
          <table:table-cell office:value-type="float" office:value="1427749704.51542" calcext:value-type="float">
            <text:p>1427749704.51542</text:p>
          </table:table-cell>
          <table:table-cell/>
          <table:table-cell table:formula="of:=MAX([.B5];[.D5];[.G5])-MAX([.A5];[.C5];[.E5])" office:value-type="float" office:value="1.70873284339905" calcext:value-type="float">
            <text:p>1.7087328434</text:p>
          </table:table-cell>
          <table:table-cell table:formula="of:=IF(ISBLANK([.E5]);&quot;&quot;;[.I5])" office:value-type="float" office:value="1.70873284339905" calcext:value-type="float">
            <text:p>1.7087328434</text:p>
          </table:table-cell>
          <table:table-cell table:formula="of:=IF(OR(ISBLANK([.E5]);[.I5]&lt;=0);&quot;&quot;;[.I5])" office:value-type="float" office:value="1.70873284339905" calcext:value-type="float">
            <text:p>1.7087328434</text:p>
          </table:table-cell>
          <table:table-cell office:value-type="string" calcext:value-type="string">
            <text:p>1<text:span text:style-name="T1">st</text:span> average:</text:p>
          </table:table-cell>
          <table:table-cell table:formula="of:=AVERAGE([.K2:.K13])" office:value-type="float" office:value="1.61350512504578" calcext:value-type="float">
            <text:p>1.613505125</text:p>
          </table:table-cell>
        </table:table-row>
        <table:table-row table:style-name="ro1">
          <table:table-cell table:number-columns-repeated="4"/>
          <table:table-cell office:value-type="float" office:value="1427749702.80802" calcext:value-type="float">
            <text:p>1427749702.80802</text:p>
          </table:table-cell>
          <table:table-cell office:value-type="float" office:value="1427749704.47656" calcext:value-type="float">
            <text:p>1427749704.47656</text:p>
          </table:table-cell>
          <table:table-cell office:value-type="float" office:value="1427749704.51543" calcext:value-type="float">
            <text:p>1427749704.51543</text:p>
          </table:table-cell>
          <table:table-cell/>
          <table:table-cell table:formula="of:=MAX([.B6];[.D6];[.G6])-MAX([.A6];[.C6];[.E6])" office:value-type="float" office:value="1.70740604400635" calcext:value-type="float">
            <text:p>1.707406044</text:p>
          </table:table-cell>
          <table:table-cell table:formula="of:=IF(ISBLANK([.E6]);&quot;&quot;;[.I6])" office:value-type="float" office:value="1.70740604400635" calcext:value-type="float">
            <text:p>1.707406044</text:p>
          </table:table-cell>
          <table:table-cell table:formula="of:=IF(OR(ISBLANK([.E6]);[.I6]&lt;=0);&quot;&quot;;[.I6])" office:value-type="float" office:value="1.70740604400635" calcext:value-type="float">
            <text:p>1.707406044</text:p>
          </table:table-cell>
          <table:table-cell office:value-type="string" calcext:value-type="string">
            <text:p>rest average:</text:p>
          </table:table-cell>
          <table:table-cell table:formula="of:=AVERAGE([.K15:.K600])" office:value-type="float" office:value="1.16182876803392" calcext:value-type="float">
            <text:p>1.161828768</text:p>
          </table:table-cell>
        </table:table-row>
        <table:table-row table:style-name="ro1">
          <table:table-cell table:number-columns-repeated="4"/>
          <table:table-cell office:value-type="float" office:value="1427749702.80925" calcext:value-type="float">
            <text:p>1427749702.80925</text:p>
          </table:table-cell>
          <table:table-cell office:value-type="float" office:value="1427749704.47636" calcext:value-type="float">
            <text:p>1427749704.47636</text:p>
          </table:table-cell>
          <table:table-cell office:value-type="float" office:value="1427749704.51209" calcext:value-type="float">
            <text:p>1427749704.51209</text:p>
          </table:table-cell>
          <table:table-cell/>
          <table:table-cell table:formula="of:=MAX([.B7];[.D7];[.G7])-MAX([.A7];[.C7];[.E7])" office:value-type="float" office:value="1.70283794403076" calcext:value-type="float">
            <text:p>1.702837944</text:p>
          </table:table-cell>
          <table:table-cell table:formula="of:=IF(ISBLANK([.E7]);&quot;&quot;;[.I7])" office:value-type="float" office:value="1.70283794403076" calcext:value-type="float">
            <text:p>1.702837944</text:p>
          </table:table-cell>
          <table:table-cell table:formula="of:=IF(OR(ISBLANK([.E7]);[.I7]&lt;=0);&quot;&quot;;[.I7])" office:value-type="float" office:value="1.70283794403076" calcext:value-type="float">
            <text:p>1.7028379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1064" calcext:value-type="float">
            <text:p>1427749702.81064</text:p>
          </table:table-cell>
          <table:table-cell office:value-type="float" office:value="1427749704.28054" calcext:value-type="float">
            <text:p>1427749704.28054</text:p>
          </table:table-cell>
          <table:table-cell office:value-type="float" office:value="1427749704.4766" calcext:value-type="float">
            <text:p>1427749704.4766</text:p>
          </table:table-cell>
          <table:table-cell/>
          <table:table-cell table:formula="of:=MAX([.B8];[.D8];[.G8])-MAX([.A8];[.C8];[.E8])" office:value-type="float" office:value="1.66595506668091" calcext:value-type="float">
            <text:p>1.6659550667</text:p>
          </table:table-cell>
          <table:table-cell table:formula="of:=IF(ISBLANK([.E8]);&quot;&quot;;[.I8])" office:value-type="float" office:value="1.66595506668091" calcext:value-type="float">
            <text:p>1.6659550667</text:p>
          </table:table-cell>
          <table:table-cell table:formula="of:=IF(OR(ISBLANK([.E8]);[.I8]&lt;=0);&quot;&quot;;[.I8])" office:value-type="float" office:value="1.66595506668091" calcext:value-type="float">
            <text:p>1.66595506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1203" calcext:value-type="float">
            <text:p>1427749702.81203</text:p>
          </table:table-cell>
          <table:table-cell office:value-type="float" office:value="1427749703.84415" calcext:value-type="float">
            <text:p>1427749703.84415</text:p>
          </table:table-cell>
          <table:table-cell office:value-type="float" office:value="1427749703.96384" calcext:value-type="float">
            <text:p>1427749703.96384</text:p>
          </table:table-cell>
          <table:table-cell/>
          <table:table-cell table:formula="of:=MAX([.B9];[.D9];[.G9])-MAX([.A9];[.C9];[.E9])" office:value-type="float" office:value="1.15180706977844" calcext:value-type="float">
            <text:p>1.1518070698</text:p>
          </table:table-cell>
          <table:table-cell table:formula="of:=IF(ISBLANK([.E9]);&quot;&quot;;[.I9])" office:value-type="float" office:value="1.15180706977844" calcext:value-type="float">
            <text:p>1.1518070698</text:p>
          </table:table-cell>
          <table:table-cell table:formula="of:=IF(OR(ISBLANK([.E9]);[.I9]&lt;=0);&quot;&quot;;[.I9])" office:value-type="float" office:value="1.15180706977844" calcext:value-type="float">
            <text:p>1.15180706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1334" calcext:value-type="float">
            <text:p>1427749702.81334</text:p>
          </table:table-cell>
          <table:table-cell office:value-type="float" office:value="1427749704.48139" calcext:value-type="float">
            <text:p>1427749704.48139</text:p>
          </table:table-cell>
          <table:table-cell office:value-type="float" office:value="1427749704.51945" calcext:value-type="float">
            <text:p>1427749704.51945</text:p>
          </table:table-cell>
          <table:table-cell/>
          <table:table-cell table:formula="of:=MAX([.B10];[.D10];[.G10])-MAX([.A10];[.C10];[.E10])" office:value-type="float" office:value="1.70610809326172" calcext:value-type="float">
            <text:p>1.7061080933</text:p>
          </table:table-cell>
          <table:table-cell table:formula="of:=IF(ISBLANK([.E10]);&quot;&quot;;[.I10])" office:value-type="float" office:value="1.70610809326172" calcext:value-type="float">
            <text:p>1.7061080933</text:p>
          </table:table-cell>
          <table:table-cell table:formula="of:=IF(OR(ISBLANK([.E10]);[.I10]&lt;=0);&quot;&quot;;[.I10])" office:value-type="float" office:value="1.70610809326172" calcext:value-type="float">
            <text:p>1.70610809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149" calcext:value-type="float">
            <text:p>1427749702.8149</text:p>
          </table:table-cell>
          <table:table-cell office:value-type="float" office:value="1427749704.08211" calcext:value-type="float">
            <text:p>1427749704.08211</text:p>
          </table:table-cell>
          <table:table-cell office:value-type="float" office:value="1427749704.16094" calcext:value-type="float">
            <text:p>1427749704.16094</text:p>
          </table:table-cell>
          <table:table-cell/>
          <table:table-cell table:formula="of:=MAX([.B11];[.D11];[.G11])-MAX([.A11];[.C11];[.E11])" office:value-type="float" office:value="1.34603500366211" calcext:value-type="float">
            <text:p>1.3460350037</text:p>
          </table:table-cell>
          <table:table-cell table:formula="of:=IF(ISBLANK([.E11]);&quot;&quot;;[.I11])" office:value-type="float" office:value="1.34603500366211" calcext:value-type="float">
            <text:p>1.3460350037</text:p>
          </table:table-cell>
          <table:table-cell table:formula="of:=IF(OR(ISBLANK([.E11]);[.I11]&lt;=0);&quot;&quot;;[.I11])" office:value-type="float" office:value="1.34603500366211" calcext:value-type="float">
            <text:p>1.34603500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1625" calcext:value-type="float">
            <text:p>1427749702.81625</text:p>
          </table:table-cell>
          <table:table-cell office:value-type="float" office:value="1427749704.56277" calcext:value-type="float">
            <text:p>1427749704.56277</text:p>
          </table:table-cell>
          <table:table-cell office:value-type="float" office:value="1427749704.59723" calcext:value-type="float">
            <text:p>1427749704.59723</text:p>
          </table:table-cell>
          <table:table-cell/>
          <table:table-cell table:formula="of:=MAX([.B12];[.D12];[.G12])-MAX([.A12];[.C12];[.E12])" office:value-type="float" office:value="1.78097200393677" calcext:value-type="float">
            <text:p>1.7809720039</text:p>
          </table:table-cell>
          <table:table-cell table:formula="of:=IF(ISBLANK([.E12]);&quot;&quot;;[.I12])" office:value-type="float" office:value="1.78097200393677" calcext:value-type="float">
            <text:p>1.7809720039</text:p>
          </table:table-cell>
          <table:table-cell table:formula="of:=IF(OR(ISBLANK([.E12]);[.I12]&lt;=0);&quot;&quot;;[.I12])" office:value-type="float" office:value="1.78097200393677" calcext:value-type="float">
            <text:p>1.78097200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2.81756" calcext:value-type="float">
            <text:p>1427749702.81756</text:p>
          </table:table-cell>
          <table:table-cell office:value-type="float" office:value="1427749703.64447" calcext:value-type="float">
            <text:p>1427749703.64447</text:p>
          </table:table-cell>
          <table:table-cell office:value-type="float" office:value="1427749704.47663" calcext:value-type="float">
            <text:p>1427749704.47663</text:p>
          </table:table-cell>
          <table:table-cell/>
          <table:table-cell table:formula="of:=MAX([.B13];[.D13];[.G13])-MAX([.A13];[.C13];[.E13])" office:value-type="float" office:value="1.65906500816345" calcext:value-type="float">
            <text:p>1.6590650082</text:p>
          </table:table-cell>
          <table:table-cell table:formula="of:=IF(ISBLANK([.E13]);&quot;&quot;;[.I13])" office:value-type="float" office:value="1.65906500816345" calcext:value-type="float">
            <text:p>1.6590650082</text:p>
          </table:table-cell>
          <table:table-cell table:formula="of:=IF(OR(ISBLANK([.E13]);[.I13]&lt;=0);&quot;&quot;;[.I13])" office:value-type="float" office:value="1.65906500816345" calcext:value-type="float">
            <text:p>1.65906500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04.59725" calcext:value-type="float">
            <text:p>1427749704.59725</text:p>
          </table:table-cell>
          <table:table-cell office:value-type="float" office:value="1427749705.97809" calcext:value-type="float">
            <text:p>1427749705.97809</text:p>
          </table:table-cell>
          <table:table-cell table:number-columns-repeated="4"/>
          <table:table-cell table:formula="of:=MAX([.B14];[.D14];[.G14])-MAX([.A14];[.C14];[.E14])" office:value-type="float" office:value="1.38084292411804" calcext:value-type="float">
            <text:p>1.3808429241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59725" calcext:value-type="float">
            <text:p>1427749704.59725</text:p>
          </table:table-cell>
          <table:table-cell office:value-type="float" office:value="1427749705.85625" calcext:value-type="float">
            <text:p>1427749705.85625</text:p>
          </table:table-cell>
          <table:table-cell office:value-type="float" office:value="1427749705.88918" calcext:value-type="float">
            <text:p>1427749705.88918</text:p>
          </table:table-cell>
          <table:table-cell/>
          <table:table-cell table:formula="of:=MAX([.B15];[.D15];[.G15])-MAX([.A15];[.C15];[.E15])" office:value-type="float" office:value="1.29192399978638" calcext:value-type="float">
            <text:p>1.2919239998</text:p>
          </table:table-cell>
          <table:table-cell table:formula="of:=IF(ISBLANK([.E15]);&quot;&quot;;[.I15])" office:value-type="float" office:value="1.29192399978638" calcext:value-type="float">
            <text:p>1.2919239998</text:p>
          </table:table-cell>
          <table:table-cell table:formula="of:=IF(OR(ISBLANK([.E15]);[.I15]&lt;=0);&quot;&quot;;[.I15])" office:value-type="float" office:value="1.29192399978638" calcext:value-type="float">
            <text:p>1.29192399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5986" calcext:value-type="float">
            <text:p>1427749704.5986</text:p>
          </table:table-cell>
          <table:table-cell office:value-type="float" office:value="1427749705.58129" calcext:value-type="float">
            <text:p>1427749705.58129</text:p>
          </table:table-cell>
          <table:table-cell office:value-type="float" office:value="1427749705.66037" calcext:value-type="float">
            <text:p>1427749705.66037</text:p>
          </table:table-cell>
          <table:table-cell/>
          <table:table-cell table:formula="of:=MAX([.B16];[.D16];[.G16])-MAX([.A16];[.C16];[.E16])" office:value-type="float" office:value="1.06177091598511" calcext:value-type="float">
            <text:p>1.061770916</text:p>
          </table:table-cell>
          <table:table-cell table:formula="of:=IF(ISBLANK([.E16]);&quot;&quot;;[.I16])" office:value-type="float" office:value="1.06177091598511" calcext:value-type="float">
            <text:p>1.061770916</text:p>
          </table:table-cell>
          <table:table-cell table:formula="of:=IF(OR(ISBLANK([.E16]);[.I16]&lt;=0);&quot;&quot;;[.I16])" office:value-type="float" office:value="1.06177091598511" calcext:value-type="float">
            <text:p>1.061770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011" calcext:value-type="float">
            <text:p>1427749704.60011</text:p>
          </table:table-cell>
          <table:table-cell office:value-type="float" office:value="1427749705.86302" calcext:value-type="float">
            <text:p>1427749705.86302</text:p>
          </table:table-cell>
          <table:table-cell office:value-type="float" office:value="1427749705.90237" calcext:value-type="float">
            <text:p>1427749705.90237</text:p>
          </table:table-cell>
          <table:table-cell/>
          <table:table-cell table:formula="of:=MAX([.B17];[.D17];[.G17])-MAX([.A17];[.C17];[.E17])" office:value-type="float" office:value="1.30225610733032" calcext:value-type="float">
            <text:p>1.3022561073</text:p>
          </table:table-cell>
          <table:table-cell table:formula="of:=IF(ISBLANK([.E17]);&quot;&quot;;[.I17])" office:value-type="float" office:value="1.30225610733032" calcext:value-type="float">
            <text:p>1.3022561073</text:p>
          </table:table-cell>
          <table:table-cell table:formula="of:=IF(OR(ISBLANK([.E17]);[.I17]&lt;=0);&quot;&quot;;[.I17])" office:value-type="float" office:value="1.30225610733032" calcext:value-type="float">
            <text:p>1.3022561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141" calcext:value-type="float">
            <text:p>1427749704.60141</text:p>
          </table:table-cell>
          <table:table-cell office:value-type="float" office:value="1427749705.42551" calcext:value-type="float">
            <text:p>1427749705.42551</text:p>
          </table:table-cell>
          <table:table-cell office:value-type="float" office:value="1427749705.50362" calcext:value-type="float">
            <text:p>1427749705.50362</text:p>
          </table:table-cell>
          <table:table-cell/>
          <table:table-cell table:formula="of:=MAX([.B18];[.D18];[.G18])-MAX([.A18];[.C18];[.E18])" office:value-type="float" office:value="0.902207136154175" calcext:value-type="float">
            <text:p>0.9022071362</text:p>
          </table:table-cell>
          <table:table-cell table:formula="of:=IF(ISBLANK([.E18]);&quot;&quot;;[.I18])" office:value-type="float" office:value="0.902207136154175" calcext:value-type="float">
            <text:p>0.9022071362</text:p>
          </table:table-cell>
          <table:table-cell table:formula="of:=IF(OR(ISBLANK([.E18]);[.I18]&lt;=0);&quot;&quot;;[.I18])" office:value-type="float" office:value="0.902207136154175" calcext:value-type="float">
            <text:p>0.90220713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271" calcext:value-type="float">
            <text:p>1427749704.60271</text:p>
          </table:table-cell>
          <table:table-cell office:value-type="float" office:value="1427749705.58123" calcext:value-type="float">
            <text:p>1427749705.58123</text:p>
          </table:table-cell>
          <table:table-cell office:value-type="float" office:value="1427749705.66034" calcext:value-type="float">
            <text:p>1427749705.66034</text:p>
          </table:table-cell>
          <table:table-cell/>
          <table:table-cell table:formula="of:=MAX([.B19];[.D19];[.G19])-MAX([.A19];[.C19];[.E19])" office:value-type="float" office:value="1.05762720108032" calcext:value-type="float">
            <text:p>1.0576272011</text:p>
          </table:table-cell>
          <table:table-cell table:formula="of:=IF(ISBLANK([.E19]);&quot;&quot;;[.I19])" office:value-type="float" office:value="1.05762720108032" calcext:value-type="float">
            <text:p>1.0576272011</text:p>
          </table:table-cell>
          <table:table-cell table:formula="of:=IF(OR(ISBLANK([.E19]);[.I19]&lt;=0);&quot;&quot;;[.I19])" office:value-type="float" office:value="1.05762720108032" calcext:value-type="float">
            <text:p>1.05762720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367" calcext:value-type="float">
            <text:p>1427749704.60367</text:p>
          </table:table-cell>
          <table:table-cell office:value-type="float" office:value="1427749705.77808" calcext:value-type="float">
            <text:p>1427749705.77808</text:p>
          </table:table-cell>
          <table:table-cell office:value-type="float" office:value="1427749705.85616" calcext:value-type="float">
            <text:p>1427749705.85616</text:p>
          </table:table-cell>
          <table:table-cell/>
          <table:table-cell table:formula="of:=MAX([.B20];[.D20];[.G20])-MAX([.A20];[.C20];[.E20])" office:value-type="float" office:value="1.25248885154724" calcext:value-type="float">
            <text:p>1.2524888515</text:p>
          </table:table-cell>
          <table:table-cell table:formula="of:=IF(ISBLANK([.E20]);&quot;&quot;;[.I20])" office:value-type="float" office:value="1.25248885154724" calcext:value-type="float">
            <text:p>1.2524888515</text:p>
          </table:table-cell>
          <table:table-cell table:formula="of:=IF(OR(ISBLANK([.E20]);[.I20]&lt;=0);&quot;&quot;;[.I20])" office:value-type="float" office:value="1.25248885154724" calcext:value-type="float">
            <text:p>1.25248885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418" calcext:value-type="float">
            <text:p>1427749704.60418</text:p>
          </table:table-cell>
          <table:table-cell office:value-type="float" office:value="1427749705.14027" calcext:value-type="float">
            <text:p>1427749705.14027</text:p>
          </table:table-cell>
          <table:table-cell office:value-type="float" office:value="1427749705.85629" calcext:value-type="float">
            <text:p>1427749705.85629</text:p>
          </table:table-cell>
          <table:table-cell/>
          <table:table-cell table:formula="of:=MAX([.B21];[.D21];[.G21])-MAX([.A21];[.C21];[.E21])" office:value-type="float" office:value="1.25211000442505" calcext:value-type="float">
            <text:p>1.2521100044</text:p>
          </table:table-cell>
          <table:table-cell table:formula="of:=IF(ISBLANK([.E21]);&quot;&quot;;[.I21])" office:value-type="float" office:value="1.25211000442505" calcext:value-type="float">
            <text:p>1.2521100044</text:p>
          </table:table-cell>
          <table:table-cell table:formula="of:=IF(OR(ISBLANK([.E21]);[.I21]&lt;=0);&quot;&quot;;[.I21])" office:value-type="float" office:value="1.25211000442505" calcext:value-type="float">
            <text:p>1.25211000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466" calcext:value-type="float">
            <text:p>1427749704.60466</text:p>
          </table:table-cell>
          <table:table-cell office:value-type="float" office:value="1427749705.42546" calcext:value-type="float">
            <text:p>1427749705.42546</text:p>
          </table:table-cell>
          <table:table-cell office:value-type="float" office:value="1427749705.50358" calcext:value-type="float">
            <text:p>1427749705.50358</text:p>
          </table:table-cell>
          <table:table-cell/>
          <table:table-cell table:formula="of:=MAX([.B22];[.D22];[.G22])-MAX([.A22];[.C22];[.E22])" office:value-type="float" office:value="0.898922204971314" calcext:value-type="float">
            <text:p>0.898922205</text:p>
          </table:table-cell>
          <table:table-cell table:formula="of:=IF(ISBLANK([.E22]);&quot;&quot;;[.I22])" office:value-type="float" office:value="0.898922204971314" calcext:value-type="float">
            <text:p>0.898922205</text:p>
          </table:table-cell>
          <table:table-cell table:formula="of:=IF(OR(ISBLANK([.E22]);[.I22]&lt;=0);&quot;&quot;;[.I22])" office:value-type="float" office:value="0.898922204971314" calcext:value-type="float">
            <text:p>0.8989222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516" calcext:value-type="float">
            <text:p>1427749704.60516</text:p>
          </table:table-cell>
          <table:table-cell office:value-type="float" office:value="1427749705.94253" calcext:value-type="float">
            <text:p>1427749705.94253</text:p>
          </table:table-cell>
          <table:table-cell office:value-type="float" office:value="1427749705.97808" calcext:value-type="float">
            <text:p>1427749705.97808</text:p>
          </table:table-cell>
          <table:table-cell/>
          <table:table-cell table:formula="of:=MAX([.B23];[.D23];[.G23])-MAX([.A23];[.C23];[.E23])" office:value-type="float" office:value="1.37292194366455" calcext:value-type="float">
            <text:p>1.3729219437</text:p>
          </table:table-cell>
          <table:table-cell table:formula="of:=IF(ISBLANK([.E23]);&quot;&quot;;[.I23])" office:value-type="float" office:value="1.37292194366455" calcext:value-type="float">
            <text:p>1.3729219437</text:p>
          </table:table-cell>
          <table:table-cell table:formula="of:=IF(OR(ISBLANK([.E23]);[.I23]&lt;=0);&quot;&quot;;[.I23])" office:value-type="float" office:value="1.37292194366455" calcext:value-type="float">
            <text:p>1.37292194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4.60566" calcext:value-type="float">
            <text:p>1427749704.60566</text:p>
          </table:table-cell>
          <table:table-cell office:value-type="float" office:value="1427749705.85612" calcext:value-type="float">
            <text:p>1427749705.85612</text:p>
          </table:table-cell>
          <table:table-cell office:value-type="float" office:value="1427749705.89145" calcext:value-type="float">
            <text:p>1427749705.89145</text:p>
          </table:table-cell>
          <table:table-cell/>
          <table:table-cell table:formula="of:=MAX([.B24];[.D24];[.G24])-MAX([.A24];[.C24];[.E24])" office:value-type="float" office:value="1.28579616546631" calcext:value-type="float">
            <text:p>1.2857961655</text:p>
          </table:table-cell>
          <table:table-cell table:formula="of:=IF(ISBLANK([.E24]);&quot;&quot;;[.I24])" office:value-type="float" office:value="1.28579616546631" calcext:value-type="float">
            <text:p>1.2857961655</text:p>
          </table:table-cell>
          <table:table-cell table:formula="of:=IF(OR(ISBLANK([.E24]);[.I24]&lt;=0);&quot;&quot;;[.I24])" office:value-type="float" office:value="1.28579616546631" calcext:value-type="float">
            <text:p>1.2857961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05.9781" calcext:value-type="float">
            <text:p>1427749705.9781</text:p>
          </table:table-cell>
          <table:table-cell office:value-type="float" office:value="1427749707.27776" calcext:value-type="float">
            <text:p>1427749707.27776</text:p>
          </table:table-cell>
          <table:table-cell table:number-columns-repeated="4"/>
          <table:table-cell table:formula="of:=MAX([.B25];[.D25];[.G25])-MAX([.A25];[.C25];[.E25])" office:value-type="float" office:value="1.29965615272522" calcext:value-type="float">
            <text:p>1.2996561527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7811" calcext:value-type="float">
            <text:p>1427749705.97811</text:p>
          </table:table-cell>
          <table:table-cell office:value-type="float" office:value="1427749707.24637" calcext:value-type="float">
            <text:p>1427749707.24637</text:p>
          </table:table-cell>
          <table:table-cell office:value-type="float" office:value="1427749707.27775" calcext:value-type="float">
            <text:p>1427749707.27775</text:p>
          </table:table-cell>
          <table:table-cell/>
          <table:table-cell table:formula="of:=MAX([.B26];[.D26];[.G26])-MAX([.A26];[.C26];[.E26])" office:value-type="float" office:value="1.29964900016785" calcext:value-type="float">
            <text:p>1.2996490002</text:p>
          </table:table-cell>
          <table:table-cell table:formula="of:=IF(ISBLANK([.E26]);&quot;&quot;;[.I26])" office:value-type="float" office:value="1.29964900016785" calcext:value-type="float">
            <text:p>1.2996490002</text:p>
          </table:table-cell>
          <table:table-cell table:formula="of:=IF(OR(ISBLANK([.E26]);[.I26]&lt;=0);&quot;&quot;;[.I26])" office:value-type="float" office:value="1.29964900016785" calcext:value-type="float">
            <text:p>1.29964900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7885" calcext:value-type="float">
            <text:p>1427749705.97885</text:p>
          </table:table-cell>
          <table:table-cell office:value-type="float" office:value="1427749707.08216" calcext:value-type="float">
            <text:p>1427749707.08216</text:p>
          </table:table-cell>
          <table:table-cell office:value-type="float" office:value="1427749707.16057" calcext:value-type="float">
            <text:p>1427749707.16057</text:p>
          </table:table-cell>
          <table:table-cell/>
          <table:table-cell table:formula="of:=MAX([.B27];[.D27];[.G27])-MAX([.A27];[.C27];[.E27])" office:value-type="float" office:value="1.18172287940979" calcext:value-type="float">
            <text:p>1.1817228794</text:p>
          </table:table-cell>
          <table:table-cell table:formula="of:=IF(ISBLANK([.E27]);&quot;&quot;;[.I27])" office:value-type="float" office:value="1.18172287940979" calcext:value-type="float">
            <text:p>1.1817228794</text:p>
          </table:table-cell>
          <table:table-cell table:formula="of:=IF(OR(ISBLANK([.E27]);[.I27]&lt;=0);&quot;&quot;;[.I27])" office:value-type="float" office:value="1.18172287940979" calcext:value-type="float">
            <text:p>1.18172287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8269" calcext:value-type="float">
            <text:p>1427749705.98269</text:p>
          </table:table-cell>
          <table:table-cell office:value-type="float" office:value="1427749706.69154" calcext:value-type="float">
            <text:p>1427749706.69154</text:p>
          </table:table-cell>
          <table:table-cell office:value-type="float" office:value="1427749707.16069" calcext:value-type="float">
            <text:p>1427749707.16069</text:p>
          </table:table-cell>
          <table:table-cell/>
          <table:table-cell table:formula="of:=MAX([.B28];[.D28];[.G28])-MAX([.A28];[.C28];[.E28])" office:value-type="float" office:value="1.17800498008728" calcext:value-type="float">
            <text:p>1.1780049801</text:p>
          </table:table-cell>
          <table:table-cell table:formula="of:=IF(ISBLANK([.E28]);&quot;&quot;;[.I28])" office:value-type="float" office:value="1.17800498008728" calcext:value-type="float">
            <text:p>1.1780049801</text:p>
          </table:table-cell>
          <table:table-cell table:formula="of:=IF(OR(ISBLANK([.E28]);[.I28]&lt;=0);&quot;&quot;;[.I28])" office:value-type="float" office:value="1.17800498008728" calcext:value-type="float">
            <text:p>1.17800498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8348" calcext:value-type="float">
            <text:p>1427749705.98348</text:p>
          </table:table-cell>
          <table:table-cell office:value-type="float" office:value="1427749707.16066" calcext:value-type="float">
            <text:p>1427749707.16066</text:p>
          </table:table-cell>
          <table:table-cell office:value-type="float" office:value="1427749707.19153" calcext:value-type="float">
            <text:p>1427749707.19153</text:p>
          </table:table-cell>
          <table:table-cell/>
          <table:table-cell table:formula="of:=MAX([.B29];[.D29];[.G29])-MAX([.A29];[.C29];[.E29])" office:value-type="float" office:value="1.2080500125885" calcext:value-type="float">
            <text:p>1.2080500126</text:p>
          </table:table-cell>
          <table:table-cell table:formula="of:=IF(ISBLANK([.E29]);&quot;&quot;;[.I29])" office:value-type="float" office:value="1.2080500125885" calcext:value-type="float">
            <text:p>1.2080500126</text:p>
          </table:table-cell>
          <table:table-cell table:formula="of:=IF(OR(ISBLANK([.E29]);[.I29]&lt;=0);&quot;&quot;;[.I29])" office:value-type="float" office:value="1.2080500125885" calcext:value-type="float">
            <text:p>1.20805001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8478" calcext:value-type="float">
            <text:p>1427749705.98478</text:p>
          </table:table-cell>
          <table:table-cell office:value-type="float" office:value="1427749706.69031" calcext:value-type="float">
            <text:p>1427749706.69031</text:p>
          </table:table-cell>
          <table:table-cell office:value-type="float" office:value="1427749707.00383" calcext:value-type="float">
            <text:p>1427749707.00383</text:p>
          </table:table-cell>
          <table:table-cell/>
          <table:table-cell table:formula="of:=MAX([.B30];[.D30];[.G30])-MAX([.A30];[.C30];[.E30])" office:value-type="float" office:value="1.01904797554016" calcext:value-type="float">
            <text:p>1.0190479755</text:p>
          </table:table-cell>
          <table:table-cell table:formula="of:=IF(ISBLANK([.E30]);&quot;&quot;;[.I30])" office:value-type="float" office:value="1.01904797554016" calcext:value-type="float">
            <text:p>1.0190479755</text:p>
          </table:table-cell>
          <table:table-cell table:formula="of:=IF(OR(ISBLANK([.E30]);[.I30]&lt;=0);&quot;&quot;;[.I30])" office:value-type="float" office:value="1.01904797554016" calcext:value-type="float">
            <text:p>1.01904797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8608" calcext:value-type="float">
            <text:p>1427749705.98608</text:p>
          </table:table-cell>
          <table:table-cell office:value-type="float" office:value="1427749707.1646" calcext:value-type="float">
            <text:p>1427749707.1646</text:p>
          </table:table-cell>
          <table:table-cell office:value-type="float" office:value="1427749707.19545" calcext:value-type="float">
            <text:p>1427749707.19545</text:p>
          </table:table-cell>
          <table:table-cell/>
          <table:table-cell table:formula="of:=MAX([.B31];[.D31];[.G31])-MAX([.A31];[.C31];[.E31])" office:value-type="float" office:value="1.20936989784241" calcext:value-type="float">
            <text:p>1.2093698978</text:p>
          </table:table-cell>
          <table:table-cell table:formula="of:=IF(ISBLANK([.E31]);&quot;&quot;;[.I31])" office:value-type="float" office:value="1.20936989784241" calcext:value-type="float">
            <text:p>1.2093698978</text:p>
          </table:table-cell>
          <table:table-cell table:formula="of:=IF(OR(ISBLANK([.E31]);[.I31]&lt;=0);&quot;&quot;;[.I31])" office:value-type="float" office:value="1.20936989784241" calcext:value-type="float">
            <text:p>1.20936989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874" calcext:value-type="float">
            <text:p>1427749705.9874</text:p>
          </table:table-cell>
          <table:table-cell office:value-type="float" office:value="1427749707.00389" calcext:value-type="float">
            <text:p>1427749707.00389</text:p>
          </table:table-cell>
          <table:table-cell office:value-type="float" office:value="1427749707.0822" calcext:value-type="float">
            <text:p>1427749707.0822</text:p>
          </table:table-cell>
          <table:table-cell/>
          <table:table-cell table:formula="of:=MAX([.B32];[.D32];[.G32])-MAX([.A32];[.C32];[.E32])" office:value-type="float" office:value="1.09480094909668" calcext:value-type="float">
            <text:p>1.0948009491</text:p>
          </table:table-cell>
          <table:table-cell table:formula="of:=IF(ISBLANK([.E32]);&quot;&quot;;[.I32])" office:value-type="float" office:value="1.09480094909668" calcext:value-type="float">
            <text:p>1.0948009491</text:p>
          </table:table-cell>
          <table:table-cell table:formula="of:=IF(OR(ISBLANK([.E32]);[.I32]&lt;=0);&quot;&quot;;[.I32])" office:value-type="float" office:value="1.09480094909668" calcext:value-type="float">
            <text:p>1.09480094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887" calcext:value-type="float">
            <text:p>1427749705.9887</text:p>
          </table:table-cell>
          <table:table-cell office:value-type="float" office:value="1427749706.92581" calcext:value-type="float">
            <text:p>1427749706.92581</text:p>
          </table:table-cell>
          <table:table-cell office:value-type="float" office:value="1427749707.00393" calcext:value-type="float">
            <text:p>1427749707.00393</text:p>
          </table:table-cell>
          <table:table-cell/>
          <table:table-cell table:formula="of:=MAX([.B33];[.D33];[.G33])-MAX([.A33];[.C33];[.E33])" office:value-type="float" office:value="1.01522302627563" calcext:value-type="float">
            <text:p>1.0152230263</text:p>
          </table:table-cell>
          <table:table-cell table:formula="of:=IF(ISBLANK([.E33]);&quot;&quot;;[.I33])" office:value-type="float" office:value="1.01522302627563" calcext:value-type="float">
            <text:p>1.0152230263</text:p>
          </table:table-cell>
          <table:table-cell table:formula="of:=IF(OR(ISBLANK([.E33]);[.I33]&lt;=0);&quot;&quot;;[.I33])" office:value-type="float" office:value="1.01522302627563" calcext:value-type="float">
            <text:p>1.01522302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9" calcext:value-type="float">
            <text:p>1427749705.99</text:p>
          </table:table-cell>
          <table:table-cell office:value-type="float" office:value="1427749706.61162" calcext:value-type="float">
            <text:p>1427749706.61162</text:p>
          </table:table-cell>
          <table:table-cell office:value-type="float" office:value="1427749706.69158" calcext:value-type="float">
            <text:p>1427749706.69158</text:p>
          </table:table-cell>
          <table:table-cell/>
          <table:table-cell table:formula="of:=MAX([.B34];[.D34];[.G34])-MAX([.A34];[.C34];[.E34])" office:value-type="float" office:value="0.701579093933106" calcext:value-type="float">
            <text:p>0.7015790939</text:p>
          </table:table-cell>
          <table:table-cell table:formula="of:=IF(ISBLANK([.E34]);&quot;&quot;;[.I34])" office:value-type="float" office:value="0.701579093933106" calcext:value-type="float">
            <text:p>0.7015790939</text:p>
          </table:table-cell>
          <table:table-cell table:formula="of:=IF(OR(ISBLANK([.E34]);[.I34]&lt;=0);&quot;&quot;;[.I34])" office:value-type="float" office:value="0.701579093933106" calcext:value-type="float">
            <text:p>0.70157909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5.99132" calcext:value-type="float">
            <text:p>1427749705.99132</text:p>
          </table:table-cell>
          <table:table-cell office:value-type="float" office:value="1427749707.16053" calcext:value-type="float">
            <text:p>1427749707.16053</text:p>
          </table:table-cell>
          <table:table-cell office:value-type="float" office:value="1427749707.19311" calcext:value-type="float">
            <text:p>1427749707.19311</text:p>
          </table:table-cell>
          <table:table-cell/>
          <table:table-cell table:formula="of:=MAX([.B35];[.D35];[.G35])-MAX([.A35];[.C35];[.E35])" office:value-type="float" office:value="1.20178699493408" calcext:value-type="float">
            <text:p>1.2017869949</text:p>
          </table:table-cell>
          <table:table-cell table:formula="of:=IF(ISBLANK([.E35]);&quot;&quot;;[.I35])" office:value-type="float" office:value="1.20178699493408" calcext:value-type="float">
            <text:p>1.2017869949</text:p>
          </table:table-cell>
          <table:table-cell table:formula="of:=IF(OR(ISBLANK([.E35]);[.I35]&lt;=0);&quot;&quot;;[.I35])" office:value-type="float" office:value="1.20178699493408" calcext:value-type="float">
            <text:p>1.20178699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07.27777" calcext:value-type="float">
            <text:p>1427749707.27777</text:p>
          </table:table-cell>
          <table:table-cell office:value-type="float" office:value="1427749708.58704" calcext:value-type="float">
            <text:p>1427749708.58704</text:p>
          </table:table-cell>
          <table:table-cell table:number-columns-repeated="4"/>
          <table:table-cell table:formula="of:=MAX([.B36];[.D36];[.G36])-MAX([.A36];[.C36];[.E36])" office:value-type="float" office:value="1.30926585197449" calcext:value-type="float">
            <text:p>1.309265852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7777" calcext:value-type="float">
            <text:p>1427749707.27777</text:p>
          </table:table-cell>
          <table:table-cell office:value-type="float" office:value="1427749708.46454" calcext:value-type="float">
            <text:p>1427749708.46454</text:p>
          </table:table-cell>
          <table:table-cell office:value-type="float" office:value="1427749708.49764" calcext:value-type="float">
            <text:p>1427749708.49764</text:p>
          </table:table-cell>
          <table:table-cell/>
          <table:table-cell table:formula="of:=MAX([.B37];[.D37];[.G37])-MAX([.A37];[.C37];[.E37])" office:value-type="float" office:value="1.21986293792725" calcext:value-type="float">
            <text:p>1.2198629379</text:p>
          </table:table-cell>
          <table:table-cell table:formula="of:=IF(ISBLANK([.E37]);&quot;&quot;;[.I37])" office:value-type="float" office:value="1.21986293792725" calcext:value-type="float">
            <text:p>1.2198629379</text:p>
          </table:table-cell>
          <table:table-cell table:formula="of:=IF(OR(ISBLANK([.E37]);[.I37]&lt;=0);&quot;&quot;;[.I37])" office:value-type="float" office:value="1.21986293792725" calcext:value-type="float">
            <text:p>1.21986293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7914" calcext:value-type="float">
            <text:p>1427749707.27914</text:p>
          </table:table-cell>
          <table:table-cell office:value-type="float" office:value="1427749708.13625" calcext:value-type="float">
            <text:p>1427749708.13625</text:p>
          </table:table-cell>
          <table:table-cell office:value-type="float" office:value="1427749708.21665" calcext:value-type="float">
            <text:p>1427749708.21665</text:p>
          </table:table-cell>
          <table:table-cell/>
          <table:table-cell table:formula="of:=MAX([.B38];[.D38];[.G38])-MAX([.A38];[.C38];[.E38])" office:value-type="float" office:value="0.937511205673218" calcext:value-type="float">
            <text:p>0.9375112057</text:p>
          </table:table-cell>
          <table:table-cell table:formula="of:=IF(ISBLANK([.E38]);&quot;&quot;;[.I38])" office:value-type="float" office:value="0.937511205673218" calcext:value-type="float">
            <text:p>0.9375112057</text:p>
          </table:table-cell>
          <table:table-cell table:formula="of:=IF(OR(ISBLANK([.E38]);[.I38]&lt;=0);&quot;&quot;;[.I38])" office:value-type="float" office:value="0.937511205673218" calcext:value-type="float">
            <text:p>0.93751120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137" calcext:value-type="float">
            <text:p>1427749707.28137</text:p>
          </table:table-cell>
          <table:table-cell office:value-type="float" office:value="1427749708.13619" calcext:value-type="float">
            <text:p>1427749708.13619</text:p>
          </table:table-cell>
          <table:table-cell office:value-type="float" office:value="1427749708.21662" calcext:value-type="float">
            <text:p>1427749708.21662</text:p>
          </table:table-cell>
          <table:table-cell/>
          <table:table-cell table:formula="of:=MAX([.B39];[.D39];[.G39])-MAX([.A39];[.C39];[.E39])" office:value-type="float" office:value="0.935253858566284" calcext:value-type="float">
            <text:p>0.9352538586</text:p>
          </table:table-cell>
          <table:table-cell table:formula="of:=IF(ISBLANK([.E39]);&quot;&quot;;[.I39])" office:value-type="float" office:value="0.935253858566284" calcext:value-type="float">
            <text:p>0.9352538586</text:p>
          </table:table-cell>
          <table:table-cell table:formula="of:=IF(OR(ISBLANK([.E39]);[.I39]&lt;=0);&quot;&quot;;[.I39])" office:value-type="float" office:value="0.935253858566284" calcext:value-type="float">
            <text:p>0.93525385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269" calcext:value-type="float">
            <text:p>1427749707.28269</text:p>
          </table:table-cell>
          <table:table-cell office:value-type="float" office:value="1427749708.37786" calcext:value-type="float">
            <text:p>1427749708.37786</text:p>
          </table:table-cell>
          <table:table-cell office:value-type="float" office:value="1427749708.45839" calcext:value-type="float">
            <text:p>1427749708.45839</text:p>
          </table:table-cell>
          <table:table-cell/>
          <table:table-cell table:formula="of:=MAX([.B40];[.D40];[.G40])-MAX([.A40];[.C40];[.E40])" office:value-type="float" office:value="1.17570090293884" calcext:value-type="float">
            <text:p>1.1757009029</text:p>
          </table:table-cell>
          <table:table-cell table:formula="of:=IF(ISBLANK([.E40]);&quot;&quot;;[.I40])" office:value-type="float" office:value="1.17570090293884" calcext:value-type="float">
            <text:p>1.1757009029</text:p>
          </table:table-cell>
          <table:table-cell table:formula="of:=IF(OR(ISBLANK([.E40]);[.I40]&lt;=0);&quot;&quot;;[.I40])" office:value-type="float" office:value="1.17570090293884" calcext:value-type="float">
            <text:p>1.17570090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407" calcext:value-type="float">
            <text:p>1427749707.28407</text:p>
          </table:table-cell>
          <table:table-cell office:value-type="float" office:value="1427749708.45836" calcext:value-type="float">
            <text:p>1427749708.45836</text:p>
          </table:table-cell>
          <table:table-cell office:value-type="float" office:value="1427749708.49545" calcext:value-type="float">
            <text:p>1427749708.49545</text:p>
          </table:table-cell>
          <table:table-cell/>
          <table:table-cell table:formula="of:=MAX([.B41];[.D41];[.G41])-MAX([.A41];[.C41];[.E41])" office:value-type="float" office:value="1.21137976646423" calcext:value-type="float">
            <text:p>1.2113797665</text:p>
          </table:table-cell>
          <table:table-cell table:formula="of:=IF(ISBLANK([.E41]);&quot;&quot;;[.I41])" office:value-type="float" office:value="1.21137976646423" calcext:value-type="float">
            <text:p>1.2113797665</text:p>
          </table:table-cell>
          <table:table-cell table:formula="of:=IF(OR(ISBLANK([.E41]);[.I41]&lt;=0);&quot;&quot;;[.I41])" office:value-type="float" office:value="1.21137976646423" calcext:value-type="float">
            <text:p>1.21137976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539" calcext:value-type="float">
            <text:p>1427749707.28539</text:p>
          </table:table-cell>
          <table:table-cell office:value-type="float" office:value="1427749708.45826" calcext:value-type="float">
            <text:p>1427749708.45826</text:p>
          </table:table-cell>
          <table:table-cell office:value-type="float" office:value="1427749708.49364" calcext:value-type="float">
            <text:p>1427749708.49364</text:p>
          </table:table-cell>
          <table:table-cell/>
          <table:table-cell table:formula="of:=MAX([.B42];[.D42];[.G42])-MAX([.A42];[.C42];[.E42])" office:value-type="float" office:value="1.20824813842773" calcext:value-type="float">
            <text:p>1.2082481384</text:p>
          </table:table-cell>
          <table:table-cell table:formula="of:=IF(ISBLANK([.E42]);&quot;&quot;;[.I42])" office:value-type="float" office:value="1.20824813842773" calcext:value-type="float">
            <text:p>1.2082481384</text:p>
          </table:table-cell>
          <table:table-cell table:formula="of:=IF(OR(ISBLANK([.E42]);[.I42]&lt;=0);&quot;&quot;;[.I42])" office:value-type="float" office:value="1.20824813842773" calcext:value-type="float">
            <text:p>1.20824813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67" calcext:value-type="float">
            <text:p>1427749707.2867</text:p>
          </table:table-cell>
          <table:table-cell office:value-type="float" office:value="1427749708.21658" calcext:value-type="float">
            <text:p>1427749708.21658</text:p>
          </table:table-cell>
          <table:table-cell office:value-type="float" office:value="1427749708.29739" calcext:value-type="float">
            <text:p>1427749708.29739</text:p>
          </table:table-cell>
          <table:table-cell/>
          <table:table-cell table:formula="of:=MAX([.B43];[.D43];[.G43])-MAX([.A43];[.C43];[.E43])" office:value-type="float" office:value="1.01068902015686" calcext:value-type="float">
            <text:p>1.0106890202</text:p>
          </table:table-cell>
          <table:table-cell table:formula="of:=IF(ISBLANK([.E43]);&quot;&quot;;[.I43])" office:value-type="float" office:value="1.01068902015686" calcext:value-type="float">
            <text:p>1.0106890202</text:p>
          </table:table-cell>
          <table:table-cell table:formula="of:=IF(OR(ISBLANK([.E43]);[.I43]&lt;=0);&quot;&quot;;[.I43])" office:value-type="float" office:value="1.01068902015686" calcext:value-type="float">
            <text:p>1.01068902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806" calcext:value-type="float">
            <text:p>1427749707.28806</text:p>
          </table:table-cell>
          <table:table-cell office:value-type="float" office:value="1427749707.97682" calcext:value-type="float">
            <text:p>1427749707.97682</text:p>
          </table:table-cell>
          <table:table-cell office:value-type="float" office:value="1427749708.05705" calcext:value-type="float">
            <text:p>1427749708.05705</text:p>
          </table:table-cell>
          <table:table-cell/>
          <table:table-cell table:formula="of:=MAX([.B44];[.D44];[.G44])-MAX([.A44];[.C44];[.E44])" office:value-type="float" office:value="0.768991947174072" calcext:value-type="float">
            <text:p>0.7689919472</text:p>
          </table:table-cell>
          <table:table-cell table:formula="of:=IF(ISBLANK([.E44]);&quot;&quot;;[.I44])" office:value-type="float" office:value="0.768991947174072" calcext:value-type="float">
            <text:p>0.7689919472</text:p>
          </table:table-cell>
          <table:table-cell table:formula="of:=IF(OR(ISBLANK([.E44]);[.I44]&lt;=0);&quot;&quot;;[.I44])" office:value-type="float" office:value="0.768991947174072" calcext:value-type="float">
            <text:p>0.76899194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8938" calcext:value-type="float">
            <text:p>1427749707.28938</text:p>
          </table:table-cell>
          <table:table-cell office:value-type="float" office:value="1427749707.97688" calcext:value-type="float">
            <text:p>1427749707.97688</text:p>
          </table:table-cell>
          <table:table-cell office:value-type="float" office:value="1427749708.05708" calcext:value-type="float">
            <text:p>1427749708.05708</text:p>
          </table:table-cell>
          <table:table-cell/>
          <table:table-cell table:formula="of:=MAX([.B45];[.D45];[.G45])-MAX([.A45];[.C45];[.E45])" office:value-type="float" office:value="0.767704010009766" calcext:value-type="float">
            <text:p>0.76770401</text:p>
          </table:table-cell>
          <table:table-cell table:formula="of:=IF(ISBLANK([.E45]);&quot;&quot;;[.I45])" office:value-type="float" office:value="0.767704010009766" calcext:value-type="float">
            <text:p>0.76770401</text:p>
          </table:table-cell>
          <table:table-cell table:formula="of:=IF(OR(ISBLANK([.E45]);[.I45]&lt;=0);&quot;&quot;;[.I45])" office:value-type="float" office:value="0.767704010009766" calcext:value-type="float">
            <text:p>0.767704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7.29071" calcext:value-type="float">
            <text:p>1427749707.29071</text:p>
          </table:table-cell>
          <table:table-cell office:value-type="float" office:value="1427749708.55295" calcext:value-type="float">
            <text:p>1427749708.55295</text:p>
          </table:table-cell>
          <table:table-cell office:value-type="float" office:value="1427749708.58703" calcext:value-type="float">
            <text:p>1427749708.58703</text:p>
          </table:table-cell>
          <table:table-cell/>
          <table:table-cell table:formula="of:=MAX([.B46];[.D46];[.G46])-MAX([.A46];[.C46];[.E46])" office:value-type="float" office:value="1.29631781578064" calcext:value-type="float">
            <text:p>1.2963178158</text:p>
          </table:table-cell>
          <table:table-cell table:formula="of:=IF(ISBLANK([.E46]);&quot;&quot;;[.I46])" office:value-type="float" office:value="1.29631781578064" calcext:value-type="float">
            <text:p>1.2963178158</text:p>
          </table:table-cell>
          <table:table-cell table:formula="of:=IF(OR(ISBLANK([.E46]);[.I46]&lt;=0);&quot;&quot;;[.I46])" office:value-type="float" office:value="1.29631781578064" calcext:value-type="float">
            <text:p>1.29631781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08.58705" calcext:value-type="float">
            <text:p>1427749708.58705</text:p>
          </table:table-cell>
          <table:table-cell office:value-type="float" office:value="1427749709.90168" calcext:value-type="float">
            <text:p>1427749709.90168</text:p>
          </table:table-cell>
          <table:table-cell table:number-columns-repeated="4"/>
          <table:table-cell table:formula="of:=MAX([.B47];[.D47];[.G47])-MAX([.A47];[.C47];[.E47])" office:value-type="float" office:value="1.31462788581848" calcext:value-type="float">
            <text:p>1.3146278858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8705" calcext:value-type="float">
            <text:p>1427749708.58705</text:p>
          </table:table-cell>
          <table:table-cell office:value-type="float" office:value="1427749709.86734" calcext:value-type="float">
            <text:p>1427749709.86734</text:p>
          </table:table-cell>
          <table:table-cell office:value-type="float" office:value="1427749709.90167" calcext:value-type="float">
            <text:p>1427749709.90167</text:p>
          </table:table-cell>
          <table:table-cell/>
          <table:table-cell table:formula="of:=MAX([.B48];[.D48];[.G48])-MAX([.A48];[.C48];[.E48])" office:value-type="float" office:value="1.31461906433105" calcext:value-type="float">
            <text:p>1.3146190643</text:p>
          </table:table-cell>
          <table:table-cell table:formula="of:=IF(ISBLANK([.E48]);&quot;&quot;;[.I48])" office:value-type="float" office:value="1.31461906433105" calcext:value-type="float">
            <text:p>1.3146190643</text:p>
          </table:table-cell>
          <table:table-cell table:formula="of:=IF(OR(ISBLANK([.E48]);[.I48]&lt;=0);&quot;&quot;;[.I48])" office:value-type="float" office:value="1.31461906433105" calcext:value-type="float">
            <text:p>1.31461906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8844" calcext:value-type="float">
            <text:p>1427749708.58844</text:p>
          </table:table-cell>
          <table:table-cell office:value-type="float" office:value="1427749709.69526" calcext:value-type="float">
            <text:p>1427749709.69526</text:p>
          </table:table-cell>
          <table:table-cell office:value-type="float" office:value="1427749709.77283" calcext:value-type="float">
            <text:p>1427749709.77283</text:p>
          </table:table-cell>
          <table:table-cell/>
          <table:table-cell table:formula="of:=MAX([.B49];[.D49];[.G49])-MAX([.A49];[.C49];[.E49])" office:value-type="float" office:value="1.18438506126404" calcext:value-type="float">
            <text:p>1.1843850613</text:p>
          </table:table-cell>
          <table:table-cell table:formula="of:=IF(ISBLANK([.E49]);&quot;&quot;;[.I49])" office:value-type="float" office:value="1.18438506126404" calcext:value-type="float">
            <text:p>1.1843850613</text:p>
          </table:table-cell>
          <table:table-cell table:formula="of:=IF(OR(ISBLANK([.E49]);[.I49]&lt;=0);&quot;&quot;;[.I49])" office:value-type="float" office:value="1.18438506126404" calcext:value-type="float">
            <text:p>1.18438506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8977" calcext:value-type="float">
            <text:p>1427749708.58977</text:p>
          </table:table-cell>
          <table:table-cell office:value-type="float" office:value="1427749709.2172" calcext:value-type="float">
            <text:p>1427749709.2172</text:p>
          </table:table-cell>
          <table:table-cell office:value-type="float" office:value="1427749709.29951" calcext:value-type="float">
            <text:p>1427749709.29951</text:p>
          </table:table-cell>
          <table:table-cell/>
          <table:table-cell table:formula="of:=MAX([.B50];[.D50];[.G50])-MAX([.A50];[.C50];[.E50])" office:value-type="float" office:value="0.709741115570068" calcext:value-type="float">
            <text:p>0.7097411156</text:p>
          </table:table-cell>
          <table:table-cell table:formula="of:=IF(ISBLANK([.E50]);&quot;&quot;;[.I50])" office:value-type="float" office:value="0.709741115570068" calcext:value-type="float">
            <text:p>0.7097411156</text:p>
          </table:table-cell>
          <table:table-cell table:formula="of:=IF(OR(ISBLANK([.E50]);[.I50]&lt;=0);&quot;&quot;;[.I50])" office:value-type="float" office:value="0.709741115570068" calcext:value-type="float">
            <text:p>0.70974111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203" calcext:value-type="float">
            <text:p>1427749708.59203</text:p>
          </table:table-cell>
          <table:table-cell office:value-type="float" office:value="1427749709.46177" calcext:value-type="float">
            <text:p>1427749709.46177</text:p>
          </table:table-cell>
          <table:table-cell office:value-type="float" office:value="1427749709.54022" calcext:value-type="float">
            <text:p>1427749709.54022</text:p>
          </table:table-cell>
          <table:table-cell/>
          <table:table-cell table:formula="of:=MAX([.B51];[.D51];[.G51])-MAX([.A51];[.C51];[.E51])" office:value-type="float" office:value="0.948187112808228" calcext:value-type="float">
            <text:p>0.9481871128</text:p>
          </table:table-cell>
          <table:table-cell table:formula="of:=IF(ISBLANK([.E51]);&quot;&quot;;[.I51])" office:value-type="float" office:value="0.948187112808228" calcext:value-type="float">
            <text:p>0.9481871128</text:p>
          </table:table-cell>
          <table:table-cell table:formula="of:=IF(OR(ISBLANK([.E51]);[.I51]&lt;=0);&quot;&quot;;[.I51])" office:value-type="float" office:value="0.948187112808228" calcext:value-type="float">
            <text:p>0.94818711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335" calcext:value-type="float">
            <text:p>1427749708.59335</text:p>
          </table:table-cell>
          <table:table-cell office:value-type="float" office:value="1427749709.78584" calcext:value-type="float">
            <text:p>1427749709.78584</text:p>
          </table:table-cell>
          <table:table-cell office:value-type="float" office:value="1427749709.81534" calcext:value-type="float">
            <text:p>1427749709.81534</text:p>
          </table:table-cell>
          <table:table-cell/>
          <table:table-cell table:formula="of:=MAX([.B52];[.D52];[.G52])-MAX([.A52];[.C52];[.E52])" office:value-type="float" office:value="1.22199606895447" calcext:value-type="float">
            <text:p>1.221996069</text:p>
          </table:table-cell>
          <table:table-cell table:formula="of:=IF(ISBLANK([.E52]);&quot;&quot;;[.I52])" office:value-type="float" office:value="1.22199606895447" calcext:value-type="float">
            <text:p>1.221996069</text:p>
          </table:table-cell>
          <table:table-cell table:formula="of:=IF(OR(ISBLANK([.E52]);[.I52]&lt;=0);&quot;&quot;;[.I52])" office:value-type="float" office:value="1.22199606895447" calcext:value-type="float">
            <text:p>1.2219960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465" calcext:value-type="float">
            <text:p>1427749708.59465</text:p>
          </table:table-cell>
          <table:table-cell office:value-type="float" office:value="1427749709.77279" calcext:value-type="float">
            <text:p>1427749709.77279</text:p>
          </table:table-cell>
          <table:table-cell office:value-type="float" office:value="1427749709.81145" calcext:value-type="float">
            <text:p>1427749709.81145</text:p>
          </table:table-cell>
          <table:table-cell/>
          <table:table-cell table:formula="of:=MAX([.B53];[.D53];[.G53])-MAX([.A53];[.C53];[.E53])" office:value-type="float" office:value="1.21680808067322" calcext:value-type="float">
            <text:p>1.2168080807</text:p>
          </table:table-cell>
          <table:table-cell table:formula="of:=IF(ISBLANK([.E53]);&quot;&quot;;[.I53])" office:value-type="float" office:value="1.21680808067322" calcext:value-type="float">
            <text:p>1.2168080807</text:p>
          </table:table-cell>
          <table:table-cell table:formula="of:=IF(OR(ISBLANK([.E53]);[.I53]&lt;=0);&quot;&quot;;[.I53])" office:value-type="float" office:value="1.21680808067322" calcext:value-type="float">
            <text:p>1.21680808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597" calcext:value-type="float">
            <text:p>1427749708.59597</text:p>
          </table:table-cell>
          <table:table-cell office:value-type="float" office:value="1427749709.38156" calcext:value-type="float">
            <text:p>1427749709.38156</text:p>
          </table:table-cell>
          <table:table-cell office:value-type="float" office:value="1427749709.46181" calcext:value-type="float">
            <text:p>1427749709.46181</text:p>
          </table:table-cell>
          <table:table-cell/>
          <table:table-cell table:formula="of:=MAX([.B54];[.D54];[.G54])-MAX([.A54];[.C54];[.E54])" office:value-type="float" office:value="0.865845918655396" calcext:value-type="float">
            <text:p>0.8658459187</text:p>
          </table:table-cell>
          <table:table-cell table:formula="of:=IF(ISBLANK([.E54]);&quot;&quot;;[.I54])" office:value-type="float" office:value="0.865845918655396" calcext:value-type="float">
            <text:p>0.8658459187</text:p>
          </table:table-cell>
          <table:table-cell table:formula="of:=IF(OR(ISBLANK([.E54]);[.I54]&lt;=0);&quot;&quot;;[.I54])" office:value-type="float" office:value="0.865845918655396" calcext:value-type="float">
            <text:p>0.86584591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726" calcext:value-type="float">
            <text:p>1427749708.59726</text:p>
          </table:table-cell>
          <table:table-cell office:value-type="float" office:value="1427749709.54018" calcext:value-type="float">
            <text:p>1427749709.54018</text:p>
          </table:table-cell>
          <table:table-cell office:value-type="float" office:value="1427749709.6178" calcext:value-type="float">
            <text:p>1427749709.6178</text:p>
          </table:table-cell>
          <table:table-cell/>
          <table:table-cell table:formula="of:=MAX([.B55];[.D55];[.G55])-MAX([.A55];[.C55];[.E55])" office:value-type="float" office:value="1.02053713798523" calcext:value-type="float">
            <text:p>1.020537138</text:p>
          </table:table-cell>
          <table:table-cell table:formula="of:=IF(ISBLANK([.E55]);&quot;&quot;;[.I55])" office:value-type="float" office:value="1.02053713798523" calcext:value-type="float">
            <text:p>1.020537138</text:p>
          </table:table-cell>
          <table:table-cell table:formula="of:=IF(OR(ISBLANK([.E55]);[.I55]&lt;=0);&quot;&quot;;[.I55])" office:value-type="float" office:value="1.02053713798523" calcext:value-type="float">
            <text:p>1.0205371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858" calcext:value-type="float">
            <text:p>1427749708.59858</text:p>
          </table:table-cell>
          <table:table-cell office:value-type="float" office:value="1427749709.77292" calcext:value-type="float">
            <text:p>1427749709.77292</text:p>
          </table:table-cell>
          <table:table-cell office:value-type="float" office:value="1427749709.80862" calcext:value-type="float">
            <text:p>1427749709.80862</text:p>
          </table:table-cell>
          <table:table-cell/>
          <table:table-cell table:formula="of:=MAX([.B56];[.D56];[.G56])-MAX([.A56];[.C56];[.E56])" office:value-type="float" office:value="1.21003818511963" calcext:value-type="float">
            <text:p>1.2100381851</text:p>
          </table:table-cell>
          <table:table-cell table:formula="of:=IF(ISBLANK([.E56]);&quot;&quot;;[.I56])" office:value-type="float" office:value="1.21003818511963" calcext:value-type="float">
            <text:p>1.2100381851</text:p>
          </table:table-cell>
          <table:table-cell table:formula="of:=IF(OR(ISBLANK([.E56]);[.I56]&lt;=0);&quot;&quot;;[.I56])" office:value-type="float" office:value="1.21003818511963" calcext:value-type="float">
            <text:p>1.21003818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8.59962" calcext:value-type="float">
            <text:p>1427749708.59962</text:p>
          </table:table-cell>
          <table:table-cell office:value-type="float" office:value="1427749709.54012" calcext:value-type="float">
            <text:p>1427749709.54012</text:p>
          </table:table-cell>
          <table:table-cell office:value-type="float" office:value="1427749709.61777" calcext:value-type="float">
            <text:p>1427749709.61777</text:p>
          </table:table-cell>
          <table:table-cell/>
          <table:table-cell table:formula="of:=MAX([.B57];[.D57];[.G57])-MAX([.A57];[.C57];[.E57])" office:value-type="float" office:value="1.01814484596252" calcext:value-type="float">
            <text:p>1.018144846</text:p>
          </table:table-cell>
          <table:table-cell table:formula="of:=IF(ISBLANK([.E57]);&quot;&quot;;[.I57])" office:value-type="float" office:value="1.01814484596252" calcext:value-type="float">
            <text:p>1.018144846</text:p>
          </table:table-cell>
          <table:table-cell table:formula="of:=IF(OR(ISBLANK([.E57]);[.I57]&lt;=0);&quot;&quot;;[.I57])" office:value-type="float" office:value="1.01814484596252" calcext:value-type="float">
            <text:p>1.0181448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09.90169" calcext:value-type="float">
            <text:p>1427749709.90169</text:p>
          </table:table-cell>
          <table:table-cell office:value-type="float" office:value="1427749711.20453" calcext:value-type="float">
            <text:p>1427749711.20453</text:p>
          </table:table-cell>
          <table:table-cell table:number-columns-repeated="4"/>
          <table:table-cell table:formula="of:=MAX([.B58];[.D58];[.G58])-MAX([.A58];[.C58];[.E58])" office:value-type="float" office:value="1.3028450012207" calcext:value-type="float">
            <text:p>1.3028450012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0169" calcext:value-type="float">
            <text:p>1427749709.90169</text:p>
          </table:table-cell>
          <table:table-cell office:value-type="float" office:value="1427749711.08305" calcext:value-type="float">
            <text:p>1427749711.08305</text:p>
          </table:table-cell>
          <table:table-cell office:value-type="float" office:value="1427749711.11689" calcext:value-type="float">
            <text:p>1427749711.11689</text:p>
          </table:table-cell>
          <table:table-cell/>
          <table:table-cell table:formula="of:=MAX([.B59];[.D59];[.G59])-MAX([.A59];[.C59];[.E59])" office:value-type="float" office:value="1.21520400047302" calcext:value-type="float">
            <text:p>1.2152040005</text:p>
          </table:table-cell>
          <table:table-cell table:formula="of:=IF(ISBLANK([.E59]);&quot;&quot;;[.I59])" office:value-type="float" office:value="1.21520400047302" calcext:value-type="float">
            <text:p>1.2152040005</text:p>
          </table:table-cell>
          <table:table-cell table:formula="of:=IF(OR(ISBLANK([.E59]);[.I59]&lt;=0);&quot;&quot;;[.I59])" office:value-type="float" office:value="1.21520400047302" calcext:value-type="float">
            <text:p>1.21520400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0304" calcext:value-type="float">
            <text:p>1427749709.90304</text:p>
          </table:table-cell>
          <table:table-cell office:value-type="float" office:value="1427749711.17115" calcext:value-type="float">
            <text:p>1427749711.17115</text:p>
          </table:table-cell>
          <table:table-cell office:value-type="float" office:value="1427749711.20453" calcext:value-type="float">
            <text:p>1427749711.20453</text:p>
          </table:table-cell>
          <table:table-cell/>
          <table:table-cell table:formula="of:=MAX([.B60];[.D60];[.G60])-MAX([.A60];[.C60];[.E60])" office:value-type="float" office:value="1.30148386955261" calcext:value-type="float">
            <text:p>1.3014838696</text:p>
          </table:table-cell>
          <table:table-cell table:formula="of:=IF(ISBLANK([.E60]);&quot;&quot;;[.I60])" office:value-type="float" office:value="1.30148386955261" calcext:value-type="float">
            <text:p>1.3014838696</text:p>
          </table:table-cell>
          <table:table-cell table:formula="of:=IF(OR(ISBLANK([.E60]);[.I60]&lt;=0);&quot;&quot;;[.I60])" office:value-type="float" office:value="1.30148386955261" calcext:value-type="float">
            <text:p>1.30148386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0426" calcext:value-type="float">
            <text:p>1427749709.90426</text:p>
          </table:table-cell>
          <table:table-cell office:value-type="float" office:value="1427749710.92671" calcext:value-type="float">
            <text:p>1427749710.92671</text:p>
          </table:table-cell>
          <table:table-cell office:value-type="float" office:value="1427749711.005" calcext:value-type="float">
            <text:p>1427749711.005</text:p>
          </table:table-cell>
          <table:table-cell/>
          <table:table-cell table:formula="of:=MAX([.B61];[.D61];[.G61])-MAX([.A61];[.C61];[.E61])" office:value-type="float" office:value="1.10073304176331" calcext:value-type="float">
            <text:p>1.1007330418</text:p>
          </table:table-cell>
          <table:table-cell table:formula="of:=IF(ISBLANK([.E61]);&quot;&quot;;[.I61])" office:value-type="float" office:value="1.10073304176331" calcext:value-type="float">
            <text:p>1.1007330418</text:p>
          </table:table-cell>
          <table:table-cell table:formula="of:=IF(OR(ISBLANK([.E61]);[.I61]&lt;=0);&quot;&quot;;[.I61])" office:value-type="float" office:value="1.10073304176331" calcext:value-type="float">
            <text:p>1.10073304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0652" calcext:value-type="float">
            <text:p>1427749709.90652</text:p>
          </table:table-cell>
          <table:table-cell office:value-type="float" office:value="1427749711.09213" calcext:value-type="float">
            <text:p>1427749711.09213</text:p>
          </table:table-cell>
          <table:table-cell office:value-type="float" office:value="1427749711.13122" calcext:value-type="float">
            <text:p>1427749711.13122</text:p>
          </table:table-cell>
          <table:table-cell/>
          <table:table-cell table:formula="of:=MAX([.B62];[.D62];[.G62])-MAX([.A62];[.C62];[.E62])" office:value-type="float" office:value="1.22469711303711" calcext:value-type="float">
            <text:p>1.224697113</text:p>
          </table:table-cell>
          <table:table-cell table:formula="of:=IF(ISBLANK([.E62]);&quot;&quot;;[.I62])" office:value-type="float" office:value="1.22469711303711" calcext:value-type="float">
            <text:p>1.224697113</text:p>
          </table:table-cell>
          <table:table-cell table:formula="of:=IF(OR(ISBLANK([.E62]);[.I62]&lt;=0);&quot;&quot;;[.I62])" office:value-type="float" office:value="1.22469711303711" calcext:value-type="float">
            <text:p>1.2246971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0783" calcext:value-type="float">
            <text:p>1427749709.90783</text:p>
          </table:table-cell>
          <table:table-cell office:value-type="float" office:value="1427749710.77217" calcext:value-type="float">
            <text:p>1427749710.77217</text:p>
          </table:table-cell>
          <table:table-cell office:value-type="float" office:value="1427749710.84991" calcext:value-type="float">
            <text:p>1427749710.84991</text:p>
          </table:table-cell>
          <table:table-cell/>
          <table:table-cell table:formula="of:=MAX([.B63];[.D63];[.G63])-MAX([.A63];[.C63];[.E63])" office:value-type="float" office:value="0.942083120346069" calcext:value-type="float">
            <text:p>0.9420831203</text:p>
          </table:table-cell>
          <table:table-cell table:formula="of:=IF(ISBLANK([.E63]);&quot;&quot;;[.I63])" office:value-type="float" office:value="0.942083120346069" calcext:value-type="float">
            <text:p>0.9420831203</text:p>
          </table:table-cell>
          <table:table-cell table:formula="of:=IF(OR(ISBLANK([.E63]);[.I63]&lt;=0);&quot;&quot;;[.I63])" office:value-type="float" office:value="0.942083120346069" calcext:value-type="float">
            <text:p>0.94208312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0913" calcext:value-type="float">
            <text:p>1427749709.90913</text:p>
          </table:table-cell>
          <table:table-cell office:value-type="float" office:value="1427749711.00496" calcext:value-type="float">
            <text:p>1427749711.00496</text:p>
          </table:table-cell>
          <table:table-cell office:value-type="float" office:value="1427749711.08309" calcext:value-type="float">
            <text:p>1427749711.08309</text:p>
          </table:table-cell>
          <table:table-cell/>
          <table:table-cell table:formula="of:=MAX([.B64];[.D64];[.G64])-MAX([.A64];[.C64];[.E64])" office:value-type="float" office:value="1.17396402359009" calcext:value-type="float">
            <text:p>1.1739640236</text:p>
          </table:table-cell>
          <table:table-cell table:formula="of:=IF(ISBLANK([.E64]);&quot;&quot;;[.I64])" office:value-type="float" office:value="1.17396402359009" calcext:value-type="float">
            <text:p>1.1739640236</text:p>
          </table:table-cell>
          <table:table-cell table:formula="of:=IF(OR(ISBLANK([.E64]);[.I64]&lt;=0);&quot;&quot;;[.I64])" office:value-type="float" office:value="1.17396402359009" calcext:value-type="float">
            <text:p>1.17396402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1043" calcext:value-type="float">
            <text:p>1427749709.91043</text:p>
          </table:table-cell>
          <table:table-cell office:value-type="float" office:value="1427749710.61624" calcext:value-type="float">
            <text:p>1427749710.61624</text:p>
          </table:table-cell>
          <table:table-cell office:value-type="float" office:value="1427749710.69406" calcext:value-type="float">
            <text:p>1427749710.69406</text:p>
          </table:table-cell>
          <table:table-cell/>
          <table:table-cell table:formula="of:=MAX([.B65];[.D65];[.G65])-MAX([.A65];[.C65];[.E65])" office:value-type="float" office:value="0.783631086349487" calcext:value-type="float">
            <text:p>0.7836310863</text:p>
          </table:table-cell>
          <table:table-cell table:formula="of:=IF(ISBLANK([.E65]);&quot;&quot;;[.I65])" office:value-type="float" office:value="0.783631086349487" calcext:value-type="float">
            <text:p>0.7836310863</text:p>
          </table:table-cell>
          <table:table-cell table:formula="of:=IF(OR(ISBLANK([.E65]);[.I65]&lt;=0);&quot;&quot;;[.I65])" office:value-type="float" office:value="0.783631086349487" calcext:value-type="float">
            <text:p>0.78363108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118" calcext:value-type="float">
            <text:p>1427749709.9118</text:p>
          </table:table-cell>
          <table:table-cell office:value-type="float" office:value="1427749710.6163" calcext:value-type="float">
            <text:p>1427749710.6163</text:p>
          </table:table-cell>
          <table:table-cell office:value-type="float" office:value="1427749710.69409" calcext:value-type="float">
            <text:p>1427749710.69409</text:p>
          </table:table-cell>
          <table:table-cell/>
          <table:table-cell table:formula="of:=MAX([.B66];[.D66];[.G66])-MAX([.A66];[.C66];[.E66])" office:value-type="float" office:value="0.782284021377564" calcext:value-type="float">
            <text:p>0.7822840214</text:p>
          </table:table-cell>
          <table:table-cell table:formula="of:=IF(ISBLANK([.E66]);&quot;&quot;;[.I66])" office:value-type="float" office:value="0.782284021377564" calcext:value-type="float">
            <text:p>0.7822840214</text:p>
          </table:table-cell>
          <table:table-cell table:formula="of:=IF(OR(ISBLANK([.E66]);[.I66]&lt;=0);&quot;&quot;;[.I66])" office:value-type="float" office:value="0.782284021377564" calcext:value-type="float">
            <text:p>0.78228402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131" calcext:value-type="float">
            <text:p>1427749709.9131</text:p>
          </table:table-cell>
          <table:table-cell office:value-type="float" office:value="1427749711.08317" calcext:value-type="float">
            <text:p>1427749711.08317</text:p>
          </table:table-cell>
          <table:table-cell office:value-type="float" office:value="1427749711.1169" calcext:value-type="float">
            <text:p>1427749711.1169</text:p>
          </table:table-cell>
          <table:table-cell/>
          <table:table-cell table:formula="of:=MAX([.B67];[.D67];[.G67])-MAX([.A67];[.C67];[.E67])" office:value-type="float" office:value="1.20380091667175" calcext:value-type="float">
            <text:p>1.2038009167</text:p>
          </table:table-cell>
          <table:table-cell table:formula="of:=IF(ISBLANK([.E67]);&quot;&quot;;[.I67])" office:value-type="float" office:value="1.20380091667175" calcext:value-type="float">
            <text:p>1.2038009167</text:p>
          </table:table-cell>
          <table:table-cell table:formula="of:=IF(OR(ISBLANK([.E67]);[.I67]&lt;=0);&quot;&quot;;[.I67])" office:value-type="float" office:value="1.20380091667175" calcext:value-type="float">
            <text:p>1.20380091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09.91439" calcext:value-type="float">
            <text:p>1427749709.91439</text:p>
          </table:table-cell>
          <table:table-cell office:value-type="float" office:value="1427749710.84982" calcext:value-type="float">
            <text:p>1427749710.84982</text:p>
          </table:table-cell>
          <table:table-cell office:value-type="float" office:value="1427749710.92675" calcext:value-type="float">
            <text:p>1427749710.92675</text:p>
          </table:table-cell>
          <table:table-cell/>
          <table:table-cell table:formula="of:=MAX([.B68];[.D68];[.G68])-MAX([.A68];[.C68];[.E68])" office:value-type="float" office:value="1.01235795021057" calcext:value-type="float">
            <text:p>1.0123579502</text:p>
          </table:table-cell>
          <table:table-cell table:formula="of:=IF(ISBLANK([.E68]);&quot;&quot;;[.I68])" office:value-type="float" office:value="1.01235795021057" calcext:value-type="float">
            <text:p>1.0123579502</text:p>
          </table:table-cell>
          <table:table-cell table:formula="of:=IF(OR(ISBLANK([.E68]);[.I68]&lt;=0);&quot;&quot;;[.I68])" office:value-type="float" office:value="1.01235795021057" calcext:value-type="float">
            <text:p>1.0123579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1.20454" calcext:value-type="float">
            <text:p>1427749711.20454</text:p>
          </table:table-cell>
          <table:table-cell office:value-type="float" office:value="1427749712.52715" calcext:value-type="float">
            <text:p>1427749712.52715</text:p>
          </table:table-cell>
          <table:table-cell table:number-columns-repeated="4"/>
          <table:table-cell table:formula="of:=MAX([.B69];[.D69];[.G69])-MAX([.A69];[.C69];[.E69])" office:value-type="float" office:value="1.3226101398468" calcext:value-type="float">
            <text:p>1.3226101398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0455" calcext:value-type="float">
            <text:p>1427749711.20455</text:p>
          </table:table-cell>
          <table:table-cell office:value-type="float" office:value="1427749712.4925" calcext:value-type="float">
            <text:p>1427749712.4925</text:p>
          </table:table-cell>
          <table:table-cell office:value-type="float" office:value="1427749712.52715" calcext:value-type="float">
            <text:p>1427749712.52715</text:p>
          </table:table-cell>
          <table:table-cell/>
          <table:table-cell table:formula="of:=MAX([.B70];[.D70];[.G70])-MAX([.A70];[.C70];[.E70])" office:value-type="float" office:value="1.3226010799408" calcext:value-type="float">
            <text:p>1.3226010799</text:p>
          </table:table-cell>
          <table:table-cell table:formula="of:=IF(ISBLANK([.E70]);&quot;&quot;;[.I70])" office:value-type="float" office:value="1.3226010799408" calcext:value-type="float">
            <text:p>1.3226010799</text:p>
          </table:table-cell>
          <table:table-cell table:formula="of:=IF(OR(ISBLANK([.E70]);[.I70]&lt;=0);&quot;&quot;;[.I70])" office:value-type="float" office:value="1.3226010799408" calcext:value-type="float">
            <text:p>1.32260107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0593" calcext:value-type="float">
            <text:p>1427749711.20593</text:p>
          </table:table-cell>
          <table:table-cell office:value-type="float" office:value="1427749712.40591" calcext:value-type="float">
            <text:p>1427749712.40591</text:p>
          </table:table-cell>
          <table:table-cell office:value-type="float" office:value="1427749712.43946" calcext:value-type="float">
            <text:p>1427749712.43946</text:p>
          </table:table-cell>
          <table:table-cell/>
          <table:table-cell table:formula="of:=MAX([.B71];[.D71];[.G71])-MAX([.A71];[.C71];[.E71])" office:value-type="float" office:value="1.23353099822998" calcext:value-type="float">
            <text:p>1.2335309982</text:p>
          </table:table-cell>
          <table:table-cell table:formula="of:=IF(ISBLANK([.E71]);&quot;&quot;;[.I71])" office:value-type="float" office:value="1.23353099822998" calcext:value-type="float">
            <text:p>1.2335309982</text:p>
          </table:table-cell>
          <table:table-cell table:formula="of:=IF(OR(ISBLANK([.E71]);[.I71]&lt;=0);&quot;&quot;;[.I71])" office:value-type="float" office:value="1.23353099822998" calcext:value-type="float">
            <text:p>1.23353099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0723" calcext:value-type="float">
            <text:p>1427749711.20723</text:p>
          </table:table-cell>
          <table:table-cell office:value-type="float" office:value="1427749712.32782" calcext:value-type="float">
            <text:p>1427749712.32782</text:p>
          </table:table-cell>
          <table:table-cell office:value-type="float" office:value="1427749712.4058" calcext:value-type="float">
            <text:p>1427749712.4058</text:p>
          </table:table-cell>
          <table:table-cell/>
          <table:table-cell table:formula="of:=MAX([.B72];[.D72];[.G72])-MAX([.A72];[.C72];[.E72])" office:value-type="float" office:value="1.19857501983643" calcext:value-type="float">
            <text:p>1.1985750198</text:p>
          </table:table-cell>
          <table:table-cell table:formula="of:=IF(ISBLANK([.E72]);&quot;&quot;;[.I72])" office:value-type="float" office:value="1.19857501983643" calcext:value-type="float">
            <text:p>1.1985750198</text:p>
          </table:table-cell>
          <table:table-cell table:formula="of:=IF(OR(ISBLANK([.E72]);[.I72]&lt;=0);&quot;&quot;;[.I72])" office:value-type="float" office:value="1.19857501983643" calcext:value-type="float">
            <text:p>1.1985750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0948" calcext:value-type="float">
            <text:p>1427749711.20948</text:p>
          </table:table-cell>
          <table:table-cell office:value-type="float" office:value="1427749712.40597" calcext:value-type="float">
            <text:p>1427749712.40597</text:p>
          </table:table-cell>
          <table:table-cell office:value-type="float" office:value="1427749712.43769" calcext:value-type="float">
            <text:p>1427749712.43769</text:p>
          </table:table-cell>
          <table:table-cell/>
          <table:table-cell table:formula="of:=MAX([.B73];[.D73];[.G73])-MAX([.A73];[.C73];[.E73])" office:value-type="float" office:value="1.22821402549744" calcext:value-type="float">
            <text:p>1.2282140255</text:p>
          </table:table-cell>
          <table:table-cell table:formula="of:=IF(ISBLANK([.E73]);&quot;&quot;;[.I73])" office:value-type="float" office:value="1.22821402549744" calcext:value-type="float">
            <text:p>1.2282140255</text:p>
          </table:table-cell>
          <table:table-cell table:formula="of:=IF(OR(ISBLANK([.E73]);[.I73]&lt;=0);&quot;&quot;;[.I73])" office:value-type="float" office:value="1.22821402549744" calcext:value-type="float">
            <text:p>1.22821402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1082" calcext:value-type="float">
            <text:p>1427749711.21082</text:p>
          </table:table-cell>
          <table:table-cell office:value-type="float" office:value="1427749712.24327" calcext:value-type="float">
            <text:p>1427749712.24327</text:p>
          </table:table-cell>
          <table:table-cell office:value-type="float" office:value="1427749712.32792" calcext:value-type="float">
            <text:p>1427749712.32792</text:p>
          </table:table-cell>
          <table:table-cell/>
          <table:table-cell table:formula="of:=MAX([.B74];[.D74];[.G74])-MAX([.A74];[.C74];[.E74])" office:value-type="float" office:value="1.11710119247437" calcext:value-type="float">
            <text:p>1.1171011925</text:p>
          </table:table-cell>
          <table:table-cell table:formula="of:=IF(ISBLANK([.E74]);&quot;&quot;;[.I74])" office:value-type="float" office:value="1.11710119247437" calcext:value-type="float">
            <text:p>1.1171011925</text:p>
          </table:table-cell>
          <table:table-cell table:formula="of:=IF(OR(ISBLANK([.E74]);[.I74]&lt;=0);&quot;&quot;;[.I74])" office:value-type="float" office:value="1.11710119247437" calcext:value-type="float">
            <text:p>1.11710119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1214" calcext:value-type="float">
            <text:p>1427749711.21214</text:p>
          </table:table-cell>
          <table:table-cell office:value-type="float" office:value="1427749712.41423" calcext:value-type="float">
            <text:p>1427749712.41423</text:p>
          </table:table-cell>
          <table:table-cell office:value-type="float" office:value="1427749712.45079" calcext:value-type="float">
            <text:p>1427749712.45079</text:p>
          </table:table-cell>
          <table:table-cell/>
          <table:table-cell table:formula="of:=MAX([.B75];[.D75];[.G75])-MAX([.A75];[.C75];[.E75])" office:value-type="float" office:value="1.23865604400635" calcext:value-type="float">
            <text:p>1.238656044</text:p>
          </table:table-cell>
          <table:table-cell table:formula="of:=IF(ISBLANK([.E75]);&quot;&quot;;[.I75])" office:value-type="float" office:value="1.23865604400635" calcext:value-type="float">
            <text:p>1.238656044</text:p>
          </table:table-cell>
          <table:table-cell table:formula="of:=IF(OR(ISBLANK([.E75]);[.I75]&lt;=0);&quot;&quot;;[.I75])" office:value-type="float" office:value="1.23865604400635" calcext:value-type="float">
            <text:p>1.2386560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1347" calcext:value-type="float">
            <text:p>1427749711.21347</text:p>
          </table:table-cell>
          <table:table-cell office:value-type="float" office:value="1427749712.16636" calcext:value-type="float">
            <text:p>1427749712.16636</text:p>
          </table:table-cell>
          <table:table-cell office:value-type="float" office:value="1427749712.24331" calcext:value-type="float">
            <text:p>1427749712.24331</text:p>
          </table:table-cell>
          <table:table-cell/>
          <table:table-cell table:formula="of:=MAX([.B76];[.D76];[.G76])-MAX([.A76];[.C76];[.E76])" office:value-type="float" office:value="1.02984595298767" calcext:value-type="float">
            <text:p>1.029845953</text:p>
          </table:table-cell>
          <table:table-cell table:formula="of:=IF(ISBLANK([.E76]);&quot;&quot;;[.I76])" office:value-type="float" office:value="1.02984595298767" calcext:value-type="float">
            <text:p>1.029845953</text:p>
          </table:table-cell>
          <table:table-cell table:formula="of:=IF(OR(ISBLANK([.E76]);[.I76]&lt;=0);&quot;&quot;;[.I76])" office:value-type="float" office:value="1.02984595298767" calcext:value-type="float">
            <text:p>1.0298459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1476" calcext:value-type="float">
            <text:p>1427749711.21476</text:p>
          </table:table-cell>
          <table:table-cell office:value-type="float" office:value="1427749712.32788" calcext:value-type="float">
            <text:p>1427749712.32788</text:p>
          </table:table-cell>
          <table:table-cell office:value-type="float" office:value="1427749712.40584" calcext:value-type="float">
            <text:p>1427749712.40584</text:p>
          </table:table-cell>
          <table:table-cell/>
          <table:table-cell table:formula="of:=MAX([.B77];[.D77];[.G77])-MAX([.A77];[.C77];[.E77])" office:value-type="float" office:value="1.19107580184937" calcext:value-type="float">
            <text:p>1.1910758018</text:p>
          </table:table-cell>
          <table:table-cell table:formula="of:=IF(ISBLANK([.E77]);&quot;&quot;;[.I77])" office:value-type="float" office:value="1.19107580184937" calcext:value-type="float">
            <text:p>1.1910758018</text:p>
          </table:table-cell>
          <table:table-cell table:formula="of:=IF(OR(ISBLANK([.E77]);[.I77]&lt;=0);&quot;&quot;;[.I77])" office:value-type="float" office:value="1.19107580184937" calcext:value-type="float">
            <text:p>1.19107580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1572" calcext:value-type="float">
            <text:p>1427749711.21572</text:p>
          </table:table-cell>
          <table:table-cell office:value-type="float" office:value="1427749712.0884" calcext:value-type="float">
            <text:p>1427749712.0884</text:p>
          </table:table-cell>
          <table:table-cell office:value-type="float" office:value="1427749712.1664" calcext:value-type="float">
            <text:p>1427749712.1664</text:p>
          </table:table-cell>
          <table:table-cell/>
          <table:table-cell table:formula="of:=MAX([.B78];[.D78];[.G78])-MAX([.A78];[.C78];[.E78])" office:value-type="float" office:value="0.950678825378418" calcext:value-type="float">
            <text:p>0.9506788254</text:p>
          </table:table-cell>
          <table:table-cell table:formula="of:=IF(ISBLANK([.E78]);&quot;&quot;;[.I78])" office:value-type="float" office:value="0.950678825378418" calcext:value-type="float">
            <text:p>0.9506788254</text:p>
          </table:table-cell>
          <table:table-cell table:formula="of:=IF(OR(ISBLANK([.E78]);[.I78]&lt;=0);&quot;&quot;;[.I78])" office:value-type="float" office:value="0.950678825378418" calcext:value-type="float">
            <text:p>0.95067882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1.21617" calcext:value-type="float">
            <text:p>1427749711.21617</text:p>
          </table:table-cell>
          <table:table-cell office:value-type="float" office:value="1427749712.01016" calcext:value-type="float">
            <text:p>1427749712.01016</text:p>
          </table:table-cell>
          <table:table-cell office:value-type="float" office:value="1427749712.08844" calcext:value-type="float">
            <text:p>1427749712.08844</text:p>
          </table:table-cell>
          <table:table-cell/>
          <table:table-cell table:formula="of:=MAX([.B79];[.D79];[.G79])-MAX([.A79];[.C79];[.E79])" office:value-type="float" office:value="0.872265100479126" calcext:value-type="float">
            <text:p>0.8722651005</text:p>
          </table:table-cell>
          <table:table-cell table:formula="of:=IF(ISBLANK([.E79]);&quot;&quot;;[.I79])" office:value-type="float" office:value="0.872265100479126" calcext:value-type="float">
            <text:p>0.8722651005</text:p>
          </table:table-cell>
          <table:table-cell table:formula="of:=IF(OR(ISBLANK([.E79]);[.I79]&lt;=0);&quot;&quot;;[.I79])" office:value-type="float" office:value="0.872265100479126" calcext:value-type="float">
            <text:p>0.8722651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2.52716" calcext:value-type="float">
            <text:p>1427749712.52716</text:p>
          </table:table-cell>
          <table:table-cell office:value-type="float" office:value="1427749713.8024" calcext:value-type="float">
            <text:p>1427749713.8024</text:p>
          </table:table-cell>
          <table:table-cell table:number-columns-repeated="4"/>
          <table:table-cell table:formula="of:=MAX([.B80];[.D80];[.G80])-MAX([.A80];[.C80];[.E80])" office:value-type="float" office:value="1.27523708343506" calcext:value-type="float">
            <text:p>1.2752370834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2717" calcext:value-type="float">
            <text:p>1427749712.52717</text:p>
          </table:table-cell>
          <table:table-cell office:value-type="float" office:value="1427749713.25364" calcext:value-type="float">
            <text:p>1427749713.25364</text:p>
          </table:table-cell>
          <table:table-cell office:value-type="float" office:value="1427749713.68338" calcext:value-type="float">
            <text:p>1427749713.68338</text:p>
          </table:table-cell>
          <table:table-cell/>
          <table:table-cell table:formula="of:=MAX([.B81];[.D81];[.G81])-MAX([.A81];[.C81];[.E81])" office:value-type="float" office:value="1.15621590614319" calcext:value-type="float">
            <text:p>1.1562159061</text:p>
          </table:table-cell>
          <table:table-cell table:formula="of:=IF(ISBLANK([.E81]);&quot;&quot;;[.I81])" office:value-type="float" office:value="1.15621590614319" calcext:value-type="float">
            <text:p>1.1562159061</text:p>
          </table:table-cell>
          <table:table-cell table:formula="of:=IF(OR(ISBLANK([.E81]);[.I81]&lt;=0);&quot;&quot;;[.I81])" office:value-type="float" office:value="1.15621590614319" calcext:value-type="float">
            <text:p>1.15621590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2864" calcext:value-type="float">
            <text:p>1427749712.52864</text:p>
          </table:table-cell>
          <table:table-cell office:value-type="float" office:value="1427749713.42323" calcext:value-type="float">
            <text:p>1427749713.42323</text:p>
          </table:table-cell>
          <table:table-cell office:value-type="float" office:value="1427749713.51197" calcext:value-type="float">
            <text:p>1427749713.51197</text:p>
          </table:table-cell>
          <table:table-cell/>
          <table:table-cell table:formula="of:=MAX([.B82];[.D82];[.G82])-MAX([.A82];[.C82];[.E82])" office:value-type="float" office:value="0.983331918716431" calcext:value-type="float">
            <text:p>0.9833319187</text:p>
          </table:table-cell>
          <table:table-cell table:formula="of:=IF(ISBLANK([.E82]);&quot;&quot;;[.I82])" office:value-type="float" office:value="0.983331918716431" calcext:value-type="float">
            <text:p>0.9833319187</text:p>
          </table:table-cell>
          <table:table-cell table:formula="of:=IF(OR(ISBLANK([.E82]);[.I82]&lt;=0);&quot;&quot;;[.I82])" office:value-type="float" office:value="0.983331918716431" calcext:value-type="float">
            <text:p>0.98333191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2998" calcext:value-type="float">
            <text:p>1427749712.52998</text:p>
          </table:table-cell>
          <table:table-cell office:value-type="float" office:value="1427749713.68335" calcext:value-type="float">
            <text:p>1427749713.68335</text:p>
          </table:table-cell>
          <table:table-cell office:value-type="float" office:value="1427749713.71825" calcext:value-type="float">
            <text:p>1427749713.71825</text:p>
          </table:table-cell>
          <table:table-cell/>
          <table:table-cell table:formula="of:=MAX([.B83];[.D83];[.G83])-MAX([.A83];[.C83];[.E83])" office:value-type="float" office:value="1.18827080726624" calcext:value-type="float">
            <text:p>1.1882708073</text:p>
          </table:table-cell>
          <table:table-cell table:formula="of:=IF(ISBLANK([.E83]);&quot;&quot;;[.I83])" office:value-type="float" office:value="1.18827080726624" calcext:value-type="float">
            <text:p>1.1882708073</text:p>
          </table:table-cell>
          <table:table-cell table:formula="of:=IF(OR(ISBLANK([.E83]);[.I83]&lt;=0);&quot;&quot;;[.I83])" office:value-type="float" office:value="1.18827080726624" calcext:value-type="float">
            <text:p>1.1882708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128" calcext:value-type="float">
            <text:p>1427749712.53128</text:p>
          </table:table-cell>
          <table:table-cell office:value-type="float" office:value="1427749713.25107" calcext:value-type="float">
            <text:p>1427749713.25107</text:p>
          </table:table-cell>
          <table:table-cell office:value-type="float" office:value="1427749713.59703" calcext:value-type="float">
            <text:p>1427749713.59703</text:p>
          </table:table-cell>
          <table:table-cell/>
          <table:table-cell table:formula="of:=MAX([.B84];[.D84];[.G84])-MAX([.A84];[.C84];[.E84])" office:value-type="float" office:value="1.06575012207031" calcext:value-type="float">
            <text:p>1.0657501221</text:p>
          </table:table-cell>
          <table:table-cell table:formula="of:=IF(ISBLANK([.E84]);&quot;&quot;;[.I84])" office:value-type="float" office:value="1.06575012207031" calcext:value-type="float">
            <text:p>1.0657501221</text:p>
          </table:table-cell>
          <table:table-cell table:formula="of:=IF(OR(ISBLANK([.E84]);[.I84]&lt;=0);&quot;&quot;;[.I84])" office:value-type="float" office:value="1.06575012207031" calcext:value-type="float">
            <text:p>1.0657501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358" calcext:value-type="float">
            <text:p>1427749712.53358</text:p>
          </table:table-cell>
          <table:table-cell office:value-type="float" office:value="1427749713.76687" calcext:value-type="float">
            <text:p>1427749713.76687</text:p>
          </table:table-cell>
          <table:table-cell office:value-type="float" office:value="1427749713.80239" calcext:value-type="float">
            <text:p>1427749713.80239</text:p>
          </table:table-cell>
          <table:table-cell/>
          <table:table-cell table:formula="of:=MAX([.B85];[.D85];[.G85])-MAX([.A85];[.C85];[.E85])" office:value-type="float" office:value="1.26881194114685" calcext:value-type="float">
            <text:p>1.2688119411</text:p>
          </table:table-cell>
          <table:table-cell table:formula="of:=IF(ISBLANK([.E85]);&quot;&quot;;[.I85])" office:value-type="float" office:value="1.26881194114685" calcext:value-type="float">
            <text:p>1.2688119411</text:p>
          </table:table-cell>
          <table:table-cell table:formula="of:=IF(OR(ISBLANK([.E85]);[.I85]&lt;=0);&quot;&quot;;[.I85])" office:value-type="float" office:value="1.26881194114685" calcext:value-type="float">
            <text:p>1.26881194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488" calcext:value-type="float">
            <text:p>1427749712.53488</text:p>
          </table:table-cell>
          <table:table-cell office:value-type="float" office:value="1427749713.59709" calcext:value-type="float">
            <text:p>1427749713.59709</text:p>
          </table:table-cell>
          <table:table-cell office:value-type="float" office:value="1427749713.68325" calcext:value-type="float">
            <text:p>1427749713.68325</text:p>
          </table:table-cell>
          <table:table-cell/>
          <table:table-cell table:formula="of:=MAX([.B86];[.D86];[.G86])-MAX([.A86];[.C86];[.E86])" office:value-type="float" office:value="1.14836716651917" calcext:value-type="float">
            <text:p>1.1483671665</text:p>
          </table:table-cell>
          <table:table-cell table:formula="of:=IF(ISBLANK([.E86]);&quot;&quot;;[.I86])" office:value-type="float" office:value="1.14836716651917" calcext:value-type="float">
            <text:p>1.1483671665</text:p>
          </table:table-cell>
          <table:table-cell table:formula="of:=IF(OR(ISBLANK([.E86]);[.I86]&lt;=0);&quot;&quot;;[.I86])" office:value-type="float" office:value="1.14836716651917" calcext:value-type="float">
            <text:p>1.14836716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573" calcext:value-type="float">
            <text:p>1427749712.53573</text:p>
          </table:table-cell>
          <table:table-cell office:value-type="float" office:value="1427749713.25251" calcext:value-type="float">
            <text:p>1427749713.25251</text:p>
          </table:table-cell>
          <table:table-cell office:value-type="float" office:value="1427749713.42318" calcext:value-type="float">
            <text:p>1427749713.42318</text:p>
          </table:table-cell>
          <table:table-cell/>
          <table:table-cell table:formula="of:=MAX([.B87];[.D87];[.G87])-MAX([.A87];[.C87];[.E87])" office:value-type="float" office:value="0.887443065643311" calcext:value-type="float">
            <text:p>0.8874430656</text:p>
          </table:table-cell>
          <table:table-cell table:formula="of:=IF(ISBLANK([.E87]);&quot;&quot;;[.I87])" office:value-type="float" office:value="0.887443065643311" calcext:value-type="float">
            <text:p>0.8874430656</text:p>
          </table:table-cell>
          <table:table-cell table:formula="of:=IF(OR(ISBLANK([.E87]);[.I87]&lt;=0);&quot;&quot;;[.I87])" office:value-type="float" office:value="0.887443065643311" calcext:value-type="float">
            <text:p>0.8874430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618" calcext:value-type="float">
            <text:p>1427749712.53618</text:p>
          </table:table-cell>
          <table:table-cell office:value-type="float" office:value="1427749713.68321" calcext:value-type="float">
            <text:p>1427749713.68321</text:p>
          </table:table-cell>
          <table:table-cell office:value-type="float" office:value="1427749713.71829" calcext:value-type="float">
            <text:p>1427749713.71829</text:p>
          </table:table-cell>
          <table:table-cell/>
          <table:table-cell table:formula="of:=MAX([.B88];[.D88];[.G88])-MAX([.A88];[.C88];[.E88])" office:value-type="float" office:value="1.18211078643799" calcext:value-type="float">
            <text:p>1.1821107864</text:p>
          </table:table-cell>
          <table:table-cell table:formula="of:=IF(ISBLANK([.E88]);&quot;&quot;;[.I88])" office:value-type="float" office:value="1.18211078643799" calcext:value-type="float">
            <text:p>1.1821107864</text:p>
          </table:table-cell>
          <table:table-cell table:formula="of:=IF(OR(ISBLANK([.E88]);[.I88]&lt;=0);&quot;&quot;;[.I88])" office:value-type="float" office:value="1.18211078643799" calcext:value-type="float">
            <text:p>1.18211078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663" calcext:value-type="float">
            <text:p>1427749712.53663</text:p>
          </table:table-cell>
          <table:table-cell office:value-type="float" office:value="1427749713.51193" calcext:value-type="float">
            <text:p>1427749713.51193</text:p>
          </table:table-cell>
          <table:table-cell office:value-type="float" office:value="1427749713.59713" calcext:value-type="float">
            <text:p>1427749713.59713</text:p>
          </table:table-cell>
          <table:table-cell/>
          <table:table-cell table:formula="of:=MAX([.B89];[.D89];[.G89])-MAX([.A89];[.C89];[.E89])" office:value-type="float" office:value="1.06049299240112" calcext:value-type="float">
            <text:p>1.0604929924</text:p>
          </table:table-cell>
          <table:table-cell table:formula="of:=IF(ISBLANK([.E89]);&quot;&quot;;[.I89])" office:value-type="float" office:value="1.06049299240112" calcext:value-type="float">
            <text:p>1.0604929924</text:p>
          </table:table-cell>
          <table:table-cell table:formula="of:=IF(OR(ISBLANK([.E89]);[.I89]&lt;=0);&quot;&quot;;[.I89])" office:value-type="float" office:value="1.06049299240112" calcext:value-type="float">
            <text:p>1.06049299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2.53709" calcext:value-type="float">
            <text:p>1427749712.53709</text:p>
          </table:table-cell>
          <table:table-cell office:value-type="float" office:value="1427749713.16809" calcext:value-type="float">
            <text:p>1427749713.16809</text:p>
          </table:table-cell>
          <table:table-cell office:value-type="float" office:value="1427749713.24964" calcext:value-type="float">
            <text:p>1427749713.24964</text:p>
          </table:table-cell>
          <table:table-cell/>
          <table:table-cell table:formula="of:=MAX([.B90];[.D90];[.G90])-MAX([.A90];[.C90];[.E90])" office:value-type="float" office:value="0.712548971176147" calcext:value-type="float">
            <text:p>0.7125489712</text:p>
          </table:table-cell>
          <table:table-cell table:formula="of:=IF(ISBLANK([.E90]);&quot;&quot;;[.I90])" office:value-type="float" office:value="0.712548971176147" calcext:value-type="float">
            <text:p>0.7125489712</text:p>
          </table:table-cell>
          <table:table-cell table:formula="of:=IF(OR(ISBLANK([.E90]);[.I90]&lt;=0);&quot;&quot;;[.I90])" office:value-type="float" office:value="0.712548971176147" calcext:value-type="float">
            <text:p>0.71254897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3.80241" calcext:value-type="float">
            <text:p>1427749713.80241</text:p>
          </table:table-cell>
          <table:table-cell office:value-type="float" office:value="1427749715.10505" calcext:value-type="float">
            <text:p>1427749715.10505</text:p>
          </table:table-cell>
          <table:table-cell table:number-columns-repeated="4"/>
          <table:table-cell table:formula="of:=MAX([.B91];[.D91];[.G91])-MAX([.A91];[.C91];[.E91])" office:value-type="float" office:value="1.30264186859131" calcext:value-type="float">
            <text:p>1.3026418686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241" calcext:value-type="float">
            <text:p>1427749713.80241</text:p>
          </table:table-cell>
          <table:table-cell office:value-type="float" office:value="1427749714.91095" calcext:value-type="float">
            <text:p>1427749714.91095</text:p>
          </table:table-cell>
          <table:table-cell office:value-type="float" office:value="1427749714.99034" calcext:value-type="float">
            <text:p>1427749714.99034</text:p>
          </table:table-cell>
          <table:table-cell/>
          <table:table-cell table:formula="of:=MAX([.B92];[.D92];[.G92])-MAX([.A92];[.C92];[.E92])" office:value-type="float" office:value="1.18792796134949" calcext:value-type="float">
            <text:p>1.1879279613</text:p>
          </table:table-cell>
          <table:table-cell table:formula="of:=IF(ISBLANK([.E92]);&quot;&quot;;[.I92])" office:value-type="float" office:value="1.18792796134949" calcext:value-type="float">
            <text:p>1.1879279613</text:p>
          </table:table-cell>
          <table:table-cell table:formula="of:=IF(OR(ISBLANK([.E92]);[.I92]&lt;=0);&quot;&quot;;[.I92])" office:value-type="float" office:value="1.18792796134949" calcext:value-type="float">
            <text:p>1.18792796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385" calcext:value-type="float">
            <text:p>1427749713.80385</text:p>
          </table:table-cell>
          <table:table-cell office:value-type="float" office:value="1427749714.59022" calcext:value-type="float">
            <text:p>1427749714.59022</text:p>
          </table:table-cell>
          <table:table-cell office:value-type="float" office:value="1427749714.66935" calcext:value-type="float">
            <text:p>1427749714.66935</text:p>
          </table:table-cell>
          <table:table-cell/>
          <table:table-cell table:formula="of:=MAX([.B93];[.D93];[.G93])-MAX([.A93];[.C93];[.E93])" office:value-type="float" office:value="0.865505218505859" calcext:value-type="float">
            <text:p>0.8655052185</text:p>
          </table:table-cell>
          <table:table-cell table:formula="of:=IF(ISBLANK([.E93]);&quot;&quot;;[.I93])" office:value-type="float" office:value="0.865505218505859" calcext:value-type="float">
            <text:p>0.8655052185</text:p>
          </table:table-cell>
          <table:table-cell table:formula="of:=IF(OR(ISBLANK([.E93]);[.I93]&lt;=0);&quot;&quot;;[.I93])" office:value-type="float" office:value="0.865505218505859" calcext:value-type="float">
            <text:p>0.86550521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516" calcext:value-type="float">
            <text:p>1427749713.80516</text:p>
          </table:table-cell>
          <table:table-cell office:value-type="float" office:value="1427749714.91101" calcext:value-type="float">
            <text:p>1427749714.91101</text:p>
          </table:table-cell>
          <table:table-cell office:value-type="float" office:value="1427749714.99038" calcext:value-type="float">
            <text:p>1427749714.99038</text:p>
          </table:table-cell>
          <table:table-cell/>
          <table:table-cell table:formula="of:=MAX([.B94];[.D94];[.G94])-MAX([.A94];[.C94];[.E94])" office:value-type="float" office:value="1.18521189689636" calcext:value-type="float">
            <text:p>1.1852118969</text:p>
          </table:table-cell>
          <table:table-cell table:formula="of:=IF(ISBLANK([.E94]);&quot;&quot;;[.I94])" office:value-type="float" office:value="1.18521189689636" calcext:value-type="float">
            <text:p>1.1852118969</text:p>
          </table:table-cell>
          <table:table-cell table:formula="of:=IF(OR(ISBLANK([.E94]);[.I94]&lt;=0);&quot;&quot;;[.I94])" office:value-type="float" office:value="1.18521189689636" calcext:value-type="float">
            <text:p>1.18521189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646" calcext:value-type="float">
            <text:p>1427749713.80646</text:p>
          </table:table-cell>
          <table:table-cell office:value-type="float" office:value="1427749714.74609" calcext:value-type="float">
            <text:p>1427749714.74609</text:p>
          </table:table-cell>
          <table:table-cell office:value-type="float" office:value="1427749714.82486" calcext:value-type="float">
            <text:p>1427749714.82486</text:p>
          </table:table-cell>
          <table:table-cell/>
          <table:table-cell table:formula="of:=MAX([.B95];[.D95];[.G95])-MAX([.A95];[.C95];[.E95])" office:value-type="float" office:value="1.01839303970337" calcext:value-type="float">
            <text:p>1.0183930397</text:p>
          </table:table-cell>
          <table:table-cell table:formula="of:=IF(ISBLANK([.E95]);&quot;&quot;;[.I95])" office:value-type="float" office:value="1.01839303970337" calcext:value-type="float">
            <text:p>1.0183930397</text:p>
          </table:table-cell>
          <table:table-cell table:formula="of:=IF(OR(ISBLANK([.E95]);[.I95]&lt;=0);&quot;&quot;;[.I95])" office:value-type="float" office:value="1.01839303970337" calcext:value-type="float">
            <text:p>1.01839303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797" calcext:value-type="float">
            <text:p>1427749713.80797</text:p>
          </table:table-cell>
          <table:table-cell office:value-type="float" office:value="1427749715.0741" calcext:value-type="float">
            <text:p>1427749715.0741</text:p>
          </table:table-cell>
          <table:table-cell office:value-type="float" office:value="1427749715.10505" calcext:value-type="float">
            <text:p>1427749715.10505</text:p>
          </table:table-cell>
          <table:table-cell/>
          <table:table-cell table:formula="of:=MAX([.B96];[.D96];[.G96])-MAX([.A96];[.C96];[.E96])" office:value-type="float" office:value="1.2970769405365" calcext:value-type="float">
            <text:p>1.2970769405</text:p>
          </table:table-cell>
          <table:table-cell table:formula="of:=IF(ISBLANK([.E96]);&quot;&quot;;[.I96])" office:value-type="float" office:value="1.2970769405365" calcext:value-type="float">
            <text:p>1.2970769405</text:p>
          </table:table-cell>
          <table:table-cell table:formula="of:=IF(OR(ISBLANK([.E96]);[.I96]&lt;=0);&quot;&quot;;[.I96])" office:value-type="float" office:value="1.2970769405365" calcext:value-type="float">
            <text:p>1.29707694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844" calcext:value-type="float">
            <text:p>1427749713.80844</text:p>
          </table:table-cell>
          <table:table-cell office:value-type="float" office:value="1427749714.82482" calcext:value-type="float">
            <text:p>1427749714.82482</text:p>
          </table:table-cell>
          <table:table-cell office:value-type="float" office:value="1427749714.91104" calcext:value-type="float">
            <text:p>1427749714.91104</text:p>
          </table:table-cell>
          <table:table-cell/>
          <table:table-cell table:formula="of:=MAX([.B97];[.D97];[.G97])-MAX([.A97];[.C97];[.E97])" office:value-type="float" office:value="1.10260891914368" calcext:value-type="float">
            <text:p>1.1026089191</text:p>
          </table:table-cell>
          <table:table-cell table:formula="of:=IF(ISBLANK([.E97]);&quot;&quot;;[.I97])" office:value-type="float" office:value="1.10260891914368" calcext:value-type="float">
            <text:p>1.1026089191</text:p>
          </table:table-cell>
          <table:table-cell table:formula="of:=IF(OR(ISBLANK([.E97]);[.I97]&lt;=0);&quot;&quot;;[.I97])" office:value-type="float" office:value="1.10260891914368" calcext:value-type="float">
            <text:p>1.10260891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889" calcext:value-type="float">
            <text:p>1427749713.80889</text:p>
          </table:table-cell>
          <table:table-cell office:value-type="float" office:value="1427749714.9903" calcext:value-type="float">
            <text:p>1427749714.9903</text:p>
          </table:table-cell>
          <table:table-cell office:value-type="float" office:value="1427749715.0235" calcext:value-type="float">
            <text:p>1427749715.0235</text:p>
          </table:table-cell>
          <table:table-cell/>
          <table:table-cell table:formula="of:=MAX([.B98];[.D98];[.G98])-MAX([.A98];[.C98];[.E98])" office:value-type="float" office:value="1.21461701393127" calcext:value-type="float">
            <text:p>1.2146170139</text:p>
          </table:table-cell>
          <table:table-cell table:formula="of:=IF(ISBLANK([.E98]);&quot;&quot;;[.I98])" office:value-type="float" office:value="1.21461701393127" calcext:value-type="float">
            <text:p>1.2146170139</text:p>
          </table:table-cell>
          <table:table-cell table:formula="of:=IF(OR(ISBLANK([.E98]);[.I98]&lt;=0);&quot;&quot;;[.I98])" office:value-type="float" office:value="1.21461701393127" calcext:value-type="float">
            <text:p>1.21461701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936" calcext:value-type="float">
            <text:p>1427749713.80936</text:p>
          </table:table-cell>
          <table:table-cell office:value-type="float" office:value="1427749714.59029" calcext:value-type="float">
            <text:p>1427749714.59029</text:p>
          </table:table-cell>
          <table:table-cell office:value-type="float" office:value="1427749714.66938" calcext:value-type="float">
            <text:p>1427749714.66938</text:p>
          </table:table-cell>
          <table:table-cell/>
          <table:table-cell table:formula="of:=MAX([.B99];[.D99];[.G99])-MAX([.A99];[.C99];[.E99])" office:value-type="float" office:value="0.860027074813843" calcext:value-type="float">
            <text:p>0.8600270748</text:p>
          </table:table-cell>
          <table:table-cell table:formula="of:=IF(ISBLANK([.E99]);&quot;&quot;;[.I99])" office:value-type="float" office:value="0.860027074813843" calcext:value-type="float">
            <text:p>0.8600270748</text:p>
          </table:table-cell>
          <table:table-cell table:formula="of:=IF(OR(ISBLANK([.E99]);[.I99]&lt;=0);&quot;&quot;;[.I99])" office:value-type="float" office:value="0.860027074813843" calcext:value-type="float">
            <text:p>0.86002707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0984" calcext:value-type="float">
            <text:p>1427749713.80984</text:p>
          </table:table-cell>
          <table:table-cell office:value-type="float" office:value="1427749714.99047" calcext:value-type="float">
            <text:p>1427749714.99047</text:p>
          </table:table-cell>
          <table:table-cell office:value-type="float" office:value="1427749715.02343" calcext:value-type="float">
            <text:p>1427749715.02343</text:p>
          </table:table-cell>
          <table:table-cell/>
          <table:table-cell table:formula="of:=MAX([.B100];[.D100];[.G100])-MAX([.A100];[.C100];[.E100])" office:value-type="float" office:value="1.21359491348267" calcext:value-type="float">
            <text:p>1.2135949135</text:p>
          </table:table-cell>
          <table:table-cell table:formula="of:=IF(ISBLANK([.E100]);&quot;&quot;;[.I100])" office:value-type="float" office:value="1.21359491348267" calcext:value-type="float">
            <text:p>1.2135949135</text:p>
          </table:table-cell>
          <table:table-cell table:formula="of:=IF(OR(ISBLANK([.E100]);[.I100]&lt;=0);&quot;&quot;;[.I100])" office:value-type="float" office:value="1.21359491348267" calcext:value-type="float">
            <text:p>1.21359491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3.81029" calcext:value-type="float">
            <text:p>1427749713.81029</text:p>
          </table:table-cell>
          <table:table-cell office:value-type="float" office:value="1427749714.42992" calcext:value-type="float">
            <text:p>1427749714.42992</text:p>
          </table:table-cell>
          <table:table-cell office:value-type="float" office:value="1427749714.51054" calcext:value-type="float">
            <text:p>1427749714.51054</text:p>
          </table:table-cell>
          <table:table-cell/>
          <table:table-cell table:formula="of:=MAX([.B101];[.D101];[.G101])-MAX([.A101];[.C101];[.E101])" office:value-type="float" office:value="0.700257062911987" calcext:value-type="float">
            <text:p>0.7002570629</text:p>
          </table:table-cell>
          <table:table-cell table:formula="of:=IF(ISBLANK([.E101]);&quot;&quot;;[.I101])" office:value-type="float" office:value="0.700257062911987" calcext:value-type="float">
            <text:p>0.7002570629</text:p>
          </table:table-cell>
          <table:table-cell table:formula="of:=IF(OR(ISBLANK([.E101]);[.I101]&lt;=0);&quot;&quot;;[.I101])" office:value-type="float" office:value="0.700257062911987" calcext:value-type="float">
            <text:p>0.70025706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5.10507" calcext:value-type="float">
            <text:p>1427749715.10507</text:p>
          </table:table-cell>
          <table:table-cell office:value-type="float" office:value="1427749716.36612" calcext:value-type="float">
            <text:p>1427749716.36612</text:p>
          </table:table-cell>
          <table:table-cell table:number-columns-repeated="4"/>
          <table:table-cell table:formula="of:=MAX([.B102];[.D102];[.G102])-MAX([.A102];[.C102];[.E102])" office:value-type="float" office:value="1.26104998588562" calcext:value-type="float">
            <text:p>1.2610499859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0507" calcext:value-type="float">
            <text:p>1427749715.10507</text:p>
          </table:table-cell>
          <table:table-cell office:value-type="float" office:value="1427749716.25333" calcext:value-type="float">
            <text:p>1427749716.25333</text:p>
          </table:table-cell>
          <table:table-cell office:value-type="float" office:value="1427749716.28224" calcext:value-type="float">
            <text:p>1427749716.28224</text:p>
          </table:table-cell>
          <table:table-cell/>
          <table:table-cell table:formula="of:=MAX([.B103];[.D103];[.G103])-MAX([.A103];[.C103];[.E103])" office:value-type="float" office:value="1.17717409133911" calcext:value-type="float">
            <text:p>1.1771740913</text:p>
          </table:table-cell>
          <table:table-cell table:formula="of:=IF(ISBLANK([.E103]);&quot;&quot;;[.I103])" office:value-type="float" office:value="1.17717409133911" calcext:value-type="float">
            <text:p>1.1771740913</text:p>
          </table:table-cell>
          <table:table-cell table:formula="of:=IF(OR(ISBLANK([.E103]);[.I103]&lt;=0);&quot;&quot;;[.I103])" office:value-type="float" office:value="1.17717409133911" calcext:value-type="float">
            <text:p>1.17717409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0643" calcext:value-type="float">
            <text:p>1427749715.10643</text:p>
          </table:table-cell>
          <table:table-cell office:value-type="float" office:value="1427749716.16922" calcext:value-type="float">
            <text:p>1427749716.16922</text:p>
          </table:table-cell>
          <table:table-cell office:value-type="float" office:value="1427749716.2511" calcext:value-type="float">
            <text:p>1427749716.2511</text:p>
          </table:table-cell>
          <table:table-cell/>
          <table:table-cell table:formula="of:=MAX([.B104];[.D104];[.G104])-MAX([.A104];[.C104];[.E104])" office:value-type="float" office:value="1.14466500282288" calcext:value-type="float">
            <text:p>1.1446650028</text:p>
          </table:table-cell>
          <table:table-cell table:formula="of:=IF(ISBLANK([.E104]);&quot;&quot;;[.I104])" office:value-type="float" office:value="1.14466500282288" calcext:value-type="float">
            <text:p>1.1446650028</text:p>
          </table:table-cell>
          <table:table-cell table:formula="of:=IF(OR(ISBLANK([.E104]);[.I104]&lt;=0);&quot;&quot;;[.I104])" office:value-type="float" office:value="1.14466500282288" calcext:value-type="float">
            <text:p>1.14466500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0778" calcext:value-type="float">
            <text:p>1427749715.10778</text:p>
          </table:table-cell>
          <table:table-cell office:value-type="float" office:value="1427749716.01191" calcext:value-type="float">
            <text:p>1427749716.01191</text:p>
          </table:table-cell>
          <table:table-cell office:value-type="float" office:value="1427749716.09069" calcext:value-type="float">
            <text:p>1427749716.09069</text:p>
          </table:table-cell>
          <table:table-cell/>
          <table:table-cell table:formula="of:=MAX([.B105];[.D105];[.G105])-MAX([.A105];[.C105];[.E105])" office:value-type="float" office:value="0.982916831970215" calcext:value-type="float">
            <text:p>0.982916832</text:p>
          </table:table-cell>
          <table:table-cell table:formula="of:=IF(ISBLANK([.E105]);&quot;&quot;;[.I105])" office:value-type="float" office:value="0.982916831970215" calcext:value-type="float">
            <text:p>0.982916832</text:p>
          </table:table-cell>
          <table:table-cell table:formula="of:=IF(OR(ISBLANK([.E105]);[.I105]&lt;=0);&quot;&quot;;[.I105])" office:value-type="float" office:value="0.982916831970215" calcext:value-type="float">
            <text:p>0.9829168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0907" calcext:value-type="float">
            <text:p>1427749715.10907</text:p>
          </table:table-cell>
          <table:table-cell office:value-type="float" office:value="1427749716.25106" calcext:value-type="float">
            <text:p>1427749716.25106</text:p>
          </table:table-cell>
          <table:table-cell office:value-type="float" office:value="1427749716.27902" calcext:value-type="float">
            <text:p>1427749716.27902</text:p>
          </table:table-cell>
          <table:table-cell/>
          <table:table-cell table:formula="of:=MAX([.B106];[.D106];[.G106])-MAX([.A106];[.C106];[.E106])" office:value-type="float" office:value="1.16994285583496" calcext:value-type="float">
            <text:p>1.1699428558</text:p>
          </table:table-cell>
          <table:table-cell table:formula="of:=IF(ISBLANK([.E106]);&quot;&quot;;[.I106])" office:value-type="float" office:value="1.16994285583496" calcext:value-type="float">
            <text:p>1.1699428558</text:p>
          </table:table-cell>
          <table:table-cell table:formula="of:=IF(OR(ISBLANK([.E106]);[.I106]&lt;=0);&quot;&quot;;[.I106])" office:value-type="float" office:value="1.16994285583496" calcext:value-type="float">
            <text:p>1.16994285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1135" calcext:value-type="float">
            <text:p>1427749715.11135</text:p>
          </table:table-cell>
          <table:table-cell office:value-type="float" office:value="1427749715.85511" calcext:value-type="float">
            <text:p>1427749715.85511</text:p>
          </table:table-cell>
          <table:table-cell office:value-type="float" office:value="1427749715.93336" calcext:value-type="float">
            <text:p>1427749715.93336</text:p>
          </table:table-cell>
          <table:table-cell/>
          <table:table-cell table:formula="of:=MAX([.B107];[.D107];[.G107])-MAX([.A107];[.C107];[.E107])" office:value-type="float" office:value="0.822003841400147" calcext:value-type="float">
            <text:p>0.8220038414</text:p>
          </table:table-cell>
          <table:table-cell table:formula="of:=IF(ISBLANK([.E107]);&quot;&quot;;[.I107])" office:value-type="float" office:value="0.822003841400147" calcext:value-type="float">
            <text:p>0.8220038414</text:p>
          </table:table-cell>
          <table:table-cell table:formula="of:=IF(OR(ISBLANK([.E107]);[.I107]&lt;=0);&quot;&quot;;[.I107])" office:value-type="float" office:value="0.822003841400147" calcext:value-type="float">
            <text:p>0.82200384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1268" calcext:value-type="float">
            <text:p>1427749715.11268</text:p>
          </table:table-cell>
          <table:table-cell office:value-type="float" office:value="1427749715.93332" calcext:value-type="float">
            <text:p>1427749715.93332</text:p>
          </table:table-cell>
          <table:table-cell office:value-type="float" office:value="1427749716.01195" calcext:value-type="float">
            <text:p>1427749716.01195</text:p>
          </table:table-cell>
          <table:table-cell/>
          <table:table-cell table:formula="of:=MAX([.B108];[.D108];[.G108])-MAX([.A108];[.C108];[.E108])" office:value-type="float" office:value="0.899271965026856" calcext:value-type="float">
            <text:p>0.899271965</text:p>
          </table:table-cell>
          <table:table-cell table:formula="of:=IF(ISBLANK([.E108]);&quot;&quot;;[.I108])" office:value-type="float" office:value="0.899271965026856" calcext:value-type="float">
            <text:p>0.899271965</text:p>
          </table:table-cell>
          <table:table-cell table:formula="of:=IF(OR(ISBLANK([.E108]);[.I108]&lt;=0);&quot;&quot;;[.I108])" office:value-type="float" office:value="0.899271965026856" calcext:value-type="float">
            <text:p>0.8992719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1398" calcext:value-type="float">
            <text:p>1427749715.11398</text:p>
          </table:table-cell>
          <table:table-cell office:value-type="float" office:value="1427749715.77674" calcext:value-type="float">
            <text:p>1427749715.77674</text:p>
          </table:table-cell>
          <table:table-cell office:value-type="float" office:value="1427749715.85515" calcext:value-type="float">
            <text:p>1427749715.85515</text:p>
          </table:table-cell>
          <table:table-cell/>
          <table:table-cell table:formula="of:=MAX([.B109];[.D109];[.G109])-MAX([.A109];[.C109];[.E109])" office:value-type="float" office:value="0.74117112159729" calcext:value-type="float">
            <text:p>0.7411711216</text:p>
          </table:table-cell>
          <table:table-cell table:formula="of:=IF(ISBLANK([.E109]);&quot;&quot;;[.I109])" office:value-type="float" office:value="0.74117112159729" calcext:value-type="float">
            <text:p>0.7411711216</text:p>
          </table:table-cell>
          <table:table-cell table:formula="of:=IF(OR(ISBLANK([.E109]);[.I109]&lt;=0);&quot;&quot;;[.I109])" office:value-type="float" office:value="0.74117112159729" calcext:value-type="float">
            <text:p>0.74117112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1527" calcext:value-type="float">
            <text:p>1427749715.11527</text:p>
          </table:table-cell>
          <table:table-cell office:value-type="float" office:value="1427749716.09065" calcext:value-type="float">
            <text:p>1427749716.09065</text:p>
          </table:table-cell>
          <table:table-cell office:value-type="float" office:value="1427749716.16915" calcext:value-type="float">
            <text:p>1427749716.16915</text:p>
          </table:table-cell>
          <table:table-cell/>
          <table:table-cell table:formula="of:=MAX([.B110];[.D110];[.G110])-MAX([.A110];[.C110];[.E110])" office:value-type="float" office:value="1.05387997627258" calcext:value-type="float">
            <text:p>1.0538799763</text:p>
          </table:table-cell>
          <table:table-cell table:formula="of:=IF(ISBLANK([.E110]);&quot;&quot;;[.I110])" office:value-type="float" office:value="1.05387997627258" calcext:value-type="float">
            <text:p>1.0538799763</text:p>
          </table:table-cell>
          <table:table-cell table:formula="of:=IF(OR(ISBLANK([.E110]);[.I110]&lt;=0);&quot;&quot;;[.I110])" office:value-type="float" office:value="1.05387997627258" calcext:value-type="float">
            <text:p>1.0538799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1585" calcext:value-type="float">
            <text:p>1427749715.11585</text:p>
          </table:table-cell>
          <table:table-cell office:value-type="float" office:value="1427749716.16974" calcext:value-type="float">
            <text:p>1427749716.16974</text:p>
          </table:table-cell>
          <table:table-cell office:value-type="float" office:value="1427749716.25099" calcext:value-type="float">
            <text:p>1427749716.25099</text:p>
          </table:table-cell>
          <table:table-cell/>
          <table:table-cell table:formula="of:=MAX([.B111];[.D111];[.G111])-MAX([.A111];[.C111];[.E111])" office:value-type="float" office:value="1.13514614105225" calcext:value-type="float">
            <text:p>1.1351461411</text:p>
          </table:table-cell>
          <table:table-cell table:formula="of:=IF(ISBLANK([.E111]);&quot;&quot;;[.I111])" office:value-type="float" office:value="1.13514614105225" calcext:value-type="float">
            <text:p>1.1351461411</text:p>
          </table:table-cell>
          <table:table-cell table:formula="of:=IF(OR(ISBLANK([.E111]);[.I111]&lt;=0);&quot;&quot;;[.I111])" office:value-type="float" office:value="1.13514614105225" calcext:value-type="float">
            <text:p>1.13514614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5.1163" calcext:value-type="float">
            <text:p>1427749715.1163</text:p>
          </table:table-cell>
          <table:table-cell office:value-type="float" office:value="1427749716.33421" calcext:value-type="float">
            <text:p>1427749716.33421</text:p>
          </table:table-cell>
          <table:table-cell office:value-type="float" office:value="1427749716.36611" calcext:value-type="float">
            <text:p>1427749716.36611</text:p>
          </table:table-cell>
          <table:table-cell/>
          <table:table-cell table:formula="of:=MAX([.B112];[.D112];[.G112])-MAX([.A112];[.C112];[.E112])" office:value-type="float" office:value="1.24980306625366" calcext:value-type="float">
            <text:p>1.2498030663</text:p>
          </table:table-cell>
          <table:table-cell table:formula="of:=IF(ISBLANK([.E112]);&quot;&quot;;[.I112])" office:value-type="float" office:value="1.24980306625366" calcext:value-type="float">
            <text:p>1.2498030663</text:p>
          </table:table-cell>
          <table:table-cell table:formula="of:=IF(OR(ISBLANK([.E112]);[.I112]&lt;=0);&quot;&quot;;[.I112])" office:value-type="float" office:value="1.24980306625366" calcext:value-type="float">
            <text:p>1.24980306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6.36613" calcext:value-type="float">
            <text:p>1427749716.36613</text:p>
          </table:table-cell>
          <table:table-cell office:value-type="float" office:value="1427749717.63582" calcext:value-type="float">
            <text:p>1427749717.63582</text:p>
          </table:table-cell>
          <table:table-cell table:number-columns-repeated="4"/>
          <table:table-cell table:formula="of:=MAX([.B113];[.D113];[.G113])-MAX([.A113];[.C113];[.E113])" office:value-type="float" office:value="1.26968789100647" calcext:value-type="float">
            <text:p>1.269687891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6613" calcext:value-type="float">
            <text:p>1427749716.36613</text:p>
          </table:table-cell>
          <table:table-cell office:value-type="float" office:value="1427749717.52022" calcext:value-type="float">
            <text:p>1427749717.52022</text:p>
          </table:table-cell>
          <table:table-cell office:value-type="float" office:value="1427749717.55885" calcext:value-type="float">
            <text:p>1427749717.55885</text:p>
          </table:table-cell>
          <table:table-cell/>
          <table:table-cell table:formula="of:=MAX([.B114];[.D114];[.G114])-MAX([.A114];[.C114];[.E114])" office:value-type="float" office:value="1.19272089004517" calcext:value-type="float">
            <text:p>1.19272089</text:p>
          </table:table-cell>
          <table:table-cell table:formula="of:=IF(ISBLANK([.E114]);&quot;&quot;;[.I114])" office:value-type="float" office:value="1.19272089004517" calcext:value-type="float">
            <text:p>1.19272089</text:p>
          </table:table-cell>
          <table:table-cell table:formula="of:=IF(OR(ISBLANK([.E114]);[.I114]&lt;=0);&quot;&quot;;[.I114])" office:value-type="float" office:value="1.19272089004517" calcext:value-type="float">
            <text:p>1.192720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6675" calcext:value-type="float">
            <text:p>1427749716.36675</text:p>
          </table:table-cell>
          <table:table-cell office:value-type="float" office:value="1427749717.12543" calcext:value-type="float">
            <text:p>1427749717.12543</text:p>
          </table:table-cell>
          <table:table-cell office:value-type="float" office:value="1427749717.20511" calcext:value-type="float">
            <text:p>1427749717.20511</text:p>
          </table:table-cell>
          <table:table-cell/>
          <table:table-cell table:formula="of:=MAX([.B115];[.D115];[.G115])-MAX([.A115];[.C115];[.E115])" office:value-type="float" office:value="0.838356018066406" calcext:value-type="float">
            <text:p>0.8383560181</text:p>
          </table:table-cell>
          <table:table-cell table:formula="of:=IF(ISBLANK([.E115]);&quot;&quot;;[.I115])" office:value-type="float" office:value="0.838356018066406" calcext:value-type="float">
            <text:p>0.8383560181</text:p>
          </table:table-cell>
          <table:table-cell table:formula="of:=IF(OR(ISBLANK([.E115]);[.I115]&lt;=0);&quot;&quot;;[.I115])" office:value-type="float" office:value="0.838356018066406" calcext:value-type="float">
            <text:p>0.83835601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6725" calcext:value-type="float">
            <text:p>1427749716.36725</text:p>
          </table:table-cell>
          <table:table-cell office:value-type="float" office:value="1427749717.52011" calcext:value-type="float">
            <text:p>1427749717.52011</text:p>
          </table:table-cell>
          <table:table-cell office:value-type="float" office:value="1427749717.55886" calcext:value-type="float">
            <text:p>1427749717.55886</text:p>
          </table:table-cell>
          <table:table-cell/>
          <table:table-cell table:formula="of:=MAX([.B116];[.D116];[.G116])-MAX([.A116];[.C116];[.E116])" office:value-type="float" office:value="1.19160580635071" calcext:value-type="float">
            <text:p>1.1916058064</text:p>
          </table:table-cell>
          <table:table-cell table:formula="of:=IF(ISBLANK([.E116]);&quot;&quot;;[.I116])" office:value-type="float" office:value="1.19160580635071" calcext:value-type="float">
            <text:p>1.1916058064</text:p>
          </table:table-cell>
          <table:table-cell table:formula="of:=IF(OR(ISBLANK([.E116]);[.I116]&lt;=0);&quot;&quot;;[.I116])" office:value-type="float" office:value="1.19160580635071" calcext:value-type="float">
            <text:p>1.19160580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6848" calcext:value-type="float">
            <text:p>1427749716.36848</text:p>
          </table:table-cell>
          <table:table-cell office:value-type="float" office:value="1427749717.36192" calcext:value-type="float">
            <text:p>1427749717.36192</text:p>
          </table:table-cell>
          <table:table-cell office:value-type="float" office:value="1427749717.44086" calcext:value-type="float">
            <text:p>1427749717.44086</text:p>
          </table:table-cell>
          <table:table-cell/>
          <table:table-cell table:formula="of:=MAX([.B117];[.D117];[.G117])-MAX([.A117];[.C117];[.E117])" office:value-type="float" office:value="1.07238006591797" calcext:value-type="float">
            <text:p>1.0723800659</text:p>
          </table:table-cell>
          <table:table-cell table:formula="of:=IF(ISBLANK([.E117]);&quot;&quot;;[.I117])" office:value-type="float" office:value="1.07238006591797" calcext:value-type="float">
            <text:p>1.0723800659</text:p>
          </table:table-cell>
          <table:table-cell table:formula="of:=IF(OR(ISBLANK([.E117]);[.I117]&lt;=0);&quot;&quot;;[.I117])" office:value-type="float" office:value="1.07238006591797" calcext:value-type="float">
            <text:p>1.07238006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6978" calcext:value-type="float">
            <text:p>1427749716.36978</text:p>
          </table:table-cell>
          <table:table-cell office:value-type="float" office:value="1427749717.28403" calcext:value-type="float">
            <text:p>1427749717.28403</text:p>
          </table:table-cell>
          <table:table-cell office:value-type="float" office:value="1427749717.36195" calcext:value-type="float">
            <text:p>1427749717.36195</text:p>
          </table:table-cell>
          <table:table-cell/>
          <table:table-cell table:formula="of:=MAX([.B118];[.D118];[.G118])-MAX([.A118];[.C118];[.E118])" office:value-type="float" office:value="0.992179870605469" calcext:value-type="float">
            <text:p>0.9921798706</text:p>
          </table:table-cell>
          <table:table-cell table:formula="of:=IF(ISBLANK([.E118]);&quot;&quot;;[.I118])" office:value-type="float" office:value="0.992179870605469" calcext:value-type="float">
            <text:p>0.9921798706</text:p>
          </table:table-cell>
          <table:table-cell table:formula="of:=IF(OR(ISBLANK([.E118]);[.I118]&lt;=0);&quot;&quot;;[.I118])" office:value-type="float" office:value="0.992179870605469" calcext:value-type="float">
            <text:p>0.99217987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7213" calcext:value-type="float">
            <text:p>1427749716.37213</text:p>
          </table:table-cell>
          <table:table-cell office:value-type="float" office:value="1427749717.60171" calcext:value-type="float">
            <text:p>1427749717.60171</text:p>
          </table:table-cell>
          <table:table-cell office:value-type="float" office:value="1427749717.63581" calcext:value-type="float">
            <text:p>1427749717.63581</text:p>
          </table:table-cell>
          <table:table-cell/>
          <table:table-cell table:formula="of:=MAX([.B119];[.D119];[.G119])-MAX([.A119];[.C119];[.E119])" office:value-type="float" office:value="1.26368093490601" calcext:value-type="float">
            <text:p>1.2636809349</text:p>
          </table:table-cell>
          <table:table-cell table:formula="of:=IF(ISBLANK([.E119]);&quot;&quot;;[.I119])" office:value-type="float" office:value="1.26368093490601" calcext:value-type="float">
            <text:p>1.2636809349</text:p>
          </table:table-cell>
          <table:table-cell table:formula="of:=IF(OR(ISBLANK([.E119]);[.I119]&lt;=0);&quot;&quot;;[.I119])" office:value-type="float" office:value="1.26368093490601" calcext:value-type="float">
            <text:p>1.26368093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7343" calcext:value-type="float">
            <text:p>1427749716.37343</text:p>
          </table:table-cell>
          <table:table-cell office:value-type="float" office:value="1427749717.36186" calcext:value-type="float">
            <text:p>1427749717.36186</text:p>
          </table:table-cell>
          <table:table-cell office:value-type="float" office:value="1427749717.44082" calcext:value-type="float">
            <text:p>1427749717.44082</text:p>
          </table:table-cell>
          <table:table-cell/>
          <table:table-cell table:formula="of:=MAX([.B120];[.D120];[.G120])-MAX([.A120];[.C120];[.E120])" office:value-type="float" office:value="1.06738901138306" calcext:value-type="float">
            <text:p>1.0673890114</text:p>
          </table:table-cell>
          <table:table-cell table:formula="of:=IF(ISBLANK([.E120]);&quot;&quot;;[.I120])" office:value-type="float" office:value="1.06738901138306" calcext:value-type="float">
            <text:p>1.0673890114</text:p>
          </table:table-cell>
          <table:table-cell table:formula="of:=IF(OR(ISBLANK([.E120]);[.I120]&lt;=0);&quot;&quot;;[.I120])" office:value-type="float" office:value="1.06738901138306" calcext:value-type="float">
            <text:p>1.06738901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7473" calcext:value-type="float">
            <text:p>1427749716.37473</text:p>
          </table:table-cell>
          <table:table-cell office:value-type="float" office:value="1427749717.20507" calcext:value-type="float">
            <text:p>1427749717.20507</text:p>
          </table:table-cell>
          <table:table-cell office:value-type="float" office:value="1427749717.28407" calcext:value-type="float">
            <text:p>1427749717.28407</text:p>
          </table:table-cell>
          <table:table-cell/>
          <table:table-cell table:formula="of:=MAX([.B121];[.D121];[.G121])-MAX([.A121];[.C121];[.E121])" office:value-type="float" office:value="0.909340143203735" calcext:value-type="float">
            <text:p>0.9093401432</text:p>
          </table:table-cell>
          <table:table-cell table:formula="of:=IF(ISBLANK([.E121]);&quot;&quot;;[.I121])" office:value-type="float" office:value="0.909340143203735" calcext:value-type="float">
            <text:p>0.9093401432</text:p>
          </table:table-cell>
          <table:table-cell table:formula="of:=IF(OR(ISBLANK([.E121]);[.I121]&lt;=0);&quot;&quot;;[.I121])" office:value-type="float" office:value="0.909340143203735" calcext:value-type="float">
            <text:p>0.90934014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7565" calcext:value-type="float">
            <text:p>1427749716.37565</text:p>
          </table:table-cell>
          <table:table-cell office:value-type="float" office:value="1427749716.96432" calcext:value-type="float">
            <text:p>1427749716.96432</text:p>
          </table:table-cell>
          <table:table-cell office:value-type="float" office:value="1427749717.04525" calcext:value-type="float">
            <text:p>1427749717.04525</text:p>
          </table:table-cell>
          <table:table-cell/>
          <table:table-cell table:formula="of:=MAX([.B122];[.D122];[.G122])-MAX([.A122];[.C122];[.E122])" office:value-type="float" office:value="0.669591903686523" calcext:value-type="float">
            <text:p>0.6695919037</text:p>
          </table:table-cell>
          <table:table-cell table:formula="of:=IF(ISBLANK([.E122]);&quot;&quot;;[.I122])" office:value-type="float" office:value="0.669591903686523" calcext:value-type="float">
            <text:p>0.6695919037</text:p>
          </table:table-cell>
          <table:table-cell table:formula="of:=IF(OR(ISBLANK([.E122]);[.I122]&lt;=0);&quot;&quot;;[.I122])" office:value-type="float" office:value="0.669591903686523" calcext:value-type="float">
            <text:p>0.66959190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6.37614" calcext:value-type="float">
            <text:p>1427749716.37614</text:p>
          </table:table-cell>
          <table:table-cell office:value-type="float" office:value="1427749717.52005" calcext:value-type="float">
            <text:p>1427749717.52005</text:p>
          </table:table-cell>
          <table:table-cell office:value-type="float" office:value="1427749717.55489" calcext:value-type="float">
            <text:p>1427749717.55489</text:p>
          </table:table-cell>
          <table:table-cell/>
          <table:table-cell table:formula="of:=MAX([.B123];[.D123];[.G123])-MAX([.A123];[.C123];[.E123])" office:value-type="float" office:value="1.1787440776825" calcext:value-type="float">
            <text:p>1.1787440777</text:p>
          </table:table-cell>
          <table:table-cell table:formula="of:=IF(ISBLANK([.E123]);&quot;&quot;;[.I123])" office:value-type="float" office:value="1.1787440776825" calcext:value-type="float">
            <text:p>1.1787440777</text:p>
          </table:table-cell>
          <table:table-cell table:formula="of:=IF(OR(ISBLANK([.E123]);[.I123]&lt;=0);&quot;&quot;;[.I123])" office:value-type="float" office:value="1.1787440776825" calcext:value-type="float">
            <text:p>1.17874407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7.63583" calcext:value-type="float">
            <text:p>1427749717.63583</text:p>
          </table:table-cell>
          <table:table-cell office:value-type="float" office:value="1427749718.96658" calcext:value-type="float">
            <text:p>1427749718.96658</text:p>
          </table:table-cell>
          <table:table-cell table:number-columns-repeated="4"/>
          <table:table-cell table:formula="of:=MAX([.B124];[.D124];[.G124])-MAX([.A124];[.C124];[.E124])" office:value-type="float" office:value="1.33076000213623" calcext:value-type="float">
            <text:p>1.3307600021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3583" calcext:value-type="float">
            <text:p>1427749717.63583</text:p>
          </table:table-cell>
          <table:table-cell office:value-type="float" office:value="1427749718.85559" calcext:value-type="float">
            <text:p>1427749718.85559</text:p>
          </table:table-cell>
          <table:table-cell office:value-type="float" office:value="1427749718.89255" calcext:value-type="float">
            <text:p>1427749718.89255</text:p>
          </table:table-cell>
          <table:table-cell/>
          <table:table-cell table:formula="of:=MAX([.B125];[.D125];[.G125])-MAX([.A125];[.C125];[.E125])" office:value-type="float" office:value="1.25671887397766" calcext:value-type="float">
            <text:p>1.256718874</text:p>
          </table:table-cell>
          <table:table-cell table:formula="of:=IF(ISBLANK([.E125]);&quot;&quot;;[.I125])" office:value-type="float" office:value="1.25671887397766" calcext:value-type="float">
            <text:p>1.256718874</text:p>
          </table:table-cell>
          <table:table-cell table:formula="of:=IF(OR(ISBLANK([.E125]);[.I125]&lt;=0);&quot;&quot;;[.I125])" office:value-type="float" office:value="1.25671887397766" calcext:value-type="float">
            <text:p>1.2567188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3719" calcext:value-type="float">
            <text:p>1427749717.63719</text:p>
          </table:table-cell>
          <table:table-cell office:value-type="float" office:value="1427749718.9336" calcext:value-type="float">
            <text:p>1427749718.9336</text:p>
          </table:table-cell>
          <table:table-cell office:value-type="float" office:value="1427749718.96658" calcext:value-type="float">
            <text:p>1427749718.96658</text:p>
          </table:table-cell>
          <table:table-cell/>
          <table:table-cell table:formula="of:=MAX([.B126];[.D126];[.G126])-MAX([.A126];[.C126];[.E126])" office:value-type="float" office:value="1.32938599586487" calcext:value-type="float">
            <text:p>1.3293859959</text:p>
          </table:table-cell>
          <table:table-cell table:formula="of:=IF(ISBLANK([.E126]);&quot;&quot;;[.I126])" office:value-type="float" office:value="1.32938599586487" calcext:value-type="float">
            <text:p>1.3293859959</text:p>
          </table:table-cell>
          <table:table-cell table:formula="of:=IF(OR(ISBLANK([.E126]);[.I126]&lt;=0);&quot;&quot;;[.I126])" office:value-type="float" office:value="1.32938599586487" calcext:value-type="float">
            <text:p>1.32938599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385" calcext:value-type="float">
            <text:p>1427749717.6385</text:p>
          </table:table-cell>
          <table:table-cell office:value-type="float" office:value="1427749718.60232" calcext:value-type="float">
            <text:p>1427749718.60232</text:p>
          </table:table-cell>
          <table:table-cell office:value-type="float" office:value="1427749718.68423" calcext:value-type="float">
            <text:p>1427749718.68423</text:p>
          </table:table-cell>
          <table:table-cell/>
          <table:table-cell table:formula="of:=MAX([.B127];[.D127];[.G127])-MAX([.A127];[.C127];[.E127])" office:value-type="float" office:value="1.04572796821594" calcext:value-type="float">
            <text:p>1.0457279682</text:p>
          </table:table-cell>
          <table:table-cell table:formula="of:=IF(ISBLANK([.E127]);&quot;&quot;;[.I127])" office:value-type="float" office:value="1.04572796821594" calcext:value-type="float">
            <text:p>1.0457279682</text:p>
          </table:table-cell>
          <table:table-cell table:formula="of:=IF(OR(ISBLANK([.E127]);[.I127]&lt;=0);&quot;&quot;;[.I127])" office:value-type="float" office:value="1.04572796821594" calcext:value-type="float">
            <text:p>1.04572796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3989" calcext:value-type="float">
            <text:p>1427749717.63989</text:p>
          </table:table-cell>
          <table:table-cell office:value-type="float" office:value="1427749718.60238" calcext:value-type="float">
            <text:p>1427749718.60238</text:p>
          </table:table-cell>
          <table:table-cell office:value-type="float" office:value="1427749718.68426" calcext:value-type="float">
            <text:p>1427749718.68426</text:p>
          </table:table-cell>
          <table:table-cell/>
          <table:table-cell table:formula="of:=MAX([.B128];[.D128];[.G128])-MAX([.A128];[.C128];[.E128])" office:value-type="float" office:value="1.04437780380249" calcext:value-type="float">
            <text:p>1.0443778038</text:p>
          </table:table-cell>
          <table:table-cell table:formula="of:=IF(ISBLANK([.E128]);&quot;&quot;;[.I128])" office:value-type="float" office:value="1.04437780380249" calcext:value-type="float">
            <text:p>1.0443778038</text:p>
          </table:table-cell>
          <table:table-cell table:formula="of:=IF(OR(ISBLANK([.E128]);[.I128]&lt;=0);&quot;&quot;;[.I128])" office:value-type="float" office:value="1.04437780380249" calcext:value-type="float">
            <text:p>1.04437780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4119" calcext:value-type="float">
            <text:p>1427749717.64119</text:p>
          </table:table-cell>
          <table:table-cell office:value-type="float" office:value="1427749718.52145" calcext:value-type="float">
            <text:p>1427749718.52145</text:p>
          </table:table-cell>
          <table:table-cell office:value-type="float" office:value="1427749718.60242" calcext:value-type="float">
            <text:p>1427749718.60242</text:p>
          </table:table-cell>
          <table:table-cell/>
          <table:table-cell table:formula="of:=MAX([.B129];[.D129];[.G129])-MAX([.A129];[.C129];[.E129])" office:value-type="float" office:value="0.961230993270874" calcext:value-type="float">
            <text:p>0.9612309933</text:p>
          </table:table-cell>
          <table:table-cell table:formula="of:=IF(ISBLANK([.E129]);&quot;&quot;;[.I129])" office:value-type="float" office:value="0.961230993270874" calcext:value-type="float">
            <text:p>0.9612309933</text:p>
          </table:table-cell>
          <table:table-cell table:formula="of:=IF(OR(ISBLANK([.E129]);[.I129]&lt;=0);&quot;&quot;;[.I129])" office:value-type="float" office:value="0.961230993270874" calcext:value-type="float">
            <text:p>0.96123099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4358" calcext:value-type="float">
            <text:p>1427749717.64358</text:p>
          </table:table-cell>
          <table:table-cell office:value-type="float" office:value="1427749718.35508" calcext:value-type="float">
            <text:p>1427749718.35508</text:p>
          </table:table-cell>
          <table:table-cell office:value-type="float" office:value="1427749718.43826" calcext:value-type="float">
            <text:p>1427749718.43826</text:p>
          </table:table-cell>
          <table:table-cell/>
          <table:table-cell table:formula="of:=MAX([.B130];[.D130];[.G130])-MAX([.A130];[.C130];[.E130])" office:value-type="float" office:value="0.794680118560791" calcext:value-type="float">
            <text:p>0.7946801186</text:p>
          </table:table-cell>
          <table:table-cell table:formula="of:=IF(ISBLANK([.E130]);&quot;&quot;;[.I130])" office:value-type="float" office:value="0.794680118560791" calcext:value-type="float">
            <text:p>0.7946801186</text:p>
          </table:table-cell>
          <table:table-cell table:formula="of:=IF(OR(ISBLANK([.E130]);[.I130]&lt;=0);&quot;&quot;;[.I130])" office:value-type="float" office:value="0.794680118560791" calcext:value-type="float">
            <text:p>0.7946801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4489" calcext:value-type="float">
            <text:p>1427749717.64489</text:p>
          </table:table-cell>
          <table:table-cell office:value-type="float" office:value="1427749718.76705" calcext:value-type="float">
            <text:p>1427749718.76705</text:p>
          </table:table-cell>
          <table:table-cell office:value-type="float" office:value="1427749718.85049" calcext:value-type="float">
            <text:p>1427749718.85049</text:p>
          </table:table-cell>
          <table:table-cell/>
          <table:table-cell table:formula="of:=MAX([.B131];[.D131];[.G131])-MAX([.A131];[.C131];[.E131])" office:value-type="float" office:value="1.20559906959534" calcext:value-type="float">
            <text:p>1.2055990696</text:p>
          </table:table-cell>
          <table:table-cell table:formula="of:=IF(ISBLANK([.E131]);&quot;&quot;;[.I131])" office:value-type="float" office:value="1.20559906959534" calcext:value-type="float">
            <text:p>1.2055990696</text:p>
          </table:table-cell>
          <table:table-cell table:formula="of:=IF(OR(ISBLANK([.E131]);[.I131]&lt;=0);&quot;&quot;;[.I131])" office:value-type="float" office:value="1.20559906959534" calcext:value-type="float">
            <text:p>1.20559906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4618" calcext:value-type="float">
            <text:p>1427749717.64618</text:p>
          </table:table-cell>
          <table:table-cell office:value-type="float" office:value="1427749718.35515" calcext:value-type="float">
            <text:p>1427749718.35515</text:p>
          </table:table-cell>
          <table:table-cell office:value-type="float" office:value="1427749718.43829" calcext:value-type="float">
            <text:p>1427749718.43829</text:p>
          </table:table-cell>
          <table:table-cell/>
          <table:table-cell table:formula="of:=MAX([.B132];[.D132];[.G132])-MAX([.A132];[.C132];[.E132])" office:value-type="float" office:value="0.792105913162231" calcext:value-type="float">
            <text:p>0.7921059132</text:p>
          </table:table-cell>
          <table:table-cell table:formula="of:=IF(ISBLANK([.E132]);&quot;&quot;;[.I132])" office:value-type="float" office:value="0.792105913162231" calcext:value-type="float">
            <text:p>0.7921059132</text:p>
          </table:table-cell>
          <table:table-cell table:formula="of:=IF(OR(ISBLANK([.E132]);[.I132]&lt;=0);&quot;&quot;;[.I132])" office:value-type="float" office:value="0.792105913162231" calcext:value-type="float">
            <text:p>0.79210591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4748" calcext:value-type="float">
            <text:p>1427749717.64748</text:p>
          </table:table-cell>
          <table:table-cell office:value-type="float" office:value="1427749718.85045" calcext:value-type="float">
            <text:p>1427749718.85045</text:p>
          </table:table-cell>
          <table:table-cell office:value-type="float" office:value="1427749718.88759" calcext:value-type="float">
            <text:p>1427749718.88759</text:p>
          </table:table-cell>
          <table:table-cell/>
          <table:table-cell table:formula="of:=MAX([.B133];[.D133];[.G133])-MAX([.A133];[.C133];[.E133])" office:value-type="float" office:value="1.24011707305908" calcext:value-type="float">
            <text:p>1.2401170731</text:p>
          </table:table-cell>
          <table:table-cell table:formula="of:=IF(ISBLANK([.E133]);&quot;&quot;;[.I133])" office:value-type="float" office:value="1.24011707305908" calcext:value-type="float">
            <text:p>1.2401170731</text:p>
          </table:table-cell>
          <table:table-cell table:formula="of:=IF(OR(ISBLANK([.E133]);[.I133]&lt;=0);&quot;&quot;;[.I133])" office:value-type="float" office:value="1.24011707305908" calcext:value-type="float">
            <text:p>1.24011707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7.64792" calcext:value-type="float">
            <text:p>1427749717.64792</text:p>
          </table:table-cell>
          <table:table-cell office:value-type="float" office:value="1427749718.85058" calcext:value-type="float">
            <text:p>1427749718.85058</text:p>
          </table:table-cell>
          <table:table-cell office:value-type="float" office:value="1427749718.8889" calcext:value-type="float">
            <text:p>1427749718.8889</text:p>
          </table:table-cell>
          <table:table-cell/>
          <table:table-cell table:formula="of:=MAX([.B134];[.D134];[.G134])-MAX([.A134];[.C134];[.E134])" office:value-type="float" office:value="1.24097585678101" calcext:value-type="float">
            <text:p>1.2409758568</text:p>
          </table:table-cell>
          <table:table-cell table:formula="of:=IF(ISBLANK([.E134]);&quot;&quot;;[.I134])" office:value-type="float" office:value="1.24097585678101" calcext:value-type="float">
            <text:p>1.2409758568</text:p>
          </table:table-cell>
          <table:table-cell table:formula="of:=IF(OR(ISBLANK([.E134]);[.I134]&lt;=0);&quot;&quot;;[.I134])" office:value-type="float" office:value="1.24097585678101" calcext:value-type="float">
            <text:p>1.24097585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18.96659" calcext:value-type="float">
            <text:p>1427749718.96659</text:p>
          </table:table-cell>
          <table:table-cell office:value-type="float" office:value="1427749720.30997" calcext:value-type="float">
            <text:p>1427749720.30997</text:p>
          </table:table-cell>
          <table:table-cell table:number-columns-repeated="4"/>
          <table:table-cell table:formula="of:=MAX([.B135];[.D135];[.G135])-MAX([.A135];[.C135];[.E135])" office:value-type="float" office:value="1.34337401390076" calcext:value-type="float">
            <text:p>1.3433740139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666" calcext:value-type="float">
            <text:p>1427749718.9666</text:p>
          </table:table-cell>
          <table:table-cell office:value-type="float" office:value="1427749720.19231" calcext:value-type="float">
            <text:p>1427749720.19231</text:p>
          </table:table-cell>
          <table:table-cell office:value-type="float" office:value="1427749720.22404" calcext:value-type="float">
            <text:p>1427749720.22404</text:p>
          </table:table-cell>
          <table:table-cell/>
          <table:table-cell table:formula="of:=MAX([.B136];[.D136];[.G136])-MAX([.A136];[.C136];[.E136])" office:value-type="float" office:value="1.25743985176086" calcext:value-type="float">
            <text:p>1.2574398518</text:p>
          </table:table-cell>
          <table:table-cell table:formula="of:=IF(ISBLANK([.E136]);&quot;&quot;;[.I136])" office:value-type="float" office:value="1.25743985176086" calcext:value-type="float">
            <text:p>1.2574398518</text:p>
          </table:table-cell>
          <table:table-cell table:formula="of:=IF(OR(ISBLANK([.E136]);[.I136]&lt;=0);&quot;&quot;;[.I136])" office:value-type="float" office:value="1.25743985176086" calcext:value-type="float">
            <text:p>1.25743985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6739" calcext:value-type="float">
            <text:p>1427749718.96739</text:p>
          </table:table-cell>
          <table:table-cell office:value-type="float" office:value="1427749720.02392" calcext:value-type="float">
            <text:p>1427749720.02392</text:p>
          </table:table-cell>
          <table:table-cell office:value-type="float" office:value="1427749720.11068" calcext:value-type="float">
            <text:p>1427749720.11068</text:p>
          </table:table-cell>
          <table:table-cell/>
          <table:table-cell table:formula="of:=MAX([.B137];[.D137];[.G137])-MAX([.A137];[.C137];[.E137])" office:value-type="float" office:value="1.14329099655151" calcext:value-type="float">
            <text:p>1.1432909966</text:p>
          </table:table-cell>
          <table:table-cell table:formula="of:=IF(ISBLANK([.E137]);&quot;&quot;;[.I137])" office:value-type="float" office:value="1.14329099655151" calcext:value-type="float">
            <text:p>1.1432909966</text:p>
          </table:table-cell>
          <table:table-cell table:formula="of:=IF(OR(ISBLANK([.E137]);[.I137]&lt;=0);&quot;&quot;;[.I137])" office:value-type="float" office:value="1.14329099655151" calcext:value-type="float">
            <text:p>1.14329099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6828" calcext:value-type="float">
            <text:p>1427749718.96828</text:p>
          </table:table-cell>
          <table:table-cell office:value-type="float" office:value="1427749719.86103" calcext:value-type="float">
            <text:p>1427749719.86103</text:p>
          </table:table-cell>
          <table:table-cell office:value-type="float" office:value="1427749719.9426" calcext:value-type="float">
            <text:p>1427749719.9426</text:p>
          </table:table-cell>
          <table:table-cell/>
          <table:table-cell table:formula="of:=MAX([.B138];[.D138];[.G138])-MAX([.A138];[.C138];[.E138])" office:value-type="float" office:value="0.974320888519287" calcext:value-type="float">
            <text:p>0.9743208885</text:p>
          </table:table-cell>
          <table:table-cell table:formula="of:=IF(ISBLANK([.E138]);&quot;&quot;;[.I138])" office:value-type="float" office:value="0.974320888519287" calcext:value-type="float">
            <text:p>0.9743208885</text:p>
          </table:table-cell>
          <table:table-cell table:formula="of:=IF(OR(ISBLANK([.E138]);[.I138]&lt;=0);&quot;&quot;;[.I138])" office:value-type="float" office:value="0.974320888519287" calcext:value-type="float">
            <text:p>0.97432088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6952" calcext:value-type="float">
            <text:p>1427749718.96952</text:p>
          </table:table-cell>
          <table:table-cell office:value-type="float" office:value="1427749720.27771" calcext:value-type="float">
            <text:p>1427749720.27771</text:p>
          </table:table-cell>
          <table:table-cell office:value-type="float" office:value="1427749720.30996" calcext:value-type="float">
            <text:p>1427749720.30996</text:p>
          </table:table-cell>
          <table:table-cell/>
          <table:table-cell table:formula="of:=MAX([.B139];[.D139];[.G139])-MAX([.A139];[.C139];[.E139])" office:value-type="float" office:value="1.34043717384338" calcext:value-type="float">
            <text:p>1.3404371738</text:p>
          </table:table-cell>
          <table:table-cell table:formula="of:=IF(ISBLANK([.E139]);&quot;&quot;;[.I139])" office:value-type="float" office:value="1.34043717384338" calcext:value-type="float">
            <text:p>1.3404371738</text:p>
          </table:table-cell>
          <table:table-cell table:formula="of:=IF(OR(ISBLANK([.E139]);[.I139]&lt;=0);&quot;&quot;;[.I139])" office:value-type="float" office:value="1.34043717384338" calcext:value-type="float">
            <text:p>1.34043717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7076" calcext:value-type="float">
            <text:p>1427749718.97076</text:p>
          </table:table-cell>
          <table:table-cell office:value-type="float" office:value="1427749720.1924" calcext:value-type="float">
            <text:p>1427749720.1924</text:p>
          </table:table-cell>
          <table:table-cell office:value-type="float" office:value="1427749720.231" calcext:value-type="float">
            <text:p>1427749720.231</text:p>
          </table:table-cell>
          <table:table-cell/>
          <table:table-cell table:formula="of:=MAX([.B140];[.D140];[.G140])-MAX([.A140];[.C140];[.E140])" office:value-type="float" office:value="1.26023578643799" calcext:value-type="float">
            <text:p>1.2602357864</text:p>
          </table:table-cell>
          <table:table-cell table:formula="of:=IF(ISBLANK([.E140]);&quot;&quot;;[.I140])" office:value-type="float" office:value="1.26023578643799" calcext:value-type="float">
            <text:p>1.2602357864</text:p>
          </table:table-cell>
          <table:table-cell table:formula="of:=IF(OR(ISBLANK([.E140]);[.I140]&lt;=0);&quot;&quot;;[.I140])" office:value-type="float" office:value="1.26023578643799" calcext:value-type="float">
            <text:p>1.26023578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7267" calcext:value-type="float">
            <text:p>1427749718.97267</text:p>
          </table:table-cell>
          <table:table-cell office:value-type="float" office:value="1427749719.86096" calcext:value-type="float">
            <text:p>1427749719.86096</text:p>
          </table:table-cell>
          <table:table-cell office:value-type="float" office:value="1427749719.94257" calcext:value-type="float">
            <text:p>1427749719.94257</text:p>
          </table:table-cell>
          <table:table-cell/>
          <table:table-cell table:formula="of:=MAX([.B141];[.D141];[.G141])-MAX([.A141];[.C141];[.E141])" office:value-type="float" office:value="0.96989893913269" calcext:value-type="float">
            <text:p>0.9698989391</text:p>
          </table:table-cell>
          <table:table-cell table:formula="of:=IF(ISBLANK([.E141]);&quot;&quot;;[.I141])" office:value-type="float" office:value="0.96989893913269" calcext:value-type="float">
            <text:p>0.9698989391</text:p>
          </table:table-cell>
          <table:table-cell table:formula="of:=IF(OR(ISBLANK([.E141]);[.I141]&lt;=0);&quot;&quot;;[.I141])" office:value-type="float" office:value="0.96989893913269" calcext:value-type="float">
            <text:p>0.96989893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7385" calcext:value-type="float">
            <text:p>1427749718.97385</text:p>
          </table:table-cell>
          <table:table-cell office:value-type="float" office:value="1427749720.02386" calcext:value-type="float">
            <text:p>1427749720.02386</text:p>
          </table:table-cell>
          <table:table-cell office:value-type="float" office:value="1427749720.11065" calcext:value-type="float">
            <text:p>1427749720.11065</text:p>
          </table:table-cell>
          <table:table-cell/>
          <table:table-cell table:formula="of:=MAX([.B142];[.D142];[.G142])-MAX([.A142];[.C142];[.E142])" office:value-type="float" office:value="1.136803150177" calcext:value-type="float">
            <text:p>1.1368031502</text:p>
          </table:table-cell>
          <table:table-cell table:formula="of:=IF(ISBLANK([.E142]);&quot;&quot;;[.I142])" office:value-type="float" office:value="1.136803150177" calcext:value-type="float">
            <text:p>1.1368031502</text:p>
          </table:table-cell>
          <table:table-cell table:formula="of:=IF(OR(ISBLANK([.E142]);[.I142]&lt;=0);&quot;&quot;;[.I142])" office:value-type="float" office:value="1.136803150177" calcext:value-type="float">
            <text:p>1.13680315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7506" calcext:value-type="float">
            <text:p>1427749718.97506</text:p>
          </table:table-cell>
          <table:table-cell office:value-type="float" office:value="1427749720.1997" calcext:value-type="float">
            <text:p>1427749720.1997</text:p>
          </table:table-cell>
          <table:table-cell office:value-type="float" office:value="1427749720.23546" calcext:value-type="float">
            <text:p>1427749720.23546</text:p>
          </table:table-cell>
          <table:table-cell/>
          <table:table-cell table:formula="of:=MAX([.B143];[.D143];[.G143])-MAX([.A143];[.C143];[.E143])" office:value-type="float" office:value="1.26040410995483" calcext:value-type="float">
            <text:p>1.26040411</text:p>
          </table:table-cell>
          <table:table-cell table:formula="of:=IF(ISBLANK([.E143]);&quot;&quot;;[.I143])" office:value-type="float" office:value="1.26040410995483" calcext:value-type="float">
            <text:p>1.26040411</text:p>
          </table:table-cell>
          <table:table-cell table:formula="of:=IF(OR(ISBLANK([.E143]);[.I143]&lt;=0);&quot;&quot;;[.I143])" office:value-type="float" office:value="1.26040410995483" calcext:value-type="float">
            <text:p>1.260404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7633" calcext:value-type="float">
            <text:p>1427749718.97633</text:p>
          </table:table-cell>
          <table:table-cell office:value-type="float" office:value="1427749719.61295" calcext:value-type="float">
            <text:p>1427749719.61295</text:p>
          </table:table-cell>
          <table:table-cell office:value-type="float" office:value="1427749719.69482" calcext:value-type="float">
            <text:p>1427749719.69482</text:p>
          </table:table-cell>
          <table:table-cell/>
          <table:table-cell table:formula="of:=MAX([.B144];[.D144];[.G144])-MAX([.A144];[.C144];[.E144])" office:value-type="float" office:value="0.718482971191406" calcext:value-type="float">
            <text:p>0.7184829712</text:p>
          </table:table-cell>
          <table:table-cell table:formula="of:=IF(ISBLANK([.E144]);&quot;&quot;;[.I144])" office:value-type="float" office:value="0.718482971191406" calcext:value-type="float">
            <text:p>0.7184829712</text:p>
          </table:table-cell>
          <table:table-cell table:formula="of:=IF(OR(ISBLANK([.E144]);[.I144]&lt;=0);&quot;&quot;;[.I144])" office:value-type="float" office:value="0.718482971191406" calcext:value-type="float">
            <text:p>0.71848297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18.97755" calcext:value-type="float">
            <text:p>1427749718.97755</text:p>
          </table:table-cell>
          <table:table-cell office:value-type="float" office:value="1427749719.77847" calcext:value-type="float">
            <text:p>1427749719.77847</text:p>
          </table:table-cell>
          <table:table-cell office:value-type="float" office:value="1427749719.86106" calcext:value-type="float">
            <text:p>1427749719.86106</text:p>
          </table:table-cell>
          <table:table-cell/>
          <table:table-cell table:formula="of:=MAX([.B145];[.D145];[.G145])-MAX([.A145];[.C145];[.E145])" office:value-type="float" office:value="0.883507013320923" calcext:value-type="float">
            <text:p>0.8835070133</text:p>
          </table:table-cell>
          <table:table-cell table:formula="of:=IF(ISBLANK([.E145]);&quot;&quot;;[.I145])" office:value-type="float" office:value="0.883507013320923" calcext:value-type="float">
            <text:p>0.8835070133</text:p>
          </table:table-cell>
          <table:table-cell table:formula="of:=IF(OR(ISBLANK([.E145]);[.I145]&lt;=0);&quot;&quot;;[.I145])" office:value-type="float" office:value="0.883507013320923" calcext:value-type="float">
            <text:p>0.883507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0.30998" calcext:value-type="float">
            <text:p>1427749720.30998</text:p>
          </table:table-cell>
          <table:table-cell office:value-type="float" office:value="1427749721.64161" calcext:value-type="float">
            <text:p>1427749721.64161</text:p>
          </table:table-cell>
          <table:table-cell table:number-columns-repeated="4"/>
          <table:table-cell table:formula="of:=MAX([.B146];[.D146];[.G146])-MAX([.A146];[.C146];[.E146])" office:value-type="float" office:value="1.33162999153137" calcext:value-type="float">
            <text:p>1.3316299915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0998" calcext:value-type="float">
            <text:p>1427749720.30998</text:p>
          </table:table-cell>
          <table:table-cell office:value-type="float" office:value="1427749721.52446" calcext:value-type="float">
            <text:p>1427749721.52446</text:p>
          </table:table-cell>
          <table:table-cell office:value-type="float" office:value="1427749721.55941" calcext:value-type="float">
            <text:p>1427749721.55941</text:p>
          </table:table-cell>
          <table:table-cell/>
          <table:table-cell table:formula="of:=MAX([.B147];[.D147];[.G147])-MAX([.A147];[.C147];[.E147])" office:value-type="float" office:value="1.24942708015442" calcext:value-type="float">
            <text:p>1.2494270802</text:p>
          </table:table-cell>
          <table:table-cell table:formula="of:=IF(ISBLANK([.E147]);&quot;&quot;;[.I147])" office:value-type="float" office:value="1.24942708015442" calcext:value-type="float">
            <text:p>1.2494270802</text:p>
          </table:table-cell>
          <table:table-cell table:formula="of:=IF(OR(ISBLANK([.E147]);[.I147]&lt;=0);&quot;&quot;;[.I147])" office:value-type="float" office:value="1.24942708015442" calcext:value-type="float">
            <text:p>1.24942708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1099" calcext:value-type="float">
            <text:p>1427749720.31099</text:p>
          </table:table-cell>
          <table:table-cell office:value-type="float" office:value="1427749721.26841" calcext:value-type="float">
            <text:p>1427749721.26841</text:p>
          </table:table-cell>
          <table:table-cell office:value-type="float" office:value="1427749721.35124" calcext:value-type="float">
            <text:p>1427749721.35124</text:p>
          </table:table-cell>
          <table:table-cell/>
          <table:table-cell table:formula="of:=MAX([.B148];[.D148];[.G148])-MAX([.A148];[.C148];[.E148])" office:value-type="float" office:value="1.04025387763977" calcext:value-type="float">
            <text:p>1.0402538776</text:p>
          </table:table-cell>
          <table:table-cell table:formula="of:=IF(ISBLANK([.E148]);&quot;&quot;;[.I148])" office:value-type="float" office:value="1.04025387763977" calcext:value-type="float">
            <text:p>1.0402538776</text:p>
          </table:table-cell>
          <table:table-cell table:formula="of:=IF(OR(ISBLANK([.E148]);[.I148]&lt;=0);&quot;&quot;;[.I148])" office:value-type="float" office:value="1.04025387763977" calcext:value-type="float">
            <text:p>1.04025387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1292" calcext:value-type="float">
            <text:p>1427749720.31292</text:p>
          </table:table-cell>
          <table:table-cell office:value-type="float" office:value="1427749721.60743" calcext:value-type="float">
            <text:p>1427749721.60743</text:p>
          </table:table-cell>
          <table:table-cell office:value-type="float" office:value="1427749721.6416" calcext:value-type="float">
            <text:p>1427749721.6416</text:p>
          </table:table-cell>
          <table:table-cell/>
          <table:table-cell table:formula="of:=MAX([.B149];[.D149];[.G149])-MAX([.A149];[.C149];[.E149])" office:value-type="float" office:value="1.32868885993958" calcext:value-type="float">
            <text:p>1.3286888599</text:p>
          </table:table-cell>
          <table:table-cell table:formula="of:=IF(ISBLANK([.E149]);&quot;&quot;;[.I149])" office:value-type="float" office:value="1.32868885993958" calcext:value-type="float">
            <text:p>1.3286888599</text:p>
          </table:table-cell>
          <table:table-cell table:formula="of:=IF(OR(ISBLANK([.E149]);[.I149]&lt;=0);&quot;&quot;;[.I149])" office:value-type="float" office:value="1.32868885993958" calcext:value-type="float">
            <text:p>1.3286888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1404" calcext:value-type="float">
            <text:p>1427749720.31404</text:p>
          </table:table-cell>
          <table:table-cell office:value-type="float" office:value="1427749721.18488" calcext:value-type="float">
            <text:p>1427749721.18488</text:p>
          </table:table-cell>
          <table:table-cell office:value-type="float" office:value="1427749721.26845" calcext:value-type="float">
            <text:p>1427749721.26845</text:p>
          </table:table-cell>
          <table:table-cell/>
          <table:table-cell table:formula="of:=MAX([.B150];[.D150];[.G150])-MAX([.A150];[.C150];[.E150])" office:value-type="float" office:value="0.954413890838623" calcext:value-type="float">
            <text:p>0.9544138908</text:p>
          </table:table-cell>
          <table:table-cell table:formula="of:=IF(ISBLANK([.E150]);&quot;&quot;;[.I150])" office:value-type="float" office:value="0.954413890838623" calcext:value-type="float">
            <text:p>0.9544138908</text:p>
          </table:table-cell>
          <table:table-cell table:formula="of:=IF(OR(ISBLANK([.E150]);[.I150]&lt;=0);&quot;&quot;;[.I150])" office:value-type="float" office:value="0.954413890838623" calcext:value-type="float">
            <text:p>0.95441389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1541" calcext:value-type="float">
            <text:p>1427749720.31541</text:p>
          </table:table-cell>
          <table:table-cell office:value-type="float" office:value="1427749721.35114" calcext:value-type="float">
            <text:p>1427749721.35114</text:p>
          </table:table-cell>
          <table:table-cell office:value-type="float" office:value="1427749721.434" calcext:value-type="float">
            <text:p>1427749721.434</text:p>
          </table:table-cell>
          <table:table-cell/>
          <table:table-cell table:formula="of:=MAX([.B151];[.D151];[.G151])-MAX([.A151];[.C151];[.E151])" office:value-type="float" office:value="1.11859321594238" calcext:value-type="float">
            <text:p>1.1185932159</text:p>
          </table:table-cell>
          <table:table-cell table:formula="of:=IF(ISBLANK([.E151]);&quot;&quot;;[.I151])" office:value-type="float" office:value="1.11859321594238" calcext:value-type="float">
            <text:p>1.1185932159</text:p>
          </table:table-cell>
          <table:table-cell table:formula="of:=IF(OR(ISBLANK([.E151]);[.I151]&lt;=0);&quot;&quot;;[.I151])" office:value-type="float" office:value="1.11859321594238" calcext:value-type="float">
            <text:p>1.11859321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1671" calcext:value-type="float">
            <text:p>1427749720.31671</text:p>
          </table:table-cell>
          <table:table-cell office:value-type="float" office:value="1427749721.5175" calcext:value-type="float">
            <text:p>1427749721.5175</text:p>
          </table:table-cell>
          <table:table-cell office:value-type="float" office:value="1427749721.55394" calcext:value-type="float">
            <text:p>1427749721.55394</text:p>
          </table:table-cell>
          <table:table-cell/>
          <table:table-cell table:formula="of:=MAX([.B152];[.D152];[.G152])-MAX([.A152];[.C152];[.E152])" office:value-type="float" office:value="1.23723292350769" calcext:value-type="float">
            <text:p>1.2372329235</text:p>
          </table:table-cell>
          <table:table-cell table:formula="of:=IF(ISBLANK([.E152]);&quot;&quot;;[.I152])" office:value-type="float" office:value="1.23723292350769" calcext:value-type="float">
            <text:p>1.2372329235</text:p>
          </table:table-cell>
          <table:table-cell table:formula="of:=IF(OR(ISBLANK([.E152]);[.I152]&lt;=0);&quot;&quot;;[.I152])" office:value-type="float" office:value="1.23723292350769" calcext:value-type="float">
            <text:p>1.23723292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19" calcext:value-type="float">
            <text:p>1427749720.319</text:p>
          </table:table-cell>
          <table:table-cell office:value-type="float" office:value="1427749721.35121" calcext:value-type="float">
            <text:p>1427749721.35121</text:p>
          </table:table-cell>
          <table:table-cell office:value-type="float" office:value="1427749721.43404" calcext:value-type="float">
            <text:p>1427749721.43404</text:p>
          </table:table-cell>
          <table:table-cell/>
          <table:table-cell table:formula="of:=MAX([.B153];[.D153];[.G153])-MAX([.A153];[.C153];[.E153])" office:value-type="float" office:value="1.1150369644165" calcext:value-type="float">
            <text:p>1.1150369644</text:p>
          </table:table-cell>
          <table:table-cell table:formula="of:=IF(ISBLANK([.E153]);&quot;&quot;;[.I153])" office:value-type="float" office:value="1.1150369644165" calcext:value-type="float">
            <text:p>1.1150369644</text:p>
          </table:table-cell>
          <table:table-cell table:formula="of:=IF(OR(ISBLANK([.E153]);[.I153]&lt;=0);&quot;&quot;;[.I153])" office:value-type="float" office:value="1.1150369644165" calcext:value-type="float">
            <text:p>1.11503696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2032" calcext:value-type="float">
            <text:p>1427749720.32032</text:p>
          </table:table-cell>
          <table:table-cell office:value-type="float" office:value="1427749721.10253" calcext:value-type="float">
            <text:p>1427749721.10253</text:p>
          </table:table-cell>
          <table:table-cell office:value-type="float" office:value="1427749721.18492" calcext:value-type="float">
            <text:p>1427749721.18492</text:p>
          </table:table-cell>
          <table:table-cell/>
          <table:table-cell table:formula="of:=MAX([.B154];[.D154];[.G154])-MAX([.A154];[.C154];[.E154])" office:value-type="float" office:value="0.864600896835327" calcext:value-type="float">
            <text:p>0.8646008968</text:p>
          </table:table-cell>
          <table:table-cell table:formula="of:=IF(ISBLANK([.E154]);&quot;&quot;;[.I154])" office:value-type="float" office:value="0.864600896835327" calcext:value-type="float">
            <text:p>0.8646008968</text:p>
          </table:table-cell>
          <table:table-cell table:formula="of:=IF(OR(ISBLANK([.E154]);[.I154]&lt;=0);&quot;&quot;;[.I154])" office:value-type="float" office:value="0.864600896835327" calcext:value-type="float">
            <text:p>0.86460089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2162" calcext:value-type="float">
            <text:p>1427749720.32162</text:p>
          </table:table-cell>
          <table:table-cell office:value-type="float" office:value="1427749720.9331" calcext:value-type="float">
            <text:p>1427749720.9331</text:p>
          </table:table-cell>
          <table:table-cell office:value-type="float" office:value="1427749721.01915" calcext:value-type="float">
            <text:p>1427749721.01915</text:p>
          </table:table-cell>
          <table:table-cell/>
          <table:table-cell table:formula="of:=MAX([.B155];[.D155];[.G155])-MAX([.A155];[.C155];[.E155])" office:value-type="float" office:value="0.697535991668701" calcext:value-type="float">
            <text:p>0.6975359917</text:p>
          </table:table-cell>
          <table:table-cell table:formula="of:=IF(ISBLANK([.E155]);&quot;&quot;;[.I155])" office:value-type="float" office:value="0.697535991668701" calcext:value-type="float">
            <text:p>0.6975359917</text:p>
          </table:table-cell>
          <table:table-cell table:formula="of:=IF(OR(ISBLANK([.E155]);[.I155]&lt;=0);&quot;&quot;;[.I155])" office:value-type="float" office:value="0.697535991668701" calcext:value-type="float">
            <text:p>0.69753599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0.32295" calcext:value-type="float">
            <text:p>1427749720.32295</text:p>
          </table:table-cell>
          <table:table-cell office:value-type="float" office:value="1427749721.43396" calcext:value-type="float">
            <text:p>1427749721.43396</text:p>
          </table:table-cell>
          <table:table-cell office:value-type="float" office:value="1427749721.51743" calcext:value-type="float">
            <text:p>1427749721.51743</text:p>
          </table:table-cell>
          <table:table-cell/>
          <table:table-cell table:formula="of:=MAX([.B156];[.D156];[.G156])-MAX([.A156];[.C156];[.E156])" office:value-type="float" office:value="1.19448089599609" calcext:value-type="float">
            <text:p>1.194480896</text:p>
          </table:table-cell>
          <table:table-cell table:formula="of:=IF(ISBLANK([.E156]);&quot;&quot;;[.I156])" office:value-type="float" office:value="1.19448089599609" calcext:value-type="float">
            <text:p>1.194480896</text:p>
          </table:table-cell>
          <table:table-cell table:formula="of:=IF(OR(ISBLANK([.E156]);[.I156]&lt;=0);&quot;&quot;;[.I156])" office:value-type="float" office:value="1.19448089599609" calcext:value-type="float">
            <text:p>1.1944808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1.64162" calcext:value-type="float">
            <text:p>1427749721.64162</text:p>
          </table:table-cell>
          <table:table-cell office:value-type="float" office:value="1427749722.86356" calcext:value-type="float">
            <text:p>1427749722.86356</text:p>
          </table:table-cell>
          <table:table-cell table:number-columns-repeated="4"/>
          <table:table-cell table:formula="of:=MAX([.B157];[.D157];[.G157])-MAX([.A157];[.C157];[.E157])" office:value-type="float" office:value="1.22193813323975" calcext:value-type="float">
            <text:p>1.2219381332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162" calcext:value-type="float">
            <text:p>1427749721.64162</text:p>
          </table:table-cell>
          <table:table-cell office:value-type="float" office:value="1427749722.74118" calcext:value-type="float">
            <text:p>1427749722.74118</text:p>
          </table:table-cell>
          <table:table-cell office:value-type="float" office:value="1427749722.77186" calcext:value-type="float">
            <text:p>1427749722.77186</text:p>
          </table:table-cell>
          <table:table-cell/>
          <table:table-cell table:formula="of:=MAX([.B158];[.D158];[.G158])-MAX([.A158];[.C158];[.E158])" office:value-type="float" office:value="1.13023781776428" calcext:value-type="float">
            <text:p>1.1302378178</text:p>
          </table:table-cell>
          <table:table-cell table:formula="of:=IF(ISBLANK([.E158]);&quot;&quot;;[.I158])" office:value-type="float" office:value="1.13023781776428" calcext:value-type="float">
            <text:p>1.1302378178</text:p>
          </table:table-cell>
          <table:table-cell table:formula="of:=IF(OR(ISBLANK([.E158]);[.I158]&lt;=0);&quot;&quot;;[.I158])" office:value-type="float" office:value="1.13023781776428" calcext:value-type="float">
            <text:p>1.13023781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24" calcext:value-type="float">
            <text:p>1427749721.6424</text:p>
          </table:table-cell>
          <table:table-cell office:value-type="float" office:value="1427749722.74105" calcext:value-type="float">
            <text:p>1427749722.74105</text:p>
          </table:table-cell>
          <table:table-cell office:value-type="float" office:value="1427749722.7754" calcext:value-type="float">
            <text:p>1427749722.7754</text:p>
          </table:table-cell>
          <table:table-cell/>
          <table:table-cell table:formula="of:=MAX([.B159];[.D159];[.G159])-MAX([.A159];[.C159];[.E159])" office:value-type="float" office:value="1.13300204277039" calcext:value-type="float">
            <text:p>1.1330020428</text:p>
          </table:table-cell>
          <table:table-cell table:formula="of:=IF(ISBLANK([.E159]);&quot;&quot;;[.I159])" office:value-type="float" office:value="1.13300204277039" calcext:value-type="float">
            <text:p>1.1330020428</text:p>
          </table:table-cell>
          <table:table-cell table:formula="of:=IF(OR(ISBLANK([.E159]);[.I159]&lt;=0);&quot;&quot;;[.I159])" office:value-type="float" office:value="1.13300204277039" calcext:value-type="float">
            <text:p>1.13300204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309" calcext:value-type="float">
            <text:p>1427749721.64309</text:p>
          </table:table-cell>
          <table:table-cell office:value-type="float" office:value="1427749722.49593" calcext:value-type="float">
            <text:p>1427749722.49593</text:p>
          </table:table-cell>
          <table:table-cell office:value-type="float" office:value="1427749722.57755" calcext:value-type="float">
            <text:p>1427749722.57755</text:p>
          </table:table-cell>
          <table:table-cell/>
          <table:table-cell table:formula="of:=MAX([.B160];[.D160];[.G160])-MAX([.A160];[.C160];[.E160])" office:value-type="float" office:value="0.934457778930664" calcext:value-type="float">
            <text:p>0.9344577789</text:p>
          </table:table-cell>
          <table:table-cell table:formula="of:=IF(ISBLANK([.E160]);&quot;&quot;;[.I160])" office:value-type="float" office:value="0.934457778930664" calcext:value-type="float">
            <text:p>0.9344577789</text:p>
          </table:table-cell>
          <table:table-cell table:formula="of:=IF(OR(ISBLANK([.E160]);[.I160]&lt;=0);&quot;&quot;;[.I160])" office:value-type="float" office:value="0.934457778930664" calcext:value-type="float">
            <text:p>0.93445777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382" calcext:value-type="float">
            <text:p>1427749721.64382</text:p>
          </table:table-cell>
          <table:table-cell office:value-type="float" office:value="1427749722.8287" calcext:value-type="float">
            <text:p>1427749722.8287</text:p>
          </table:table-cell>
          <table:table-cell office:value-type="float" office:value="1427749722.86355" calcext:value-type="float">
            <text:p>1427749722.86355</text:p>
          </table:table-cell>
          <table:table-cell/>
          <table:table-cell table:formula="of:=MAX([.B161];[.D161];[.G161])-MAX([.A161];[.C161];[.E161])" office:value-type="float" office:value="1.21972799301147" calcext:value-type="float">
            <text:p>1.219727993</text:p>
          </table:table-cell>
          <table:table-cell table:formula="of:=IF(ISBLANK([.E161]);&quot;&quot;;[.I161])" office:value-type="float" office:value="1.21972799301147" calcext:value-type="float">
            <text:p>1.219727993</text:p>
          </table:table-cell>
          <table:table-cell table:formula="of:=IF(OR(ISBLANK([.E161]);[.I161]&lt;=0);&quot;&quot;;[.I161])" office:value-type="float" office:value="1.21972799301147" calcext:value-type="float">
            <text:p>1.2197279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461" calcext:value-type="float">
            <text:p>1427749721.64461</text:p>
          </table:table-cell>
          <table:table-cell office:value-type="float" office:value="1427749722.75939" calcext:value-type="float">
            <text:p>1427749722.75939</text:p>
          </table:table-cell>
          <table:table-cell office:value-type="float" office:value="1427749722.7941" calcext:value-type="float">
            <text:p>1427749722.7941</text:p>
          </table:table-cell>
          <table:table-cell/>
          <table:table-cell table:formula="of:=MAX([.B162];[.D162];[.G162])-MAX([.A162];[.C162];[.E162])" office:value-type="float" office:value="1.14948701858521" calcext:value-type="float">
            <text:p>1.1494870186</text:p>
          </table:table-cell>
          <table:table-cell table:formula="of:=IF(ISBLANK([.E162]);&quot;&quot;;[.I162])" office:value-type="float" office:value="1.14948701858521" calcext:value-type="float">
            <text:p>1.1494870186</text:p>
          </table:table-cell>
          <table:table-cell table:formula="of:=IF(OR(ISBLANK([.E162]);[.I162]&lt;=0);&quot;&quot;;[.I162])" office:value-type="float" office:value="1.14948701858521" calcext:value-type="float">
            <text:p>1.1494870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539" calcext:value-type="float">
            <text:p>1427749721.64539</text:p>
          </table:table-cell>
          <table:table-cell office:value-type="float" office:value="1427749722.65925" calcext:value-type="float">
            <text:p>1427749722.65925</text:p>
          </table:table-cell>
          <table:table-cell office:value-type="float" office:value="1427749722.74109" calcext:value-type="float">
            <text:p>1427749722.74109</text:p>
          </table:table-cell>
          <table:table-cell/>
          <table:table-cell table:formula="of:=MAX([.B163];[.D163];[.G163])-MAX([.A163];[.C163];[.E163])" office:value-type="float" office:value="1.09569907188416" calcext:value-type="float">
            <text:p>1.0956990719</text:p>
          </table:table-cell>
          <table:table-cell table:formula="of:=IF(ISBLANK([.E163]);&quot;&quot;;[.I163])" office:value-type="float" office:value="1.09569907188416" calcext:value-type="float">
            <text:p>1.0956990719</text:p>
          </table:table-cell>
          <table:table-cell table:formula="of:=IF(OR(ISBLANK([.E163]);[.I163]&lt;=0);&quot;&quot;;[.I163])" office:value-type="float" office:value="1.09569907188416" calcext:value-type="float">
            <text:p>1.09569907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682" calcext:value-type="float">
            <text:p>1427749721.64682</text:p>
          </table:table-cell>
          <table:table-cell office:value-type="float" office:value="1427749722.74124" calcext:value-type="float">
            <text:p>1427749722.74124</text:p>
          </table:table-cell>
          <table:table-cell office:value-type="float" office:value="1427749722.76974" calcext:value-type="float">
            <text:p>1427749722.76974</text:p>
          </table:table-cell>
          <table:table-cell/>
          <table:table-cell table:formula="of:=MAX([.B164];[.D164];[.G164])-MAX([.A164];[.C164];[.E164])" office:value-type="float" office:value="1.12291979789734" calcext:value-type="float">
            <text:p>1.1229197979</text:p>
          </table:table-cell>
          <table:table-cell table:formula="of:=IF(ISBLANK([.E164]);&quot;&quot;;[.I164])" office:value-type="float" office:value="1.12291979789734" calcext:value-type="float">
            <text:p>1.1229197979</text:p>
          </table:table-cell>
          <table:table-cell table:formula="of:=IF(OR(ISBLANK([.E164]);[.I164]&lt;=0);&quot;&quot;;[.I164])" office:value-type="float" office:value="1.12291979789734" calcext:value-type="float">
            <text:p>1.12291979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763" calcext:value-type="float">
            <text:p>1427749721.64763</text:p>
          </table:table-cell>
          <table:table-cell office:value-type="float" office:value="1427749722.16701" calcext:value-type="float">
            <text:p>1427749722.16701</text:p>
          </table:table-cell>
          <table:table-cell office:value-type="float" office:value="1427749722.3318" calcext:value-type="float">
            <text:p>1427749722.3318</text:p>
          </table:table-cell>
          <table:table-cell/>
          <table:table-cell table:formula="of:=MAX([.B165];[.D165];[.G165])-MAX([.A165];[.C165];[.E165])" office:value-type="float" office:value="0.684168815612793" calcext:value-type="float">
            <text:p>0.6841688156</text:p>
          </table:table-cell>
          <table:table-cell table:formula="of:=IF(ISBLANK([.E165]);&quot;&quot;;[.I165])" office:value-type="float" office:value="0.684168815612793" calcext:value-type="float">
            <text:p>0.6841688156</text:p>
          </table:table-cell>
          <table:table-cell table:formula="of:=IF(OR(ISBLANK([.E165]);[.I165]&lt;=0);&quot;&quot;;[.I165])" office:value-type="float" office:value="0.684168815612793" calcext:value-type="float">
            <text:p>0.68416881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841" calcext:value-type="float">
            <text:p>1427749721.64841</text:p>
          </table:table-cell>
          <table:table-cell office:value-type="float" office:value="1427749722.33186" calcext:value-type="float">
            <text:p>1427749722.33186</text:p>
          </table:table-cell>
          <table:table-cell office:value-type="float" office:value="1427749722.41386" calcext:value-type="float">
            <text:p>1427749722.41386</text:p>
          </table:table-cell>
          <table:table-cell/>
          <table:table-cell table:formula="of:=MAX([.B166];[.D166];[.G166])-MAX([.A166];[.C166];[.E166])" office:value-type="float" office:value="0.765452861785889" calcext:value-type="float">
            <text:p>0.7654528618</text:p>
          </table:table-cell>
          <table:table-cell table:formula="of:=IF(ISBLANK([.E166]);&quot;&quot;;[.I166])" office:value-type="float" office:value="0.765452861785889" calcext:value-type="float">
            <text:p>0.7654528618</text:p>
          </table:table-cell>
          <table:table-cell table:formula="of:=IF(OR(ISBLANK([.E166]);[.I166]&lt;=0);&quot;&quot;;[.I166])" office:value-type="float" office:value="0.765452861785889" calcext:value-type="float">
            <text:p>0.76545286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1.64919" calcext:value-type="float">
            <text:p>1427749721.64919</text:p>
          </table:table-cell>
          <table:table-cell office:value-type="float" office:value="1427749722.57751" calcext:value-type="float">
            <text:p>1427749722.57751</text:p>
          </table:table-cell>
          <table:table-cell office:value-type="float" office:value="1427749722.65929" calcext:value-type="float">
            <text:p>1427749722.65929</text:p>
          </table:table-cell>
          <table:table-cell/>
          <table:table-cell table:formula="of:=MAX([.B167];[.D167];[.G167])-MAX([.A167];[.C167];[.E167])" office:value-type="float" office:value="1.01010012626648" calcext:value-type="float">
            <text:p>1.0101001263</text:p>
          </table:table-cell>
          <table:table-cell table:formula="of:=IF(ISBLANK([.E167]);&quot;&quot;;[.I167])" office:value-type="float" office:value="1.01010012626648" calcext:value-type="float">
            <text:p>1.0101001263</text:p>
          </table:table-cell>
          <table:table-cell table:formula="of:=IF(OR(ISBLANK([.E167]);[.I167]&lt;=0);&quot;&quot;;[.I167])" office:value-type="float" office:value="1.01010012626648" calcext:value-type="float">
            <text:p>1.01010012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2.86357" calcext:value-type="float">
            <text:p>1427749722.86357</text:p>
          </table:table-cell>
          <table:table-cell office:value-type="float" office:value="1427749724.18395" calcext:value-type="float">
            <text:p>1427749724.18395</text:p>
          </table:table-cell>
          <table:table-cell table:number-columns-repeated="4"/>
          <table:table-cell table:formula="of:=MAX([.B168];[.D168];[.G168])-MAX([.A168];[.C168];[.E168])" office:value-type="float" office:value="1.32037901878357" calcext:value-type="float">
            <text:p>1.3203790188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6357" calcext:value-type="float">
            <text:p>1427749722.86357</text:p>
          </table:table-cell>
          <table:table-cell office:value-type="float" office:value="1427749723.89793" calcext:value-type="float">
            <text:p>1427749723.89793</text:p>
          </table:table-cell>
          <table:table-cell office:value-type="float" office:value="1427749723.97828" calcext:value-type="float">
            <text:p>1427749723.97828</text:p>
          </table:table-cell>
          <table:table-cell/>
          <table:table-cell table:formula="of:=MAX([.B169];[.D169];[.G169])-MAX([.A169];[.C169];[.E169])" office:value-type="float" office:value="1.11470603942871" calcext:value-type="float">
            <text:p>1.1147060394</text:p>
          </table:table-cell>
          <table:table-cell table:formula="of:=IF(ISBLANK([.E169]);&quot;&quot;;[.I169])" office:value-type="float" office:value="1.11470603942871" calcext:value-type="float">
            <text:p>1.1147060394</text:p>
          </table:table-cell>
          <table:table-cell table:formula="of:=IF(OR(ISBLANK([.E169]);[.I169]&lt;=0);&quot;&quot;;[.I169])" office:value-type="float" office:value="1.11470603942871" calcext:value-type="float">
            <text:p>1.11470603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649" calcext:value-type="float">
            <text:p>1427749722.8649</text:p>
          </table:table-cell>
          <table:table-cell office:value-type="float" office:value="1427749723.97812" calcext:value-type="float">
            <text:p>1427749723.97812</text:p>
          </table:table-cell>
          <table:table-cell office:value-type="float" office:value="1427749724.05836" calcext:value-type="float">
            <text:p>1427749724.05836</text:p>
          </table:table-cell>
          <table:table-cell/>
          <table:table-cell table:formula="of:=MAX([.B170];[.D170];[.G170])-MAX([.A170];[.C170];[.E170])" office:value-type="float" office:value="1.1934540271759" calcext:value-type="float">
            <text:p>1.1934540272</text:p>
          </table:table-cell>
          <table:table-cell table:formula="of:=IF(ISBLANK([.E170]);&quot;&quot;;[.I170])" office:value-type="float" office:value="1.1934540271759" calcext:value-type="float">
            <text:p>1.1934540272</text:p>
          </table:table-cell>
          <table:table-cell table:formula="of:=IF(OR(ISBLANK([.E170]);[.I170]&lt;=0);&quot;&quot;;[.I170])" office:value-type="float" office:value="1.1934540271759" calcext:value-type="float">
            <text:p>1.19345402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6627" calcext:value-type="float">
            <text:p>1427749722.86627</text:p>
          </table:table-cell>
          <table:table-cell office:value-type="float" office:value="1427749723.81438" calcext:value-type="float">
            <text:p>1427749723.81438</text:p>
          </table:table-cell>
          <table:table-cell office:value-type="float" office:value="1427749723.89797" calcext:value-type="float">
            <text:p>1427749723.89797</text:p>
          </table:table-cell>
          <table:table-cell/>
          <table:table-cell table:formula="of:=MAX([.B171];[.D171];[.G171])-MAX([.A171];[.C171];[.E171])" office:value-type="float" office:value="1.03169918060303" calcext:value-type="float">
            <text:p>1.0316991806</text:p>
          </table:table-cell>
          <table:table-cell table:formula="of:=IF(ISBLANK([.E171]);&quot;&quot;;[.I171])" office:value-type="float" office:value="1.03169918060303" calcext:value-type="float">
            <text:p>1.0316991806</text:p>
          </table:table-cell>
          <table:table-cell table:formula="of:=IF(OR(ISBLANK([.E171]);[.I171]&lt;=0);&quot;&quot;;[.I171])" office:value-type="float" office:value="1.03169918060303" calcext:value-type="float">
            <text:p>1.03169918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6761" calcext:value-type="float">
            <text:p>1427749722.86761</text:p>
          </table:table-cell>
          <table:table-cell office:value-type="float" office:value="1427749723.40337" calcext:value-type="float">
            <text:p>1427749723.40337</text:p>
          </table:table-cell>
          <table:table-cell office:value-type="float" office:value="1427749723.72588" calcext:value-type="float">
            <text:p>1427749723.72588</text:p>
          </table:table-cell>
          <table:table-cell/>
          <table:table-cell table:formula="of:=MAX([.B172];[.D172];[.G172])-MAX([.A172];[.C172];[.E172])" office:value-type="float" office:value="0.85826587677002" calcext:value-type="float">
            <text:p>0.8582658768</text:p>
          </table:table-cell>
          <table:table-cell table:formula="of:=IF(ISBLANK([.E172]);&quot;&quot;;[.I172])" office:value-type="float" office:value="0.85826587677002" calcext:value-type="float">
            <text:p>0.8582658768</text:p>
          </table:table-cell>
          <table:table-cell table:formula="of:=IF(OR(ISBLANK([.E172]);[.I172]&lt;=0);&quot;&quot;;[.I172])" office:value-type="float" office:value="0.85826587677002" calcext:value-type="float">
            <text:p>0.85826587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6891" calcext:value-type="float">
            <text:p>1427749722.86891</text:p>
          </table:table-cell>
          <table:table-cell office:value-type="float" office:value="1427749724.05831" calcext:value-type="float">
            <text:p>1427749724.05831</text:p>
          </table:table-cell>
          <table:table-cell office:value-type="float" office:value="1427749724.09444" calcext:value-type="float">
            <text:p>1427749724.09444</text:p>
          </table:table-cell>
          <table:table-cell/>
          <table:table-cell table:formula="of:=MAX([.B173];[.D173];[.G173])-MAX([.A173];[.C173];[.E173])" office:value-type="float" office:value="1.22552704811096" calcext:value-type="float">
            <text:p>1.2255270481</text:p>
          </table:table-cell>
          <table:table-cell table:formula="of:=IF(ISBLANK([.E173]);&quot;&quot;;[.I173])" office:value-type="float" office:value="1.22552704811096" calcext:value-type="float">
            <text:p>1.2255270481</text:p>
          </table:table-cell>
          <table:table-cell table:formula="of:=IF(OR(ISBLANK([.E173]);[.I173]&lt;=0);&quot;&quot;;[.I173])" office:value-type="float" office:value="1.22552704811096" calcext:value-type="float">
            <text:p>1.22552704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702" calcext:value-type="float">
            <text:p>1427749722.8702</text:p>
          </table:table-cell>
          <table:table-cell office:value-type="float" office:value="1427749724.1478" calcext:value-type="float">
            <text:p>1427749724.1478</text:p>
          </table:table-cell>
          <table:table-cell office:value-type="float" office:value="1427749724.18394" calcext:value-type="float">
            <text:p>1427749724.18394</text:p>
          </table:table-cell>
          <table:table-cell/>
          <table:table-cell table:formula="of:=MAX([.B174];[.D174];[.G174])-MAX([.A174];[.C174];[.E174])" office:value-type="float" office:value="1.31374096870422" calcext:value-type="float">
            <text:p>1.3137409687</text:p>
          </table:table-cell>
          <table:table-cell table:formula="of:=IF(ISBLANK([.E174]);&quot;&quot;;[.I174])" office:value-type="float" office:value="1.31374096870422" calcext:value-type="float">
            <text:p>1.3137409687</text:p>
          </table:table-cell>
          <table:table-cell table:formula="of:=IF(OR(ISBLANK([.E174]);[.I174]&lt;=0);&quot;&quot;;[.I174])" office:value-type="float" office:value="1.31374096870422" calcext:value-type="float">
            <text:p>1.31374096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7217" calcext:value-type="float">
            <text:p>1427749722.87217</text:p>
          </table:table-cell>
          <table:table-cell office:value-type="float" office:value="1427749723.97825" calcext:value-type="float">
            <text:p>1427749723.97825</text:p>
          </table:table-cell>
          <table:table-cell office:value-type="float" office:value="1427749724.05844" calcext:value-type="float">
            <text:p>1427749724.05844</text:p>
          </table:table-cell>
          <table:table-cell/>
          <table:table-cell table:formula="of:=MAX([.B175];[.D175];[.G175])-MAX([.A175];[.C175];[.E175])" office:value-type="float" office:value="1.18626713752747" calcext:value-type="float">
            <text:p>1.1862671375</text:p>
          </table:table-cell>
          <table:table-cell table:formula="of:=IF(ISBLANK([.E175]);&quot;&quot;;[.I175])" office:value-type="float" office:value="1.18626713752747" calcext:value-type="float">
            <text:p>1.1862671375</text:p>
          </table:table-cell>
          <table:table-cell table:formula="of:=IF(OR(ISBLANK([.E175]);[.I175]&lt;=0);&quot;&quot;;[.I175])" office:value-type="float" office:value="1.18626713752747" calcext:value-type="float">
            <text:p>1.18626713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7301" calcext:value-type="float">
            <text:p>1427749722.87301</text:p>
          </table:table-cell>
          <table:table-cell office:value-type="float" office:value="1427749723.6463" calcext:value-type="float">
            <text:p>1427749723.6463</text:p>
          </table:table-cell>
          <table:table-cell office:value-type="float" office:value="1427749723.72598" calcext:value-type="float">
            <text:p>1427749723.72598</text:p>
          </table:table-cell>
          <table:table-cell/>
          <table:table-cell table:formula="of:=MAX([.B176];[.D176];[.G176])-MAX([.A176];[.C176];[.E176])" office:value-type="float" office:value="0.852967977523804" calcext:value-type="float">
            <text:p>0.8529679775</text:p>
          </table:table-cell>
          <table:table-cell table:formula="of:=IF(ISBLANK([.E176]);&quot;&quot;;[.I176])" office:value-type="float" office:value="0.852967977523804" calcext:value-type="float">
            <text:p>0.8529679775</text:p>
          </table:table-cell>
          <table:table-cell table:formula="of:=IF(OR(ISBLANK([.E176]);[.I176]&lt;=0);&quot;&quot;;[.I176])" office:value-type="float" office:value="0.852967977523804" calcext:value-type="float">
            <text:p>0.85296797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7388" calcext:value-type="float">
            <text:p>1427749722.87388</text:p>
          </table:table-cell>
          <table:table-cell office:value-type="float" office:value="1427749723.72594" calcext:value-type="float">
            <text:p>1427749723.72594</text:p>
          </table:table-cell>
          <table:table-cell office:value-type="float" office:value="1427749723.81445" calcext:value-type="float">
            <text:p>1427749723.81445</text:p>
          </table:table-cell>
          <table:table-cell/>
          <table:table-cell table:formula="of:=MAX([.B177];[.D177];[.G177])-MAX([.A177];[.C177];[.E177])" office:value-type="float" office:value="0.940569877624512" calcext:value-type="float">
            <text:p>0.9405698776</text:p>
          </table:table-cell>
          <table:table-cell table:formula="of:=IF(ISBLANK([.E177]);&quot;&quot;;[.I177])" office:value-type="float" office:value="0.940569877624512" calcext:value-type="float">
            <text:p>0.9405698776</text:p>
          </table:table-cell>
          <table:table-cell table:formula="of:=IF(OR(ISBLANK([.E177]);[.I177]&lt;=0);&quot;&quot;;[.I177])" office:value-type="float" office:value="0.940569877624512" calcext:value-type="float">
            <text:p>0.94056987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2.87473" calcext:value-type="float">
            <text:p>1427749722.87473</text:p>
          </table:table-cell>
          <table:table-cell office:value-type="float" office:value="1427749723.97819" calcext:value-type="float">
            <text:p>1427749723.97819</text:p>
          </table:table-cell>
          <table:table-cell office:value-type="float" office:value="1427749724.05839" calcext:value-type="float">
            <text:p>1427749724.05839</text:p>
          </table:table-cell>
          <table:table-cell/>
          <table:table-cell table:formula="of:=MAX([.B178];[.D178];[.G178])-MAX([.A178];[.C178];[.E178])" office:value-type="float" office:value="1.18366098403931" calcext:value-type="float">
            <text:p>1.183660984</text:p>
          </table:table-cell>
          <table:table-cell table:formula="of:=IF(ISBLANK([.E178]);&quot;&quot;;[.I178])" office:value-type="float" office:value="1.18366098403931" calcext:value-type="float">
            <text:p>1.183660984</text:p>
          </table:table-cell>
          <table:table-cell table:formula="of:=IF(OR(ISBLANK([.E178]);[.I178]&lt;=0);&quot;&quot;;[.I178])" office:value-type="float" office:value="1.18366098403931" calcext:value-type="float">
            <text:p>1.1836609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4.18396" calcext:value-type="float">
            <text:p>1427749724.18396</text:p>
          </table:table-cell>
          <table:table-cell office:value-type="float" office:value="1427749725.77229" calcext:value-type="float">
            <text:p>1427749725.77229</text:p>
          </table:table-cell>
          <table:table-cell table:number-columns-repeated="4"/>
          <table:table-cell table:formula="of:=MAX([.B179];[.D179];[.G179])-MAX([.A179];[.C179];[.E179])" office:value-type="float" office:value="1.58832693099976" calcext:value-type="float">
            <text:p>1.588326931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8397" calcext:value-type="float">
            <text:p>1427749724.18397</text:p>
          </table:table-cell>
          <table:table-cell office:value-type="float" office:value="1427749725.65561" calcext:value-type="float">
            <text:p>1427749725.65561</text:p>
          </table:table-cell>
          <table:table-cell office:value-type="float" office:value="1427749725.69008" calcext:value-type="float">
            <text:p>1427749725.69008</text:p>
          </table:table-cell>
          <table:table-cell/>
          <table:table-cell table:formula="of:=MAX([.B180];[.D180];[.G180])-MAX([.A180];[.C180];[.E180])" office:value-type="float" office:value="1.50611400604248" calcext:value-type="float">
            <text:p>1.506114006</text:p>
          </table:table-cell>
          <table:table-cell table:formula="of:=IF(ISBLANK([.E180]);&quot;&quot;;[.I180])" office:value-type="float" office:value="1.50611400604248" calcext:value-type="float">
            <text:p>1.506114006</text:p>
          </table:table-cell>
          <table:table-cell table:formula="of:=IF(OR(ISBLANK([.E180]);[.I180]&lt;=0);&quot;&quot;;[.I180])" office:value-type="float" office:value="1.50611400604248" calcext:value-type="float">
            <text:p>1.5061140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8535" calcext:value-type="float">
            <text:p>1427749724.18535</text:p>
          </table:table-cell>
          <table:table-cell office:value-type="float" office:value="1427749725.65059" calcext:value-type="float">
            <text:p>1427749725.65059</text:p>
          </table:table-cell>
          <table:table-cell office:value-type="float" office:value="1427749725.69001" calcext:value-type="float">
            <text:p>1427749725.69001</text:p>
          </table:table-cell>
          <table:table-cell/>
          <table:table-cell table:formula="of:=MAX([.B181];[.D181];[.G181])-MAX([.A181];[.C181];[.E181])" office:value-type="float" office:value="1.50465798377991" calcext:value-type="float">
            <text:p>1.5046579838</text:p>
          </table:table-cell>
          <table:table-cell table:formula="of:=IF(ISBLANK([.E181]);&quot;&quot;;[.I181])" office:value-type="float" office:value="1.50465798377991" calcext:value-type="float">
            <text:p>1.5046579838</text:p>
          </table:table-cell>
          <table:table-cell table:formula="of:=IF(OR(ISBLANK([.E181]);[.I181]&lt;=0);&quot;&quot;;[.I181])" office:value-type="float" office:value="1.50465798377991" calcext:value-type="float">
            <text:p>1.50465798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8665" calcext:value-type="float">
            <text:p>1427749724.18665</text:p>
          </table:table-cell>
          <table:table-cell office:value-type="float" office:value="1427749725.65075" calcext:value-type="float">
            <text:p>1427749725.65075</text:p>
          </table:table-cell>
          <table:table-cell office:value-type="float" office:value="1427749725.68655" calcext:value-type="float">
            <text:p>1427749725.68655</text:p>
          </table:table-cell>
          <table:table-cell/>
          <table:table-cell table:formula="of:=MAX([.B182];[.D182];[.G182])-MAX([.A182];[.C182];[.E182])" office:value-type="float" office:value="1.49989700317383" calcext:value-type="float">
            <text:p>1.4998970032</text:p>
          </table:table-cell>
          <table:table-cell table:formula="of:=IF(ISBLANK([.E182]);&quot;&quot;;[.I182])" office:value-type="float" office:value="1.49989700317383" calcext:value-type="float">
            <text:p>1.4998970032</text:p>
          </table:table-cell>
          <table:table-cell table:formula="of:=IF(OR(ISBLANK([.E182]);[.I182]&lt;=0);&quot;&quot;;[.I182])" office:value-type="float" office:value="1.49989700317383" calcext:value-type="float">
            <text:p>1.49989700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8799" calcext:value-type="float">
            <text:p>1427749724.18799</text:p>
          </table:table-cell>
          <table:table-cell office:value-type="float" office:value="1427749725.29251" calcext:value-type="float">
            <text:p>1427749725.29251</text:p>
          </table:table-cell>
          <table:table-cell office:value-type="float" office:value="1427749725.41195" calcext:value-type="float">
            <text:p>1427749725.41195</text:p>
          </table:table-cell>
          <table:table-cell/>
          <table:table-cell table:formula="of:=MAX([.B183];[.D183];[.G183])-MAX([.A183];[.C183];[.E183])" office:value-type="float" office:value="1.22395896911621" calcext:value-type="float">
            <text:p>1.2239589691</text:p>
          </table:table-cell>
          <table:table-cell table:formula="of:=IF(ISBLANK([.E183]);&quot;&quot;;[.I183])" office:value-type="float" office:value="1.22395896911621" calcext:value-type="float">
            <text:p>1.2239589691</text:p>
          </table:table-cell>
          <table:table-cell table:formula="of:=IF(OR(ISBLANK([.E183]);[.I183]&lt;=0);&quot;&quot;;[.I183])" office:value-type="float" office:value="1.22395896911621" calcext:value-type="float">
            <text:p>1.22395896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8929" calcext:value-type="float">
            <text:p>1427749724.18929</text:p>
          </table:table-cell>
          <table:table-cell office:value-type="float" office:value="1427749725.73651" calcext:value-type="float">
            <text:p>1427749725.73651</text:p>
          </table:table-cell>
          <table:table-cell office:value-type="float" office:value="1427749725.77228" calcext:value-type="float">
            <text:p>1427749725.77228</text:p>
          </table:table-cell>
          <table:table-cell/>
          <table:table-cell table:formula="of:=MAX([.B184];[.D184];[.G184])-MAX([.A184];[.C184];[.E184])" office:value-type="float" office:value="1.58298683166504" calcext:value-type="float">
            <text:p>1.5829868317</text:p>
          </table:table-cell>
          <table:table-cell table:formula="of:=IF(ISBLANK([.E184]);&quot;&quot;;[.I184])" office:value-type="float" office:value="1.58298683166504" calcext:value-type="float">
            <text:p>1.5829868317</text:p>
          </table:table-cell>
          <table:table-cell table:formula="of:=IF(OR(ISBLANK([.E184]);[.I184]&lt;=0);&quot;&quot;;[.I184])" office:value-type="float" office:value="1.58298683166504" calcext:value-type="float">
            <text:p>1.58298683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9061" calcext:value-type="float">
            <text:p>1427749724.19061</text:p>
          </table:table-cell>
          <table:table-cell office:value-type="float" office:value="1427749725.29262" calcext:value-type="float">
            <text:p>1427749725.29262</text:p>
          </table:table-cell>
          <table:table-cell office:value-type="float" office:value="1427749725.41202" calcext:value-type="float">
            <text:p>1427749725.41202</text:p>
          </table:table-cell>
          <table:table-cell/>
          <table:table-cell table:formula="of:=MAX([.B185];[.D185];[.G185])-MAX([.A185];[.C185];[.E185])" office:value-type="float" office:value="1.22140502929688" calcext:value-type="float">
            <text:p>1.2214050293</text:p>
          </table:table-cell>
          <table:table-cell table:formula="of:=IF(ISBLANK([.E185]);&quot;&quot;;[.I185])" office:value-type="float" office:value="1.22140502929688" calcext:value-type="float">
            <text:p>1.2214050293</text:p>
          </table:table-cell>
          <table:table-cell table:formula="of:=IF(OR(ISBLANK([.E185]);[.I185]&lt;=0);&quot;&quot;;[.I185])" office:value-type="float" office:value="1.22140502929688" calcext:value-type="float">
            <text:p>1.22140502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9291" calcext:value-type="float">
            <text:p>1427749724.19291</text:p>
          </table:table-cell>
          <table:table-cell office:value-type="float" office:value="1427749725.09297" calcext:value-type="float">
            <text:p>1427749725.09297</text:p>
          </table:table-cell>
          <table:table-cell office:value-type="float" office:value="1427749725.17279" calcext:value-type="float">
            <text:p>1427749725.17279</text:p>
          </table:table-cell>
          <table:table-cell/>
          <table:table-cell table:formula="of:=MAX([.B186];[.D186];[.G186])-MAX([.A186];[.C186];[.E186])" office:value-type="float" office:value="0.979885101318359" calcext:value-type="float">
            <text:p>0.9798851013</text:p>
          </table:table-cell>
          <table:table-cell table:formula="of:=IF(ISBLANK([.E186]);&quot;&quot;;[.I186])" office:value-type="float" office:value="0.979885101318359" calcext:value-type="float">
            <text:p>0.9798851013</text:p>
          </table:table-cell>
          <table:table-cell table:formula="of:=IF(OR(ISBLANK([.E186]);[.I186]&lt;=0);&quot;&quot;;[.I186])" office:value-type="float" office:value="0.979885101318359" calcext:value-type="float">
            <text:p>0.97988510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9411" calcext:value-type="float">
            <text:p>1427749724.19411</text:p>
          </table:table-cell>
          <table:table-cell office:value-type="float" office:value="1427749725.41188" calcext:value-type="float">
            <text:p>1427749725.41188</text:p>
          </table:table-cell>
          <table:table-cell office:value-type="float" office:value="1427749725.53158" calcext:value-type="float">
            <text:p>1427749725.53158</text:p>
          </table:table-cell>
          <table:table-cell/>
          <table:table-cell table:formula="of:=MAX([.B187];[.D187];[.G187])-MAX([.A187];[.C187];[.E187])" office:value-type="float" office:value="1.3374719619751" calcext:value-type="float">
            <text:p>1.337471962</text:p>
          </table:table-cell>
          <table:table-cell table:formula="of:=IF(ISBLANK([.E187]);&quot;&quot;;[.I187])" office:value-type="float" office:value="1.3374719619751" calcext:value-type="float">
            <text:p>1.337471962</text:p>
          </table:table-cell>
          <table:table-cell table:formula="of:=IF(OR(ISBLANK([.E187]);[.I187]&lt;=0);&quot;&quot;;[.I187])" office:value-type="float" office:value="1.3374719619751" calcext:value-type="float">
            <text:p>1.3374719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9542" calcext:value-type="float">
            <text:p>1427749724.19542</text:p>
          </table:table-cell>
          <table:table-cell office:value-type="float" office:value="1427749725.09306" calcext:value-type="float">
            <text:p>1427749725.09306</text:p>
          </table:table-cell>
          <table:table-cell office:value-type="float" office:value="1427749725.17284" calcext:value-type="float">
            <text:p>1427749725.17284</text:p>
          </table:table-cell>
          <table:table-cell/>
          <table:table-cell table:formula="of:=MAX([.B188];[.D188];[.G188])-MAX([.A188];[.C188];[.E188])" office:value-type="float" office:value="0.977427005767822" calcext:value-type="float">
            <text:p>0.9774270058</text:p>
          </table:table-cell>
          <table:table-cell table:formula="of:=IF(ISBLANK([.E188]);&quot;&quot;;[.I188])" office:value-type="float" office:value="0.977427005767822" calcext:value-type="float">
            <text:p>0.9774270058</text:p>
          </table:table-cell>
          <table:table-cell table:formula="of:=IF(OR(ISBLANK([.E188]);[.I188]&lt;=0);&quot;&quot;;[.I188])" office:value-type="float" office:value="0.977427005767822" calcext:value-type="float">
            <text:p>0.97742700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4.19656" calcext:value-type="float">
            <text:p>1427749724.19656</text:p>
          </table:table-cell>
          <table:table-cell office:value-type="float" office:value="1427749724.9658" calcext:value-type="float">
            <text:p>1427749724.9658</text:p>
          </table:table-cell>
          <table:table-cell office:value-type="float" office:value="1427749725.0931" calcext:value-type="float">
            <text:p>1427749725.0931</text:p>
          </table:table-cell>
          <table:table-cell/>
          <table:table-cell table:formula="of:=MAX([.B189];[.D189];[.G189])-MAX([.A189];[.C189];[.E189])" office:value-type="float" office:value="0.896541833877564" calcext:value-type="float">
            <text:p>0.8965418339</text:p>
          </table:table-cell>
          <table:table-cell table:formula="of:=IF(ISBLANK([.E189]);&quot;&quot;;[.I189])" office:value-type="float" office:value="0.896541833877564" calcext:value-type="float">
            <text:p>0.8965418339</text:p>
          </table:table-cell>
          <table:table-cell table:formula="of:=IF(OR(ISBLANK([.E189]);[.I189]&lt;=0);&quot;&quot;;[.I189])" office:value-type="float" office:value="0.896541833877564" calcext:value-type="float">
            <text:p>0.89654183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5.7723" calcext:value-type="float">
            <text:p>1427749725.7723</text:p>
          </table:table-cell>
          <table:table-cell office:value-type="float" office:value="1427749727.08505" calcext:value-type="float">
            <text:p>1427749727.08505</text:p>
          </table:table-cell>
          <table:table-cell table:number-columns-repeated="4"/>
          <table:table-cell table:formula="of:=MAX([.B190];[.D190];[.G190])-MAX([.A190];[.C190];[.E190])" office:value-type="float" office:value="1.31274390220642" calcext:value-type="float">
            <text:p>1.3127439022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7231" calcext:value-type="float">
            <text:p>1427749725.77231</text:p>
          </table:table-cell>
          <table:table-cell office:value-type="float" office:value="1427749726.9639" calcext:value-type="float">
            <text:p>1427749726.9639</text:p>
          </table:table-cell>
          <table:table-cell office:value-type="float" office:value="1427749726.99551" calcext:value-type="float">
            <text:p>1427749726.99551</text:p>
          </table:table-cell>
          <table:table-cell/>
          <table:table-cell table:formula="of:=MAX([.B191];[.D191];[.G191])-MAX([.A191];[.C191];[.E191])" office:value-type="float" office:value="1.22320103645325" calcext:value-type="float">
            <text:p>1.2232010365</text:p>
          </table:table-cell>
          <table:table-cell table:formula="of:=IF(ISBLANK([.E191]);&quot;&quot;;[.I191])" office:value-type="float" office:value="1.22320103645325" calcext:value-type="float">
            <text:p>1.2232010365</text:p>
          </table:table-cell>
          <table:table-cell table:formula="of:=IF(OR(ISBLANK([.E191]);[.I191]&lt;=0);&quot;&quot;;[.I191])" office:value-type="float" office:value="1.22320103645325" calcext:value-type="float">
            <text:p>1.2232010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7376" calcext:value-type="float">
            <text:p>1427749725.77376</text:p>
          </table:table-cell>
          <table:table-cell office:value-type="float" office:value="1427749727.04685" calcext:value-type="float">
            <text:p>1427749727.04685</text:p>
          </table:table-cell>
          <table:table-cell office:value-type="float" office:value="1427749727.08504" calcext:value-type="float">
            <text:p>1427749727.08504</text:p>
          </table:table-cell>
          <table:table-cell/>
          <table:table-cell table:formula="of:=MAX([.B192];[.D192];[.G192])-MAX([.A192];[.C192];[.E192])" office:value-type="float" office:value="1.31127619743347" calcext:value-type="float">
            <text:p>1.3112761974</text:p>
          </table:table-cell>
          <table:table-cell table:formula="of:=IF(ISBLANK([.E192]);&quot;&quot;;[.I192])" office:value-type="float" office:value="1.31127619743347" calcext:value-type="float">
            <text:p>1.3112761974</text:p>
          </table:table-cell>
          <table:table-cell table:formula="of:=IF(OR(ISBLANK([.E192]);[.I192]&lt;=0);&quot;&quot;;[.I192])" office:value-type="float" office:value="1.31127619743347" calcext:value-type="float">
            <text:p>1.31127619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7507" calcext:value-type="float">
            <text:p>1427749725.77507</text:p>
          </table:table-cell>
          <table:table-cell office:value-type="float" office:value="1427749726.95593" calcext:value-type="float">
            <text:p>1427749726.95593</text:p>
          </table:table-cell>
          <table:table-cell office:value-type="float" office:value="1427749726.99375" calcext:value-type="float">
            <text:p>1427749726.99375</text:p>
          </table:table-cell>
          <table:table-cell/>
          <table:table-cell table:formula="of:=MAX([.B193];[.D193];[.G193])-MAX([.A193];[.C193];[.E193])" office:value-type="float" office:value="1.21867609024048" calcext:value-type="float">
            <text:p>1.2186760902</text:p>
          </table:table-cell>
          <table:table-cell table:formula="of:=IF(ISBLANK([.E193]);&quot;&quot;;[.I193])" office:value-type="float" office:value="1.21867609024048" calcext:value-type="float">
            <text:p>1.2186760902</text:p>
          </table:table-cell>
          <table:table-cell table:formula="of:=IF(OR(ISBLANK([.E193]);[.I193]&lt;=0);&quot;&quot;;[.I193])" office:value-type="float" office:value="1.21867609024048" calcext:value-type="float">
            <text:p>1.2186760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764" calcext:value-type="float">
            <text:p>1427749725.7764</text:p>
          </table:table-cell>
          <table:table-cell office:value-type="float" office:value="1427749726.95608" calcext:value-type="float">
            <text:p>1427749726.95608</text:p>
          </table:table-cell>
          <table:table-cell office:value-type="float" office:value="1427749726.99943" calcext:value-type="float">
            <text:p>1427749726.99943</text:p>
          </table:table-cell>
          <table:table-cell/>
          <table:table-cell table:formula="of:=MAX([.B194];[.D194];[.G194])-MAX([.A194];[.C194];[.E194])" office:value-type="float" office:value="1.22303295135498" calcext:value-type="float">
            <text:p>1.2230329514</text:p>
          </table:table-cell>
          <table:table-cell table:formula="of:=IF(ISBLANK([.E194]);&quot;&quot;;[.I194])" office:value-type="float" office:value="1.22303295135498" calcext:value-type="float">
            <text:p>1.2230329514</text:p>
          </table:table-cell>
          <table:table-cell table:formula="of:=IF(OR(ISBLANK([.E194]);[.I194]&lt;=0);&quot;&quot;;[.I194])" office:value-type="float" office:value="1.22303295135498" calcext:value-type="float">
            <text:p>1.22303295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7772" calcext:value-type="float">
            <text:p>1427749725.77772</text:p>
          </table:table-cell>
          <table:table-cell office:value-type="float" office:value="1427749726.71448" calcext:value-type="float">
            <text:p>1427749726.71448</text:p>
          </table:table-cell>
          <table:table-cell office:value-type="float" office:value="1427749726.79399" calcext:value-type="float">
            <text:p>1427749726.79399</text:p>
          </table:table-cell>
          <table:table-cell/>
          <table:table-cell table:formula="of:=MAX([.B195];[.D195];[.G195])-MAX([.A195];[.C195];[.E195])" office:value-type="float" office:value="1.01626992225647" calcext:value-type="float">
            <text:p>1.0162699223</text:p>
          </table:table-cell>
          <table:table-cell table:formula="of:=IF(ISBLANK([.E195]);&quot;&quot;;[.I195])" office:value-type="float" office:value="1.01626992225647" calcext:value-type="float">
            <text:p>1.0162699223</text:p>
          </table:table-cell>
          <table:table-cell table:formula="of:=IF(OR(ISBLANK([.E195]);[.I195]&lt;=0);&quot;&quot;;[.I195])" office:value-type="float" office:value="1.01626992225647" calcext:value-type="float">
            <text:p>1.01626992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7902" calcext:value-type="float">
            <text:p>1427749725.77902</text:p>
          </table:table-cell>
          <table:table-cell office:value-type="float" office:value="1427749726.79395" calcext:value-type="float">
            <text:p>1427749726.79395</text:p>
          </table:table-cell>
          <table:table-cell office:value-type="float" office:value="1427749726.87692" calcext:value-type="float">
            <text:p>1427749726.87692</text:p>
          </table:table-cell>
          <table:table-cell/>
          <table:table-cell table:formula="of:=MAX([.B196];[.D196];[.G196])-MAX([.A196];[.C196];[.E196])" office:value-type="float" office:value="1.097895860672" calcext:value-type="float">
            <text:p>1.0978958607</text:p>
          </table:table-cell>
          <table:table-cell table:formula="of:=IF(ISBLANK([.E196]);&quot;&quot;;[.I196])" office:value-type="float" office:value="1.097895860672" calcext:value-type="float">
            <text:p>1.0978958607</text:p>
          </table:table-cell>
          <table:table-cell table:formula="of:=IF(OR(ISBLANK([.E196]);[.I196]&lt;=0);&quot;&quot;;[.I196])" office:value-type="float" office:value="1.097895860672" calcext:value-type="float">
            <text:p>1.09789586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8036" calcext:value-type="float">
            <text:p>1427749725.78036</text:p>
          </table:table-cell>
          <table:table-cell office:value-type="float" office:value="1427749726.47766" calcext:value-type="float">
            <text:p>1427749726.47766</text:p>
          </table:table-cell>
          <table:table-cell office:value-type="float" office:value="1427749726.5582" calcext:value-type="float">
            <text:p>1427749726.5582</text:p>
          </table:table-cell>
          <table:table-cell/>
          <table:table-cell table:formula="of:=MAX([.B197];[.D197];[.G197])-MAX([.A197];[.C197];[.E197])" office:value-type="float" office:value="0.777842998504639" calcext:value-type="float">
            <text:p>0.7778429985</text:p>
          </table:table-cell>
          <table:table-cell table:formula="of:=IF(ISBLANK([.E197]);&quot;&quot;;[.I197])" office:value-type="float" office:value="0.777842998504639" calcext:value-type="float">
            <text:p>0.7778429985</text:p>
          </table:table-cell>
          <table:table-cell table:formula="of:=IF(OR(ISBLANK([.E197]);[.I197]&lt;=0);&quot;&quot;;[.I197])" office:value-type="float" office:value="0.777842998504639" calcext:value-type="float">
            <text:p>0.77784299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8233" calcext:value-type="float">
            <text:p>1427749725.78233</text:p>
          </table:table-cell>
          <table:table-cell office:value-type="float" office:value="1427749726.63668" calcext:value-type="float">
            <text:p>1427749726.63668</text:p>
          </table:table-cell>
          <table:table-cell office:value-type="float" office:value="1427749726.71452" calcext:value-type="float">
            <text:p>1427749726.71452</text:p>
          </table:table-cell>
          <table:table-cell/>
          <table:table-cell table:formula="of:=MAX([.B198];[.D198];[.G198])-MAX([.A198];[.C198];[.E198])" office:value-type="float" office:value="0.932186841964722" calcext:value-type="float">
            <text:p>0.932186842</text:p>
          </table:table-cell>
          <table:table-cell table:formula="of:=IF(ISBLANK([.E198]);&quot;&quot;;[.I198])" office:value-type="float" office:value="0.932186841964722" calcext:value-type="float">
            <text:p>0.932186842</text:p>
          </table:table-cell>
          <table:table-cell table:formula="of:=IF(OR(ISBLANK([.E198]);[.I198]&lt;=0);&quot;&quot;;[.I198])" office:value-type="float" office:value="0.932186841964722" calcext:value-type="float">
            <text:p>0.9321868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8352" calcext:value-type="float">
            <text:p>1427749725.78352</text:p>
          </table:table-cell>
          <table:table-cell office:value-type="float" office:value="1427749726.87687" calcext:value-type="float">
            <text:p>1427749726.87687</text:p>
          </table:table-cell>
          <table:table-cell office:value-type="float" office:value="1427749726.95597" calcext:value-type="float">
            <text:p>1427749726.95597</text:p>
          </table:table-cell>
          <table:table-cell/>
          <table:table-cell table:formula="of:=MAX([.B199];[.D199];[.G199])-MAX([.A199];[.C199];[.E199])" office:value-type="float" office:value="1.17245197296143" calcext:value-type="float">
            <text:p>1.172451973</text:p>
          </table:table-cell>
          <table:table-cell table:formula="of:=IF(ISBLANK([.E199]);&quot;&quot;;[.I199])" office:value-type="float" office:value="1.17245197296143" calcext:value-type="float">
            <text:p>1.172451973</text:p>
          </table:table-cell>
          <table:table-cell table:formula="of:=IF(OR(ISBLANK([.E199]);[.I199]&lt;=0);&quot;&quot;;[.I199])" office:value-type="float" office:value="1.17245197296143" calcext:value-type="float">
            <text:p>1.1724519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5.78398" calcext:value-type="float">
            <text:p>1427749725.78398</text:p>
          </table:table-cell>
          <table:table-cell office:value-type="float" office:value="1427749726.47773" calcext:value-type="float">
            <text:p>1427749726.47773</text:p>
          </table:table-cell>
          <table:table-cell office:value-type="float" office:value="1427749726.55823" calcext:value-type="float">
            <text:p>1427749726.55823</text:p>
          </table:table-cell>
          <table:table-cell/>
          <table:table-cell table:formula="of:=MAX([.B200];[.D200];[.G200])-MAX([.A200];[.C200];[.E200])" office:value-type="float" office:value="0.774251937866211" calcext:value-type="float">
            <text:p>0.7742519379</text:p>
          </table:table-cell>
          <table:table-cell table:formula="of:=IF(ISBLANK([.E200]);&quot;&quot;;[.I200])" office:value-type="float" office:value="0.774251937866211" calcext:value-type="float">
            <text:p>0.7742519379</text:p>
          </table:table-cell>
          <table:table-cell table:formula="of:=IF(OR(ISBLANK([.E200]);[.I200]&lt;=0);&quot;&quot;;[.I200])" office:value-type="float" office:value="0.774251937866211" calcext:value-type="float">
            <text:p>0.7742519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7.08506" calcext:value-type="float">
            <text:p>1427749727.08506</text:p>
          </table:table-cell>
          <table:table-cell office:value-type="float" office:value="1427749728.58562" calcext:value-type="float">
            <text:p>1427749728.58562</text:p>
          </table:table-cell>
          <table:table-cell table:number-columns-repeated="4"/>
          <table:table-cell table:formula="of:=MAX([.B201];[.D201];[.G201])-MAX([.A201];[.C201];[.E201])" office:value-type="float" office:value="1.50056314468384" calcext:value-type="float">
            <text:p>1.5005631447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8506" calcext:value-type="float">
            <text:p>1427749727.08506</text:p>
          </table:table-cell>
          <table:table-cell office:value-type="float" office:value="1427749728.4629" calcext:value-type="float">
            <text:p>1427749728.4629</text:p>
          </table:table-cell>
          <table:table-cell office:value-type="float" office:value="1427749728.49409" calcext:value-type="float">
            <text:p>1427749728.49409</text:p>
          </table:table-cell>
          <table:table-cell/>
          <table:table-cell table:formula="of:=MAX([.B202];[.D202];[.G202])-MAX([.A202];[.C202];[.E202])" office:value-type="float" office:value="1.40902400016785" calcext:value-type="float">
            <text:p>1.4090240002</text:p>
          </table:table-cell>
          <table:table-cell table:formula="of:=IF(ISBLANK([.E202]);&quot;&quot;;[.I202])" office:value-type="float" office:value="1.40902400016785" calcext:value-type="float">
            <text:p>1.4090240002</text:p>
          </table:table-cell>
          <table:table-cell table:formula="of:=IF(OR(ISBLANK([.E202]);[.I202]&lt;=0);&quot;&quot;;[.I202])" office:value-type="float" office:value="1.40902400016785" calcext:value-type="float">
            <text:p>1.40902400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8643" calcext:value-type="float">
            <text:p>1427749727.08643</text:p>
          </table:table-cell>
          <table:table-cell office:value-type="float" office:value="1427749728.06233" calcext:value-type="float">
            <text:p>1427749728.06233</text:p>
          </table:table-cell>
          <table:table-cell office:value-type="float" office:value="1427749728.46284" calcext:value-type="float">
            <text:p>1427749728.46284</text:p>
          </table:table-cell>
          <table:table-cell/>
          <table:table-cell table:formula="of:=MAX([.B203];[.D203];[.G203])-MAX([.A203];[.C203];[.E203])" office:value-type="float" office:value="1.37641096115112" calcext:value-type="float">
            <text:p>1.3764109612</text:p>
          </table:table-cell>
          <table:table-cell table:formula="of:=IF(ISBLANK([.E203]);&quot;&quot;;[.I203])" office:value-type="float" office:value="1.37641096115112" calcext:value-type="float">
            <text:p>1.3764109612</text:p>
          </table:table-cell>
          <table:table-cell table:formula="of:=IF(OR(ISBLANK([.E203]);[.I203]&lt;=0);&quot;&quot;;[.I203])" office:value-type="float" office:value="1.37641096115112" calcext:value-type="float">
            <text:p>1.37641096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8777" calcext:value-type="float">
            <text:p>1427749727.08777</text:p>
          </table:table-cell>
          <table:table-cell office:value-type="float" office:value="1427749728.55045" calcext:value-type="float">
            <text:p>1427749728.55045</text:p>
          </table:table-cell>
          <table:table-cell office:value-type="float" office:value="1427749728.58562" calcext:value-type="float">
            <text:p>1427749728.58562</text:p>
          </table:table-cell>
          <table:table-cell/>
          <table:table-cell table:formula="of:=MAX([.B204];[.D204];[.G204])-MAX([.A204];[.C204];[.E204])" office:value-type="float" office:value="1.49784922599792" calcext:value-type="float">
            <text:p>1.497849226</text:p>
          </table:table-cell>
          <table:table-cell table:formula="of:=IF(ISBLANK([.E204]);&quot;&quot;;[.I204])" office:value-type="float" office:value="1.49784922599792" calcext:value-type="float">
            <text:p>1.497849226</text:p>
          </table:table-cell>
          <table:table-cell table:formula="of:=IF(OR(ISBLANK([.E204]);[.I204]&lt;=0);&quot;&quot;;[.I204])" office:value-type="float" office:value="1.49784922599792" calcext:value-type="float">
            <text:p>1.497849226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205];[.D205];[.G205])-MAX([.A205];[.C205];[.E205])" office:value-type="float" office:value="0" calcext:value-type="float">
            <text:p>0</text:p>
          </table:table-cell>
          <table:table-cell table:formula="of:=IF(ISBLANK([.E205]);&quot;&quot;;[.I205])" office:value-type="float" office:value="0" calcext:value-type="float">
            <text:p>0</text:p>
          </table:table-cell>
          <table:table-cell table:formula="of:=IF(OR(ISBLANK([.E205]);[.I205]&lt;=0);&quot;&quot;;[.I20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9036" calcext:value-type="float">
            <text:p>1427749727.09036</text:p>
          </table:table-cell>
          <table:table-cell office:value-type="float" office:value="1427749728.30224" calcext:value-type="float">
            <text:p>1427749728.30224</text:p>
          </table:table-cell>
          <table:table-cell office:value-type="float" office:value="1427749728.3825" calcext:value-type="float">
            <text:p>1427749728.3825</text:p>
          </table:table-cell>
          <table:table-cell/>
          <table:table-cell table:formula="of:=MAX([.B206];[.D206];[.G206])-MAX([.A206];[.C206];[.E206])" office:value-type="float" office:value="1.29214096069336" calcext:value-type="float">
            <text:p>1.2921409607</text:p>
          </table:table-cell>
          <table:table-cell table:formula="of:=IF(ISBLANK([.E206]);&quot;&quot;;[.I206])" office:value-type="float" office:value="1.29214096069336" calcext:value-type="float">
            <text:p>1.2921409607</text:p>
          </table:table-cell>
          <table:table-cell table:formula="of:=IF(OR(ISBLANK([.E206]);[.I206]&lt;=0);&quot;&quot;;[.I206])" office:value-type="float" office:value="1.29214096069336" calcext:value-type="float">
            <text:p>1.29214096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916" calcext:value-type="float">
            <text:p>1427749727.0916</text:p>
          </table:table-cell>
          <table:table-cell office:value-type="float" office:value="1427749728.38247" calcext:value-type="float">
            <text:p>1427749728.38247</text:p>
          </table:table-cell>
          <table:table-cell office:value-type="float" office:value="1427749728.46278" calcext:value-type="float">
            <text:p>1427749728.46278</text:p>
          </table:table-cell>
          <table:table-cell/>
          <table:table-cell table:formula="of:=MAX([.B207];[.D207];[.G207])-MAX([.A207];[.C207];[.E207])" office:value-type="float" office:value="1.37117505073547" calcext:value-type="float">
            <text:p>1.3711750507</text:p>
          </table:table-cell>
          <table:table-cell table:formula="of:=IF(ISBLANK([.E207]);&quot;&quot;;[.I207])" office:value-type="float" office:value="1.37117505073547" calcext:value-type="float">
            <text:p>1.3711750507</text:p>
          </table:table-cell>
          <table:table-cell table:formula="of:=IF(OR(ISBLANK([.E207]);[.I207]&lt;=0);&quot;&quot;;[.I207])" office:value-type="float" office:value="1.37117505073547" calcext:value-type="float">
            <text:p>1.37117505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9206" calcext:value-type="float">
            <text:p>1427749727.09206</text:p>
          </table:table-cell>
          <table:table-cell office:value-type="float" office:value="1427749728.46361" calcext:value-type="float">
            <text:p>1427749728.46361</text:p>
          </table:table-cell>
          <table:table-cell office:value-type="float" office:value="1427749728.50345" calcext:value-type="float">
            <text:p>1427749728.50345</text:p>
          </table:table-cell>
          <table:table-cell/>
          <table:table-cell table:formula="of:=MAX([.B208];[.D208];[.G208])-MAX([.A208];[.C208];[.E208])" office:value-type="float" office:value="1.41139388084412" calcext:value-type="float">
            <text:p>1.4113938808</text:p>
          </table:table-cell>
          <table:table-cell table:formula="of:=IF(ISBLANK([.E208]);&quot;&quot;;[.I208])" office:value-type="float" office:value="1.41139388084412" calcext:value-type="float">
            <text:p>1.4113938808</text:p>
          </table:table-cell>
          <table:table-cell table:formula="of:=IF(OR(ISBLANK([.E208]);[.I208]&lt;=0);&quot;&quot;;[.I208])" office:value-type="float" office:value="1.41139388084412" calcext:value-type="float">
            <text:p>1.41139388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9262" calcext:value-type="float">
            <text:p>1427749727.09262</text:p>
          </table:table-cell>
          <table:table-cell office:value-type="float" office:value="1427749727.98183" calcext:value-type="float">
            <text:p>1427749727.98183</text:p>
          </table:table-cell>
          <table:table-cell office:value-type="float" office:value="1427749728.06223" calcext:value-type="float">
            <text:p>1427749728.06223</text:p>
          </table:table-cell>
          <table:table-cell/>
          <table:table-cell table:formula="of:=MAX([.B209];[.D209];[.G209])-MAX([.A209];[.C209];[.E209])" office:value-type="float" office:value="0.969601154327393" calcext:value-type="float">
            <text:p>0.9696011543</text:p>
          </table:table-cell>
          <table:table-cell table:formula="of:=IF(ISBLANK([.E209]);&quot;&quot;;[.I209])" office:value-type="float" office:value="0.969601154327393" calcext:value-type="float">
            <text:p>0.9696011543</text:p>
          </table:table-cell>
          <table:table-cell table:formula="of:=IF(OR(ISBLANK([.E209]);[.I209]&lt;=0);&quot;&quot;;[.I209])" office:value-type="float" office:value="0.969601154327393" calcext:value-type="float">
            <text:p>0.96960115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9308" calcext:value-type="float">
            <text:p>1427749727.09308</text:p>
          </table:table-cell>
          <table:table-cell office:value-type="float" office:value="1427749727.98189" calcext:value-type="float">
            <text:p>1427749727.98189</text:p>
          </table:table-cell>
          <table:table-cell office:value-type="float" office:value="1427749728.06226" calcext:value-type="float">
            <text:p>1427749728.06226</text:p>
          </table:table-cell>
          <table:table-cell/>
          <table:table-cell table:formula="of:=MAX([.B210];[.D210];[.G210])-MAX([.A210];[.C210];[.E210])" office:value-type="float" office:value="0.969177007675171" calcext:value-type="float">
            <text:p>0.9691770077</text:p>
          </table:table-cell>
          <table:table-cell table:formula="of:=IF(ISBLANK([.E210]);&quot;&quot;;[.I210])" office:value-type="float" office:value="0.969177007675171" calcext:value-type="float">
            <text:p>0.9691770077</text:p>
          </table:table-cell>
          <table:table-cell table:formula="of:=IF(OR(ISBLANK([.E210]);[.I210]&lt;=0);&quot;&quot;;[.I210])" office:value-type="float" office:value="0.969177007675171" calcext:value-type="float">
            <text:p>0.96917700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7.09353" calcext:value-type="float">
            <text:p>1427749727.09353</text:p>
          </table:table-cell>
          <table:table-cell office:value-type="float" office:value="1427749728.46273" calcext:value-type="float">
            <text:p>1427749728.46273</text:p>
          </table:table-cell>
          <table:table-cell office:value-type="float" office:value="1427749728.50346" calcext:value-type="float">
            <text:p>1427749728.50346</text:p>
          </table:table-cell>
          <table:table-cell/>
          <table:table-cell table:formula="of:=MAX([.B211];[.D211];[.G211])-MAX([.A211];[.C211];[.E211])" office:value-type="float" office:value="1.40992212295532" calcext:value-type="float">
            <text:p>1.409922123</text:p>
          </table:table-cell>
          <table:table-cell table:formula="of:=IF(ISBLANK([.E211]);&quot;&quot;;[.I211])" office:value-type="float" office:value="1.40992212295532" calcext:value-type="float">
            <text:p>1.409922123</text:p>
          </table:table-cell>
          <table:table-cell table:formula="of:=IF(OR(ISBLANK([.E211]);[.I211]&lt;=0);&quot;&quot;;[.I211])" office:value-type="float" office:value="1.40992212295532" calcext:value-type="float">
            <text:p>1.409922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8.58563" calcext:value-type="float">
            <text:p>1427749728.58563</text:p>
          </table:table-cell>
          <table:table-cell office:value-type="float" office:value="1427749729.88936" calcext:value-type="float">
            <text:p>1427749729.88936</text:p>
          </table:table-cell>
          <table:table-cell table:number-columns-repeated="4"/>
          <table:table-cell table:formula="of:=MAX([.B212];[.D212];[.G212])-MAX([.A212];[.C212];[.E212])" office:value-type="float" office:value="1.30372595787048" calcext:value-type="float">
            <text:p>1.3037259579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857" calcext:value-type="float">
            <text:p>1427749728.5857</text:p>
          </table:table-cell>
          <table:table-cell office:value-type="float" office:value="1427749729.77022" calcext:value-type="float">
            <text:p>1427749729.77022</text:p>
          </table:table-cell>
          <table:table-cell office:value-type="float" office:value="1427749729.80348" calcext:value-type="float">
            <text:p>1427749729.80348</text:p>
          </table:table-cell>
          <table:table-cell/>
          <table:table-cell table:formula="of:=MAX([.B213];[.D213];[.G213])-MAX([.A213];[.C213];[.E213])" office:value-type="float" office:value="1.21778798103333" calcext:value-type="float">
            <text:p>1.217787981</text:p>
          </table:table-cell>
          <table:table-cell table:formula="of:=IF(ISBLANK([.E213]);&quot;&quot;;[.I213])" office:value-type="float" office:value="1.21778798103333" calcext:value-type="float">
            <text:p>1.217787981</text:p>
          </table:table-cell>
          <table:table-cell table:formula="of:=IF(OR(ISBLANK([.E213]);[.I213]&lt;=0);&quot;&quot;;[.I213])" office:value-type="float" office:value="1.21778798103333" calcext:value-type="float">
            <text:p>1.2177879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8705" calcext:value-type="float">
            <text:p>1427749728.58705</text:p>
          </table:table-cell>
          <table:table-cell office:value-type="float" office:value="1427749729.76763" calcext:value-type="float">
            <text:p>1427749729.76763</text:p>
          </table:table-cell>
          <table:table-cell office:value-type="float" office:value="1427749729.80493" calcext:value-type="float">
            <text:p>1427749729.80493</text:p>
          </table:table-cell>
          <table:table-cell/>
          <table:table-cell table:formula="of:=MAX([.B214];[.D214];[.G214])-MAX([.A214];[.C214];[.E214])" office:value-type="float" office:value="1.21788620948792" calcext:value-type="float">
            <text:p>1.2178862095</text:p>
          </table:table-cell>
          <table:table-cell table:formula="of:=IF(ISBLANK([.E214]);&quot;&quot;;[.I214])" office:value-type="float" office:value="1.21788620948792" calcext:value-type="float">
            <text:p>1.2178862095</text:p>
          </table:table-cell>
          <table:table-cell table:formula="of:=IF(OR(ISBLANK([.E214]);[.I214]&lt;=0);&quot;&quot;;[.I214])" office:value-type="float" office:value="1.21788620948792" calcext:value-type="float">
            <text:p>1.21788620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8844" calcext:value-type="float">
            <text:p>1427749728.58844</text:p>
          </table:table-cell>
          <table:table-cell office:value-type="float" office:value="1427749729.76779" calcext:value-type="float">
            <text:p>1427749729.76779</text:p>
          </table:table-cell>
          <table:table-cell office:value-type="float" office:value="1427749729.80349" calcext:value-type="float">
            <text:p>1427749729.80349</text:p>
          </table:table-cell>
          <table:table-cell/>
          <table:table-cell table:formula="of:=MAX([.B215];[.D215];[.G215])-MAX([.A215];[.C215];[.E215])" office:value-type="float" office:value="1.21505522727966" calcext:value-type="float">
            <text:p>1.2150552273</text:p>
          </table:table-cell>
          <table:table-cell table:formula="of:=IF(ISBLANK([.E215]);&quot;&quot;;[.I215])" office:value-type="float" office:value="1.21505522727966" calcext:value-type="float">
            <text:p>1.2150552273</text:p>
          </table:table-cell>
          <table:table-cell table:formula="of:=IF(OR(ISBLANK([.E215]);[.I215]&lt;=0);&quot;&quot;;[.I215])" office:value-type="float" office:value="1.21505522727966" calcext:value-type="float">
            <text:p>1.21505522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8936" calcext:value-type="float">
            <text:p>1427749728.58936</text:p>
          </table:table-cell>
          <table:table-cell office:value-type="float" office:value="1427749729.85405" calcext:value-type="float">
            <text:p>1427749729.85405</text:p>
          </table:table-cell>
          <table:table-cell office:value-type="float" office:value="1427749729.88935" calcext:value-type="float">
            <text:p>1427749729.88935</text:p>
          </table:table-cell>
          <table:table-cell/>
          <table:table-cell table:formula="of:=MAX([.B216];[.D216];[.G216])-MAX([.A216];[.C216];[.E216])" office:value-type="float" office:value="1.29999017715454" calcext:value-type="float">
            <text:p>1.2999901772</text:p>
          </table:table-cell>
          <table:table-cell table:formula="of:=IF(ISBLANK([.E216]);&quot;&quot;;[.I216])" office:value-type="float" office:value="1.29999017715454" calcext:value-type="float">
            <text:p>1.2999901772</text:p>
          </table:table-cell>
          <table:table-cell table:formula="of:=IF(OR(ISBLANK([.E216]);[.I216]&lt;=0);&quot;&quot;;[.I216])" office:value-type="float" office:value="1.29999017715454" calcext:value-type="float">
            <text:p>1.29999017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9019" calcext:value-type="float">
            <text:p>1427749728.59019</text:p>
          </table:table-cell>
          <table:table-cell office:value-type="float" office:value="1427749729.19345" calcext:value-type="float">
            <text:p>1427749729.19345</text:p>
          </table:table-cell>
          <table:table-cell office:value-type="float" office:value="1427749729.76773" calcext:value-type="float">
            <text:p>1427749729.76773</text:p>
          </table:table-cell>
          <table:table-cell/>
          <table:table-cell table:formula="of:=MAX([.B217];[.D217];[.G217])-MAX([.A217];[.C217];[.E217])" office:value-type="float" office:value="1.17754697799683" calcext:value-type="float">
            <text:p>1.177546978</text:p>
          </table:table-cell>
          <table:table-cell table:formula="of:=IF(ISBLANK([.E217]);&quot;&quot;;[.I217])" office:value-type="float" office:value="1.17754697799683" calcext:value-type="float">
            <text:p>1.177546978</text:p>
          </table:table-cell>
          <table:table-cell table:formula="of:=IF(OR(ISBLANK([.E217]);[.I217]&lt;=0);&quot;&quot;;[.I217])" office:value-type="float" office:value="1.17754697799683" calcext:value-type="float">
            <text:p>1.1775469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9159" calcext:value-type="float">
            <text:p>1427749728.59159</text:p>
          </table:table-cell>
          <table:table-cell office:value-type="float" office:value="1427749729.68724" calcext:value-type="float">
            <text:p>1427749729.68724</text:p>
          </table:table-cell>
          <table:table-cell office:value-type="float" office:value="1427749729.76766" calcext:value-type="float">
            <text:p>1427749729.76766</text:p>
          </table:table-cell>
          <table:table-cell/>
          <table:table-cell table:formula="of:=MAX([.B218];[.D218];[.G218])-MAX([.A218];[.C218];[.E218])" office:value-type="float" office:value="1.17607283592224" calcext:value-type="float">
            <text:p>1.1760728359</text:p>
          </table:table-cell>
          <table:table-cell table:formula="of:=IF(ISBLANK([.E218]);&quot;&quot;;[.I218])" office:value-type="float" office:value="1.17607283592224" calcext:value-type="float">
            <text:p>1.1760728359</text:p>
          </table:table-cell>
          <table:table-cell table:formula="of:=IF(OR(ISBLANK([.E218]);[.I218]&lt;=0);&quot;&quot;;[.I218])" office:value-type="float" office:value="1.17607283592224" calcext:value-type="float">
            <text:p>1.17607283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9267" calcext:value-type="float">
            <text:p>1427749728.59267</text:p>
          </table:table-cell>
          <table:table-cell office:value-type="float" office:value="1427749729.60621" calcext:value-type="float">
            <text:p>1427749729.60621</text:p>
          </table:table-cell>
          <table:table-cell office:value-type="float" office:value="1427749729.68728" calcext:value-type="float">
            <text:p>1427749729.68728</text:p>
          </table:table-cell>
          <table:table-cell/>
          <table:table-cell table:formula="of:=MAX([.B219];[.D219];[.G219])-MAX([.A219];[.C219];[.E219])" office:value-type="float" office:value="1.09460186958313" calcext:value-type="float">
            <text:p>1.0946018696</text:p>
          </table:table-cell>
          <table:table-cell table:formula="of:=IF(ISBLANK([.E219]);&quot;&quot;;[.I219])" office:value-type="float" office:value="1.09460186958313" calcext:value-type="float">
            <text:p>1.0946018696</text:p>
          </table:table-cell>
          <table:table-cell table:formula="of:=IF(OR(ISBLANK([.E219]);[.I219]&lt;=0);&quot;&quot;;[.I219])" office:value-type="float" office:value="1.09460186958313" calcext:value-type="float">
            <text:p>1.09460186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9374" calcext:value-type="float">
            <text:p>1427749728.59374</text:p>
          </table:table-cell>
          <table:table-cell office:value-type="float" office:value="1427749729.52483" calcext:value-type="float">
            <text:p>1427749729.52483</text:p>
          </table:table-cell>
          <table:table-cell office:value-type="float" office:value="1427749729.60626" calcext:value-type="float">
            <text:p>1427749729.60626</text:p>
          </table:table-cell>
          <table:table-cell/>
          <table:table-cell table:formula="of:=MAX([.B220];[.D220];[.G220])-MAX([.A220];[.C220];[.E220])" office:value-type="float" office:value="1.01252007484436" calcext:value-type="float">
            <text:p>1.0125200748</text:p>
          </table:table-cell>
          <table:table-cell table:formula="of:=IF(ISBLANK([.E220]);&quot;&quot;;[.I220])" office:value-type="float" office:value="1.01252007484436" calcext:value-type="float">
            <text:p>1.0125200748</text:p>
          </table:table-cell>
          <table:table-cell table:formula="of:=IF(OR(ISBLANK([.E220]);[.I220]&lt;=0);&quot;&quot;;[.I220])" office:value-type="float" office:value="1.01252007484436" calcext:value-type="float">
            <text:p>1.01252007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9538" calcext:value-type="float">
            <text:p>1427749728.59538</text:p>
          </table:table-cell>
          <table:table-cell office:value-type="float" office:value="1427749729.19556" calcext:value-type="float">
            <text:p>1427749729.19556</text:p>
          </table:table-cell>
          <table:table-cell office:value-type="float" office:value="1427749729.36255" calcext:value-type="float">
            <text:p>1427749729.36255</text:p>
          </table:table-cell>
          <table:table-cell/>
          <table:table-cell table:formula="of:=MAX([.B221];[.D221];[.G221])-MAX([.A221];[.C221];[.E221])" office:value-type="float" office:value="0.767168998718262" calcext:value-type="float">
            <text:p>0.7671689987</text:p>
          </table:table-cell>
          <table:table-cell table:formula="of:=IF(ISBLANK([.E221]);&quot;&quot;;[.I221])" office:value-type="float" office:value="0.767168998718262" calcext:value-type="float">
            <text:p>0.7671689987</text:p>
          </table:table-cell>
          <table:table-cell table:formula="of:=IF(OR(ISBLANK([.E221]);[.I221]&lt;=0);&quot;&quot;;[.I221])" office:value-type="float" office:value="0.767168998718262" calcext:value-type="float">
            <text:p>0.76716899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8.59644" calcext:value-type="float">
            <text:p>1427749728.59644</text:p>
          </table:table-cell>
          <table:table-cell office:value-type="float" office:value="1427749729.44304" calcext:value-type="float">
            <text:p>1427749729.44304</text:p>
          </table:table-cell>
          <table:table-cell office:value-type="float" office:value="1427749729.52488" calcext:value-type="float">
            <text:p>1427749729.52488</text:p>
          </table:table-cell>
          <table:table-cell/>
          <table:table-cell table:formula="of:=MAX([.B222];[.D222];[.G222])-MAX([.A222];[.C222];[.E222])" office:value-type="float" office:value="0.92843508720398" calcext:value-type="float">
            <text:p>0.9284350872</text:p>
          </table:table-cell>
          <table:table-cell table:formula="of:=IF(ISBLANK([.E222]);&quot;&quot;;[.I222])" office:value-type="float" office:value="0.92843508720398" calcext:value-type="float">
            <text:p>0.9284350872</text:p>
          </table:table-cell>
          <table:table-cell table:formula="of:=IF(OR(ISBLANK([.E222]);[.I222]&lt;=0);&quot;&quot;;[.I222])" office:value-type="float" office:value="0.92843508720398" calcext:value-type="float">
            <text:p>0.92843508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29.88937" calcext:value-type="float">
            <text:p>1427749729.88937</text:p>
          </table:table-cell>
          <table:table-cell office:value-type="float" office:value="1427749731.21702" calcext:value-type="float">
            <text:p>1427749731.21702</text:p>
          </table:table-cell>
          <table:table-cell table:number-columns-repeated="4"/>
          <table:table-cell table:formula="of:=MAX([.B223];[.D223];[.G223])-MAX([.A223];[.C223];[.E223])" office:value-type="float" office:value="1.32764792442322" calcext:value-type="float">
            <text:p>1.3276479244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8937" calcext:value-type="float">
            <text:p>1427749729.88937</text:p>
          </table:table-cell>
          <table:table-cell office:value-type="float" office:value="1427749731.18134" calcext:value-type="float">
            <text:p>1427749731.18134</text:p>
          </table:table-cell>
          <table:table-cell office:value-type="float" office:value="1427749731.21701" calcext:value-type="float">
            <text:p>1427749731.21701</text:p>
          </table:table-cell>
          <table:table-cell/>
          <table:table-cell table:formula="of:=MAX([.B224];[.D224];[.G224])-MAX([.A224];[.C224];[.E224])" office:value-type="float" office:value="1.32763886451721" calcext:value-type="float">
            <text:p>1.3276388645</text:p>
          </table:table-cell>
          <table:table-cell table:formula="of:=IF(ISBLANK([.E224]);&quot;&quot;;[.I224])" office:value-type="float" office:value="1.32763886451721" calcext:value-type="float">
            <text:p>1.3276388645</text:p>
          </table:table-cell>
          <table:table-cell table:formula="of:=IF(OR(ISBLANK([.E224]);[.I224]&lt;=0);&quot;&quot;;[.I224])" office:value-type="float" office:value="1.32763886451721" calcext:value-type="float">
            <text:p>1.32763886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049" calcext:value-type="float">
            <text:p>1427749729.89049</text:p>
          </table:table-cell>
          <table:table-cell office:value-type="float" office:value="1427749730.85184" calcext:value-type="float">
            <text:p>1427749730.85184</text:p>
          </table:table-cell>
          <table:table-cell office:value-type="float" office:value="1427749730.9331" calcext:value-type="float">
            <text:p>1427749730.9331</text:p>
          </table:table-cell>
          <table:table-cell/>
          <table:table-cell table:formula="of:=MAX([.B225];[.D225];[.G225])-MAX([.A225];[.C225];[.E225])" office:value-type="float" office:value="1.0426139831543" calcext:value-type="float">
            <text:p>1.0426139832</text:p>
          </table:table-cell>
          <table:table-cell table:formula="of:=IF(ISBLANK([.E225]);&quot;&quot;;[.I225])" office:value-type="float" office:value="1.0426139831543" calcext:value-type="float">
            <text:p>1.0426139832</text:p>
          </table:table-cell>
          <table:table-cell table:formula="of:=IF(OR(ISBLANK([.E225]);[.I225]&lt;=0);&quot;&quot;;[.I225])" office:value-type="float" office:value="1.0426139831543" calcext:value-type="float">
            <text:p>1.04261398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16" calcext:value-type="float">
            <text:p>1427749729.8916</text:p>
          </table:table-cell>
          <table:table-cell office:value-type="float" office:value="1427749730.93307" calcext:value-type="float">
            <text:p>1427749730.93307</text:p>
          </table:table-cell>
          <table:table-cell office:value-type="float" office:value="1427749731.01496" calcext:value-type="float">
            <text:p>1427749731.01496</text:p>
          </table:table-cell>
          <table:table-cell/>
          <table:table-cell table:formula="of:=MAX([.B226];[.D226];[.G226])-MAX([.A226];[.C226];[.E226])" office:value-type="float" office:value="1.12335991859436" calcext:value-type="float">
            <text:p>1.1233599186</text:p>
          </table:table-cell>
          <table:table-cell table:formula="of:=IF(ISBLANK([.E226]);&quot;&quot;;[.I226])" office:value-type="float" office:value="1.12335991859436" calcext:value-type="float">
            <text:p>1.1233599186</text:p>
          </table:table-cell>
          <table:table-cell table:formula="of:=IF(OR(ISBLANK([.E226]);[.I226]&lt;=0);&quot;&quot;;[.I226])" office:value-type="float" office:value="1.12335991859436" calcext:value-type="float">
            <text:p>1.12335991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28" calcext:value-type="float">
            <text:p>1427749729.8928</text:p>
          </table:table-cell>
          <table:table-cell office:value-type="float" office:value="1427749731.09506" calcext:value-type="float">
            <text:p>1427749731.09506</text:p>
          </table:table-cell>
          <table:table-cell office:value-type="float" office:value="1427749731.13148" calcext:value-type="float">
            <text:p>1427749731.13148</text:p>
          </table:table-cell>
          <table:table-cell/>
          <table:table-cell table:formula="of:=MAX([.B227];[.D227];[.G227])-MAX([.A227];[.C227];[.E227])" office:value-type="float" office:value="1.23867893218994" calcext:value-type="float">
            <text:p>1.2386789322</text:p>
          </table:table-cell>
          <table:table-cell table:formula="of:=IF(ISBLANK([.E227]);&quot;&quot;;[.I227])" office:value-type="float" office:value="1.23867893218994" calcext:value-type="float">
            <text:p>1.2386789322</text:p>
          </table:table-cell>
          <table:table-cell table:formula="of:=IF(OR(ISBLANK([.E227]);[.I227]&lt;=0);&quot;&quot;;[.I227])" office:value-type="float" office:value="1.23867893218994" calcext:value-type="float">
            <text:p>1.23867893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386" calcext:value-type="float">
            <text:p>1427749729.89386</text:p>
          </table:table-cell>
          <table:table-cell office:value-type="float" office:value="1427749731.09697" calcext:value-type="float">
            <text:p>1427749731.09697</text:p>
          </table:table-cell>
          <table:table-cell office:value-type="float" office:value="1427749731.13144" calcext:value-type="float">
            <text:p>1427749731.13144</text:p>
          </table:table-cell>
          <table:table-cell/>
          <table:table-cell table:formula="of:=MAX([.B228];[.D228];[.G228])-MAX([.A228];[.C228];[.E228])" office:value-type="float" office:value="1.23758292198181" calcext:value-type="float">
            <text:p>1.237582922</text:p>
          </table:table-cell>
          <table:table-cell table:formula="of:=IF(ISBLANK([.E228]);&quot;&quot;;[.I228])" office:value-type="float" office:value="1.23758292198181" calcext:value-type="float">
            <text:p>1.237582922</text:p>
          </table:table-cell>
          <table:table-cell table:formula="of:=IF(OR(ISBLANK([.E228]);[.I228]&lt;=0);&quot;&quot;;[.I228])" office:value-type="float" office:value="1.23758292198181" calcext:value-type="float">
            <text:p>1.2375829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492" calcext:value-type="float">
            <text:p>1427749729.89492</text:p>
          </table:table-cell>
          <table:table-cell office:value-type="float" office:value="1427749730.53263" calcext:value-type="float">
            <text:p>1427749730.53263</text:p>
          </table:table-cell>
          <table:table-cell office:value-type="float" office:value="1427749730.933" calcext:value-type="float">
            <text:p>1427749730.933</text:p>
          </table:table-cell>
          <table:table-cell/>
          <table:table-cell table:formula="of:=MAX([.B229];[.D229];[.G229])-MAX([.A229];[.C229];[.E229])" office:value-type="float" office:value="1.03807902336121" calcext:value-type="float">
            <text:p>1.0380790234</text:p>
          </table:table-cell>
          <table:table-cell table:formula="of:=IF(ISBLANK([.E229]);&quot;&quot;;[.I229])" office:value-type="float" office:value="1.03807902336121" calcext:value-type="float">
            <text:p>1.0380790234</text:p>
          </table:table-cell>
          <table:table-cell table:formula="of:=IF(OR(ISBLANK([.E229]);[.I229]&lt;=0);&quot;&quot;;[.I229])" office:value-type="float" office:value="1.03807902336121" calcext:value-type="float">
            <text:p>1.03807902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625" calcext:value-type="float">
            <text:p>1427749729.89625</text:p>
          </table:table-cell>
          <table:table-cell office:value-type="float" office:value="1427749731.09519" calcext:value-type="float">
            <text:p>1427749731.09519</text:p>
          </table:table-cell>
          <table:table-cell office:value-type="float" office:value="1427749731.12971" calcext:value-type="float">
            <text:p>1427749731.12971</text:p>
          </table:table-cell>
          <table:table-cell/>
          <table:table-cell table:formula="of:=MAX([.B230];[.D230];[.G230])-MAX([.A230];[.C230];[.E230])" office:value-type="float" office:value="1.23345899581909" calcext:value-type="float">
            <text:p>1.2334589958</text:p>
          </table:table-cell>
          <table:table-cell table:formula="of:=IF(ISBLANK([.E230]);&quot;&quot;;[.I230])" office:value-type="float" office:value="1.23345899581909" calcext:value-type="float">
            <text:p>1.2334589958</text:p>
          </table:table-cell>
          <table:table-cell table:formula="of:=IF(OR(ISBLANK([.E230]);[.I230]&lt;=0);&quot;&quot;;[.I230])" office:value-type="float" office:value="1.23345899581909" calcext:value-type="float">
            <text:p>1.23345899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748" calcext:value-type="float">
            <text:p>1427749729.89748</text:p>
          </table:table-cell>
          <table:table-cell office:value-type="float" office:value="1427749730.53176" calcext:value-type="float">
            <text:p>1427749730.53176</text:p>
          </table:table-cell>
          <table:table-cell office:value-type="float" office:value="1427749731.09499" calcext:value-type="float">
            <text:p>1427749731.09499</text:p>
          </table:table-cell>
          <table:table-cell/>
          <table:table-cell table:formula="of:=MAX([.B231];[.D231];[.G231])-MAX([.A231];[.C231];[.E231])" office:value-type="float" office:value="1.19751214981079" calcext:value-type="float">
            <text:p>1.1975121498</text:p>
          </table:table-cell>
          <table:table-cell table:formula="of:=IF(ISBLANK([.E231]);&quot;&quot;;[.I231])" office:value-type="float" office:value="1.19751214981079" calcext:value-type="float">
            <text:p>1.1975121498</text:p>
          </table:table-cell>
          <table:table-cell table:formula="of:=IF(OR(ISBLANK([.E231]);[.I231]&lt;=0);&quot;&quot;;[.I231])" office:value-type="float" office:value="1.19751214981079" calcext:value-type="float">
            <text:p>1.19751214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899" calcext:value-type="float">
            <text:p>1427749729.89899</text:p>
          </table:table-cell>
          <table:table-cell office:value-type="float" office:value="1427749730.7721" calcext:value-type="float">
            <text:p>1427749730.7721</text:p>
          </table:table-cell>
          <table:table-cell office:value-type="float" office:value="1427749730.85188" calcext:value-type="float">
            <text:p>1427749730.85188</text:p>
          </table:table-cell>
          <table:table-cell/>
          <table:table-cell table:formula="of:=MAX([.B232];[.D232];[.G232])-MAX([.A232];[.C232];[.E232])" office:value-type="float" office:value="0.952893972396851" calcext:value-type="float">
            <text:p>0.9528939724</text:p>
          </table:table-cell>
          <table:table-cell table:formula="of:=IF(ISBLANK([.E232]);&quot;&quot;;[.I232])" office:value-type="float" office:value="0.952893972396851" calcext:value-type="float">
            <text:p>0.9528939724</text:p>
          </table:table-cell>
          <table:table-cell table:formula="of:=IF(OR(ISBLANK([.E232]);[.I232]&lt;=0);&quot;&quot;;[.I232])" office:value-type="float" office:value="0.952893972396851" calcext:value-type="float">
            <text:p>0.95289397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29.89984" calcext:value-type="float">
            <text:p>1427749729.89984</text:p>
          </table:table-cell>
          <table:table-cell office:value-type="float" office:value="1427749731.01468" calcext:value-type="float">
            <text:p>1427749731.01468</text:p>
          </table:table-cell>
          <table:table-cell office:value-type="float" office:value="1427749731.09509" calcext:value-type="float">
            <text:p>1427749731.09509</text:p>
          </table:table-cell>
          <table:table-cell/>
          <table:table-cell table:formula="of:=MAX([.B233];[.D233];[.G233])-MAX([.A233];[.C233];[.E233])" office:value-type="float" office:value="1.19525980949402" calcext:value-type="float">
            <text:p>1.1952598095</text:p>
          </table:table-cell>
          <table:table-cell table:formula="of:=IF(ISBLANK([.E233]);&quot;&quot;;[.I233])" office:value-type="float" office:value="1.19525980949402" calcext:value-type="float">
            <text:p>1.1952598095</text:p>
          </table:table-cell>
          <table:table-cell table:formula="of:=IF(OR(ISBLANK([.E233]);[.I233]&lt;=0);&quot;&quot;;[.I233])" office:value-type="float" office:value="1.19525980949402" calcext:value-type="float">
            <text:p>1.19525980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1.21703" calcext:value-type="float">
            <text:p>1427749731.21703</text:p>
          </table:table-cell>
          <table:table-cell office:value-type="float" office:value="1427749732.54056" calcext:value-type="float">
            <text:p>1427749732.54056</text:p>
          </table:table-cell>
          <table:table-cell table:number-columns-repeated="4"/>
          <table:table-cell table:formula="of:=MAX([.B234];[.D234];[.G234])-MAX([.A234];[.C234];[.E234])" office:value-type="float" office:value="1.32353401184082" calcext:value-type="float">
            <text:p>1.3235340118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1703" calcext:value-type="float">
            <text:p>1427749731.21703</text:p>
          </table:table-cell>
          <table:table-cell office:value-type="float" office:value="1427749732.50472" calcext:value-type="float">
            <text:p>1427749732.50472</text:p>
          </table:table-cell>
          <table:table-cell office:value-type="float" office:value="1427749732.54056" calcext:value-type="float">
            <text:p>1427749732.54056</text:p>
          </table:table-cell>
          <table:table-cell/>
          <table:table-cell table:formula="of:=MAX([.B235];[.D235];[.G235])-MAX([.A235];[.C235];[.E235])" office:value-type="float" office:value="1.32352685928345" calcext:value-type="float">
            <text:p>1.3235268593</text:p>
          </table:table-cell>
          <table:table-cell table:formula="of:=IF(ISBLANK([.E235]);&quot;&quot;;[.I235])" office:value-type="float" office:value="1.32352685928345" calcext:value-type="float">
            <text:p>1.3235268593</text:p>
          </table:table-cell>
          <table:table-cell table:formula="of:=IF(OR(ISBLANK([.E235]);[.I235]&lt;=0);&quot;&quot;;[.I235])" office:value-type="float" office:value="1.32352685928345" calcext:value-type="float">
            <text:p>1.32352685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1814" calcext:value-type="float">
            <text:p>1427749731.21814</text:p>
          </table:table-cell>
          <table:table-cell office:value-type="float" office:value="1427749732.01249" calcext:value-type="float">
            <text:p>1427749732.01249</text:p>
          </table:table-cell>
          <table:table-cell office:value-type="float" office:value="1427749732.09194" calcext:value-type="float">
            <text:p>1427749732.09194</text:p>
          </table:table-cell>
          <table:table-cell/>
          <table:table-cell table:formula="of:=MAX([.B236];[.D236];[.G236])-MAX([.A236];[.C236];[.E236])" office:value-type="float" office:value="0.873797178268433" calcext:value-type="float">
            <text:p>0.8737971783</text:p>
          </table:table-cell>
          <table:table-cell table:formula="of:=IF(ISBLANK([.E236]);&quot;&quot;;[.I236])" office:value-type="float" office:value="0.873797178268433" calcext:value-type="float">
            <text:p>0.8737971783</text:p>
          </table:table-cell>
          <table:table-cell table:formula="of:=IF(OR(ISBLANK([.E236]);[.I236]&lt;=0);&quot;&quot;;[.I236])" office:value-type="float" office:value="0.873797178268433" calcext:value-type="float">
            <text:p>0.87379717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1924" calcext:value-type="float">
            <text:p>1427749731.21924</text:p>
          </table:table-cell>
          <table:table-cell office:value-type="float" office:value="1427749732.40893" calcext:value-type="float">
            <text:p>1427749732.40893</text:p>
          </table:table-cell>
          <table:table-cell office:value-type="float" office:value="1427749732.43883" calcext:value-type="float">
            <text:p>1427749732.43883</text:p>
          </table:table-cell>
          <table:table-cell/>
          <table:table-cell table:formula="of:=MAX([.B237];[.D237];[.G237])-MAX([.A237];[.C237];[.E237])" office:value-type="float" office:value="1.21959209442139" calcext:value-type="float">
            <text:p>1.2195920944</text:p>
          </table:table-cell>
          <table:table-cell table:formula="of:=IF(ISBLANK([.E237]);&quot;&quot;;[.I237])" office:value-type="float" office:value="1.21959209442139" calcext:value-type="float">
            <text:p>1.2195920944</text:p>
          </table:table-cell>
          <table:table-cell table:formula="of:=IF(OR(ISBLANK([.E237]);[.I237]&lt;=0);&quot;&quot;;[.I237])" office:value-type="float" office:value="1.21959209442139" calcext:value-type="float">
            <text:p>1.21959209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1997" calcext:value-type="float">
            <text:p>1427749731.21997</text:p>
          </table:table-cell>
          <table:table-cell office:value-type="float" office:value="1427749732.40867" calcext:value-type="float">
            <text:p>1427749732.40867</text:p>
          </table:table-cell>
          <table:table-cell office:value-type="float" office:value="1427749732.44745" calcext:value-type="float">
            <text:p>1427749732.44745</text:p>
          </table:table-cell>
          <table:table-cell/>
          <table:table-cell table:formula="of:=MAX([.B238];[.D238];[.G238])-MAX([.A238];[.C238];[.E238])" office:value-type="float" office:value="1.22748708724976" calcext:value-type="float">
            <text:p>1.2274870872</text:p>
          </table:table-cell>
          <table:table-cell table:formula="of:=IF(ISBLANK([.E238]);&quot;&quot;;[.I238])" office:value-type="float" office:value="1.22748708724976" calcext:value-type="float">
            <text:p>1.2274870872</text:p>
          </table:table-cell>
          <table:table-cell table:formula="of:=IF(OR(ISBLANK([.E238]);[.I238]&lt;=0);&quot;&quot;;[.I238])" office:value-type="float" office:value="1.22748708724976" calcext:value-type="float">
            <text:p>1.22748708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2058" calcext:value-type="float">
            <text:p>1427749731.22058</text:p>
          </table:table-cell>
          <table:table-cell office:value-type="float" office:value="1427749732.32908" calcext:value-type="float">
            <text:p>1427749732.32908</text:p>
          </table:table-cell>
          <table:table-cell office:value-type="float" office:value="1427749732.40873" calcext:value-type="float">
            <text:p>1427749732.40873</text:p>
          </table:table-cell>
          <table:table-cell/>
          <table:table-cell table:formula="of:=MAX([.B239];[.D239];[.G239])-MAX([.A239];[.C239];[.E239])" office:value-type="float" office:value="1.18814611434937" calcext:value-type="float">
            <text:p>1.1881461143</text:p>
          </table:table-cell>
          <table:table-cell table:formula="of:=IF(ISBLANK([.E239]);&quot;&quot;;[.I239])" office:value-type="float" office:value="1.18814611434937" calcext:value-type="float">
            <text:p>1.1881461143</text:p>
          </table:table-cell>
          <table:table-cell table:formula="of:=IF(OR(ISBLANK([.E239]);[.I239]&lt;=0);&quot;&quot;;[.I239])" office:value-type="float" office:value="1.18814611434937" calcext:value-type="float">
            <text:p>1.18814611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212" calcext:value-type="float">
            <text:p>1427749731.2212</text:p>
          </table:table-cell>
          <table:table-cell office:value-type="float" office:value="1427749732.17018" calcext:value-type="float">
            <text:p>1427749732.17018</text:p>
          </table:table-cell>
          <table:table-cell office:value-type="float" office:value="1427749732.24919" calcext:value-type="float">
            <text:p>1427749732.24919</text:p>
          </table:table-cell>
          <table:table-cell/>
          <table:table-cell table:formula="of:=MAX([.B240];[.D240];[.G240])-MAX([.A240];[.C240];[.E240])" office:value-type="float" office:value="1.0279860496521" calcext:value-type="float">
            <text:p>1.0279860497</text:p>
          </table:table-cell>
          <table:table-cell table:formula="of:=IF(ISBLANK([.E240]);&quot;&quot;;[.I240])" office:value-type="float" office:value="1.0279860496521" calcext:value-type="float">
            <text:p>1.0279860497</text:p>
          </table:table-cell>
          <table:table-cell table:formula="of:=IF(OR(ISBLANK([.E240]);[.I240]&lt;=0);&quot;&quot;;[.I240])" office:value-type="float" office:value="1.0279860496521" calcext:value-type="float">
            <text:p>1.02798604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2182" calcext:value-type="float">
            <text:p>1427749731.22182</text:p>
          </table:table-cell>
          <table:table-cell office:value-type="float" office:value="1427749732.24915" calcext:value-type="float">
            <text:p>1427749732.24915</text:p>
          </table:table-cell>
          <table:table-cell office:value-type="float" office:value="1427749732.32933" calcext:value-type="float">
            <text:p>1427749732.32933</text:p>
          </table:table-cell>
          <table:table-cell/>
          <table:table-cell table:formula="of:=MAX([.B241];[.D241];[.G241])-MAX([.A241];[.C241];[.E241])" office:value-type="float" office:value="1.10751008987427" calcext:value-type="float">
            <text:p>1.1075100899</text:p>
          </table:table-cell>
          <table:table-cell table:formula="of:=IF(ISBLANK([.E241]);&quot;&quot;;[.I241])" office:value-type="float" office:value="1.10751008987427" calcext:value-type="float">
            <text:p>1.1075100899</text:p>
          </table:table-cell>
          <table:table-cell table:formula="of:=IF(OR(ISBLANK([.E241]);[.I241]&lt;=0);&quot;&quot;;[.I241])" office:value-type="float" office:value="1.10751008987427" calcext:value-type="float">
            <text:p>1.10751008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2246" calcext:value-type="float">
            <text:p>1427749731.22246</text:p>
          </table:table-cell>
          <table:table-cell office:value-type="float" office:value="1427749732.01255" calcext:value-type="float">
            <text:p>1427749732.01255</text:p>
          </table:table-cell>
          <table:table-cell office:value-type="float" office:value="1427749732.09198" calcext:value-type="float">
            <text:p>1427749732.09198</text:p>
          </table:table-cell>
          <table:table-cell/>
          <table:table-cell table:formula="of:=MAX([.B242];[.D242];[.G242])-MAX([.A242];[.C242];[.E242])" office:value-type="float" office:value="0.869522094726563" calcext:value-type="float">
            <text:p>0.8695220947</text:p>
          </table:table-cell>
          <table:table-cell table:formula="of:=IF(ISBLANK([.E242]);&quot;&quot;;[.I242])" office:value-type="float" office:value="0.869522094726563" calcext:value-type="float">
            <text:p>0.8695220947</text:p>
          </table:table-cell>
          <table:table-cell table:formula="of:=IF(OR(ISBLANK([.E242]);[.I242]&lt;=0);&quot;&quot;;[.I242])" office:value-type="float" office:value="0.869522094726563" calcext:value-type="float">
            <text:p>0.86952209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2335" calcext:value-type="float">
            <text:p>1427749731.22335</text:p>
          </table:table-cell>
          <table:table-cell office:value-type="float" office:value="1427749732.32915" calcext:value-type="float">
            <text:p>1427749732.32915</text:p>
          </table:table-cell>
          <table:table-cell office:value-type="float" office:value="1427749732.40878" calcext:value-type="float">
            <text:p>1427749732.40878</text:p>
          </table:table-cell>
          <table:table-cell/>
          <table:table-cell table:formula="of:=MAX([.B243];[.D243];[.G243])-MAX([.A243];[.C243];[.E243])" office:value-type="float" office:value="1.1854248046875" calcext:value-type="float">
            <text:p>1.1854248047</text:p>
          </table:table-cell>
          <table:table-cell table:formula="of:=IF(ISBLANK([.E243]);&quot;&quot;;[.I243])" office:value-type="float" office:value="1.1854248046875" calcext:value-type="float">
            <text:p>1.1854248047</text:p>
          </table:table-cell>
          <table:table-cell table:formula="of:=IF(OR(ISBLANK([.E243]);[.I243]&lt;=0);&quot;&quot;;[.I243])" office:value-type="float" office:value="1.1854248046875" calcext:value-type="float">
            <text:p>1.18542480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1.224" calcext:value-type="float">
            <text:p>1427749731.224</text:p>
          </table:table-cell>
          <table:table-cell office:value-type="float" office:value="1427749731.85418" calcext:value-type="float">
            <text:p>1427749731.85418</text:p>
          </table:table-cell>
          <table:table-cell office:value-type="float" office:value="1427749731.9329" calcext:value-type="float">
            <text:p>1427749731.9329</text:p>
          </table:table-cell>
          <table:table-cell/>
          <table:table-cell table:formula="of:=MAX([.B244];[.D244];[.G244])-MAX([.A244];[.C244];[.E244])" office:value-type="float" office:value="0.708906888961792" calcext:value-type="float">
            <text:p>0.708906889</text:p>
          </table:table-cell>
          <table:table-cell table:formula="of:=IF(ISBLANK([.E244]);&quot;&quot;;[.I244])" office:value-type="float" office:value="0.708906888961792" calcext:value-type="float">
            <text:p>0.708906889</text:p>
          </table:table-cell>
          <table:table-cell table:formula="of:=IF(OR(ISBLANK([.E244]);[.I244]&lt;=0);&quot;&quot;;[.I244])" office:value-type="float" office:value="0.708906888961792" calcext:value-type="float">
            <text:p>0.708906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2.54057" calcext:value-type="float">
            <text:p>1427749732.54057</text:p>
          </table:table-cell>
          <table:table-cell office:value-type="float" office:value="1427749733.86306" calcext:value-type="float">
            <text:p>1427749733.86306</text:p>
          </table:table-cell>
          <table:table-cell table:number-columns-repeated="4"/>
          <table:table-cell table:formula="of:=MAX([.B245];[.D245];[.G245])-MAX([.A245];[.C245];[.E245])" office:value-type="float" office:value="1.32249402999878" calcext:value-type="float">
            <text:p>1.32249403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057" calcext:value-type="float">
            <text:p>1427749732.54057</text:p>
          </table:table-cell>
          <table:table-cell office:value-type="float" office:value="1427749733.74791" calcext:value-type="float">
            <text:p>1427749733.74791</text:p>
          </table:table-cell>
          <table:table-cell office:value-type="float" office:value="1427749733.79148" calcext:value-type="float">
            <text:p>1427749733.79148</text:p>
          </table:table-cell>
          <table:table-cell/>
          <table:table-cell table:formula="of:=MAX([.B246];[.D246];[.G246])-MAX([.A246];[.C246];[.E246])" office:value-type="float" office:value="1.25091195106506" calcext:value-type="float">
            <text:p>1.2509119511</text:p>
          </table:table-cell>
          <table:table-cell table:formula="of:=IF(ISBLANK([.E246]);&quot;&quot;;[.I246])" office:value-type="float" office:value="1.25091195106506" calcext:value-type="float">
            <text:p>1.2509119511</text:p>
          </table:table-cell>
          <table:table-cell table:formula="of:=IF(OR(ISBLANK([.E246]);[.I246]&lt;=0);&quot;&quot;;[.I246])" office:value-type="float" office:value="1.25091195106506" calcext:value-type="float">
            <text:p>1.25091195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19" calcext:value-type="float">
            <text:p>1427749732.5419</text:p>
          </table:table-cell>
          <table:table-cell office:value-type="float" office:value="1427749733.34905" calcext:value-type="float">
            <text:p>1427749733.34905</text:p>
          </table:table-cell>
          <table:table-cell office:value-type="float" office:value="1427749733.42684" calcext:value-type="float">
            <text:p>1427749733.42684</text:p>
          </table:table-cell>
          <table:table-cell/>
          <table:table-cell table:formula="of:=MAX([.B247];[.D247];[.G247])-MAX([.A247];[.C247];[.E247])" office:value-type="float" office:value="0.884941816329956" calcext:value-type="float">
            <text:p>0.8849418163</text:p>
          </table:table-cell>
          <table:table-cell table:formula="of:=IF(ISBLANK([.E247]);&quot;&quot;;[.I247])" office:value-type="float" office:value="0.884941816329956" calcext:value-type="float">
            <text:p>0.8849418163</text:p>
          </table:table-cell>
          <table:table-cell table:formula="of:=IF(OR(ISBLANK([.E247]);[.I247]&lt;=0);&quot;&quot;;[.I247])" office:value-type="float" office:value="0.884941816329956" calcext:value-type="float">
            <text:p>0.88494181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296" calcext:value-type="float">
            <text:p>1427749732.54296</text:p>
          </table:table-cell>
          <table:table-cell office:value-type="float" office:value="1427749733.83202" calcext:value-type="float">
            <text:p>1427749733.83202</text:p>
          </table:table-cell>
          <table:table-cell office:value-type="float" office:value="1427749733.86306" calcext:value-type="float">
            <text:p>1427749733.86306</text:p>
          </table:table-cell>
          <table:table-cell/>
          <table:table-cell table:formula="of:=MAX([.B248];[.D248];[.G248])-MAX([.A248];[.C248];[.E248])" office:value-type="float" office:value="1.32009696960449" calcext:value-type="float">
            <text:p>1.3200969696</text:p>
          </table:table-cell>
          <table:table-cell table:formula="of:=IF(ISBLANK([.E248]);&quot;&quot;;[.I248])" office:value-type="float" office:value="1.32009696960449" calcext:value-type="float">
            <text:p>1.3200969696</text:p>
          </table:table-cell>
          <table:table-cell table:formula="of:=IF(OR(ISBLANK([.E248]);[.I248]&lt;=0);&quot;&quot;;[.I248])" office:value-type="float" office:value="1.32009696960449" calcext:value-type="float">
            <text:p>1.32009696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401" calcext:value-type="float">
            <text:p>1427749732.54401</text:p>
          </table:table-cell>
          <table:table-cell office:value-type="float" office:value="1427749733.74778" calcext:value-type="float">
            <text:p>1427749733.74778</text:p>
          </table:table-cell>
          <table:table-cell office:value-type="float" office:value="1427749733.79152" calcext:value-type="float">
            <text:p>1427749733.79152</text:p>
          </table:table-cell>
          <table:table-cell/>
          <table:table-cell table:formula="of:=MAX([.B249];[.D249];[.G249])-MAX([.A249];[.C249];[.E249])" office:value-type="float" office:value="1.24751687049866" calcext:value-type="float">
            <text:p>1.2475168705</text:p>
          </table:table-cell>
          <table:table-cell table:formula="of:=IF(ISBLANK([.E249]);&quot;&quot;;[.I249])" office:value-type="float" office:value="1.24751687049866" calcext:value-type="float">
            <text:p>1.2475168705</text:p>
          </table:table-cell>
          <table:table-cell table:formula="of:=IF(OR(ISBLANK([.E249]);[.I249]&lt;=0);&quot;&quot;;[.I249])" office:value-type="float" office:value="1.24751687049866" calcext:value-type="float">
            <text:p>1.24751687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541" calcext:value-type="float">
            <text:p>1427749732.54541</text:p>
          </table:table-cell>
          <table:table-cell office:value-type="float" office:value="1427749733.77148" calcext:value-type="float">
            <text:p>1427749733.77148</text:p>
          </table:table-cell>
          <table:table-cell office:value-type="float" office:value="1427749733.79922" calcext:value-type="float">
            <text:p>1427749733.79922</text:p>
          </table:table-cell>
          <table:table-cell/>
          <table:table-cell table:formula="of:=MAX([.B250];[.D250];[.G250])-MAX([.A250];[.C250];[.E250])" office:value-type="float" office:value="1.25381684303284" calcext:value-type="float">
            <text:p>1.253816843</text:p>
          </table:table-cell>
          <table:table-cell table:formula="of:=IF(ISBLANK([.E250]);&quot;&quot;;[.I250])" office:value-type="float" office:value="1.25381684303284" calcext:value-type="float">
            <text:p>1.253816843</text:p>
          </table:table-cell>
          <table:table-cell table:formula="of:=IF(OR(ISBLANK([.E250]);[.I250]&lt;=0);&quot;&quot;;[.I250])" office:value-type="float" office:value="1.25381684303284" calcext:value-type="float">
            <text:p>1.2538168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68" calcext:value-type="float">
            <text:p>1427749732.5468</text:p>
          </table:table-cell>
          <table:table-cell office:value-type="float" office:value="1427749733.4268" calcext:value-type="float">
            <text:p>1427749733.4268</text:p>
          </table:table-cell>
          <table:table-cell office:value-type="float" office:value="1427749733.50496" calcext:value-type="float">
            <text:p>1427749733.50496</text:p>
          </table:table-cell>
          <table:table-cell/>
          <table:table-cell table:formula="of:=MAX([.B251];[.D251];[.G251])-MAX([.A251];[.C251];[.E251])" office:value-type="float" office:value="0.958164215087891" calcext:value-type="float">
            <text:p>0.9581642151</text:p>
          </table:table-cell>
          <table:table-cell table:formula="of:=IF(ISBLANK([.E251]);&quot;&quot;;[.I251])" office:value-type="float" office:value="0.958164215087891" calcext:value-type="float">
            <text:p>0.9581642151</text:p>
          </table:table-cell>
          <table:table-cell table:formula="of:=IF(OR(ISBLANK([.E251]);[.I251]&lt;=0);&quot;&quot;;[.I251])" office:value-type="float" office:value="0.958164215087891" calcext:value-type="float">
            <text:p>0.95816421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814" calcext:value-type="float">
            <text:p>1427749732.54814</text:p>
          </table:table-cell>
          <table:table-cell office:value-type="float" office:value="1427749733.58432" calcext:value-type="float">
            <text:p>1427749733.58432</text:p>
          </table:table-cell>
          <table:table-cell office:value-type="float" office:value="1427749733.66655" calcext:value-type="float">
            <text:p>1427749733.66655</text:p>
          </table:table-cell>
          <table:table-cell/>
          <table:table-cell table:formula="of:=MAX([.B252];[.D252];[.G252])-MAX([.A252];[.C252];[.E252])" office:value-type="float" office:value="1.11841320991516" calcext:value-type="float">
            <text:p>1.1184132099</text:p>
          </table:table-cell>
          <table:table-cell table:formula="of:=IF(ISBLANK([.E252]);&quot;&quot;;[.I252])" office:value-type="float" office:value="1.11841320991516" calcext:value-type="float">
            <text:p>1.1184132099</text:p>
          </table:table-cell>
          <table:table-cell table:formula="of:=IF(OR(ISBLANK([.E252]);[.I252]&lt;=0);&quot;&quot;;[.I252])" office:value-type="float" office:value="1.11841320991516" calcext:value-type="float">
            <text:p>1.11841320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4946" calcext:value-type="float">
            <text:p>1427749732.54946</text:p>
          </table:table-cell>
          <table:table-cell office:value-type="float" office:value="1427749733.66651" calcext:value-type="float">
            <text:p>1427749733.66651</text:p>
          </table:table-cell>
          <table:table-cell office:value-type="float" office:value="1427749733.74782" calcext:value-type="float">
            <text:p>1427749733.74782</text:p>
          </table:table-cell>
          <table:table-cell/>
          <table:table-cell table:formula="of:=MAX([.B253];[.D253];[.G253])-MAX([.A253];[.C253];[.E253])" office:value-type="float" office:value="1.19836020469666" calcext:value-type="float">
            <text:p>1.1983602047</text:p>
          </table:table-cell>
          <table:table-cell table:formula="of:=IF(ISBLANK([.E253]);&quot;&quot;;[.I253])" office:value-type="float" office:value="1.19836020469666" calcext:value-type="float">
            <text:p>1.1983602047</text:p>
          </table:table-cell>
          <table:table-cell table:formula="of:=IF(OR(ISBLANK([.E253]);[.I253]&lt;=0);&quot;&quot;;[.I253])" office:value-type="float" office:value="1.19836020469666" calcext:value-type="float">
            <text:p>1.19836020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5076" calcext:value-type="float">
            <text:p>1427749732.55076</text:p>
          </table:table-cell>
          <table:table-cell office:value-type="float" office:value="1427749733.50492" calcext:value-type="float">
            <text:p>1427749733.50492</text:p>
          </table:table-cell>
          <table:table-cell office:value-type="float" office:value="1427749733.58436" calcext:value-type="float">
            <text:p>1427749733.58436</text:p>
          </table:table-cell>
          <table:table-cell/>
          <table:table-cell table:formula="of:=MAX([.B254];[.D254];[.G254])-MAX([.A254];[.C254];[.E254])" office:value-type="float" office:value="1.03359508514404" calcext:value-type="float">
            <text:p>1.0335950851</text:p>
          </table:table-cell>
          <table:table-cell table:formula="of:=IF(ISBLANK([.E254]);&quot;&quot;;[.I254])" office:value-type="float" office:value="1.03359508514404" calcext:value-type="float">
            <text:p>1.0335950851</text:p>
          </table:table-cell>
          <table:table-cell table:formula="of:=IF(OR(ISBLANK([.E254]);[.I254]&lt;=0);&quot;&quot;;[.I254])" office:value-type="float" office:value="1.03359508514404" calcext:value-type="float">
            <text:p>1.03359508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2.55183" calcext:value-type="float">
            <text:p>1427749732.55183</text:p>
          </table:table-cell>
          <table:table-cell office:value-type="float" office:value="1427749733.26788" calcext:value-type="float">
            <text:p>1427749733.26788</text:p>
          </table:table-cell>
          <table:table-cell office:value-type="float" office:value="1427749733.34909" calcext:value-type="float">
            <text:p>1427749733.34909</text:p>
          </table:table-cell>
          <table:table-cell/>
          <table:table-cell table:formula="of:=MAX([.B255];[.D255];[.G255])-MAX([.A255];[.C255];[.E255])" office:value-type="float" office:value="0.797260999679565" calcext:value-type="float">
            <text:p>0.7972609997</text:p>
          </table:table-cell>
          <table:table-cell table:formula="of:=IF(ISBLANK([.E255]);&quot;&quot;;[.I255])" office:value-type="float" office:value="0.797260999679565" calcext:value-type="float">
            <text:p>0.7972609997</text:p>
          </table:table-cell>
          <table:table-cell table:formula="of:=IF(OR(ISBLANK([.E255]);[.I255]&lt;=0);&quot;&quot;;[.I255])" office:value-type="float" office:value="0.797260999679565" calcext:value-type="float">
            <text:p>0.7972609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3.86307" calcext:value-type="float">
            <text:p>1427749733.86307</text:p>
          </table:table-cell>
          <table:table-cell office:value-type="float" office:value="1427749735.16728" calcext:value-type="float">
            <text:p>1427749735.16728</text:p>
          </table:table-cell>
          <table:table-cell table:number-columns-repeated="4"/>
          <table:table-cell table:formula="of:=MAX([.B256];[.D256];[.G256])-MAX([.A256];[.C256];[.E256])" office:value-type="float" office:value="1.30420899391174" calcext:value-type="float">
            <text:p>1.3042089939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307" calcext:value-type="float">
            <text:p>1427749733.86307</text:p>
          </table:table-cell>
          <table:table-cell office:value-type="float" office:value="1427749735.13408" calcext:value-type="float">
            <text:p>1427749735.13408</text:p>
          </table:table-cell>
          <table:table-cell office:value-type="float" office:value="1427749735.16728" calcext:value-type="float">
            <text:p>1427749735.16728</text:p>
          </table:table-cell>
          <table:table-cell/>
          <table:table-cell table:formula="of:=MAX([.B257];[.D257];[.G257])-MAX([.A257];[.C257];[.E257])" office:value-type="float" office:value="1.30420088768005" calcext:value-type="float">
            <text:p>1.3042008877</text:p>
          </table:table-cell>
          <table:table-cell table:formula="of:=IF(ISBLANK([.E257]);&quot;&quot;;[.I257])" office:value-type="float" office:value="1.30420088768005" calcext:value-type="float">
            <text:p>1.3042008877</text:p>
          </table:table-cell>
          <table:table-cell table:formula="of:=IF(OR(ISBLANK([.E257]);[.I257]&lt;=0);&quot;&quot;;[.I257])" office:value-type="float" office:value="1.30420088768005" calcext:value-type="float">
            <text:p>1.30420088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363" calcext:value-type="float">
            <text:p>1427749733.86363</text:p>
          </table:table-cell>
          <table:table-cell office:value-type="float" office:value="1427749735.05837" calcext:value-type="float">
            <text:p>1427749735.05837</text:p>
          </table:table-cell>
          <table:table-cell office:value-type="float" office:value="1427749735.087" calcext:value-type="float">
            <text:p>1427749735.087</text:p>
          </table:table-cell>
          <table:table-cell/>
          <table:table-cell table:formula="of:=MAX([.B258];[.D258];[.G258])-MAX([.A258];[.C258];[.E258])" office:value-type="float" office:value="1.22336316108704" calcext:value-type="float">
            <text:p>1.2233631611</text:p>
          </table:table-cell>
          <table:table-cell table:formula="of:=IF(ISBLANK([.E258]);&quot;&quot;;[.I258])" office:value-type="float" office:value="1.22336316108704" calcext:value-type="float">
            <text:p>1.2233631611</text:p>
          </table:table-cell>
          <table:table-cell table:formula="of:=IF(OR(ISBLANK([.E258]);[.I258]&lt;=0);&quot;&quot;;[.I258])" office:value-type="float" office:value="1.22336316108704" calcext:value-type="float">
            <text:p>1.22336316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411" calcext:value-type="float">
            <text:p>1427749733.86411</text:p>
          </table:table-cell>
          <table:table-cell office:value-type="float" office:value="1427749734.41149" calcext:value-type="float">
            <text:p>1427749734.41149</text:p>
          </table:table-cell>
          <table:table-cell office:value-type="float" office:value="1427749734.49315" calcext:value-type="float">
            <text:p>1427749734.49315</text:p>
          </table:table-cell>
          <table:table-cell/>
          <table:table-cell table:formula="of:=MAX([.B259];[.D259];[.G259])-MAX([.A259];[.C259];[.E259])" office:value-type="float" office:value="0.62903618812561" calcext:value-type="float">
            <text:p>0.6290361881</text:p>
          </table:table-cell>
          <table:table-cell table:formula="of:=IF(ISBLANK([.E259]);&quot;&quot;;[.I259])" office:value-type="float" office:value="0.62903618812561" calcext:value-type="float">
            <text:p>0.6290361881</text:p>
          </table:table-cell>
          <table:table-cell table:formula="of:=IF(OR(ISBLANK([.E259]);[.I259]&lt;=0);&quot;&quot;;[.I259])" office:value-type="float" office:value="0.62903618812561" calcext:value-type="float">
            <text:p>0.62903618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457" calcext:value-type="float">
            <text:p>1427749733.86457</text:p>
          </table:table-cell>
          <table:table-cell office:value-type="float" office:value="1427749735.04882" calcext:value-type="float">
            <text:p>1427749735.04882</text:p>
          </table:table-cell>
          <table:table-cell office:value-type="float" office:value="1427749735.0875" calcext:value-type="float">
            <text:p>1427749735.0875</text:p>
          </table:table-cell>
          <table:table-cell/>
          <table:table-cell table:formula="of:=MAX([.B260];[.D260];[.G260])-MAX([.A260];[.C260];[.E260])" office:value-type="float" office:value="1.22293090820313" calcext:value-type="float">
            <text:p>1.2229309082</text:p>
          </table:table-cell>
          <table:table-cell table:formula="of:=IF(ISBLANK([.E260]);&quot;&quot;;[.I260])" office:value-type="float" office:value="1.22293090820313" calcext:value-type="float">
            <text:p>1.2229309082</text:p>
          </table:table-cell>
          <table:table-cell table:formula="of:=IF(OR(ISBLANK([.E260]);[.I260]&lt;=0);&quot;&quot;;[.I260])" office:value-type="float" office:value="1.22293090820313" calcext:value-type="float">
            <text:p>1.2229309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503" calcext:value-type="float">
            <text:p>1427749733.86503</text:p>
          </table:table-cell>
          <table:table-cell office:value-type="float" office:value="1427749734.72702" calcext:value-type="float">
            <text:p>1427749734.72702</text:p>
          </table:table-cell>
          <table:table-cell office:value-type="float" office:value="1427749734.80524" calcext:value-type="float">
            <text:p>1427749734.80524</text:p>
          </table:table-cell>
          <table:table-cell/>
          <table:table-cell table:formula="of:=MAX([.B261];[.D261];[.G261])-MAX([.A261];[.C261];[.E261])" office:value-type="float" office:value="0.940217971801758" calcext:value-type="float">
            <text:p>0.9402179718</text:p>
          </table:table-cell>
          <table:table-cell table:formula="of:=IF(ISBLANK([.E261]);&quot;&quot;;[.I261])" office:value-type="float" office:value="0.940217971801758" calcext:value-type="float">
            <text:p>0.9402179718</text:p>
          </table:table-cell>
          <table:table-cell table:formula="of:=IF(OR(ISBLANK([.E261]);[.I261]&lt;=0);&quot;&quot;;[.I261])" office:value-type="float" office:value="0.940217971801758" calcext:value-type="float">
            <text:p>0.94021797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549" calcext:value-type="float">
            <text:p>1427749733.86549</text:p>
          </table:table-cell>
          <table:table-cell office:value-type="float" office:value="1427749734.88534" calcext:value-type="float">
            <text:p>1427749734.88534</text:p>
          </table:table-cell>
          <table:table-cell office:value-type="float" office:value="1427749734.96756" calcext:value-type="float">
            <text:p>1427749734.96756</text:p>
          </table:table-cell>
          <table:table-cell/>
          <table:table-cell table:formula="of:=MAX([.B262];[.D262];[.G262])-MAX([.A262];[.C262];[.E262])" office:value-type="float" office:value="1.1020770072937" calcext:value-type="float">
            <text:p>1.1020770073</text:p>
          </table:table-cell>
          <table:table-cell table:formula="of:=IF(ISBLANK([.E262]);&quot;&quot;;[.I262])" office:value-type="float" office:value="1.1020770072937" calcext:value-type="float">
            <text:p>1.1020770073</text:p>
          </table:table-cell>
          <table:table-cell table:formula="of:=IF(OR(ISBLANK([.E262]);[.I262]&lt;=0);&quot;&quot;;[.I262])" office:value-type="float" office:value="1.1020770072937" calcext:value-type="float">
            <text:p>1.1020770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595" calcext:value-type="float">
            <text:p>1427749733.86595</text:p>
          </table:table-cell>
          <table:table-cell office:value-type="float" office:value="1427749734.80521" calcext:value-type="float">
            <text:p>1427749734.80521</text:p>
          </table:table-cell>
          <table:table-cell office:value-type="float" office:value="1427749734.88538" calcext:value-type="float">
            <text:p>1427749734.88538</text:p>
          </table:table-cell>
          <table:table-cell/>
          <table:table-cell table:formula="of:=MAX([.B263];[.D263];[.G263])-MAX([.A263];[.C263];[.E263])" office:value-type="float" office:value="1.01942896842957" calcext:value-type="float">
            <text:p>1.0194289684</text:p>
          </table:table-cell>
          <table:table-cell table:formula="of:=IF(ISBLANK([.E263]);&quot;&quot;;[.I263])" office:value-type="float" office:value="1.01942896842957" calcext:value-type="float">
            <text:p>1.0194289684</text:p>
          </table:table-cell>
          <table:table-cell table:formula="of:=IF(OR(ISBLANK([.E263]);[.I263]&lt;=0);&quot;&quot;;[.I263])" office:value-type="float" office:value="1.01942896842957" calcext:value-type="float">
            <text:p>1.01942896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643" calcext:value-type="float">
            <text:p>1427749733.86643</text:p>
          </table:table-cell>
          <table:table-cell office:value-type="float" office:value="1427749734.64918" calcext:value-type="float">
            <text:p>1427749734.64918</text:p>
          </table:table-cell>
          <table:table-cell office:value-type="float" office:value="1427749734.72705" calcext:value-type="float">
            <text:p>1427749734.72705</text:p>
          </table:table-cell>
          <table:table-cell/>
          <table:table-cell table:formula="of:=MAX([.B264];[.D264];[.G264])-MAX([.A264];[.C264];[.E264])" office:value-type="float" office:value="0.860624074935913" calcext:value-type="float">
            <text:p>0.8606240749</text:p>
          </table:table-cell>
          <table:table-cell table:formula="of:=IF(ISBLANK([.E264]);&quot;&quot;;[.I264])" office:value-type="float" office:value="0.860624074935913" calcext:value-type="float">
            <text:p>0.8606240749</text:p>
          </table:table-cell>
          <table:table-cell table:formula="of:=IF(OR(ISBLANK([.E264]);[.I264]&lt;=0);&quot;&quot;;[.I264])" office:value-type="float" office:value="0.860624074935913" calcext:value-type="float">
            <text:p>0.86062407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69" calcext:value-type="float">
            <text:p>1427749733.8669</text:p>
          </table:table-cell>
          <table:table-cell office:value-type="float" office:value="1427749734.49321" calcext:value-type="float">
            <text:p>1427749734.49321</text:p>
          </table:table-cell>
          <table:table-cell office:value-type="float" office:value="1427749735.04893" calcext:value-type="float">
            <text:p>1427749735.04893</text:p>
          </table:table-cell>
          <table:table-cell/>
          <table:table-cell table:formula="of:=MAX([.B265];[.D265];[.G265])-MAX([.A265];[.C265];[.E265])" office:value-type="float" office:value="1.18202590942383" calcext:value-type="float">
            <text:p>1.1820259094</text:p>
          </table:table-cell>
          <table:table-cell table:formula="of:=IF(ISBLANK([.E265]);&quot;&quot;;[.I265])" office:value-type="float" office:value="1.18202590942383" calcext:value-type="float">
            <text:p>1.1820259094</text:p>
          </table:table-cell>
          <table:table-cell table:formula="of:=IF(OR(ISBLANK([.E265]);[.I265]&lt;=0);&quot;&quot;;[.I265])" office:value-type="float" office:value="1.18202590942383" calcext:value-type="float">
            <text:p>1.18202590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3.86765" calcext:value-type="float">
            <text:p>1427749733.86765</text:p>
          </table:table-cell>
          <table:table-cell office:value-type="float" office:value="1427749734.96753" calcext:value-type="float">
            <text:p>1427749734.96753</text:p>
          </table:table-cell>
          <table:table-cell office:value-type="float" office:value="1427749735.04886" calcext:value-type="float">
            <text:p>1427749735.04886</text:p>
          </table:table-cell>
          <table:table-cell/>
          <table:table-cell table:formula="of:=MAX([.B266];[.D266];[.G266])-MAX([.A266];[.C266];[.E266])" office:value-type="float" office:value="1.18121290206909" calcext:value-type="float">
            <text:p>1.1812129021</text:p>
          </table:table-cell>
          <table:table-cell table:formula="of:=IF(ISBLANK([.E266]);&quot;&quot;;[.I266])" office:value-type="float" office:value="1.18121290206909" calcext:value-type="float">
            <text:p>1.1812129021</text:p>
          </table:table-cell>
          <table:table-cell table:formula="of:=IF(OR(ISBLANK([.E266]);[.I266]&lt;=0);&quot;&quot;;[.I266])" office:value-type="float" office:value="1.18121290206909" calcext:value-type="float">
            <text:p>1.18121290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5.16729" calcext:value-type="float">
            <text:p>1427749735.16729</text:p>
          </table:table-cell>
          <table:table-cell office:value-type="float" office:value="1427749736.54506" calcext:value-type="float">
            <text:p>1427749736.54506</text:p>
          </table:table-cell>
          <table:table-cell table:number-columns-repeated="4"/>
          <table:table-cell table:formula="of:=MAX([.B267];[.D267];[.G267])-MAX([.A267];[.C267];[.E267])" office:value-type="float" office:value="1.37777304649353" calcext:value-type="float">
            <text:p>1.3777730465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6729" calcext:value-type="float">
            <text:p>1427749735.16729</text:p>
          </table:table-cell>
          <table:table-cell office:value-type="float" office:value="1427749736.42462" calcext:value-type="float">
            <text:p>1427749736.42462</text:p>
          </table:table-cell>
          <table:table-cell office:value-type="float" office:value="1427749736.46143" calcext:value-type="float">
            <text:p>1427749736.46143</text:p>
          </table:table-cell>
          <table:table-cell/>
          <table:table-cell table:formula="of:=MAX([.B268];[.D268];[.G268])-MAX([.A268];[.C268];[.E268])" office:value-type="float" office:value="1.29413390159607" calcext:value-type="float">
            <text:p>1.2941339016</text:p>
          </table:table-cell>
          <table:table-cell table:formula="of:=IF(ISBLANK([.E268]);&quot;&quot;;[.I268])" office:value-type="float" office:value="1.29413390159607" calcext:value-type="float">
            <text:p>1.2941339016</text:p>
          </table:table-cell>
          <table:table-cell table:formula="of:=IF(OR(ISBLANK([.E268]);[.I268]&lt;=0);&quot;&quot;;[.I268])" office:value-type="float" office:value="1.29413390159607" calcext:value-type="float">
            <text:p>1.29413390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6787" calcext:value-type="float">
            <text:p>1427749735.16787</text:p>
          </table:table-cell>
          <table:table-cell office:value-type="float" office:value="1427749736.42437" calcext:value-type="float">
            <text:p>1427749736.42437</text:p>
          </table:table-cell>
          <table:table-cell office:value-type="float" office:value="1427749736.46344" calcext:value-type="float">
            <text:p>1427749736.46344</text:p>
          </table:table-cell>
          <table:table-cell/>
          <table:table-cell table:formula="of:=MAX([.B269];[.D269];[.G269])-MAX([.A269];[.C269];[.E269])" office:value-type="float" office:value="1.29556918144226" calcext:value-type="float">
            <text:p>1.2955691814</text:p>
          </table:table-cell>
          <table:table-cell table:formula="of:=IF(ISBLANK([.E269]);&quot;&quot;;[.I269])" office:value-type="float" office:value="1.29556918144226" calcext:value-type="float">
            <text:p>1.2955691814</text:p>
          </table:table-cell>
          <table:table-cell table:formula="of:=IF(OR(ISBLANK([.E269]);[.I269]&lt;=0);&quot;&quot;;[.I269])" office:value-type="float" office:value="1.29556918144226" calcext:value-type="float">
            <text:p>1.29556918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6837" calcext:value-type="float">
            <text:p>1427749735.16837</text:p>
          </table:table-cell>
          <table:table-cell office:value-type="float" office:value="1427749736.42456" calcext:value-type="float">
            <text:p>1427749736.42456</text:p>
          </table:table-cell>
          <table:table-cell office:value-type="float" office:value="1427749736.46343" calcext:value-type="float">
            <text:p>1427749736.46343</text:p>
          </table:table-cell>
          <table:table-cell/>
          <table:table-cell table:formula="of:=MAX([.B270];[.D270];[.G270])-MAX([.A270];[.C270];[.E270])" office:value-type="float" office:value="1.29506015777588" calcext:value-type="float">
            <text:p>1.2950601578</text:p>
          </table:table-cell>
          <table:table-cell table:formula="of:=IF(ISBLANK([.E270]);&quot;&quot;;[.I270])" office:value-type="float" office:value="1.29506015777588" calcext:value-type="float">
            <text:p>1.2950601578</text:p>
          </table:table-cell>
          <table:table-cell table:formula="of:=IF(OR(ISBLANK([.E270]);[.I270]&lt;=0);&quot;&quot;;[.I270])" office:value-type="float" office:value="1.29506015777588" calcext:value-type="float">
            <text:p>1.29506015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6888" calcext:value-type="float">
            <text:p>1427749735.16888</text:p>
          </table:table-cell>
          <table:table-cell office:value-type="float" office:value="1427749736.5131" calcext:value-type="float">
            <text:p>1427749736.5131</text:p>
          </table:table-cell>
          <table:table-cell office:value-type="float" office:value="1427749736.54506" calcext:value-type="float">
            <text:p>1427749736.54506</text:p>
          </table:table-cell>
          <table:table-cell/>
          <table:table-cell table:formula="of:=MAX([.B271];[.D271];[.G271])-MAX([.A271];[.C271];[.E271])" office:value-type="float" office:value="1.37617897987366" calcext:value-type="float">
            <text:p>1.3761789799</text:p>
          </table:table-cell>
          <table:table-cell table:formula="of:=IF(ISBLANK([.E271]);&quot;&quot;;[.I271])" office:value-type="float" office:value="1.37617897987366" calcext:value-type="float">
            <text:p>1.3761789799</text:p>
          </table:table-cell>
          <table:table-cell table:formula="of:=IF(OR(ISBLANK([.E271]);[.I271]&lt;=0);&quot;&quot;;[.I271])" office:value-type="float" office:value="1.37617897987366" calcext:value-type="float">
            <text:p>1.37617897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6937" calcext:value-type="float">
            <text:p>1427749735.16937</text:p>
          </table:table-cell>
          <table:table-cell office:value-type="float" office:value="1427749736.34404" calcext:value-type="float">
            <text:p>1427749736.34404</text:p>
          </table:table-cell>
          <table:table-cell office:value-type="float" office:value="1427749736.42443" calcext:value-type="float">
            <text:p>1427749736.42443</text:p>
          </table:table-cell>
          <table:table-cell/>
          <table:table-cell table:formula="of:=MAX([.B272];[.D272];[.G272])-MAX([.A272];[.C272];[.E272])" office:value-type="float" office:value="1.25505304336548" calcext:value-type="float">
            <text:p>1.2550530434</text:p>
          </table:table-cell>
          <table:table-cell table:formula="of:=IF(ISBLANK([.E272]);&quot;&quot;;[.I272])" office:value-type="float" office:value="1.25505304336548" calcext:value-type="float">
            <text:p>1.2550530434</text:p>
          </table:table-cell>
          <table:table-cell table:formula="of:=IF(OR(ISBLANK([.E272]);[.I272]&lt;=0);&quot;&quot;;[.I272])" office:value-type="float" office:value="1.25505304336548" calcext:value-type="float">
            <text:p>1.25505304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6987" calcext:value-type="float">
            <text:p>1427749735.16987</text:p>
          </table:table-cell>
          <table:table-cell office:value-type="float" office:value="1427749736.1862" calcext:value-type="float">
            <text:p>1427749736.1862</text:p>
          </table:table-cell>
          <table:table-cell office:value-type="float" office:value="1427749736.26624" calcext:value-type="float">
            <text:p>1427749736.26624</text:p>
          </table:table-cell>
          <table:table-cell/>
          <table:table-cell table:formula="of:=MAX([.B273];[.D273];[.G273])-MAX([.A273];[.C273];[.E273])" office:value-type="float" office:value="1.09636807441711" calcext:value-type="float">
            <text:p>1.0963680744</text:p>
          </table:table-cell>
          <table:table-cell table:formula="of:=IF(ISBLANK([.E273]);&quot;&quot;;[.I273])" office:value-type="float" office:value="1.09636807441711" calcext:value-type="float">
            <text:p>1.0963680744</text:p>
          </table:table-cell>
          <table:table-cell table:formula="of:=IF(OR(ISBLANK([.E273]);[.I273]&lt;=0);&quot;&quot;;[.I273])" office:value-type="float" office:value="1.09636807441711" calcext:value-type="float">
            <text:p>1.09636807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7036" calcext:value-type="float">
            <text:p>1427749735.17036</text:p>
          </table:table-cell>
          <table:table-cell office:value-type="float" office:value="1427749736.02504" calcext:value-type="float">
            <text:p>1427749736.02504</text:p>
          </table:table-cell>
          <table:table-cell office:value-type="float" office:value="1427749736.10604" calcext:value-type="float">
            <text:p>1427749736.10604</text:p>
          </table:table-cell>
          <table:table-cell/>
          <table:table-cell table:formula="of:=MAX([.B274];[.D274];[.G274])-MAX([.A274];[.C274];[.E274])" office:value-type="float" office:value="0.935680866241455" calcext:value-type="float">
            <text:p>0.9356808662</text:p>
          </table:table-cell>
          <table:table-cell table:formula="of:=IF(ISBLANK([.E274]);&quot;&quot;;[.I274])" office:value-type="float" office:value="0.935680866241455" calcext:value-type="float">
            <text:p>0.9356808662</text:p>
          </table:table-cell>
          <table:table-cell table:formula="of:=IF(OR(ISBLANK([.E274]);[.I274]&lt;=0);&quot;&quot;;[.I274])" office:value-type="float" office:value="0.935680866241455" calcext:value-type="float">
            <text:p>0.93568086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7081" calcext:value-type="float">
            <text:p>1427749735.17081</text:p>
          </table:table-cell>
          <table:table-cell office:value-type="float" office:value="1427749736.18614" calcext:value-type="float">
            <text:p>1427749736.18614</text:p>
          </table:table-cell>
          <table:table-cell office:value-type="float" office:value="1427749736.26619" calcext:value-type="float">
            <text:p>1427749736.26619</text:p>
          </table:table-cell>
          <table:table-cell/>
          <table:table-cell table:formula="of:=MAX([.B275];[.D275];[.G275])-MAX([.A275];[.C275];[.E275])" office:value-type="float" office:value="1.095379114151" calcext:value-type="float">
            <text:p>1.0953791142</text:p>
          </table:table-cell>
          <table:table-cell table:formula="of:=IF(ISBLANK([.E275]);&quot;&quot;;[.I275])" office:value-type="float" office:value="1.095379114151" calcext:value-type="float">
            <text:p>1.0953791142</text:p>
          </table:table-cell>
          <table:table-cell table:formula="of:=IF(OR(ISBLANK([.E275]);[.I275]&lt;=0);&quot;&quot;;[.I275])" office:value-type="float" office:value="1.095379114151" calcext:value-type="float">
            <text:p>1.09537911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7126" calcext:value-type="float">
            <text:p>1427749735.17126</text:p>
          </table:table-cell>
          <table:table-cell office:value-type="float" office:value="1427749735.94298" calcext:value-type="float">
            <text:p>1427749735.94298</text:p>
          </table:table-cell>
          <table:table-cell office:value-type="float" office:value="1427749736.02509" calcext:value-type="float">
            <text:p>1427749736.02509</text:p>
          </table:table-cell>
          <table:table-cell/>
          <table:table-cell table:formula="of:=MAX([.B276];[.D276];[.G276])-MAX([.A276];[.C276];[.E276])" office:value-type="float" office:value="0.853832006454468" calcext:value-type="float">
            <text:p>0.8538320065</text:p>
          </table:table-cell>
          <table:table-cell table:formula="of:=IF(ISBLANK([.E276]);&quot;&quot;;[.I276])" office:value-type="float" office:value="0.853832006454468" calcext:value-type="float">
            <text:p>0.8538320065</text:p>
          </table:table-cell>
          <table:table-cell table:formula="of:=IF(OR(ISBLANK([.E276]);[.I276]&lt;=0);&quot;&quot;;[.I276])" office:value-type="float" office:value="0.853832006454468" calcext:value-type="float">
            <text:p>0.85383200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5.17196" calcext:value-type="float">
            <text:p>1427749735.17196</text:p>
          </table:table-cell>
          <table:table-cell office:value-type="float" office:value="1427749735.94304" calcext:value-type="float">
            <text:p>1427749735.94304</text:p>
          </table:table-cell>
          <table:table-cell office:value-type="float" office:value="1427749736.02512" calcext:value-type="float">
            <text:p>1427749736.02512</text:p>
          </table:table-cell>
          <table:table-cell/>
          <table:table-cell table:formula="of:=MAX([.B277];[.D277];[.G277])-MAX([.A277];[.C277];[.E277])" office:value-type="float" office:value="0.853152990341187" calcext:value-type="float">
            <text:p>0.8531529903</text:p>
          </table:table-cell>
          <table:table-cell table:formula="of:=IF(ISBLANK([.E277]);&quot;&quot;;[.I277])" office:value-type="float" office:value="0.853152990341187" calcext:value-type="float">
            <text:p>0.8531529903</text:p>
          </table:table-cell>
          <table:table-cell table:formula="of:=IF(OR(ISBLANK([.E277]);[.I277]&lt;=0);&quot;&quot;;[.I277])" office:value-type="float" office:value="0.853152990341187" calcext:value-type="float">
            <text:p>0.85315299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6.54507" calcext:value-type="float">
            <text:p>1427749736.54507</text:p>
          </table:table-cell>
          <table:table-cell office:value-type="float" office:value="1427749737.92048" calcext:value-type="float">
            <text:p>1427749737.92048</text:p>
          </table:table-cell>
          <table:table-cell table:number-columns-repeated="4"/>
          <table:table-cell table:formula="of:=MAX([.B278];[.D278];[.G278])-MAX([.A278];[.C278];[.E278])" office:value-type="float" office:value="1.37541198730469" calcext:value-type="float">
            <text:p>1.3754119873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507" calcext:value-type="float">
            <text:p>1427749736.54507</text:p>
          </table:table-cell>
          <table:table-cell office:value-type="float" office:value="1427749737.88674" calcext:value-type="float">
            <text:p>1427749737.88674</text:p>
          </table:table-cell>
          <table:table-cell office:value-type="float" office:value="1427749737.92048" calcext:value-type="float">
            <text:p>1427749737.92048</text:p>
          </table:table-cell>
          <table:table-cell/>
          <table:table-cell table:formula="of:=MAX([.B279];[.D279];[.G279])-MAX([.A279];[.C279];[.E279])" office:value-type="float" office:value="1.37540483474731" calcext:value-type="float">
            <text:p>1.3754048347</text:p>
          </table:table-cell>
          <table:table-cell table:formula="of:=IF(ISBLANK([.E279]);&quot;&quot;;[.I279])" office:value-type="float" office:value="1.37540483474731" calcext:value-type="float">
            <text:p>1.3754048347</text:p>
          </table:table-cell>
          <table:table-cell table:formula="of:=IF(OR(ISBLANK([.E279]);[.I279]&lt;=0);&quot;&quot;;[.I279])" office:value-type="float" office:value="1.37540483474731" calcext:value-type="float">
            <text:p>1.37540483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567" calcext:value-type="float">
            <text:p>1427749736.54567</text:p>
          </table:table-cell>
          <table:table-cell office:value-type="float" office:value="1427749737.3595" calcext:value-type="float">
            <text:p>1427749737.3595</text:p>
          </table:table-cell>
          <table:table-cell office:value-type="float" office:value="1427749737.67372" calcext:value-type="float">
            <text:p>1427749737.67372</text:p>
          </table:table-cell>
          <table:table-cell/>
          <table:table-cell table:formula="of:=MAX([.B280];[.D280];[.G280])-MAX([.A280];[.C280];[.E280])" office:value-type="float" office:value="1.12804794311523" calcext:value-type="float">
            <text:p>1.1280479431</text:p>
          </table:table-cell>
          <table:table-cell table:formula="of:=IF(ISBLANK([.E280]);&quot;&quot;;[.I280])" office:value-type="float" office:value="1.12804794311523" calcext:value-type="float">
            <text:p>1.1280479431</text:p>
          </table:table-cell>
          <table:table-cell table:formula="of:=IF(OR(ISBLANK([.E280]);[.I280]&lt;=0);&quot;&quot;;[.I280])" office:value-type="float" office:value="1.12804794311523" calcext:value-type="float">
            <text:p>1.12804794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614" calcext:value-type="float">
            <text:p>1427749736.54614</text:p>
          </table:table-cell>
          <table:table-cell office:value-type="float" office:value="1427749737.27707" calcext:value-type="float">
            <text:p>1427749737.27707</text:p>
          </table:table-cell>
          <table:table-cell office:value-type="float" office:value="1427749737.35835" calcext:value-type="float">
            <text:p>1427749737.35835</text:p>
          </table:table-cell>
          <table:table-cell/>
          <table:table-cell table:formula="of:=MAX([.B281];[.D281];[.G281])-MAX([.A281];[.C281];[.E281])" office:value-type="float" office:value="0.812206983566284" calcext:value-type="float">
            <text:p>0.8122069836</text:p>
          </table:table-cell>
          <table:table-cell table:formula="of:=IF(ISBLANK([.E281]);&quot;&quot;;[.I281])" office:value-type="float" office:value="0.812206983566284" calcext:value-type="float">
            <text:p>0.8122069836</text:p>
          </table:table-cell>
          <table:table-cell table:formula="of:=IF(OR(ISBLANK([.E281]);[.I281]&lt;=0);&quot;&quot;;[.I281])" office:value-type="float" office:value="0.812206983566284" calcext:value-type="float">
            <text:p>0.81220698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674" calcext:value-type="float">
            <text:p>1427749736.54674</text:p>
          </table:table-cell>
          <table:table-cell office:value-type="float" office:value="1427749737.79666" calcext:value-type="float">
            <text:p>1427749737.79666</text:p>
          </table:table-cell>
          <table:table-cell office:value-type="float" office:value="1427749737.82995" calcext:value-type="float">
            <text:p>1427749737.82995</text:p>
          </table:table-cell>
          <table:table-cell/>
          <table:table-cell table:formula="of:=MAX([.B282];[.D282];[.G282])-MAX([.A282];[.C282];[.E282])" office:value-type="float" office:value="1.28321003913879" calcext:value-type="float">
            <text:p>1.2832100391</text:p>
          </table:table-cell>
          <table:table-cell table:formula="of:=IF(ISBLANK([.E282]);&quot;&quot;;[.I282])" office:value-type="float" office:value="1.28321003913879" calcext:value-type="float">
            <text:p>1.2832100391</text:p>
          </table:table-cell>
          <table:table-cell table:formula="of:=IF(OR(ISBLANK([.E282]);[.I282]&lt;=0);&quot;&quot;;[.I282])" office:value-type="float" office:value="1.28321003913879" calcext:value-type="float">
            <text:p>1.28321003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734" calcext:value-type="float">
            <text:p>1427749736.54734</text:p>
          </table:table-cell>
          <table:table-cell office:value-type="float" office:value="1427749737.67378" calcext:value-type="float">
            <text:p>1427749737.67378</text:p>
          </table:table-cell>
          <table:table-cell office:value-type="float" office:value="1427749737.7967" calcext:value-type="float">
            <text:p>1427749737.7967</text:p>
          </table:table-cell>
          <table:table-cell/>
          <table:table-cell table:formula="of:=MAX([.B283];[.D283];[.G283])-MAX([.A283];[.C283];[.E283])" office:value-type="float" office:value="1.24935793876648" calcext:value-type="float">
            <text:p>1.2493579388</text:p>
          </table:table-cell>
          <table:table-cell table:formula="of:=IF(ISBLANK([.E283]);&quot;&quot;;[.I283])" office:value-type="float" office:value="1.24935793876648" calcext:value-type="float">
            <text:p>1.2493579388</text:p>
          </table:table-cell>
          <table:table-cell table:formula="of:=IF(OR(ISBLANK([.E283]);[.I283]&lt;=0);&quot;&quot;;[.I283])" office:value-type="float" office:value="1.24935793876648" calcext:value-type="float">
            <text:p>1.24935793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784" calcext:value-type="float">
            <text:p>1427749736.54784</text:p>
          </table:table-cell>
          <table:table-cell office:value-type="float" office:value="1427749737.79684" calcext:value-type="float">
            <text:p>1427749737.79684</text:p>
          </table:table-cell>
          <table:table-cell office:value-type="float" office:value="1427749737.83601" calcext:value-type="float">
            <text:p>1427749737.83601</text:p>
          </table:table-cell>
          <table:table-cell/>
          <table:table-cell table:formula="of:=MAX([.B284];[.D284];[.G284])-MAX([.A284];[.C284];[.E284])" office:value-type="float" office:value="1.28817296028137" calcext:value-type="float">
            <text:p>1.2881729603</text:p>
          </table:table-cell>
          <table:table-cell table:formula="of:=IF(ISBLANK([.E284]);&quot;&quot;;[.I284])" office:value-type="float" office:value="1.28817296028137" calcext:value-type="float">
            <text:p>1.2881729603</text:p>
          </table:table-cell>
          <table:table-cell table:formula="of:=IF(OR(ISBLANK([.E284]);[.I284]&lt;=0);&quot;&quot;;[.I284])" office:value-type="float" office:value="1.28817296028137" calcext:value-type="float">
            <text:p>1.28817296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833" calcext:value-type="float">
            <text:p>1427749736.54833</text:p>
          </table:table-cell>
          <table:table-cell office:value-type="float" office:value="1427749737.35831" calcext:value-type="float">
            <text:p>1427749737.35831</text:p>
          </table:table-cell>
          <table:table-cell office:value-type="float" office:value="1427749737.79688" calcext:value-type="float">
            <text:p>1427749737.79688</text:p>
          </table:table-cell>
          <table:table-cell/>
          <table:table-cell table:formula="of:=MAX([.B285];[.D285];[.G285])-MAX([.A285];[.C285];[.E285])" office:value-type="float" office:value="1.24854683876038" calcext:value-type="float">
            <text:p>1.2485468388</text:p>
          </table:table-cell>
          <table:table-cell table:formula="of:=IF(ISBLANK([.E285]);&quot;&quot;;[.I285])" office:value-type="float" office:value="1.24854683876038" calcext:value-type="float">
            <text:p>1.2485468388</text:p>
          </table:table-cell>
          <table:table-cell table:formula="of:=IF(OR(ISBLANK([.E285]);[.I285]&lt;=0);&quot;&quot;;[.I285])" office:value-type="float" office:value="1.24854683876038" calcext:value-type="float">
            <text:p>1.24854683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884" calcext:value-type="float">
            <text:p>1427749736.54884</text:p>
          </table:table-cell>
          <table:table-cell office:value-type="float" office:value="1427749737.79921" calcext:value-type="float">
            <text:p>1427749737.79921</text:p>
          </table:table-cell>
          <table:table-cell office:value-type="float" office:value="1427749737.83152" calcext:value-type="float">
            <text:p>1427749737.83152</text:p>
          </table:table-cell>
          <table:table-cell/>
          <table:table-cell table:formula="of:=MAX([.B286];[.D286];[.G286])-MAX([.A286];[.C286];[.E286])" office:value-type="float" office:value="1.28268003463745" calcext:value-type="float">
            <text:p>1.2826800346</text:p>
          </table:table-cell>
          <table:table-cell table:formula="of:=IF(ISBLANK([.E286]);&quot;&quot;;[.I286])" office:value-type="float" office:value="1.28268003463745" calcext:value-type="float">
            <text:p>1.2826800346</text:p>
          </table:table-cell>
          <table:table-cell table:formula="of:=IF(OR(ISBLANK([.E286]);[.I286]&lt;=0);&quot;&quot;;[.I286])" office:value-type="float" office:value="1.28268003463745" calcext:value-type="float">
            <text:p>1.28268003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933" calcext:value-type="float">
            <text:p>1427749736.54933</text:p>
          </table:table-cell>
          <table:table-cell office:value-type="float" office:value="1427749737.19778" calcext:value-type="float">
            <text:p>1427749737.19778</text:p>
          </table:table-cell>
          <table:table-cell office:value-type="float" office:value="1427749737.27711" calcext:value-type="float">
            <text:p>1427749737.27711</text:p>
          </table:table-cell>
          <table:table-cell/>
          <table:table-cell table:formula="of:=MAX([.B287];[.D287];[.G287])-MAX([.A287];[.C287];[.E287])" office:value-type="float" office:value="0.72777795791626" calcext:value-type="float">
            <text:p>0.7277779579</text:p>
          </table:table-cell>
          <table:table-cell table:formula="of:=IF(ISBLANK([.E287]);&quot;&quot;;[.I287])" office:value-type="float" office:value="0.72777795791626" calcext:value-type="float">
            <text:p>0.7277779579</text:p>
          </table:table-cell>
          <table:table-cell table:formula="of:=IF(OR(ISBLANK([.E287]);[.I287]&lt;=0);&quot;&quot;;[.I287])" office:value-type="float" office:value="0.72777795791626" calcext:value-type="float">
            <text:p>0.72777795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6.54983" calcext:value-type="float">
            <text:p>1427749736.54983</text:p>
          </table:table-cell>
          <table:table-cell office:value-type="float" office:value="1427749737.79679" calcext:value-type="float">
            <text:p>1427749737.79679</text:p>
          </table:table-cell>
          <table:table-cell office:value-type="float" office:value="1427749737.8354" calcext:value-type="float">
            <text:p>1427749737.8354</text:p>
          </table:table-cell>
          <table:table-cell/>
          <table:table-cell table:formula="of:=MAX([.B288];[.D288];[.G288])-MAX([.A288];[.C288];[.E288])" office:value-type="float" office:value="1.28556990623474" calcext:value-type="float">
            <text:p>1.2855699062</text:p>
          </table:table-cell>
          <table:table-cell table:formula="of:=IF(ISBLANK([.E288]);&quot;&quot;;[.I288])" office:value-type="float" office:value="1.28556990623474" calcext:value-type="float">
            <text:p>1.2855699062</text:p>
          </table:table-cell>
          <table:table-cell table:formula="of:=IF(OR(ISBLANK([.E288]);[.I288]&lt;=0);&quot;&quot;;[.I288])" office:value-type="float" office:value="1.28556990623474" calcext:value-type="float">
            <text:p>1.28556990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7.92049" calcext:value-type="float">
            <text:p>1427749737.92049</text:p>
          </table:table-cell>
          <table:table-cell office:value-type="float" office:value="1427749739.33237" calcext:value-type="float">
            <text:p>1427749739.33237</text:p>
          </table:table-cell>
          <table:table-cell table:number-columns-repeated="4"/>
          <table:table-cell table:formula="of:=MAX([.B289];[.D289];[.G289])-MAX([.A289];[.C289];[.E289])" office:value-type="float" office:value="1.41187787055969" calcext:value-type="float">
            <text:p>1.4118778706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049" calcext:value-type="float">
            <text:p>1427749737.92049</text:p>
          </table:table-cell>
          <table:table-cell office:value-type="float" office:value="1427749739.30027" calcext:value-type="float">
            <text:p>1427749739.30027</text:p>
          </table:table-cell>
          <table:table-cell office:value-type="float" office:value="1427749739.33236" calcext:value-type="float">
            <text:p>1427749739.33236</text:p>
          </table:table-cell>
          <table:table-cell/>
          <table:table-cell table:formula="of:=MAX([.B290];[.D290];[.G290])-MAX([.A290];[.C290];[.E290])" office:value-type="float" office:value="1.41187214851379" calcext:value-type="float">
            <text:p>1.4118721485</text:p>
          </table:table-cell>
          <table:table-cell table:formula="of:=IF(ISBLANK([.E290]);&quot;&quot;;[.I290])" office:value-type="float" office:value="1.41187214851379" calcext:value-type="float">
            <text:p>1.4118721485</text:p>
          </table:table-cell>
          <table:table-cell table:formula="of:=IF(OR(ISBLANK([.E290]);[.I290]&lt;=0);&quot;&quot;;[.I290])" office:value-type="float" office:value="1.41187214851379" calcext:value-type="float">
            <text:p>1.41187214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112" calcext:value-type="float">
            <text:p>1427749737.92112</text:p>
          </table:table-cell>
          <table:table-cell office:value-type="float" office:value="1427749739.01789" calcext:value-type="float">
            <text:p>1427749739.01789</text:p>
          </table:table-cell>
          <table:table-cell office:value-type="float" office:value="1427749739.13797" calcext:value-type="float">
            <text:p>1427749739.13797</text:p>
          </table:table-cell>
          <table:table-cell/>
          <table:table-cell table:formula="of:=MAX([.B291];[.D291];[.G291])-MAX([.A291];[.C291];[.E291])" office:value-type="float" office:value="1.2168550491333" calcext:value-type="float">
            <text:p>1.2168550491</text:p>
          </table:table-cell>
          <table:table-cell table:formula="of:=IF(ISBLANK([.E291]);&quot;&quot;;[.I291])" office:value-type="float" office:value="1.2168550491333" calcext:value-type="float">
            <text:p>1.2168550491</text:p>
          </table:table-cell>
          <table:table-cell table:formula="of:=IF(OR(ISBLANK([.E291]);[.I291]&lt;=0);&quot;&quot;;[.I291])" office:value-type="float" office:value="1.2168550491333" calcext:value-type="float">
            <text:p>1.21685504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16" calcext:value-type="float">
            <text:p>1427749737.9216</text:p>
          </table:table-cell>
          <table:table-cell office:value-type="float" office:value="1427749738.81317" calcext:value-type="float">
            <text:p>1427749738.81317</text:p>
          </table:table-cell>
          <table:table-cell office:value-type="float" office:value="1427749738.93682" calcext:value-type="float">
            <text:p>1427749738.93682</text:p>
          </table:table-cell>
          <table:table-cell/>
          <table:table-cell table:formula="of:=MAX([.B292];[.D292];[.G292])-MAX([.A292];[.C292];[.E292])" office:value-type="float" office:value="1.01522088050842" calcext:value-type="float">
            <text:p>1.0152208805</text:p>
          </table:table-cell>
          <table:table-cell table:formula="of:=IF(ISBLANK([.E292]);&quot;&quot;;[.I292])" office:value-type="float" office:value="1.01522088050842" calcext:value-type="float">
            <text:p>1.0152208805</text:p>
          </table:table-cell>
          <table:table-cell table:formula="of:=IF(OR(ISBLANK([.E292]);[.I292]&lt;=0);&quot;&quot;;[.I292])" office:value-type="float" office:value="1.01522088050842" calcext:value-type="float">
            <text:p>1.01522088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226" calcext:value-type="float">
            <text:p>1427749737.92226</text:p>
          </table:table-cell>
          <table:table-cell office:value-type="float" office:value="1427749738.93679" calcext:value-type="float">
            <text:p>1427749738.93679</text:p>
          </table:table-cell>
          <table:table-cell office:value-type="float" office:value="1427749739.018" calcext:value-type="float">
            <text:p>1427749739.018</text:p>
          </table:table-cell>
          <table:table-cell/>
          <table:table-cell table:formula="of:=MAX([.B293];[.D293];[.G293])-MAX([.A293];[.C293];[.E293])" office:value-type="float" office:value="1.09574294090271" calcext:value-type="float">
            <text:p>1.0957429409</text:p>
          </table:table-cell>
          <table:table-cell table:formula="of:=IF(ISBLANK([.E293]);&quot;&quot;;[.I293])" office:value-type="float" office:value="1.09574294090271" calcext:value-type="float">
            <text:p>1.0957429409</text:p>
          </table:table-cell>
          <table:table-cell table:formula="of:=IF(OR(ISBLANK([.E293]);[.I293]&lt;=0);&quot;&quot;;[.I293])" office:value-type="float" office:value="1.09574294090271" calcext:value-type="float">
            <text:p>1.09574294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273" calcext:value-type="float">
            <text:p>1427749737.92273</text:p>
          </table:table-cell>
          <table:table-cell office:value-type="float" office:value="1427749739.21884" calcext:value-type="float">
            <text:p>1427749739.21884</text:p>
          </table:table-cell>
          <table:table-cell office:value-type="float" office:value="1427749739.25314" calcext:value-type="float">
            <text:p>1427749739.25314</text:p>
          </table:table-cell>
          <table:table-cell/>
          <table:table-cell table:formula="of:=MAX([.B294];[.D294];[.G294])-MAX([.A294];[.C294];[.E294])" office:value-type="float" office:value="1.33041310310364" calcext:value-type="float">
            <text:p>1.3304131031</text:p>
          </table:table-cell>
          <table:table-cell table:formula="of:=IF(ISBLANK([.E294]);&quot;&quot;;[.I294])" office:value-type="float" office:value="1.33041310310364" calcext:value-type="float">
            <text:p>1.3304131031</text:p>
          </table:table-cell>
          <table:table-cell table:formula="of:=IF(OR(ISBLANK([.E294]);[.I294]&lt;=0);&quot;&quot;;[.I294])" office:value-type="float" office:value="1.33041310310364" calcext:value-type="float">
            <text:p>1.3304131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325" calcext:value-type="float">
            <text:p>1427749737.92325</text:p>
          </table:table-cell>
          <table:table-cell office:value-type="float" office:value="1427749739.22041" calcext:value-type="float">
            <text:p>1427749739.22041</text:p>
          </table:table-cell>
          <table:table-cell office:value-type="float" office:value="1427749739.25924" calcext:value-type="float">
            <text:p>1427749739.25924</text:p>
          </table:table-cell>
          <table:table-cell/>
          <table:table-cell table:formula="of:=MAX([.B295];[.D295];[.G295])-MAX([.A295];[.C295];[.E295])" office:value-type="float" office:value="1.33599305152893" calcext:value-type="float">
            <text:p>1.3359930515</text:p>
          </table:table-cell>
          <table:table-cell table:formula="of:=IF(ISBLANK([.E295]);&quot;&quot;;[.I295])" office:value-type="float" office:value="1.33599305152893" calcext:value-type="float">
            <text:p>1.3359930515</text:p>
          </table:table-cell>
          <table:table-cell table:formula="of:=IF(OR(ISBLANK([.E295]);[.I295]&lt;=0);&quot;&quot;;[.I295])" office:value-type="float" office:value="1.33599305152893" calcext:value-type="float">
            <text:p>1.33599305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395" calcext:value-type="float">
            <text:p>1427749737.92395</text:p>
          </table:table-cell>
          <table:table-cell office:value-type="float" office:value="1427749739.21875" calcext:value-type="float">
            <text:p>1427749739.21875</text:p>
          </table:table-cell>
          <table:table-cell office:value-type="float" office:value="1427749739.25151" calcext:value-type="float">
            <text:p>1427749739.25151</text:p>
          </table:table-cell>
          <table:table-cell/>
          <table:table-cell table:formula="of:=MAX([.B296];[.D296];[.G296])-MAX([.A296];[.C296];[.E296])" office:value-type="float" office:value="1.32756090164185" calcext:value-type="float">
            <text:p>1.3275609016</text:p>
          </table:table-cell>
          <table:table-cell table:formula="of:=IF(ISBLANK([.E296]);&quot;&quot;;[.I296])" office:value-type="float" office:value="1.32756090164185" calcext:value-type="float">
            <text:p>1.3275609016</text:p>
          </table:table-cell>
          <table:table-cell table:formula="of:=IF(OR(ISBLANK([.E296]);[.I296]&lt;=0);&quot;&quot;;[.I296])" office:value-type="float" office:value="1.32756090164185" calcext:value-type="float">
            <text:p>1.32756090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46" calcext:value-type="float">
            <text:p>1427749737.9246</text:p>
          </table:table-cell>
          <table:table-cell office:value-type="float" office:value="1427749738.73438" calcext:value-type="float">
            <text:p>1427749738.73438</text:p>
          </table:table-cell>
          <table:table-cell office:value-type="float" office:value="1427749738.81321" calcext:value-type="float">
            <text:p>1427749738.81321</text:p>
          </table:table-cell>
          <table:table-cell/>
          <table:table-cell table:formula="of:=MAX([.B297];[.D297];[.G297])-MAX([.A297];[.C297];[.E297])" office:value-type="float" office:value="0.888608932495117" calcext:value-type="float">
            <text:p>0.8886089325</text:p>
          </table:table-cell>
          <table:table-cell table:formula="of:=IF(ISBLANK([.E297]);&quot;&quot;;[.I297])" office:value-type="float" office:value="0.888608932495117" calcext:value-type="float">
            <text:p>0.8886089325</text:p>
          </table:table-cell>
          <table:table-cell table:formula="of:=IF(OR(ISBLANK([.E297]);[.I297]&lt;=0);&quot;&quot;;[.I297])" office:value-type="float" office:value="0.888608932495117" calcext:value-type="float">
            <text:p>0.88860893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525" calcext:value-type="float">
            <text:p>1427749737.92525</text:p>
          </table:table-cell>
          <table:table-cell office:value-type="float" office:value="1427749738.93672" calcext:value-type="float">
            <text:p>1427749738.93672</text:p>
          </table:table-cell>
          <table:table-cell office:value-type="float" office:value="1427749739.01795" calcext:value-type="float">
            <text:p>1427749739.01795</text:p>
          </table:table-cell>
          <table:table-cell/>
          <table:table-cell table:formula="of:=MAX([.B298];[.D298];[.G298])-MAX([.A298];[.C298];[.E298])" office:value-type="float" office:value="1.09269905090332" calcext:value-type="float">
            <text:p>1.0926990509</text:p>
          </table:table-cell>
          <table:table-cell table:formula="of:=IF(ISBLANK([.E298]);&quot;&quot;;[.I298])" office:value-type="float" office:value="1.09269905090332" calcext:value-type="float">
            <text:p>1.0926990509</text:p>
          </table:table-cell>
          <table:table-cell table:formula="of:=IF(OR(ISBLANK([.E298]);[.I298]&lt;=0);&quot;&quot;;[.I298])" office:value-type="float" office:value="1.09269905090332" calcext:value-type="float">
            <text:p>1.09269905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7.92572" calcext:value-type="float">
            <text:p>1427749737.92572</text:p>
          </table:table-cell>
          <table:table-cell office:value-type="float" office:value="1427749738.6557" calcext:value-type="float">
            <text:p>1427749738.6557</text:p>
          </table:table-cell>
          <table:table-cell office:value-type="float" office:value="1427749738.73473" calcext:value-type="float">
            <text:p>1427749738.73473</text:p>
          </table:table-cell>
          <table:table-cell/>
          <table:table-cell table:formula="of:=MAX([.B299];[.D299];[.G299])-MAX([.A299];[.C299];[.E299])" office:value-type="float" office:value="0.809009075164795" calcext:value-type="float">
            <text:p>0.8090090752</text:p>
          </table:table-cell>
          <table:table-cell table:formula="of:=IF(ISBLANK([.E299]);&quot;&quot;;[.I299])" office:value-type="float" office:value="0.809009075164795" calcext:value-type="float">
            <text:p>0.8090090752</text:p>
          </table:table-cell>
          <table:table-cell table:formula="of:=IF(OR(ISBLANK([.E299]);[.I299]&lt;=0);&quot;&quot;;[.I299])" office:value-type="float" office:value="0.809009075164795" calcext:value-type="float">
            <text:p>0.80900907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39.33238" calcext:value-type="float">
            <text:p>1427749739.33238</text:p>
          </table:table-cell>
          <table:table-cell office:value-type="float" office:value="1427749740.6744" calcext:value-type="float">
            <text:p>1427749740.6744</text:p>
          </table:table-cell>
          <table:table-cell table:number-columns-repeated="4"/>
          <table:table-cell table:formula="of:=MAX([.B300];[.D300];[.G300])-MAX([.A300];[.C300];[.E300])" office:value-type="float" office:value="1.34202289581299" calcext:value-type="float">
            <text:p>1.3420228958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238" calcext:value-type="float">
            <text:p>1427749739.33238</text:p>
          </table:table-cell>
          <table:table-cell office:value-type="float" office:value="1427749740.63891" calcext:value-type="float">
            <text:p>1427749740.63891</text:p>
          </table:table-cell>
          <table:table-cell office:value-type="float" office:value="1427749740.67439" calcext:value-type="float">
            <text:p>1427749740.67439</text:p>
          </table:table-cell>
          <table:table-cell/>
          <table:table-cell table:formula="of:=MAX([.B301];[.D301];[.G301])-MAX([.A301];[.C301];[.E301])" office:value-type="float" office:value="1.34201693534851" calcext:value-type="float">
            <text:p>1.3420169353</text:p>
          </table:table-cell>
          <table:table-cell table:formula="of:=IF(ISBLANK([.E301]);&quot;&quot;;[.I301])" office:value-type="float" office:value="1.34201693534851" calcext:value-type="float">
            <text:p>1.3420169353</text:p>
          </table:table-cell>
          <table:table-cell table:formula="of:=IF(OR(ISBLANK([.E301]);[.I301]&lt;=0);&quot;&quot;;[.I301])" office:value-type="float" office:value="1.34201693534851" calcext:value-type="float">
            <text:p>1.34201693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335" calcext:value-type="float">
            <text:p>1427749739.33335</text:p>
          </table:table-cell>
          <table:table-cell office:value-type="float" office:value="1427749740.22248" calcext:value-type="float">
            <text:p>1427749740.22248</text:p>
          </table:table-cell>
          <table:table-cell office:value-type="float" office:value="1427749740.30499" calcext:value-type="float">
            <text:p>1427749740.30499</text:p>
          </table:table-cell>
          <table:table-cell/>
          <table:table-cell table:formula="of:=MAX([.B302];[.D302];[.G302])-MAX([.A302];[.C302];[.E302])" office:value-type="float" office:value="0.971640110015869" calcext:value-type="float">
            <text:p>0.97164011</text:p>
          </table:table-cell>
          <table:table-cell table:formula="of:=IF(ISBLANK([.E302]);&quot;&quot;;[.I302])" office:value-type="float" office:value="0.971640110015869" calcext:value-type="float">
            <text:p>0.97164011</text:p>
          </table:table-cell>
          <table:table-cell table:formula="of:=IF(OR(ISBLANK([.E302]);[.I302]&lt;=0);&quot;&quot;;[.I302])" office:value-type="float" office:value="0.971640110015869" calcext:value-type="float">
            <text:p>0.971640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421" calcext:value-type="float">
            <text:p>1427749739.33421</text:p>
          </table:table-cell>
          <table:table-cell office:value-type="float" office:value="1427749740.0618" calcext:value-type="float">
            <text:p>1427749740.0618</text:p>
          </table:table-cell>
          <table:table-cell office:value-type="float" office:value="1427749740.14224" calcext:value-type="float">
            <text:p>1427749740.14224</text:p>
          </table:table-cell>
          <table:table-cell/>
          <table:table-cell table:formula="of:=MAX([.B303];[.D303];[.G303])-MAX([.A303];[.C303];[.E303])" office:value-type="float" office:value="0.808034181594849" calcext:value-type="float">
            <text:p>0.8080341816</text:p>
          </table:table-cell>
          <table:table-cell table:formula="of:=IF(ISBLANK([.E303]);&quot;&quot;;[.I303])" office:value-type="float" office:value="0.808034181594849" calcext:value-type="float">
            <text:p>0.8080341816</text:p>
          </table:table-cell>
          <table:table-cell table:formula="of:=IF(OR(ISBLANK([.E303]);[.I303]&lt;=0);&quot;&quot;;[.I303])" office:value-type="float" office:value="0.808034181594849" calcext:value-type="float">
            <text:p>0.80803418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51" calcext:value-type="float">
            <text:p>1427749739.3351</text:p>
          </table:table-cell>
          <table:table-cell office:value-type="float" office:value="1427749740.30495" calcext:value-type="float">
            <text:p>1427749740.30495</text:p>
          </table:table-cell>
          <table:table-cell office:value-type="float" office:value="1427749740.38729" calcext:value-type="float">
            <text:p>1427749740.38729</text:p>
          </table:table-cell>
          <table:table-cell/>
          <table:table-cell table:formula="of:=MAX([.B304];[.D304];[.G304])-MAX([.A304];[.C304];[.E304])" office:value-type="float" office:value="1.0521879196167" calcext:value-type="float">
            <text:p>1.0521879196</text:p>
          </table:table-cell>
          <table:table-cell table:formula="of:=IF(ISBLANK([.E304]);&quot;&quot;;[.I304])" office:value-type="float" office:value="1.0521879196167" calcext:value-type="float">
            <text:p>1.0521879196</text:p>
          </table:table-cell>
          <table:table-cell table:formula="of:=IF(OR(ISBLANK([.E304]);[.I304]&lt;=0);&quot;&quot;;[.I304])" office:value-type="float" office:value="1.0521879196167" calcext:value-type="float">
            <text:p>1.05218791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644" calcext:value-type="float">
            <text:p>1427749739.33644</text:p>
          </table:table-cell>
          <table:table-cell office:value-type="float" office:value="1427749740.46879" calcext:value-type="float">
            <text:p>1427749740.46879</text:p>
          </table:table-cell>
          <table:table-cell office:value-type="float" office:value="1427749740.54944" calcext:value-type="float">
            <text:p>1427749740.54944</text:p>
          </table:table-cell>
          <table:table-cell/>
          <table:table-cell table:formula="of:=MAX([.B305];[.D305];[.G305])-MAX([.A305];[.C305];[.E305])" office:value-type="float" office:value="1.21300792694092" calcext:value-type="float">
            <text:p>1.2130079269</text:p>
          </table:table-cell>
          <table:table-cell table:formula="of:=IF(ISBLANK([.E305]);&quot;&quot;;[.I305])" office:value-type="float" office:value="1.21300792694092" calcext:value-type="float">
            <text:p>1.2130079269</text:p>
          </table:table-cell>
          <table:table-cell table:formula="of:=IF(OR(ISBLANK([.E305]);[.I305]&lt;=0);&quot;&quot;;[.I305])" office:value-type="float" office:value="1.21300792694092" calcext:value-type="float">
            <text:p>1.21300792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778" calcext:value-type="float">
            <text:p>1427749739.33778</text:p>
          </table:table-cell>
          <table:table-cell office:value-type="float" office:value="1427749740.38725" calcext:value-type="float">
            <text:p>1427749740.38725</text:p>
          </table:table-cell>
          <table:table-cell office:value-type="float" office:value="1427749740.46884" calcext:value-type="float">
            <text:p>1427749740.46884</text:p>
          </table:table-cell>
          <table:table-cell/>
          <table:table-cell table:formula="of:=MAX([.B306];[.D306];[.G306])-MAX([.A306];[.C306];[.E306])" office:value-type="float" office:value="1.13105416297913" calcext:value-type="float">
            <text:p>1.131054163</text:p>
          </table:table-cell>
          <table:table-cell table:formula="of:=IF(ISBLANK([.E306]);&quot;&quot;;[.I306])" office:value-type="float" office:value="1.13105416297913" calcext:value-type="float">
            <text:p>1.131054163</text:p>
          </table:table-cell>
          <table:table-cell table:formula="of:=IF(OR(ISBLANK([.E306]);[.I306]&lt;=0);&quot;&quot;;[.I306])" office:value-type="float" office:value="1.13105416297913" calcext:value-type="float">
            <text:p>1.1310541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3909" calcext:value-type="float">
            <text:p>1427749739.33909</text:p>
          </table:table-cell>
          <table:table-cell office:value-type="float" office:value="1427749740.55335" calcext:value-type="float">
            <text:p>1427749740.55335</text:p>
          </table:table-cell>
          <table:table-cell office:value-type="float" office:value="1427749740.59374" calcext:value-type="float">
            <text:p>1427749740.59374</text:p>
          </table:table-cell>
          <table:table-cell/>
          <table:table-cell table:formula="of:=MAX([.B307];[.D307];[.G307])-MAX([.A307];[.C307];[.E307])" office:value-type="float" office:value="1.25465297698975" calcext:value-type="float">
            <text:p>1.254652977</text:p>
          </table:table-cell>
          <table:table-cell table:formula="of:=IF(ISBLANK([.E307]);&quot;&quot;;[.I307])" office:value-type="float" office:value="1.25465297698975" calcext:value-type="float">
            <text:p>1.254652977</text:p>
          </table:table-cell>
          <table:table-cell table:formula="of:=IF(OR(ISBLANK([.E307]);[.I307]&lt;=0);&quot;&quot;;[.I307])" office:value-type="float" office:value="1.25465297698975" calcext:value-type="float">
            <text:p>1.2546529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4023" calcext:value-type="float">
            <text:p>1427749739.34023</text:p>
          </table:table-cell>
          <table:table-cell office:value-type="float" office:value="1427749740.54953" calcext:value-type="float">
            <text:p>1427749740.54953</text:p>
          </table:table-cell>
          <table:table-cell office:value-type="float" office:value="1427749740.57849" calcext:value-type="float">
            <text:p>1427749740.57849</text:p>
          </table:table-cell>
          <table:table-cell/>
          <table:table-cell table:formula="of:=MAX([.B308];[.D308];[.G308])-MAX([.A308];[.C308];[.E308])" office:value-type="float" office:value="1.2382550239563" calcext:value-type="float">
            <text:p>1.238255024</text:p>
          </table:table-cell>
          <table:table-cell table:formula="of:=IF(ISBLANK([.E308]);&quot;&quot;;[.I308])" office:value-type="float" office:value="1.2382550239563" calcext:value-type="float">
            <text:p>1.238255024</text:p>
          </table:table-cell>
          <table:table-cell table:formula="of:=IF(OR(ISBLANK([.E308]);[.I308]&lt;=0);&quot;&quot;;[.I308])" office:value-type="float" office:value="1.2382550239563" calcext:value-type="float">
            <text:p>1.2382550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4153" calcext:value-type="float">
            <text:p>1427749739.34153</text:p>
          </table:table-cell>
          <table:table-cell office:value-type="float" office:value="1427749740.54941" calcext:value-type="float">
            <text:p>1427749740.54941</text:p>
          </table:table-cell>
          <table:table-cell office:value-type="float" office:value="1427749740.58744" calcext:value-type="float">
            <text:p>1427749740.58744</text:p>
          </table:table-cell>
          <table:table-cell/>
          <table:table-cell table:formula="of:=MAX([.B309];[.D309];[.G309])-MAX([.A309];[.C309];[.E309])" office:value-type="float" office:value="1.24590492248535" calcext:value-type="float">
            <text:p>1.2459049225</text:p>
          </table:table-cell>
          <table:table-cell table:formula="of:=IF(ISBLANK([.E309]);&quot;&quot;;[.I309])" office:value-type="float" office:value="1.24590492248535" calcext:value-type="float">
            <text:p>1.2459049225</text:p>
          </table:table-cell>
          <table:table-cell table:formula="of:=IF(OR(ISBLANK([.E309]);[.I309]&lt;=0);&quot;&quot;;[.I309])" office:value-type="float" office:value="1.24590492248535" calcext:value-type="float">
            <text:p>1.24590492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39.34288" calcext:value-type="float">
            <text:p>1427749739.34288</text:p>
          </table:table-cell>
          <table:table-cell office:value-type="float" office:value="1427749740.1422" calcext:value-type="float">
            <text:p>1427749740.1422</text:p>
          </table:table-cell>
          <table:table-cell office:value-type="float" office:value="1427749740.22253" calcext:value-type="float">
            <text:p>1427749740.22253</text:p>
          </table:table-cell>
          <table:table-cell/>
          <table:table-cell table:formula="of:=MAX([.B310];[.D310];[.G310])-MAX([.A310];[.C310];[.E310])" office:value-type="float" office:value="0.879649162292481" calcext:value-type="float">
            <text:p>0.8796491623</text:p>
          </table:table-cell>
          <table:table-cell table:formula="of:=IF(ISBLANK([.E310]);&quot;&quot;;[.I310])" office:value-type="float" office:value="0.879649162292481" calcext:value-type="float">
            <text:p>0.8796491623</text:p>
          </table:table-cell>
          <table:table-cell table:formula="of:=IF(OR(ISBLANK([.E310]);[.I310]&lt;=0);&quot;&quot;;[.I310])" office:value-type="float" office:value="0.879649162292481" calcext:value-type="float">
            <text:p>0.87964916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0.67441" calcext:value-type="float">
            <text:p>1427749740.67441</text:p>
          </table:table-cell>
          <table:table-cell office:value-type="float" office:value="1427749742.23245" calcext:value-type="float">
            <text:p>1427749742.23245</text:p>
          </table:table-cell>
          <table:table-cell table:number-columns-repeated="4"/>
          <table:table-cell table:formula="of:=MAX([.B311];[.D311];[.G311])-MAX([.A311];[.C311];[.E311])" office:value-type="float" office:value="1.55804681777954" calcext:value-type="float">
            <text:p>1.5580468178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7441" calcext:value-type="float">
            <text:p>1427749740.67441</text:p>
          </table:table-cell>
          <table:table-cell office:value-type="float" office:value="1427749741.2679" calcext:value-type="float">
            <text:p>1427749741.2679</text:p>
          </table:table-cell>
          <table:table-cell office:value-type="float" office:value="1427749741.39222" calcext:value-type="float">
            <text:p>1427749741.39222</text:p>
          </table:table-cell>
          <table:table-cell/>
          <table:table-cell table:formula="of:=MAX([.B312];[.D312];[.G312])-MAX([.A312];[.C312];[.E312])" office:value-type="float" office:value="0.717813968658447" calcext:value-type="float">
            <text:p>0.7178139687</text:p>
          </table:table-cell>
          <table:table-cell table:formula="of:=IF(ISBLANK([.E312]);&quot;&quot;;[.I312])" office:value-type="float" office:value="0.717813968658447" calcext:value-type="float">
            <text:p>0.7178139687</text:p>
          </table:table-cell>
          <table:table-cell table:formula="of:=IF(OR(ISBLANK([.E312]);[.I312]&lt;=0);&quot;&quot;;[.I312])" office:value-type="float" office:value="0.717813968658447" calcext:value-type="float">
            <text:p>0.71781396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7495" calcext:value-type="float">
            <text:p>1427749740.67495</text:p>
          </table:table-cell>
          <table:table-cell office:value-type="float" office:value="1427749742.20035" calcext:value-type="float">
            <text:p>1427749742.20035</text:p>
          </table:table-cell>
          <table:table-cell office:value-type="float" office:value="1427749742.23245" calcext:value-type="float">
            <text:p>1427749742.23245</text:p>
          </table:table-cell>
          <table:table-cell/>
          <table:table-cell table:formula="of:=MAX([.B313];[.D313];[.G313])-MAX([.A313];[.C313];[.E313])" office:value-type="float" office:value="1.55749988555908" calcext:value-type="float">
            <text:p>1.5574998856</text:p>
          </table:table-cell>
          <table:table-cell table:formula="of:=IF(ISBLANK([.E313]);&quot;&quot;;[.I313])" office:value-type="float" office:value="1.55749988555908" calcext:value-type="float">
            <text:p>1.5574998856</text:p>
          </table:table-cell>
          <table:table-cell table:formula="of:=IF(OR(ISBLANK([.E313]);[.I313]&lt;=0);&quot;&quot;;[.I313])" office:value-type="float" office:value="1.55749988555908" calcext:value-type="float">
            <text:p>1.55749988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7571" calcext:value-type="float">
            <text:p>1427749740.67571</text:p>
          </table:table-cell>
          <table:table-cell office:value-type="float" office:value="1427749741.91724" calcext:value-type="float">
            <text:p>1427749741.91724</text:p>
          </table:table-cell>
          <table:table-cell office:value-type="float" office:value="1427749742.04107" calcext:value-type="float">
            <text:p>1427749742.04107</text:p>
          </table:table-cell>
          <table:table-cell/>
          <table:table-cell table:formula="of:=MAX([.B314];[.D314];[.G314])-MAX([.A314];[.C314];[.E314])" office:value-type="float" office:value="1.36536598205566" calcext:value-type="float">
            <text:p>1.3653659821</text:p>
          </table:table-cell>
          <table:table-cell table:formula="of:=IF(ISBLANK([.E314]);&quot;&quot;;[.I314])" office:value-type="float" office:value="1.36536598205566" calcext:value-type="float">
            <text:p>1.3653659821</text:p>
          </table:table-cell>
          <table:table-cell table:formula="of:=IF(OR(ISBLANK([.E314]);[.I314]&lt;=0);&quot;&quot;;[.I314])" office:value-type="float" office:value="1.36536598205566" calcext:value-type="float">
            <text:p>1.36536598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7703" calcext:value-type="float">
            <text:p>1427749740.67703</text:p>
          </table:table-cell>
          <table:table-cell office:value-type="float" office:value="1427749741.67084" calcext:value-type="float">
            <text:p>1427749741.67084</text:p>
          </table:table-cell>
          <table:table-cell office:value-type="float" office:value="1427749741.79392" calcext:value-type="float">
            <text:p>1427749741.79392</text:p>
          </table:table-cell>
          <table:table-cell/>
          <table:table-cell table:formula="of:=MAX([.B315];[.D315];[.G315])-MAX([.A315];[.C315];[.E315])" office:value-type="float" office:value="1.11689400672913" calcext:value-type="float">
            <text:p>1.1168940067</text:p>
          </table:table-cell>
          <table:table-cell table:formula="of:=IF(ISBLANK([.E315]);&quot;&quot;;[.I315])" office:value-type="float" office:value="1.11689400672913" calcext:value-type="float">
            <text:p>1.1168940067</text:p>
          </table:table-cell>
          <table:table-cell table:formula="of:=IF(OR(ISBLANK([.E315]);[.I315]&lt;=0);&quot;&quot;;[.I315])" office:value-type="float" office:value="1.11689400672913" calcext:value-type="float">
            <text:p>1.11689400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7833" calcext:value-type="float">
            <text:p>1427749740.67833</text:p>
          </table:table-cell>
          <table:table-cell office:value-type="float" office:value="1427749741.79382" calcext:value-type="float">
            <text:p>1427749741.79382</text:p>
          </table:table-cell>
          <table:table-cell office:value-type="float" office:value="1427749741.91731" calcext:value-type="float">
            <text:p>1427749741.91731</text:p>
          </table:table-cell>
          <table:table-cell/>
          <table:table-cell table:formula="of:=MAX([.B316];[.D316];[.G316])-MAX([.A316];[.C316];[.E316])" office:value-type="float" office:value="1.23897695541382" calcext:value-type="float">
            <text:p>1.2389769554</text:p>
          </table:table-cell>
          <table:table-cell table:formula="of:=IF(ISBLANK([.E316]);&quot;&quot;;[.I316])" office:value-type="float" office:value="1.23897695541382" calcext:value-type="float">
            <text:p>1.2389769554</text:p>
          </table:table-cell>
          <table:table-cell table:formula="of:=IF(OR(ISBLANK([.E316]);[.I316]&lt;=0);&quot;&quot;;[.I316])" office:value-type="float" office:value="1.23897695541382" calcext:value-type="float">
            <text:p>1.23897695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7968" calcext:value-type="float">
            <text:p>1427749740.67968</text:p>
          </table:table-cell>
          <table:table-cell office:value-type="float" office:value="1427749742.04103" calcext:value-type="float">
            <text:p>1427749742.04103</text:p>
          </table:table-cell>
          <table:table-cell office:value-type="float" office:value="1427749742.12109" calcext:value-type="float">
            <text:p>1427749742.12109</text:p>
          </table:table-cell>
          <table:table-cell/>
          <table:table-cell table:formula="of:=MAX([.B317];[.D317];[.G317])-MAX([.A317];[.C317];[.E317])" office:value-type="float" office:value="1.44141101837158" calcext:value-type="float">
            <text:p>1.4414110184</text:p>
          </table:table-cell>
          <table:table-cell table:formula="of:=IF(ISBLANK([.E317]);&quot;&quot;;[.I317])" office:value-type="float" office:value="1.44141101837158" calcext:value-type="float">
            <text:p>1.4414110184</text:p>
          </table:table-cell>
          <table:table-cell table:formula="of:=IF(OR(ISBLANK([.E317]);[.I317]&lt;=0);&quot;&quot;;[.I317])" office:value-type="float" office:value="1.44141101837158" calcext:value-type="float">
            <text:p>1.44141101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8098" calcext:value-type="float">
            <text:p>1427749740.68098</text:p>
          </table:table-cell>
          <table:table-cell office:value-type="float" office:value="1427749741.9174" calcext:value-type="float">
            <text:p>1427749741.9174</text:p>
          </table:table-cell>
          <table:table-cell office:value-type="float" office:value="1427749742.0411" calcext:value-type="float">
            <text:p>1427749742.0411</text:p>
          </table:table-cell>
          <table:table-cell/>
          <table:table-cell table:formula="of:=MAX([.B318];[.D318];[.G318])-MAX([.A318];[.C318];[.E318])" office:value-type="float" office:value="1.36012387275696" calcext:value-type="float">
            <text:p>1.3601238728</text:p>
          </table:table-cell>
          <table:table-cell table:formula="of:=IF(ISBLANK([.E318]);&quot;&quot;;[.I318])" office:value-type="float" office:value="1.36012387275696" calcext:value-type="float">
            <text:p>1.3601238728</text:p>
          </table:table-cell>
          <table:table-cell table:formula="of:=IF(OR(ISBLANK([.E318]);[.I318]&lt;=0);&quot;&quot;;[.I318])" office:value-type="float" office:value="1.36012387275696" calcext:value-type="float">
            <text:p>1.36012387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8227" calcext:value-type="float">
            <text:p>1427749740.68227</text:p>
          </table:table-cell>
          <table:table-cell office:value-type="float" office:value="1427749741.59019" calcext:value-type="float">
            <text:p>1427749741.59019</text:p>
          </table:table-cell>
          <table:table-cell office:value-type="float" office:value="1427749741.67076" calcext:value-type="float">
            <text:p>1427749741.67076</text:p>
          </table:table-cell>
          <table:table-cell/>
          <table:table-cell table:formula="of:=MAX([.B319];[.D319];[.G319])-MAX([.A319];[.C319];[.E319])" office:value-type="float" office:value="0.988487005233765" calcext:value-type="float">
            <text:p>0.9884870052</text:p>
          </table:table-cell>
          <table:table-cell table:formula="of:=IF(ISBLANK([.E319]);&quot;&quot;;[.I319])" office:value-type="float" office:value="0.988487005233765" calcext:value-type="float">
            <text:p>0.9884870052</text:p>
          </table:table-cell>
          <table:table-cell table:formula="of:=IF(OR(ISBLANK([.E319]);[.I319]&lt;=0);&quot;&quot;;[.I319])" office:value-type="float" office:value="0.988487005233765" calcext:value-type="float">
            <text:p>0.98848700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8365" calcext:value-type="float">
            <text:p>1427749740.68365</text:p>
          </table:table-cell>
          <table:table-cell office:value-type="float" office:value="1427749742.13556" calcext:value-type="float">
            <text:p>1427749742.13556</text:p>
          </table:table-cell>
          <table:table-cell office:value-type="float" office:value="1427749742.16349" calcext:value-type="float">
            <text:p>1427749742.16349</text:p>
          </table:table-cell>
          <table:table-cell/>
          <table:table-cell table:formula="of:=MAX([.B320];[.D320];[.G320])-MAX([.A320];[.C320];[.E320])" office:value-type="float" office:value="1.47984004020691" calcext:value-type="float">
            <text:p>1.4798400402</text:p>
          </table:table-cell>
          <table:table-cell table:formula="of:=IF(ISBLANK([.E320]);&quot;&quot;;[.I320])" office:value-type="float" office:value="1.47984004020691" calcext:value-type="float">
            <text:p>1.4798400402</text:p>
          </table:table-cell>
          <table:table-cell table:formula="of:=IF(OR(ISBLANK([.E320]);[.I320]&lt;=0);&quot;&quot;;[.I320])" office:value-type="float" office:value="1.47984004020691" calcext:value-type="float">
            <text:p>1.47984004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0.68497" calcext:value-type="float">
            <text:p>1427749740.68497</text:p>
          </table:table-cell>
          <table:table-cell office:value-type="float" office:value="1427749741.79388" calcext:value-type="float">
            <text:p>1427749741.79388</text:p>
          </table:table-cell>
          <table:table-cell office:value-type="float" office:value="1427749741.91745" calcext:value-type="float">
            <text:p>1427749741.91745</text:p>
          </table:table-cell>
          <table:table-cell/>
          <table:table-cell table:formula="of:=MAX([.B321];[.D321];[.G321])-MAX([.A321];[.C321];[.E321])" office:value-type="float" office:value="1.23247909545898" calcext:value-type="float">
            <text:p>1.2324790955</text:p>
          </table:table-cell>
          <table:table-cell table:formula="of:=IF(ISBLANK([.E321]);&quot;&quot;;[.I321])" office:value-type="float" office:value="1.23247909545898" calcext:value-type="float">
            <text:p>1.2324790955</text:p>
          </table:table-cell>
          <table:table-cell table:formula="of:=IF(OR(ISBLANK([.E321]);[.I321]&lt;=0);&quot;&quot;;[.I321])" office:value-type="float" office:value="1.23247909545898" calcext:value-type="float">
            <text:p>1.2324790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2.23246" calcext:value-type="float">
            <text:p>1427749742.23246</text:p>
          </table:table-cell>
          <table:table-cell office:value-type="float" office:value="1427749743.69647" calcext:value-type="float">
            <text:p>1427749743.69647</text:p>
          </table:table-cell>
          <table:table-cell table:number-columns-repeated="4"/>
          <table:table-cell table:formula="of:=MAX([.B322];[.D322];[.G322])-MAX([.A322];[.C322];[.E322])" office:value-type="float" office:value="1.46400809288025" calcext:value-type="float">
            <text:p>1.4640080929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247" calcext:value-type="float">
            <text:p>1427749742.23247</text:p>
          </table:table-cell>
          <table:table-cell office:value-type="float" office:value="1427749743.58436" calcext:value-type="float">
            <text:p>1427749743.58436</text:p>
          </table:table-cell>
          <table:table-cell office:value-type="float" office:value="1427749743.62218" calcext:value-type="float">
            <text:p>1427749743.62218</text:p>
          </table:table-cell>
          <table:table-cell/>
          <table:table-cell table:formula="of:=MAX([.B323];[.D323];[.G323])-MAX([.A323];[.C323];[.E323])" office:value-type="float" office:value="1.38971495628357" calcext:value-type="float">
            <text:p>1.3897149563</text:p>
          </table:table-cell>
          <table:table-cell table:formula="of:=IF(ISBLANK([.E323]);&quot;&quot;;[.I323])" office:value-type="float" office:value="1.38971495628357" calcext:value-type="float">
            <text:p>1.3897149563</text:p>
          </table:table-cell>
          <table:table-cell table:formula="of:=IF(OR(ISBLANK([.E323]);[.I323]&lt;=0);&quot;&quot;;[.I323])" office:value-type="float" office:value="1.38971495628357" calcext:value-type="float">
            <text:p>1.38971495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384" calcext:value-type="float">
            <text:p>1427749742.23384</text:p>
          </table:table-cell>
          <table:table-cell office:value-type="float" office:value="1427749743.34813" calcext:value-type="float">
            <text:p>1427749743.34813</text:p>
          </table:table-cell>
          <table:table-cell office:value-type="float" office:value="1427749743.46663" calcext:value-type="float">
            <text:p>1427749743.46663</text:p>
          </table:table-cell>
          <table:table-cell/>
          <table:table-cell table:formula="of:=MAX([.B324];[.D324];[.G324])-MAX([.A324];[.C324];[.E324])" office:value-type="float" office:value="1.23278880119324" calcext:value-type="float">
            <text:p>1.2327888012</text:p>
          </table:table-cell>
          <table:table-cell table:formula="of:=IF(ISBLANK([.E324]);&quot;&quot;;[.I324])" office:value-type="float" office:value="1.23278880119324" calcext:value-type="float">
            <text:p>1.2327888012</text:p>
          </table:table-cell>
          <table:table-cell table:formula="of:=IF(OR(ISBLANK([.E324]);[.I324]&lt;=0);&quot;&quot;;[.I324])" office:value-type="float" office:value="1.23278880119324" calcext:value-type="float">
            <text:p>1.2327888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514" calcext:value-type="float">
            <text:p>1427749742.23514</text:p>
          </table:table-cell>
          <table:table-cell office:value-type="float" office:value="1427749743.58476" calcext:value-type="float">
            <text:p>1427749743.58476</text:p>
          </table:table-cell>
          <table:table-cell office:value-type="float" office:value="1427749743.62224" calcext:value-type="float">
            <text:p>1427749743.62224</text:p>
          </table:table-cell>
          <table:table-cell/>
          <table:table-cell table:formula="of:=MAX([.B325];[.D325];[.G325])-MAX([.A325];[.C325];[.E325])" office:value-type="float" office:value="1.3871021270752" calcext:value-type="float">
            <text:p>1.3871021271</text:p>
          </table:table-cell>
          <table:table-cell table:formula="of:=IF(ISBLANK([.E325]);&quot;&quot;;[.I325])" office:value-type="float" office:value="1.3871021270752" calcext:value-type="float">
            <text:p>1.3871021271</text:p>
          </table:table-cell>
          <table:table-cell table:formula="of:=IF(OR(ISBLANK([.E325]);[.I325]&lt;=0);&quot;&quot;;[.I325])" office:value-type="float" office:value="1.3871021270752" calcext:value-type="float">
            <text:p>1.38710212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599" calcext:value-type="float">
            <text:p>1427749742.23599</text:p>
          </table:table-cell>
          <table:table-cell office:value-type="float" office:value="1427749743.46657" calcext:value-type="float">
            <text:p>1427749743.46657</text:p>
          </table:table-cell>
          <table:table-cell office:value-type="float" office:value="1427749743.58461" calcext:value-type="float">
            <text:p>1427749743.58461</text:p>
          </table:table-cell>
          <table:table-cell/>
          <table:table-cell table:formula="of:=MAX([.B326];[.D326];[.G326])-MAX([.A326];[.C326];[.E326])" office:value-type="float" office:value="1.34862399101257" calcext:value-type="float">
            <text:p>1.348623991</text:p>
          </table:table-cell>
          <table:table-cell table:formula="of:=IF(ISBLANK([.E326]);&quot;&quot;;[.I326])" office:value-type="float" office:value="1.34862399101257" calcext:value-type="float">
            <text:p>1.348623991</text:p>
          </table:table-cell>
          <table:table-cell table:formula="of:=IF(OR(ISBLANK([.E326]);[.I326]&lt;=0);&quot;&quot;;[.I326])" office:value-type="float" office:value="1.34862399101257" calcext:value-type="float">
            <text:p>1.3486239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669" calcext:value-type="float">
            <text:p>1427749742.23669</text:p>
          </table:table-cell>
          <table:table-cell office:value-type="float" office:value="1427749742.94704" calcext:value-type="float">
            <text:p>1427749742.94704</text:p>
          </table:table-cell>
          <table:table-cell office:value-type="float" office:value="1427749743.02719" calcext:value-type="float">
            <text:p>1427749743.02719</text:p>
          </table:table-cell>
          <table:table-cell/>
          <table:table-cell table:formula="of:=MAX([.B327];[.D327];[.G327])-MAX([.A327];[.C327];[.E327])" office:value-type="float" office:value="0.790503978729248" calcext:value-type="float">
            <text:p>0.7905039787</text:p>
          </table:table-cell>
          <table:table-cell table:formula="of:=IF(ISBLANK([.E327]);&quot;&quot;;[.I327])" office:value-type="float" office:value="0.790503978729248" calcext:value-type="float">
            <text:p>0.7905039787</text:p>
          </table:table-cell>
          <table:table-cell table:formula="of:=IF(OR(ISBLANK([.E327]);[.I327]&lt;=0);&quot;&quot;;[.I327])" office:value-type="float" office:value="0.790503978729248" calcext:value-type="float">
            <text:p>0.79050397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739" calcext:value-type="float">
            <text:p>1427749742.23739</text:p>
          </table:table-cell>
          <table:table-cell office:value-type="float" office:value="1427749743.58769" calcext:value-type="float">
            <text:p>1427749743.58769</text:p>
          </table:table-cell>
          <table:table-cell office:value-type="float" office:value="1427749743.61828" calcext:value-type="float">
            <text:p>1427749743.61828</text:p>
          </table:table-cell>
          <table:table-cell/>
          <table:table-cell table:formula="of:=MAX([.B328];[.D328];[.G328])-MAX([.A328];[.C328];[.E328])" office:value-type="float" office:value="1.38088893890381" calcext:value-type="float">
            <text:p>1.3808889389</text:p>
          </table:table-cell>
          <table:table-cell table:formula="of:=IF(ISBLANK([.E328]);&quot;&quot;;[.I328])" office:value-type="float" office:value="1.38088893890381" calcext:value-type="float">
            <text:p>1.3808889389</text:p>
          </table:table-cell>
          <table:table-cell table:formula="of:=IF(OR(ISBLANK([.E328]);[.I328]&lt;=0);&quot;&quot;;[.I328])" office:value-type="float" office:value="1.38088893890381" calcext:value-type="float">
            <text:p>1.38088893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808" calcext:value-type="float">
            <text:p>1427749742.23808</text:p>
          </table:table-cell>
          <table:table-cell office:value-type="float" office:value="1427749743.22588" calcext:value-type="float">
            <text:p>1427749743.22588</text:p>
          </table:table-cell>
          <table:table-cell office:value-type="float" office:value="1427749743.34819" calcext:value-type="float">
            <text:p>1427749743.34819</text:p>
          </table:table-cell>
          <table:table-cell/>
          <table:table-cell table:formula="of:=MAX([.B329];[.D329];[.G329])-MAX([.A329];[.C329];[.E329])" office:value-type="float" office:value="1.11010789871216" calcext:value-type="float">
            <text:p>1.1101078987</text:p>
          </table:table-cell>
          <table:table-cell table:formula="of:=IF(ISBLANK([.E329]);&quot;&quot;;[.I329])" office:value-type="float" office:value="1.11010789871216" calcext:value-type="float">
            <text:p>1.1101078987</text:p>
          </table:table-cell>
          <table:table-cell table:formula="of:=IF(OR(ISBLANK([.E329]);[.I329]&lt;=0);&quot;&quot;;[.I329])" office:value-type="float" office:value="1.11010789871216" calcext:value-type="float">
            <text:p>1.11010789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877" calcext:value-type="float">
            <text:p>1427749742.23877</text:p>
          </table:table-cell>
          <table:table-cell office:value-type="float" office:value="1427749743.10702" calcext:value-type="float">
            <text:p>1427749743.10702</text:p>
          </table:table-cell>
          <table:table-cell office:value-type="float" office:value="1427749743.22595" calcext:value-type="float">
            <text:p>1427749743.22595</text:p>
          </table:table-cell>
          <table:table-cell/>
          <table:table-cell table:formula="of:=MAX([.B330];[.D330];[.G330])-MAX([.A330];[.C330];[.E330])" office:value-type="float" office:value="0.987176895141602" calcext:value-type="float">
            <text:p>0.9871768951</text:p>
          </table:table-cell>
          <table:table-cell table:formula="of:=IF(ISBLANK([.E330]);&quot;&quot;;[.I330])" office:value-type="float" office:value="0.987176895141602" calcext:value-type="float">
            <text:p>0.9871768951</text:p>
          </table:table-cell>
          <table:table-cell table:formula="of:=IF(OR(ISBLANK([.E330]);[.I330]&lt;=0);&quot;&quot;;[.I330])" office:value-type="float" office:value="0.987176895141602" calcext:value-type="float">
            <text:p>0.98717689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3947" calcext:value-type="float">
            <text:p>1427749742.23947</text:p>
          </table:table-cell>
          <table:table-cell office:value-type="float" office:value="1427749742.94698" calcext:value-type="float">
            <text:p>1427749742.94698</text:p>
          </table:table-cell>
          <table:table-cell office:value-type="float" office:value="1427749743.02716" calcext:value-type="float">
            <text:p>1427749743.02716</text:p>
          </table:table-cell>
          <table:table-cell/>
          <table:table-cell table:formula="of:=MAX([.B331];[.D331];[.G331])-MAX([.A331];[.C331];[.E331])" office:value-type="float" office:value="0.787689208984375" calcext:value-type="float">
            <text:p>0.787689209</text:p>
          </table:table-cell>
          <table:table-cell table:formula="of:=IF(ISBLANK([.E331]);&quot;&quot;;[.I331])" office:value-type="float" office:value="0.787689208984375" calcext:value-type="float">
            <text:p>0.787689209</text:p>
          </table:table-cell>
          <table:table-cell table:formula="of:=IF(OR(ISBLANK([.E331]);[.I331]&lt;=0);&quot;&quot;;[.I331])" office:value-type="float" office:value="0.787689208984375" calcext:value-type="float">
            <text:p>0.7876892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2.24016" calcext:value-type="float">
            <text:p>1427749742.24016</text:p>
          </table:table-cell>
          <table:table-cell office:value-type="float" office:value="1427749743.66278" calcext:value-type="float">
            <text:p>1427749743.66278</text:p>
          </table:table-cell>
          <table:table-cell office:value-type="float" office:value="1427749743.69646" calcext:value-type="float">
            <text:p>1427749743.69646</text:p>
          </table:table-cell>
          <table:table-cell/>
          <table:table-cell table:formula="of:=MAX([.B332];[.D332];[.G332])-MAX([.A332];[.C332];[.E332])" office:value-type="float" office:value="1.45630288124084" calcext:value-type="float">
            <text:p>1.4563028812</text:p>
          </table:table-cell>
          <table:table-cell table:formula="of:=IF(ISBLANK([.E332]);&quot;&quot;;[.I332])" office:value-type="float" office:value="1.45630288124084" calcext:value-type="float">
            <text:p>1.4563028812</text:p>
          </table:table-cell>
          <table:table-cell table:formula="of:=IF(OR(ISBLANK([.E332]);[.I332]&lt;=0);&quot;&quot;;[.I332])" office:value-type="float" office:value="1.45630288124084" calcext:value-type="float">
            <text:p>1.45630288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3.69648" calcext:value-type="float">
            <text:p>1427749743.69648</text:p>
          </table:table-cell>
          <table:table-cell office:value-type="float" office:value="1427749745.03709" calcext:value-type="float">
            <text:p>1427749745.03709</text:p>
          </table:table-cell>
          <table:table-cell table:number-columns-repeated="4"/>
          <table:table-cell table:formula="of:=MAX([.B333];[.D333];[.G333])-MAX([.A333];[.C333];[.E333])" office:value-type="float" office:value="1.34060907363892" calcext:value-type="float">
            <text:p>1.3406090736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69649" calcext:value-type="float">
            <text:p>1427749743.69649</text:p>
          </table:table-cell>
          <table:table-cell office:value-type="float" office:value="1427749745.00291" calcext:value-type="float">
            <text:p>1427749745.00291</text:p>
          </table:table-cell>
          <table:table-cell office:value-type="float" office:value="1427749745.03709" calcext:value-type="float">
            <text:p>1427749745.03709</text:p>
          </table:table-cell>
          <table:table-cell/>
          <table:table-cell table:formula="of:=MAX([.B334];[.D334];[.G334])-MAX([.A334];[.C334];[.E334])" office:value-type="float" office:value="1.34059906005859" calcext:value-type="float">
            <text:p>1.3405990601</text:p>
          </table:table-cell>
          <table:table-cell table:formula="of:=IF(ISBLANK([.E334]);&quot;&quot;;[.I334])" office:value-type="float" office:value="1.34059906005859" calcext:value-type="float">
            <text:p>1.3405990601</text:p>
          </table:table-cell>
          <table:table-cell table:formula="of:=IF(OR(ISBLANK([.E334]);[.I334]&lt;=0);&quot;&quot;;[.I334])" office:value-type="float" office:value="1.34059906005859" calcext:value-type="float">
            <text:p>1.34059906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69787" calcext:value-type="float">
            <text:p>1427749743.69787</text:p>
          </table:table-cell>
          <table:table-cell office:value-type="float" office:value="1427749744.34454" calcext:value-type="float">
            <text:p>1427749744.34454</text:p>
          </table:table-cell>
          <table:table-cell office:value-type="float" office:value="1427749744.90424" calcext:value-type="float">
            <text:p>1427749744.90424</text:p>
          </table:table-cell>
          <table:table-cell/>
          <table:table-cell table:formula="of:=MAX([.B335];[.D335];[.G335])-MAX([.A335];[.C335];[.E335])" office:value-type="float" office:value="1.20637488365173" calcext:value-type="float">
            <text:p>1.2063748837</text:p>
          </table:table-cell>
          <table:table-cell table:formula="of:=IF(ISBLANK([.E335]);&quot;&quot;;[.I335])" office:value-type="float" office:value="1.20637488365173" calcext:value-type="float">
            <text:p>1.2063748837</text:p>
          </table:table-cell>
          <table:table-cell table:formula="of:=IF(OR(ISBLANK([.E335]);[.I335]&lt;=0);&quot;&quot;;[.I335])" office:value-type="float" office:value="1.20637488365173" calcext:value-type="float">
            <text:p>1.20637488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69919" calcext:value-type="float">
            <text:p>1427749743.69919</text:p>
          </table:table-cell>
          <table:table-cell office:value-type="float" office:value="1427749744.50159" calcext:value-type="float">
            <text:p>1427749744.50159</text:p>
          </table:table-cell>
          <table:table-cell office:value-type="float" office:value="1427749744.58045" calcext:value-type="float">
            <text:p>1427749744.58045</text:p>
          </table:table-cell>
          <table:table-cell/>
          <table:table-cell table:formula="of:=MAX([.B336];[.D336];[.G336])-MAX([.A336];[.C336];[.E336])" office:value-type="float" office:value="0.881258964538574" calcext:value-type="float">
            <text:p>0.8812589645</text:p>
          </table:table-cell>
          <table:table-cell table:formula="of:=IF(ISBLANK([.E336]);&quot;&quot;;[.I336])" office:value-type="float" office:value="0.881258964538574" calcext:value-type="float">
            <text:p>0.8812589645</text:p>
          </table:table-cell>
          <table:table-cell table:formula="of:=IF(OR(ISBLANK([.E336]);[.I336]&lt;=0);&quot;&quot;;[.I336])" office:value-type="float" office:value="0.881258964538574" calcext:value-type="float">
            <text:p>0.88125896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002" calcext:value-type="float">
            <text:p>1427749743.70002</text:p>
          </table:table-cell>
          <table:table-cell office:value-type="float" office:value="1427749744.90569" calcext:value-type="float">
            <text:p>1427749744.90569</text:p>
          </table:table-cell>
          <table:table-cell office:value-type="float" office:value="1427749744.94323" calcext:value-type="float">
            <text:p>1427749744.94323</text:p>
          </table:table-cell>
          <table:table-cell/>
          <table:table-cell table:formula="of:=MAX([.B337];[.D337];[.G337])-MAX([.A337];[.C337];[.E337])" office:value-type="float" office:value="1.2432119846344" calcext:value-type="float">
            <text:p>1.2432119846</text:p>
          </table:table-cell>
          <table:table-cell table:formula="of:=IF(ISBLANK([.E337]);&quot;&quot;;[.I337])" office:value-type="float" office:value="1.2432119846344" calcext:value-type="float">
            <text:p>1.2432119846</text:p>
          </table:table-cell>
          <table:table-cell table:formula="of:=IF(OR(ISBLANK([.E337]);[.I337]&lt;=0);&quot;&quot;;[.I337])" office:value-type="float" office:value="1.2432119846344" calcext:value-type="float">
            <text:p>1.24321198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071" calcext:value-type="float">
            <text:p>1427749743.70071</text:p>
          </table:table-cell>
          <table:table-cell office:value-type="float" office:value="1427749744.34448" calcext:value-type="float">
            <text:p>1427749744.34448</text:p>
          </table:table-cell>
          <table:table-cell office:value-type="float" office:value="1427749744.90421" calcext:value-type="float">
            <text:p>1427749744.90421</text:p>
          </table:table-cell>
          <table:table-cell/>
          <table:table-cell table:formula="of:=MAX([.B338];[.D338];[.G338])-MAX([.A338];[.C338];[.E338])" office:value-type="float" office:value="1.20350289344788" calcext:value-type="float">
            <text:p>1.2035028934</text:p>
          </table:table-cell>
          <table:table-cell table:formula="of:=IF(ISBLANK([.E338]);&quot;&quot;;[.I338])" office:value-type="float" office:value="1.20350289344788" calcext:value-type="float">
            <text:p>1.2035028934</text:p>
          </table:table-cell>
          <table:table-cell table:formula="of:=IF(OR(ISBLANK([.E338]);[.I338]&lt;=0);&quot;&quot;;[.I338])" office:value-type="float" office:value="1.20350289344788" calcext:value-type="float">
            <text:p>1.20350289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14" calcext:value-type="float">
            <text:p>1427749743.7014</text:p>
          </table:table-cell>
          <table:table-cell office:value-type="float" office:value="1427749744.74111" calcext:value-type="float">
            <text:p>1427749744.74111</text:p>
          </table:table-cell>
          <table:table-cell office:value-type="float" office:value="1427749744.82173" calcext:value-type="float">
            <text:p>1427749744.82173</text:p>
          </table:table-cell>
          <table:table-cell/>
          <table:table-cell table:formula="of:=MAX([.B339];[.D339];[.G339])-MAX([.A339];[.C339];[.E339])" office:value-type="float" office:value="1.12033200263977" calcext:value-type="float">
            <text:p>1.1203320026</text:p>
          </table:table-cell>
          <table:table-cell table:formula="of:=IF(ISBLANK([.E339]);&quot;&quot;;[.I339])" office:value-type="float" office:value="1.12033200263977" calcext:value-type="float">
            <text:p>1.1203320026</text:p>
          </table:table-cell>
          <table:table-cell table:formula="of:=IF(OR(ISBLANK([.E339]);[.I339]&lt;=0);&quot;&quot;;[.I339])" office:value-type="float" office:value="1.12033200263977" calcext:value-type="float">
            <text:p>1.12033200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209" calcext:value-type="float">
            <text:p>1427749743.70209</text:p>
          </table:table-cell>
          <table:table-cell office:value-type="float" office:value="1427749744.904" calcext:value-type="float">
            <text:p>1427749744.904</text:p>
          </table:table-cell>
          <table:table-cell office:value-type="float" office:value="1427749744.93947" calcext:value-type="float">
            <text:p>1427749744.93947</text:p>
          </table:table-cell>
          <table:table-cell/>
          <table:table-cell table:formula="of:=MAX([.B340];[.D340];[.G340])-MAX([.A340];[.C340];[.E340])" office:value-type="float" office:value="1.23738288879395" calcext:value-type="float">
            <text:p>1.2373828888</text:p>
          </table:table-cell>
          <table:table-cell table:formula="of:=IF(ISBLANK([.E340]);&quot;&quot;;[.I340])" office:value-type="float" office:value="1.23738288879395" calcext:value-type="float">
            <text:p>1.2373828888</text:p>
          </table:table-cell>
          <table:table-cell table:formula="of:=IF(OR(ISBLANK([.E340]);[.I340]&lt;=0);&quot;&quot;;[.I340])" office:value-type="float" office:value="1.23738288879395" calcext:value-type="float">
            <text:p>1.23738288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278" calcext:value-type="float">
            <text:p>1427749743.70278</text:p>
          </table:table-cell>
          <table:table-cell office:value-type="float" office:value="1427749744.6586" calcext:value-type="float">
            <text:p>1427749744.6586</text:p>
          </table:table-cell>
          <table:table-cell office:value-type="float" office:value="1427749744.74114" calcext:value-type="float">
            <text:p>1427749744.74114</text:p>
          </table:table-cell>
          <table:table-cell/>
          <table:table-cell table:formula="of:=MAX([.B341];[.D341];[.G341])-MAX([.A341];[.C341];[.E341])" office:value-type="float" office:value="1.03836393356323" calcext:value-type="float">
            <text:p>1.0383639336</text:p>
          </table:table-cell>
          <table:table-cell table:formula="of:=IF(ISBLANK([.E341]);&quot;&quot;;[.I341])" office:value-type="float" office:value="1.03836393356323" calcext:value-type="float">
            <text:p>1.0383639336</text:p>
          </table:table-cell>
          <table:table-cell table:formula="of:=IF(OR(ISBLANK([.E341]);[.I341]&lt;=0);&quot;&quot;;[.I341])" office:value-type="float" office:value="1.03836393356323" calcext:value-type="float">
            <text:p>1.03836393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349" calcext:value-type="float">
            <text:p>1427749743.70349</text:p>
          </table:table-cell>
          <table:table-cell office:value-type="float" office:value="1427749744.74104" calcext:value-type="float">
            <text:p>1427749744.74104</text:p>
          </table:table-cell>
          <table:table-cell office:value-type="float" office:value="1427749744.8217" calcext:value-type="float">
            <text:p>1427749744.8217</text:p>
          </table:table-cell>
          <table:table-cell/>
          <table:table-cell table:formula="of:=MAX([.B342];[.D342];[.G342])-MAX([.A342];[.C342];[.E342])" office:value-type="float" office:value="1.11820316314697" calcext:value-type="float">
            <text:p>1.1182031631</text:p>
          </table:table-cell>
          <table:table-cell table:formula="of:=IF(ISBLANK([.E342]);&quot;&quot;;[.I342])" office:value-type="float" office:value="1.11820316314697" calcext:value-type="float">
            <text:p>1.1182031631</text:p>
          </table:table-cell>
          <table:table-cell table:formula="of:=IF(OR(ISBLANK([.E342]);[.I342]&lt;=0);&quot;&quot;;[.I342])" office:value-type="float" office:value="1.11820316314697" calcext:value-type="float">
            <text:p>1.11820316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3.70419" calcext:value-type="float">
            <text:p>1427749743.70419</text:p>
          </table:table-cell>
          <table:table-cell office:value-type="float" office:value="1427749744.50166" calcext:value-type="float">
            <text:p>1427749744.50166</text:p>
          </table:table-cell>
          <table:table-cell office:value-type="float" office:value="1427749744.58048" calcext:value-type="float">
            <text:p>1427749744.58048</text:p>
          </table:table-cell>
          <table:table-cell/>
          <table:table-cell table:formula="of:=MAX([.B343];[.D343];[.G343])-MAX([.A343];[.C343];[.E343])" office:value-type="float" office:value="0.87629508972168" calcext:value-type="float">
            <text:p>0.8762950897</text:p>
          </table:table-cell>
          <table:table-cell table:formula="of:=IF(ISBLANK([.E343]);&quot;&quot;;[.I343])" office:value-type="float" office:value="0.87629508972168" calcext:value-type="float">
            <text:p>0.8762950897</text:p>
          </table:table-cell>
          <table:table-cell table:formula="of:=IF(OR(ISBLANK([.E343]);[.I343]&lt;=0);&quot;&quot;;[.I343])" office:value-type="float" office:value="0.87629508972168" calcext:value-type="float">
            <text:p>0.87629508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5.03711" calcext:value-type="float">
            <text:p>1427749745.03711</text:p>
          </table:table-cell>
          <table:table-cell office:value-type="float" office:value="1427749746.48036" calcext:value-type="float">
            <text:p>1427749746.48036</text:p>
          </table:table-cell>
          <table:table-cell table:number-columns-repeated="4"/>
          <table:table-cell table:formula="of:=MAX([.B344];[.D344];[.G344])-MAX([.A344];[.C344];[.E344])" office:value-type="float" office:value="1.44324803352356" calcext:value-type="float">
            <text:p>1.4432480335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3711" calcext:value-type="float">
            <text:p>1427749745.03711</text:p>
          </table:table-cell>
          <table:table-cell office:value-type="float" office:value="1427749746.3635" calcext:value-type="float">
            <text:p>1427749746.3635</text:p>
          </table:table-cell>
          <table:table-cell office:value-type="float" office:value="1427749746.40734" calcext:value-type="float">
            <text:p>1427749746.40734</text:p>
          </table:table-cell>
          <table:table-cell/>
          <table:table-cell table:formula="of:=MAX([.B345];[.D345];[.G345])-MAX([.A345];[.C345];[.E345])" office:value-type="float" office:value="1.37022686004639" calcext:value-type="float">
            <text:p>1.37022686</text:p>
          </table:table-cell>
          <table:table-cell table:formula="of:=IF(ISBLANK([.E345]);&quot;&quot;;[.I345])" office:value-type="float" office:value="1.37022686004639" calcext:value-type="float">
            <text:p>1.37022686</text:p>
          </table:table-cell>
          <table:table-cell table:formula="of:=IF(OR(ISBLANK([.E345]);[.I345]&lt;=0);&quot;&quot;;[.I345])" office:value-type="float" office:value="1.37022686004639" calcext:value-type="float">
            <text:p>1.370226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3849" calcext:value-type="float">
            <text:p>1427749745.03849</text:p>
          </table:table-cell>
          <table:table-cell office:value-type="float" office:value="1427749746.18377" calcext:value-type="float">
            <text:p>1427749746.18377</text:p>
          </table:table-cell>
          <table:table-cell office:value-type="float" office:value="1427749746.27655" calcext:value-type="float">
            <text:p>1427749746.27655</text:p>
          </table:table-cell>
          <table:table-cell/>
          <table:table-cell table:formula="of:=MAX([.B346];[.D346];[.G346])-MAX([.A346];[.C346];[.E346])" office:value-type="float" office:value="1.23806095123291" calcext:value-type="float">
            <text:p>1.2380609512</text:p>
          </table:table-cell>
          <table:table-cell table:formula="of:=IF(ISBLANK([.E346]);&quot;&quot;;[.I346])" office:value-type="float" office:value="1.23806095123291" calcext:value-type="float">
            <text:p>1.2380609512</text:p>
          </table:table-cell>
          <table:table-cell table:formula="of:=IF(OR(ISBLANK([.E346]);[.I346]&lt;=0);&quot;&quot;;[.I346])" office:value-type="float" office:value="1.23806095123291" calcext:value-type="float">
            <text:p>1.2380609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3992" calcext:value-type="float">
            <text:p>1427749745.03992</text:p>
          </table:table-cell>
          <table:table-cell office:value-type="float" office:value="1427749746.36011" calcext:value-type="float">
            <text:p>1427749746.36011</text:p>
          </table:table-cell>
          <table:table-cell office:value-type="float" office:value="1427749746.39847" calcext:value-type="float">
            <text:p>1427749746.39847</text:p>
          </table:table-cell>
          <table:table-cell/>
          <table:table-cell table:formula="of:=MAX([.B347];[.D347];[.G347])-MAX([.A347];[.C347];[.E347])" office:value-type="float" office:value="1.35854506492615" calcext:value-type="float">
            <text:p>1.3585450649</text:p>
          </table:table-cell>
          <table:table-cell table:formula="of:=IF(ISBLANK([.E347]);&quot;&quot;;[.I347])" office:value-type="float" office:value="1.35854506492615" calcext:value-type="float">
            <text:p>1.3585450649</text:p>
          </table:table-cell>
          <table:table-cell table:formula="of:=IF(OR(ISBLANK([.E347]);[.I347]&lt;=0);&quot;&quot;;[.I347])" office:value-type="float" office:value="1.35854506492615" calcext:value-type="float">
            <text:p>1.35854506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122" calcext:value-type="float">
            <text:p>1427749745.04122</text:p>
          </table:table-cell>
          <table:table-cell office:value-type="float" office:value="1427749745.62438" calcext:value-type="float">
            <text:p>1427749745.62438</text:p>
          </table:table-cell>
          <table:table-cell office:value-type="float" office:value="1427749746.27642" calcext:value-type="float">
            <text:p>1427749746.27642</text:p>
          </table:table-cell>
          <table:table-cell/>
          <table:table-cell table:formula="of:=MAX([.B348];[.D348];[.G348])-MAX([.A348];[.C348];[.E348])" office:value-type="float" office:value="1.23519706726074" calcext:value-type="float">
            <text:p>1.2351970673</text:p>
          </table:table-cell>
          <table:table-cell table:formula="of:=IF(ISBLANK([.E348]);&quot;&quot;;[.I348])" office:value-type="float" office:value="1.23519706726074" calcext:value-type="float">
            <text:p>1.2351970673</text:p>
          </table:table-cell>
          <table:table-cell table:formula="of:=IF(OR(ISBLANK([.E348]);[.I348]&lt;=0);&quot;&quot;;[.I348])" office:value-type="float" office:value="1.23519706726074" calcext:value-type="float">
            <text:p>1.23519706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252" calcext:value-type="float">
            <text:p>1427749745.04252</text:p>
          </table:table-cell>
          <table:table-cell office:value-type="float" office:value="1427749746.08756" calcext:value-type="float">
            <text:p>1427749746.08756</text:p>
          </table:table-cell>
          <table:table-cell office:value-type="float" office:value="1427749746.18381" calcext:value-type="float">
            <text:p>1427749746.18381</text:p>
          </table:table-cell>
          <table:table-cell/>
          <table:table-cell table:formula="of:=MAX([.B349];[.D349];[.G349])-MAX([.A349];[.C349];[.E349])" office:value-type="float" office:value="1.1412889957428" calcext:value-type="float">
            <text:p>1.1412889957</text:p>
          </table:table-cell>
          <table:table-cell table:formula="of:=IF(ISBLANK([.E349]);&quot;&quot;;[.I349])" office:value-type="float" office:value="1.1412889957428" calcext:value-type="float">
            <text:p>1.1412889957</text:p>
          </table:table-cell>
          <table:table-cell table:formula="of:=IF(OR(ISBLANK([.E349]);[.I349]&lt;=0);&quot;&quot;;[.I349])" office:value-type="float" office:value="1.1412889957428" calcext:value-type="float">
            <text:p>1.14128899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39" calcext:value-type="float">
            <text:p>1427749745.0439</text:p>
          </table:table-cell>
          <table:table-cell office:value-type="float" office:value="1427749746.44837" calcext:value-type="float">
            <text:p>1427749746.44837</text:p>
          </table:table-cell>
          <table:table-cell office:value-type="float" office:value="1427749746.48035" calcext:value-type="float">
            <text:p>1427749746.48035</text:p>
          </table:table-cell>
          <table:table-cell/>
          <table:table-cell table:formula="of:=MAX([.B350];[.D350];[.G350])-MAX([.A350];[.C350];[.E350])" office:value-type="float" office:value="1.43644595146179" calcext:value-type="float">
            <text:p>1.4364459515</text:p>
          </table:table-cell>
          <table:table-cell table:formula="of:=IF(ISBLANK([.E350]);&quot;&quot;;[.I350])" office:value-type="float" office:value="1.43644595146179" calcext:value-type="float">
            <text:p>1.4364459515</text:p>
          </table:table-cell>
          <table:table-cell table:formula="of:=IF(OR(ISBLANK([.E350]);[.I350]&lt;=0);&quot;&quot;;[.I350])" office:value-type="float" office:value="1.43644595146179" calcext:value-type="float">
            <text:p>1.43644595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526" calcext:value-type="float">
            <text:p>1427749745.04526</text:p>
          </table:table-cell>
          <table:table-cell office:value-type="float" office:value="1427749745.89838" calcext:value-type="float">
            <text:p>1427749745.89838</text:p>
          </table:table-cell>
          <table:table-cell office:value-type="float" office:value="1427749745.99142" calcext:value-type="float">
            <text:p>1427749745.99142</text:p>
          </table:table-cell>
          <table:table-cell/>
          <table:table-cell table:formula="of:=MAX([.B351];[.D351];[.G351])-MAX([.A351];[.C351];[.E351])" office:value-type="float" office:value="0.946163892745972" calcext:value-type="float">
            <text:p>0.9461638927</text:p>
          </table:table-cell>
          <table:table-cell table:formula="of:=IF(ISBLANK([.E351]);&quot;&quot;;[.I351])" office:value-type="float" office:value="0.946163892745972" calcext:value-type="float">
            <text:p>0.9461638927</text:p>
          </table:table-cell>
          <table:table-cell table:formula="of:=IF(OR(ISBLANK([.E351]);[.I351]&lt;=0);&quot;&quot;;[.I351])" office:value-type="float" office:value="0.946163892745972" calcext:value-type="float">
            <text:p>0.94616389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662" calcext:value-type="float">
            <text:p>1427749745.04662</text:p>
          </table:table-cell>
          <table:table-cell office:value-type="float" office:value="1427749745.99138" calcext:value-type="float">
            <text:p>1427749745.99138</text:p>
          </table:table-cell>
          <table:table-cell office:value-type="float" office:value="1427749746.0876" calcext:value-type="float">
            <text:p>1427749746.0876</text:p>
          </table:table-cell>
          <table:table-cell/>
          <table:table-cell table:formula="of:=MAX([.B352];[.D352];[.G352])-MAX([.A352];[.C352];[.E352])" office:value-type="float" office:value="1.0409779548645" calcext:value-type="float">
            <text:p>1.0409779549</text:p>
          </table:table-cell>
          <table:table-cell table:formula="of:=IF(ISBLANK([.E352]);&quot;&quot;;[.I352])" office:value-type="float" office:value="1.0409779548645" calcext:value-type="float">
            <text:p>1.0409779549</text:p>
          </table:table-cell>
          <table:table-cell table:formula="of:=IF(OR(ISBLANK([.E352]);[.I352]&lt;=0);&quot;&quot;;[.I352])" office:value-type="float" office:value="1.0409779548645" calcext:value-type="float">
            <text:p>1.04097795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777" calcext:value-type="float">
            <text:p>1427749745.04777</text:p>
          </table:table-cell>
          <table:table-cell office:value-type="float" office:value="1427749745.80544" calcext:value-type="float">
            <text:p>1427749745.80544</text:p>
          </table:table-cell>
          <table:table-cell office:value-type="float" office:value="1427749745.89842" calcext:value-type="float">
            <text:p>1427749745.89842</text:p>
          </table:table-cell>
          <table:table-cell/>
          <table:table-cell table:formula="of:=MAX([.B353];[.D353];[.G353])-MAX([.A353];[.C353];[.E353])" office:value-type="float" office:value="0.850643157958984" calcext:value-type="float">
            <text:p>0.850643158</text:p>
          </table:table-cell>
          <table:table-cell table:formula="of:=IF(ISBLANK([.E353]);&quot;&quot;;[.I353])" office:value-type="float" office:value="0.850643157958984" calcext:value-type="float">
            <text:p>0.850643158</text:p>
          </table:table-cell>
          <table:table-cell table:formula="of:=IF(OR(ISBLANK([.E353]);[.I353]&lt;=0);&quot;&quot;;[.I353])" office:value-type="float" office:value="0.850643157958984" calcext:value-type="float">
            <text:p>0.8506431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5.04851" calcext:value-type="float">
            <text:p>1427749745.04851</text:p>
          </table:table-cell>
          <table:table-cell office:value-type="float" office:value="1427749746.27649" calcext:value-type="float">
            <text:p>1427749746.27649</text:p>
          </table:table-cell>
          <table:table-cell office:value-type="float" office:value="1427749746.36003" calcext:value-type="float">
            <text:p>1427749746.36003</text:p>
          </table:table-cell>
          <table:table-cell/>
          <table:table-cell table:formula="of:=MAX([.B354];[.D354];[.G354])-MAX([.A354];[.C354];[.E354])" office:value-type="float" office:value="1.31152200698853" calcext:value-type="float">
            <text:p>1.311522007</text:p>
          </table:table-cell>
          <table:table-cell table:formula="of:=IF(ISBLANK([.E354]);&quot;&quot;;[.I354])" office:value-type="float" office:value="1.31152200698853" calcext:value-type="float">
            <text:p>1.311522007</text:p>
          </table:table-cell>
          <table:table-cell table:formula="of:=IF(OR(ISBLANK([.E354]);[.I354]&lt;=0);&quot;&quot;;[.I354])" office:value-type="float" office:value="1.31152200698853" calcext:value-type="float">
            <text:p>1.31152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6.48037" calcext:value-type="float">
            <text:p>1427749746.48037</text:p>
          </table:table-cell>
          <table:table-cell office:value-type="float" office:value="1427749748.06151" calcext:value-type="float">
            <text:p>1427749748.06151</text:p>
          </table:table-cell>
          <table:table-cell table:number-columns-repeated="4"/>
          <table:table-cell table:formula="of:=MAX([.B355];[.D355];[.G355])-MAX([.A355];[.C355];[.E355])" office:value-type="float" office:value="1.58113503456116" calcext:value-type="float">
            <text:p>1.5811350346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037" calcext:value-type="float">
            <text:p>1427749746.48037</text:p>
          </table:table-cell>
          <table:table-cell office:value-type="float" office:value="1427749747.86343" calcext:value-type="float">
            <text:p>1427749747.86343</text:p>
          </table:table-cell>
          <table:table-cell office:value-type="float" office:value="1427749747.9432" calcext:value-type="float">
            <text:p>1427749747.9432</text:p>
          </table:table-cell>
          <table:table-cell/>
          <table:table-cell table:formula="of:=MAX([.B356];[.D356];[.G356])-MAX([.A356];[.C356];[.E356])" office:value-type="float" office:value="1.46282601356506" calcext:value-type="float">
            <text:p>1.4628260136</text:p>
          </table:table-cell>
          <table:table-cell table:formula="of:=IF(ISBLANK([.E356]);&quot;&quot;;[.I356])" office:value-type="float" office:value="1.46282601356506" calcext:value-type="float">
            <text:p>1.4628260136</text:p>
          </table:table-cell>
          <table:table-cell table:formula="of:=IF(OR(ISBLANK([.E356]);[.I356]&lt;=0);&quot;&quot;;[.I356])" office:value-type="float" office:value="1.46282601356506" calcext:value-type="float">
            <text:p>1.46282601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174" calcext:value-type="float">
            <text:p>1427749746.48174</text:p>
          </table:table-cell>
          <table:table-cell office:value-type="float" office:value="1427749747.70459" calcext:value-type="float">
            <text:p>1427749747.70459</text:p>
          </table:table-cell>
          <table:table-cell office:value-type="float" office:value="1427749747.78283" calcext:value-type="float">
            <text:p>1427749747.78283</text:p>
          </table:table-cell>
          <table:table-cell/>
          <table:table-cell table:formula="of:=MAX([.B357];[.D357];[.G357])-MAX([.A357];[.C357];[.E357])" office:value-type="float" office:value="1.3010950088501" calcext:value-type="float">
            <text:p>1.3010950089</text:p>
          </table:table-cell>
          <table:table-cell table:formula="of:=IF(ISBLANK([.E357]);&quot;&quot;;[.I357])" office:value-type="float" office:value="1.3010950088501" calcext:value-type="float">
            <text:p>1.3010950089</text:p>
          </table:table-cell>
          <table:table-cell table:formula="of:=IF(OR(ISBLANK([.E357]);[.I357]&lt;=0);&quot;&quot;;[.I357])" office:value-type="float" office:value="1.3010950088501" calcext:value-type="float">
            <text:p>1.30109500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303" calcext:value-type="float">
            <text:p>1427749746.48303</text:p>
          </table:table-cell>
          <table:table-cell office:value-type="float" office:value="1427749747.9433" calcext:value-type="float">
            <text:p>1427749747.9433</text:p>
          </table:table-cell>
          <table:table-cell office:value-type="float" office:value="1427749747.98342" calcext:value-type="float">
            <text:p>1427749747.98342</text:p>
          </table:table-cell>
          <table:table-cell/>
          <table:table-cell table:formula="of:=MAX([.B358];[.D358];[.G358])-MAX([.A358];[.C358];[.E358])" office:value-type="float" office:value="1.50038409233093" calcext:value-type="float">
            <text:p>1.5003840923</text:p>
          </table:table-cell>
          <table:table-cell table:formula="of:=IF(ISBLANK([.E358]);&quot;&quot;;[.I358])" office:value-type="float" office:value="1.50038409233093" calcext:value-type="float">
            <text:p>1.5003840923</text:p>
          </table:table-cell>
          <table:table-cell table:formula="of:=IF(OR(ISBLANK([.E358]);[.I358]&lt;=0);&quot;&quot;;[.I358])" office:value-type="float" office:value="1.50038409233093" calcext:value-type="float">
            <text:p>1.50038409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38" calcext:value-type="float">
            <text:p>1427749746.4838</text:p>
          </table:table-cell>
          <table:table-cell office:value-type="float" office:value="1427749748.02455" calcext:value-type="float">
            <text:p>1427749748.02455</text:p>
          </table:table-cell>
          <table:table-cell office:value-type="float" office:value="1427749748.0615" calcext:value-type="float">
            <text:p>1427749748.0615</text:p>
          </table:table-cell>
          <table:table-cell/>
          <table:table-cell table:formula="of:=MAX([.B359];[.D359];[.G359])-MAX([.A359];[.C359];[.E359])" office:value-type="float" office:value="1.57770085334778" calcext:value-type="float">
            <text:p>1.5777008533</text:p>
          </table:table-cell>
          <table:table-cell table:formula="of:=IF(ISBLANK([.E359]);&quot;&quot;;[.I359])" office:value-type="float" office:value="1.57770085334778" calcext:value-type="float">
            <text:p>1.5777008533</text:p>
          </table:table-cell>
          <table:table-cell table:formula="of:=IF(OR(ISBLANK([.E359]);[.I359]&lt;=0);&quot;&quot;;[.I359])" office:value-type="float" office:value="1.57770085334778" calcext:value-type="float">
            <text:p>1.57770085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429" calcext:value-type="float">
            <text:p>1427749746.48429</text:p>
          </table:table-cell>
          <table:table-cell office:value-type="float" office:value="1427749747.78279" calcext:value-type="float">
            <text:p>1427749747.78279</text:p>
          </table:table-cell>
          <table:table-cell office:value-type="float" office:value="1427749747.86352" calcext:value-type="float">
            <text:p>1427749747.86352</text:p>
          </table:table-cell>
          <table:table-cell/>
          <table:table-cell table:formula="of:=MAX([.B360];[.D360];[.G360])-MAX([.A360];[.C360];[.E360])" office:value-type="float" office:value="1.37923097610474" calcext:value-type="float">
            <text:p>1.3792309761</text:p>
          </table:table-cell>
          <table:table-cell table:formula="of:=IF(ISBLANK([.E360]);&quot;&quot;;[.I360])" office:value-type="float" office:value="1.37923097610474" calcext:value-type="float">
            <text:p>1.3792309761</text:p>
          </table:table-cell>
          <table:table-cell table:formula="of:=IF(OR(ISBLANK([.E360]);[.I360]&lt;=0);&quot;&quot;;[.I360])" office:value-type="float" office:value="1.37923097610474" calcext:value-type="float">
            <text:p>1.37923097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476" calcext:value-type="float">
            <text:p>1427749746.48476</text:p>
          </table:table-cell>
          <table:table-cell office:value-type="float" office:value="1427749747.62529" calcext:value-type="float">
            <text:p>1427749747.62529</text:p>
          </table:table-cell>
          <table:table-cell office:value-type="float" office:value="1427749747.70463" calcext:value-type="float">
            <text:p>1427749747.70463</text:p>
          </table:table-cell>
          <table:table-cell/>
          <table:table-cell table:formula="of:=MAX([.B361];[.D361];[.G361])-MAX([.A361];[.C361];[.E361])" office:value-type="float" office:value="1.21987009048462" calcext:value-type="float">
            <text:p>1.2198700905</text:p>
          </table:table-cell>
          <table:table-cell table:formula="of:=IF(ISBLANK([.E361]);&quot;&quot;;[.I361])" office:value-type="float" office:value="1.21987009048462" calcext:value-type="float">
            <text:p>1.2198700905</text:p>
          </table:table-cell>
          <table:table-cell table:formula="of:=IF(OR(ISBLANK([.E361]);[.I361]&lt;=0);&quot;&quot;;[.I361])" office:value-type="float" office:value="1.21987009048462" calcext:value-type="float">
            <text:p>1.21987009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527" calcext:value-type="float">
            <text:p>1427749746.48527</text:p>
          </table:table-cell>
          <table:table-cell office:value-type="float" office:value="1427749747.86349" calcext:value-type="float">
            <text:p>1427749747.86349</text:p>
          </table:table-cell>
          <table:table-cell office:value-type="float" office:value="1427749747.94323" calcext:value-type="float">
            <text:p>1427749747.94323</text:p>
          </table:table-cell>
          <table:table-cell/>
          <table:table-cell table:formula="of:=MAX([.B362];[.D362];[.G362])-MAX([.A362];[.C362];[.E362])" office:value-type="float" office:value="1.45796298980713" calcext:value-type="float">
            <text:p>1.4579629898</text:p>
          </table:table-cell>
          <table:table-cell table:formula="of:=IF(ISBLANK([.E362]);&quot;&quot;;[.I362])" office:value-type="float" office:value="1.45796298980713" calcext:value-type="float">
            <text:p>1.4579629898</text:p>
          </table:table-cell>
          <table:table-cell table:formula="of:=IF(OR(ISBLANK([.E362]);[.I362]&lt;=0);&quot;&quot;;[.I362])" office:value-type="float" office:value="1.45796298980713" calcext:value-type="float">
            <text:p>1.45796298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576" calcext:value-type="float">
            <text:p>1427749746.48576</text:p>
          </table:table-cell>
          <table:table-cell office:value-type="float" office:value="1427749747.94605" calcext:value-type="float">
            <text:p>1427749747.94605</text:p>
          </table:table-cell>
          <table:table-cell office:value-type="float" office:value="1427749747.97863" calcext:value-type="float">
            <text:p>1427749747.97863</text:p>
          </table:table-cell>
          <table:table-cell/>
          <table:table-cell table:formula="of:=MAX([.B363];[.D363];[.G363])-MAX([.A363];[.C363];[.E363])" office:value-type="float" office:value="1.49286699295044" calcext:value-type="float">
            <text:p>1.492866993</text:p>
          </table:table-cell>
          <table:table-cell table:formula="of:=IF(ISBLANK([.E363]);&quot;&quot;;[.I363])" office:value-type="float" office:value="1.49286699295044" calcext:value-type="float">
            <text:p>1.492866993</text:p>
          </table:table-cell>
          <table:table-cell table:formula="of:=IF(OR(ISBLANK([.E363]);[.I363]&lt;=0);&quot;&quot;;[.I363])" office:value-type="float" office:value="1.49286699295044" calcext:value-type="float">
            <text:p>1.4928669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627" calcext:value-type="float">
            <text:p>1427749746.48627</text:p>
          </table:table-cell>
          <table:table-cell office:value-type="float" office:value="1427749747.54408" calcext:value-type="float">
            <text:p>1427749747.54408</text:p>
          </table:table-cell>
          <table:table-cell office:value-type="float" office:value="1427749747.62533" calcext:value-type="float">
            <text:p>1427749747.62533</text:p>
          </table:table-cell>
          <table:table-cell/>
          <table:table-cell table:formula="of:=MAX([.B364];[.D364];[.G364])-MAX([.A364];[.C364];[.E364])" office:value-type="float" office:value="1.13906717300415" calcext:value-type="float">
            <text:p>1.139067173</text:p>
          </table:table-cell>
          <table:table-cell table:formula="of:=IF(ISBLANK([.E364]);&quot;&quot;;[.I364])" office:value-type="float" office:value="1.13906717300415" calcext:value-type="float">
            <text:p>1.139067173</text:p>
          </table:table-cell>
          <table:table-cell table:formula="of:=IF(OR(ISBLANK([.E364]);[.I364]&lt;=0);&quot;&quot;;[.I364])" office:value-type="float" office:value="1.13906717300415" calcext:value-type="float">
            <text:p>1.1390671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6.48678" calcext:value-type="float">
            <text:p>1427749746.48678</text:p>
          </table:table-cell>
          <table:table-cell office:value-type="float" office:value="1427749747.46351" calcext:value-type="float">
            <text:p>1427749747.46351</text:p>
          </table:table-cell>
          <table:table-cell office:value-type="float" office:value="1427749747.54412" calcext:value-type="float">
            <text:p>1427749747.54412</text:p>
          </table:table-cell>
          <table:table-cell/>
          <table:table-cell table:formula="of:=MAX([.B365];[.D365];[.G365])-MAX([.A365];[.C365];[.E365])" office:value-type="float" office:value="1.05734491348267" calcext:value-type="float">
            <text:p>1.0573449135</text:p>
          </table:table-cell>
          <table:table-cell table:formula="of:=IF(ISBLANK([.E365]);&quot;&quot;;[.I365])" office:value-type="float" office:value="1.05734491348267" calcext:value-type="float">
            <text:p>1.0573449135</text:p>
          </table:table-cell>
          <table:table-cell table:formula="of:=IF(OR(ISBLANK([.E365]);[.I365]&lt;=0);&quot;&quot;;[.I365])" office:value-type="float" office:value="1.05734491348267" calcext:value-type="float">
            <text:p>1.0573449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8.06152" calcext:value-type="float">
            <text:p>1427749748.06152</text:p>
          </table:table-cell>
          <table:table-cell office:value-type="float" office:value="1427749749.49067" calcext:value-type="float">
            <text:p>1427749749.49067</text:p>
          </table:table-cell>
          <table:table-cell table:number-columns-repeated="4"/>
          <table:table-cell table:formula="of:=MAX([.B366];[.D366];[.G366])-MAX([.A366];[.C366];[.E366])" office:value-type="float" office:value="1.42915511131287" calcext:value-type="float">
            <text:p>1.4291551113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152" calcext:value-type="float">
            <text:p>1427749748.06152</text:p>
          </table:table-cell>
          <table:table-cell office:value-type="float" office:value="1427749749.28557" calcext:value-type="float">
            <text:p>1427749749.28557</text:p>
          </table:table-cell>
          <table:table-cell office:value-type="float" office:value="1427749749.3669" calcext:value-type="float">
            <text:p>1427749749.3669</text:p>
          </table:table-cell>
          <table:table-cell/>
          <table:table-cell table:formula="of:=MAX([.B367];[.D367];[.G367])-MAX([.A367];[.C367];[.E367])" office:value-type="float" office:value="1.30537819862366" calcext:value-type="float">
            <text:p>1.3053781986</text:p>
          </table:table-cell>
          <table:table-cell table:formula="of:=IF(ISBLANK([.E367]);&quot;&quot;;[.I367])" office:value-type="float" office:value="1.30537819862366" calcext:value-type="float">
            <text:p>1.3053781986</text:p>
          </table:table-cell>
          <table:table-cell table:formula="of:=IF(OR(ISBLANK([.E367]);[.I367]&lt;=0);&quot;&quot;;[.I367])" office:value-type="float" office:value="1.30537819862366" calcext:value-type="float">
            <text:p>1.30537819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289" calcext:value-type="float">
            <text:p>1427749748.06289</text:p>
          </table:table-cell>
          <table:table-cell office:value-type="float" office:value="1427749749.45741" calcext:value-type="float">
            <text:p>1427749749.45741</text:p>
          </table:table-cell>
          <table:table-cell office:value-type="float" office:value="1427749749.49067" calcext:value-type="float">
            <text:p>1427749749.49067</text:p>
          </table:table-cell>
          <table:table-cell/>
          <table:table-cell table:formula="of:=MAX([.B368];[.D368];[.G368])-MAX([.A368];[.C368];[.E368])" office:value-type="float" office:value="1.42777800559998" calcext:value-type="float">
            <text:p>1.4277780056</text:p>
          </table:table-cell>
          <table:table-cell table:formula="of:=IF(ISBLANK([.E368]);&quot;&quot;;[.I368])" office:value-type="float" office:value="1.42777800559998" calcext:value-type="float">
            <text:p>1.4277780056</text:p>
          </table:table-cell>
          <table:table-cell table:formula="of:=IF(OR(ISBLANK([.E368]);[.I368]&lt;=0);&quot;&quot;;[.I368])" office:value-type="float" office:value="1.42777800559998" calcext:value-type="float">
            <text:p>1.42777800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424" calcext:value-type="float">
            <text:p>1427749748.06424</text:p>
          </table:table-cell>
          <table:table-cell office:value-type="float" office:value="1427749749.12651" calcext:value-type="float">
            <text:p>1427749749.12651</text:p>
          </table:table-cell>
          <table:table-cell office:value-type="float" office:value="1427749749.2069" calcext:value-type="float">
            <text:p>1427749749.2069</text:p>
          </table:table-cell>
          <table:table-cell/>
          <table:table-cell table:formula="of:=MAX([.B369];[.D369];[.G369])-MAX([.A369];[.C369];[.E369])" office:value-type="float" office:value="1.14265704154968" calcext:value-type="float">
            <text:p>1.1426570415</text:p>
          </table:table-cell>
          <table:table-cell table:formula="of:=IF(ISBLANK([.E369]);&quot;&quot;;[.I369])" office:value-type="float" office:value="1.14265704154968" calcext:value-type="float">
            <text:p>1.1426570415</text:p>
          </table:table-cell>
          <table:table-cell table:formula="of:=IF(OR(ISBLANK([.E369]);[.I369]&lt;=0);&quot;&quot;;[.I369])" office:value-type="float" office:value="1.14265704154968" calcext:value-type="float">
            <text:p>1.14265704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554" calcext:value-type="float">
            <text:p>1427749748.06554</text:p>
          </table:table-cell>
          <table:table-cell office:value-type="float" office:value="1427749749.37211" calcext:value-type="float">
            <text:p>1427749749.37211</text:p>
          </table:table-cell>
          <table:table-cell office:value-type="float" office:value="1427749749.40344" calcext:value-type="float">
            <text:p>1427749749.40344</text:p>
          </table:table-cell>
          <table:table-cell/>
          <table:table-cell table:formula="of:=MAX([.B370];[.D370];[.G370])-MAX([.A370];[.C370];[.E370])" office:value-type="float" office:value="1.3379008769989" calcext:value-type="float">
            <text:p>1.337900877</text:p>
          </table:table-cell>
          <table:table-cell table:formula="of:=IF(ISBLANK([.E370]);&quot;&quot;;[.I370])" office:value-type="float" office:value="1.3379008769989" calcext:value-type="float">
            <text:p>1.337900877</text:p>
          </table:table-cell>
          <table:table-cell table:formula="of:=IF(OR(ISBLANK([.E370]);[.I370]&lt;=0);&quot;&quot;;[.I370])" office:value-type="float" office:value="1.3379008769989" calcext:value-type="float">
            <text:p>1.3379008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684" calcext:value-type="float">
            <text:p>1427749748.06684</text:p>
          </table:table-cell>
          <table:table-cell office:value-type="float" office:value="1427749748.96416" calcext:value-type="float">
            <text:p>1427749748.96416</text:p>
          </table:table-cell>
          <table:table-cell office:value-type="float" office:value="1427749749.3668" calcext:value-type="float">
            <text:p>1427749749.3668</text:p>
          </table:table-cell>
          <table:table-cell/>
          <table:table-cell table:formula="of:=MAX([.B371];[.D371];[.G371])-MAX([.A371];[.C371];[.E371])" office:value-type="float" office:value="1.29996204376221" calcext:value-type="float">
            <text:p>1.2999620438</text:p>
          </table:table-cell>
          <table:table-cell table:formula="of:=IF(ISBLANK([.E371]);&quot;&quot;;[.I371])" office:value-type="float" office:value="1.29996204376221" calcext:value-type="float">
            <text:p>1.2999620438</text:p>
          </table:table-cell>
          <table:table-cell table:formula="of:=IF(OR(ISBLANK([.E371]);[.I371]&lt;=0);&quot;&quot;;[.I371])" office:value-type="float" office:value="1.29996204376221" calcext:value-type="float">
            <text:p>1.29996204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771" calcext:value-type="float">
            <text:p>1427749748.06771</text:p>
          </table:table-cell>
          <table:table-cell office:value-type="float" office:value="1427749749.36686" calcext:value-type="float">
            <text:p>1427749749.36686</text:p>
          </table:table-cell>
          <table:table-cell office:value-type="float" office:value="1427749749.4063" calcext:value-type="float">
            <text:p>1427749749.4063</text:p>
          </table:table-cell>
          <table:table-cell/>
          <table:table-cell table:formula="of:=MAX([.B372];[.D372];[.G372])-MAX([.A372];[.C372];[.E372])" office:value-type="float" office:value="1.33858895301819" calcext:value-type="float">
            <text:p>1.338588953</text:p>
          </table:table-cell>
          <table:table-cell table:formula="of:=IF(ISBLANK([.E372]);&quot;&quot;;[.I372])" office:value-type="float" office:value="1.33858895301819" calcext:value-type="float">
            <text:p>1.338588953</text:p>
          </table:table-cell>
          <table:table-cell table:formula="of:=IF(OR(ISBLANK([.E372]);[.I372]&lt;=0);&quot;&quot;;[.I372])" office:value-type="float" office:value="1.33858895301819" calcext:value-type="float">
            <text:p>1.3385889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821" calcext:value-type="float">
            <text:p>1427749748.06821</text:p>
          </table:table-cell>
          <table:table-cell office:value-type="float" office:value="1427749749.36704" calcext:value-type="float">
            <text:p>1427749749.36704</text:p>
          </table:table-cell>
          <table:table-cell office:value-type="float" office:value="1427749749.40351" calcext:value-type="float">
            <text:p>1427749749.40351</text:p>
          </table:table-cell>
          <table:table-cell/>
          <table:table-cell table:formula="of:=MAX([.B373];[.D373];[.G373])-MAX([.A373];[.C373];[.E373])" office:value-type="float" office:value="1.33529901504517" calcext:value-type="float">
            <text:p>1.335299015</text:p>
          </table:table-cell>
          <table:table-cell table:formula="of:=IF(ISBLANK([.E373]);&quot;&quot;;[.I373])" office:value-type="float" office:value="1.33529901504517" calcext:value-type="float">
            <text:p>1.335299015</text:p>
          </table:table-cell>
          <table:table-cell table:formula="of:=IF(OR(ISBLANK([.E373]);[.I373]&lt;=0);&quot;&quot;;[.I373])" office:value-type="float" office:value="1.33529901504517" calcext:value-type="float">
            <text:p>1.3352990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871" calcext:value-type="float">
            <text:p>1427749748.06871</text:p>
          </table:table-cell>
          <table:table-cell office:value-type="float" office:value="1427749749.36699" calcext:value-type="float">
            <text:p>1427749749.36699</text:p>
          </table:table-cell>
          <table:table-cell office:value-type="float" office:value="1427749749.40351" calcext:value-type="float">
            <text:p>1427749749.40351</text:p>
          </table:table-cell>
          <table:table-cell/>
          <table:table-cell table:formula="of:=MAX([.B374];[.D374];[.G374])-MAX([.A374];[.C374];[.E374])" office:value-type="float" office:value="1.33479619026184" calcext:value-type="float">
            <text:p>1.3347961903</text:p>
          </table:table-cell>
          <table:table-cell table:formula="of:=IF(ISBLANK([.E374]);&quot;&quot;;[.I374])" office:value-type="float" office:value="1.33479619026184" calcext:value-type="float">
            <text:p>1.3347961903</text:p>
          </table:table-cell>
          <table:table-cell table:formula="of:=IF(OR(ISBLANK([.E374]);[.I374]&lt;=0);&quot;&quot;;[.I374])" office:value-type="float" office:value="1.33479619026184" calcext:value-type="float">
            <text:p>1.33479619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92" calcext:value-type="float">
            <text:p>1427749748.0692</text:p>
          </table:table-cell>
          <table:table-cell office:value-type="float" office:value="1427749748.9641" calcext:value-type="float">
            <text:p>1427749748.9641</text:p>
          </table:table-cell>
          <table:table-cell office:value-type="float" office:value="1427749749.36677" calcext:value-type="float">
            <text:p>1427749749.36677</text:p>
          </table:table-cell>
          <table:table-cell/>
          <table:table-cell table:formula="of:=MAX([.B375];[.D375];[.G375])-MAX([.A375];[.C375];[.E375])" office:value-type="float" office:value="1.29756498336792" calcext:value-type="float">
            <text:p>1.2975649834</text:p>
          </table:table-cell>
          <table:table-cell table:formula="of:=IF(ISBLANK([.E375]);&quot;&quot;;[.I375])" office:value-type="float" office:value="1.29756498336792" calcext:value-type="float">
            <text:p>1.2975649834</text:p>
          </table:table-cell>
          <table:table-cell table:formula="of:=IF(OR(ISBLANK([.E375]);[.I375]&lt;=0);&quot;&quot;;[.I375])" office:value-type="float" office:value="1.29756498336792" calcext:value-type="float">
            <text:p>1.29756498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8.0697" calcext:value-type="float">
            <text:p>1427749748.0697</text:p>
          </table:table-cell>
          <table:table-cell office:value-type="float" office:value="1427749748.96358" calcext:value-type="float">
            <text:p>1427749748.96358</text:p>
          </table:table-cell>
          <table:table-cell office:value-type="float" office:value="1427749749.36708" calcext:value-type="float">
            <text:p>1427749749.36708</text:p>
          </table:table-cell>
          <table:table-cell/>
          <table:table-cell table:formula="of:=MAX([.B376];[.D376];[.G376])-MAX([.A376];[.C376];[.E376])" office:value-type="float" office:value="1.29738116264343" calcext:value-type="float">
            <text:p>1.2973811626</text:p>
          </table:table-cell>
          <table:table-cell table:formula="of:=IF(ISBLANK([.E376]);&quot;&quot;;[.I376])" office:value-type="float" office:value="1.29738116264343" calcext:value-type="float">
            <text:p>1.2973811626</text:p>
          </table:table-cell>
          <table:table-cell table:formula="of:=IF(OR(ISBLANK([.E376]);[.I376]&lt;=0);&quot;&quot;;[.I376])" office:value-type="float" office:value="1.29738116264343" calcext:value-type="float">
            <text:p>1.29738116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49.49068" calcext:value-type="float">
            <text:p>1427749749.49068</text:p>
          </table:table-cell>
          <table:table-cell office:value-type="float" office:value="1427749750.82526" calcext:value-type="float">
            <text:p>1427749750.82526</text:p>
          </table:table-cell>
          <table:table-cell table:number-columns-repeated="4"/>
          <table:table-cell table:formula="of:=MAX([.B377];[.D377];[.G377])-MAX([.A377];[.C377];[.E377])" office:value-type="float" office:value="1.33457493782043" calcext:value-type="float">
            <text:p>1.3345749378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069" calcext:value-type="float">
            <text:p>1427749749.49069</text:p>
          </table:table-cell>
          <table:table-cell office:value-type="float" office:value="1427749750.78989" calcext:value-type="float">
            <text:p>1427749750.78989</text:p>
          </table:table-cell>
          <table:table-cell office:value-type="float" office:value="1427749750.82525" calcext:value-type="float">
            <text:p>1427749750.82525</text:p>
          </table:table-cell>
          <table:table-cell/>
          <table:table-cell table:formula="of:=MAX([.B378];[.D378];[.G378])-MAX([.A378];[.C378];[.E378])" office:value-type="float" office:value="1.33456611633301" calcext:value-type="float">
            <text:p>1.3345661163</text:p>
          </table:table-cell>
          <table:table-cell table:formula="of:=IF(ISBLANK([.E378]);&quot;&quot;;[.I378])" office:value-type="float" office:value="1.33456611633301" calcext:value-type="float">
            <text:p>1.3345661163</text:p>
          </table:table-cell>
          <table:table-cell table:formula="of:=IF(OR(ISBLANK([.E378]);[.I378]&lt;=0);&quot;&quot;;[.I378])" office:value-type="float" office:value="1.33456611633301" calcext:value-type="float">
            <text:p>1.33456611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216" calcext:value-type="float">
            <text:p>1427749749.49216</text:p>
          </table:table-cell>
          <table:table-cell office:value-type="float" office:value="1427749750.6973" calcext:value-type="float">
            <text:p>1427749750.6973</text:p>
          </table:table-cell>
          <table:table-cell office:value-type="float" office:value="1427749750.7315" calcext:value-type="float">
            <text:p>1427749750.7315</text:p>
          </table:table-cell>
          <table:table-cell/>
          <table:table-cell table:formula="of:=MAX([.B379];[.D379];[.G379])-MAX([.A379];[.C379];[.E379])" office:value-type="float" office:value="1.23934507369995" calcext:value-type="float">
            <text:p>1.2393450737</text:p>
          </table:table-cell>
          <table:table-cell table:formula="of:=IF(ISBLANK([.E379]);&quot;&quot;;[.I379])" office:value-type="float" office:value="1.23934507369995" calcext:value-type="float">
            <text:p>1.2393450737</text:p>
          </table:table-cell>
          <table:table-cell table:formula="of:=IF(OR(ISBLANK([.E379]);[.I379]&lt;=0);&quot;&quot;;[.I379])" office:value-type="float" office:value="1.23934507369995" calcext:value-type="float">
            <text:p>1.23934507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38" calcext:value-type="float">
            <text:p>1427749749.4938</text:p>
          </table:table-cell>
          <table:table-cell office:value-type="float" office:value="1427749750.45767" calcext:value-type="float">
            <text:p>1427749750.45767</text:p>
          </table:table-cell>
          <table:table-cell office:value-type="float" office:value="1427749750.53699" calcext:value-type="float">
            <text:p>1427749750.53699</text:p>
          </table:table-cell>
          <table:table-cell/>
          <table:table-cell table:formula="of:=MAX([.B380];[.D380];[.G380])-MAX([.A380];[.C380];[.E380])" office:value-type="float" office:value="1.04318618774414" calcext:value-type="float">
            <text:p>1.0431861877</text:p>
          </table:table-cell>
          <table:table-cell table:formula="of:=IF(ISBLANK([.E380]);&quot;&quot;;[.I380])" office:value-type="float" office:value="1.04318618774414" calcext:value-type="float">
            <text:p>1.0431861877</text:p>
          </table:table-cell>
          <table:table-cell table:formula="of:=IF(OR(ISBLANK([.E380]);[.I380]&lt;=0);&quot;&quot;;[.I380])" office:value-type="float" office:value="1.04318618774414" calcext:value-type="float">
            <text:p>1.04318618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51" calcext:value-type="float">
            <text:p>1427749749.4951</text:p>
          </table:table-cell>
          <table:table-cell office:value-type="float" office:value="1427749750.69821" calcext:value-type="float">
            <text:p>1427749750.69821</text:p>
          </table:table-cell>
          <table:table-cell office:value-type="float" office:value="1427749750.73305" calcext:value-type="float">
            <text:p>1427749750.73305</text:p>
          </table:table-cell>
          <table:table-cell/>
          <table:table-cell table:formula="of:=MAX([.B381];[.D381];[.G381])-MAX([.A381];[.C381];[.E381])" office:value-type="float" office:value="1.23794412612915" calcext:value-type="float">
            <text:p>1.2379441261</text:p>
          </table:table-cell>
          <table:table-cell table:formula="of:=IF(ISBLANK([.E381]);&quot;&quot;;[.I381])" office:value-type="float" office:value="1.23794412612915" calcext:value-type="float">
            <text:p>1.2379441261</text:p>
          </table:table-cell>
          <table:table-cell table:formula="of:=IF(OR(ISBLANK([.E381]);[.I381]&lt;=0);&quot;&quot;;[.I381])" office:value-type="float" office:value="1.23794412612915" calcext:value-type="float">
            <text:p>1.2379441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583" calcext:value-type="float">
            <text:p>1427749749.49583</text:p>
          </table:table-cell>
          <table:table-cell office:value-type="float" office:value="1427749750.61715" calcext:value-type="float">
            <text:p>1427749750.61715</text:p>
          </table:table-cell>
          <table:table-cell office:value-type="float" office:value="1427749750.69721" calcext:value-type="float">
            <text:p>1427749750.69721</text:p>
          </table:table-cell>
          <table:table-cell/>
          <table:table-cell table:formula="of:=MAX([.B382];[.D382];[.G382])-MAX([.A382];[.C382];[.E382])" office:value-type="float" office:value="1.20137882232666" calcext:value-type="float">
            <text:p>1.2013788223</text:p>
          </table:table-cell>
          <table:table-cell table:formula="of:=IF(ISBLANK([.E382]);&quot;&quot;;[.I382])" office:value-type="float" office:value="1.20137882232666" calcext:value-type="float">
            <text:p>1.2013788223</text:p>
          </table:table-cell>
          <table:table-cell table:formula="of:=IF(OR(ISBLANK([.E382]);[.I382]&lt;=0);&quot;&quot;;[.I382])" office:value-type="float" office:value="1.20137882232666" calcext:value-type="float">
            <text:p>1.20137882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648" calcext:value-type="float">
            <text:p>1427749749.49648</text:p>
          </table:table-cell>
          <table:table-cell office:value-type="float" office:value="1427749750.53695" calcext:value-type="float">
            <text:p>1427749750.53695</text:p>
          </table:table-cell>
          <table:table-cell office:value-type="float" office:value="1427749750.61719" calcext:value-type="float">
            <text:p>1427749750.61719</text:p>
          </table:table-cell>
          <table:table-cell/>
          <table:table-cell table:formula="of:=MAX([.B383];[.D383];[.G383])-MAX([.A383];[.C383];[.E383])" office:value-type="float" office:value="1.1207070350647" calcext:value-type="float">
            <text:p>1.1207070351</text:p>
          </table:table-cell>
          <table:table-cell table:formula="of:=IF(ISBLANK([.E383]);&quot;&quot;;[.I383])" office:value-type="float" office:value="1.1207070350647" calcext:value-type="float">
            <text:p>1.1207070351</text:p>
          </table:table-cell>
          <table:table-cell table:formula="of:=IF(OR(ISBLANK([.E383]);[.I383]&lt;=0);&quot;&quot;;[.I383])" office:value-type="float" office:value="1.1207070350647" calcext:value-type="float">
            <text:p>1.12070703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695" calcext:value-type="float">
            <text:p>1427749749.49695</text:p>
          </table:table-cell>
          <table:table-cell office:value-type="float" office:value="1427749750.37748" calcext:value-type="float">
            <text:p>1427749750.37748</text:p>
          </table:table-cell>
          <table:table-cell office:value-type="float" office:value="1427749750.45772" calcext:value-type="float">
            <text:p>1427749750.45772</text:p>
          </table:table-cell>
          <table:table-cell/>
          <table:table-cell table:formula="of:=MAX([.B384];[.D384];[.G384])-MAX([.A384];[.C384];[.E384])" office:value-type="float" office:value="0.960762977600098" calcext:value-type="float">
            <text:p>0.9607629776</text:p>
          </table:table-cell>
          <table:table-cell table:formula="of:=IF(ISBLANK([.E384]);&quot;&quot;;[.I384])" office:value-type="float" office:value="0.960762977600098" calcext:value-type="float">
            <text:p>0.9607629776</text:p>
          </table:table-cell>
          <table:table-cell table:formula="of:=IF(OR(ISBLANK([.E384]);[.I384]&lt;=0);&quot;&quot;;[.I384])" office:value-type="float" office:value="0.960762977600098" calcext:value-type="float">
            <text:p>0.96076297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746" calcext:value-type="float">
            <text:p>1427749749.49746</text:p>
          </table:table-cell>
          <table:table-cell office:value-type="float" office:value="1427749750.69717" calcext:value-type="float">
            <text:p>1427749750.69717</text:p>
          </table:table-cell>
          <table:table-cell office:value-type="float" office:value="1427749750.73542" calcext:value-type="float">
            <text:p>1427749750.73542</text:p>
          </table:table-cell>
          <table:table-cell/>
          <table:table-cell table:formula="of:=MAX([.B385];[.D385];[.G385])-MAX([.A385];[.C385];[.E385])" office:value-type="float" office:value="1.23795890808105" calcext:value-type="float">
            <text:p>1.2379589081</text:p>
          </table:table-cell>
          <table:table-cell table:formula="of:=IF(ISBLANK([.E385]);&quot;&quot;;[.I385])" office:value-type="float" office:value="1.23795890808105" calcext:value-type="float">
            <text:p>1.2379589081</text:p>
          </table:table-cell>
          <table:table-cell table:formula="of:=IF(OR(ISBLANK([.E385]);[.I385]&lt;=0);&quot;&quot;;[.I385])" office:value-type="float" office:value="1.23795890808105" calcext:value-type="float">
            <text:p>1.23795890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806" calcext:value-type="float">
            <text:p>1427749749.49806</text:p>
          </table:table-cell>
          <table:table-cell office:value-type="float" office:value="1427749750.29596" calcext:value-type="float">
            <text:p>1427749750.29596</text:p>
          </table:table-cell>
          <table:table-cell office:value-type="float" office:value="1427749750.37751" calcext:value-type="float">
            <text:p>1427749750.37751</text:p>
          </table:table-cell>
          <table:table-cell/>
          <table:table-cell table:formula="of:=MAX([.B386];[.D386];[.G386])-MAX([.A386];[.C386];[.E386])" office:value-type="float" office:value="0.87945294380188" calcext:value-type="float">
            <text:p>0.8794529438</text:p>
          </table:table-cell>
          <table:table-cell table:formula="of:=IF(ISBLANK([.E386]);&quot;&quot;;[.I386])" office:value-type="float" office:value="0.87945294380188" calcext:value-type="float">
            <text:p>0.8794529438</text:p>
          </table:table-cell>
          <table:table-cell table:formula="of:=IF(OR(ISBLANK([.E386]);[.I386]&lt;=0);&quot;&quot;;[.I386])" office:value-type="float" office:value="0.87945294380188" calcext:value-type="float">
            <text:p>0.87945294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49.49853" calcext:value-type="float">
            <text:p>1427749749.49853</text:p>
          </table:table-cell>
          <table:table-cell office:value-type="float" office:value="1427749750.216" calcext:value-type="float">
            <text:p>1427749750.216</text:p>
          </table:table-cell>
          <table:table-cell office:value-type="float" office:value="1427749750.296" calcext:value-type="float">
            <text:p>1427749750.296</text:p>
          </table:table-cell>
          <table:table-cell/>
          <table:table-cell table:formula="of:=MAX([.B387];[.D387];[.G387])-MAX([.A387];[.C387];[.E387])" office:value-type="float" office:value="0.797470092773438" calcext:value-type="float">
            <text:p>0.7974700928</text:p>
          </table:table-cell>
          <table:table-cell table:formula="of:=IF(ISBLANK([.E387]);&quot;&quot;;[.I387])" office:value-type="float" office:value="0.797470092773438" calcext:value-type="float">
            <text:p>0.7974700928</text:p>
          </table:table-cell>
          <table:table-cell table:formula="of:=IF(OR(ISBLANK([.E387]);[.I387]&lt;=0);&quot;&quot;;[.I387])" office:value-type="float" office:value="0.797470092773438" calcext:value-type="float">
            <text:p>0.79747009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0.82576" calcext:value-type="float">
            <text:p>1427749750.82576</text:p>
          </table:table-cell>
          <table:table-cell office:value-type="float" office:value="1427749752.27268" calcext:value-type="float">
            <text:p>1427749752.27268</text:p>
          </table:table-cell>
          <table:table-cell table:number-columns-repeated="4"/>
          <table:table-cell table:formula="of:=MAX([.B388];[.D388];[.G388])-MAX([.A388];[.C388];[.E388])" office:value-type="float" office:value="1.44691514968872" calcext:value-type="float">
            <text:p>1.4469151497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2577" calcext:value-type="float">
            <text:p>1427749750.82577</text:p>
          </table:table-cell>
          <table:table-cell office:value-type="float" office:value="1427749752.15164" calcext:value-type="float">
            <text:p>1427749752.15164</text:p>
          </table:table-cell>
          <table:table-cell office:value-type="float" office:value="1427749752.18961" calcext:value-type="float">
            <text:p>1427749752.18961</text:p>
          </table:table-cell>
          <table:table-cell/>
          <table:table-cell table:formula="of:=MAX([.B389];[.D389];[.G389])-MAX([.A389];[.C389];[.E389])" office:value-type="float" office:value="1.36384105682373" calcext:value-type="float">
            <text:p>1.3638410568</text:p>
          </table:table-cell>
          <table:table-cell table:formula="of:=IF(ISBLANK([.E389]);&quot;&quot;;[.I389])" office:value-type="float" office:value="1.36384105682373" calcext:value-type="float">
            <text:p>1.3638410568</text:p>
          </table:table-cell>
          <table:table-cell table:formula="of:=IF(OR(ISBLANK([.E389]);[.I389]&lt;=0);&quot;&quot;;[.I389])" office:value-type="float" office:value="1.36384105682373" calcext:value-type="float">
            <text:p>1.36384105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2695" calcext:value-type="float">
            <text:p>1427749750.82695</text:p>
          </table:table-cell>
          <table:table-cell office:value-type="float" office:value="1427749752.14635" calcext:value-type="float">
            <text:p>1427749752.14635</text:p>
          </table:table-cell>
          <table:table-cell office:value-type="float" office:value="1427749752.18081" calcext:value-type="float">
            <text:p>1427749752.18081</text:p>
          </table:table-cell>
          <table:table-cell/>
          <table:table-cell table:formula="of:=MAX([.B390];[.D390];[.G390])-MAX([.A390];[.C390];[.E390])" office:value-type="float" office:value="1.35386300086975" calcext:value-type="float">
            <text:p>1.3538630009</text:p>
          </table:table-cell>
          <table:table-cell table:formula="of:=IF(ISBLANK([.E390]);&quot;&quot;;[.I390])" office:value-type="float" office:value="1.35386300086975" calcext:value-type="float">
            <text:p>1.3538630009</text:p>
          </table:table-cell>
          <table:table-cell table:formula="of:=IF(OR(ISBLANK([.E390]);[.I390]&lt;=0);&quot;&quot;;[.I390])" office:value-type="float" office:value="1.35386300086975" calcext:value-type="float">
            <text:p>1.35386300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2774" calcext:value-type="float">
            <text:p>1427749750.82774</text:p>
          </table:table-cell>
          <table:table-cell office:value-type="float" office:value="1427749752.14652" calcext:value-type="float">
            <text:p>1427749752.14652</text:p>
          </table:table-cell>
          <table:table-cell office:value-type="float" office:value="1427749752.18338" calcext:value-type="float">
            <text:p>1427749752.18338</text:p>
          </table:table-cell>
          <table:table-cell/>
          <table:table-cell table:formula="of:=MAX([.B391];[.D391];[.G391])-MAX([.A391];[.C391];[.E391])" office:value-type="float" office:value="1.3556399345398" calcext:value-type="float">
            <text:p>1.3556399345</text:p>
          </table:table-cell>
          <table:table-cell table:formula="of:=IF(ISBLANK([.E391]);&quot;&quot;;[.I391])" office:value-type="float" office:value="1.3556399345398" calcext:value-type="float">
            <text:p>1.3556399345</text:p>
          </table:table-cell>
          <table:table-cell table:formula="of:=IF(OR(ISBLANK([.E391]);[.I391]&lt;=0);&quot;&quot;;[.I391])" office:value-type="float" office:value="1.3556399345398" calcext:value-type="float">
            <text:p>1.35563993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2848" calcext:value-type="float">
            <text:p>1427749750.82848</text:p>
          </table:table-cell>
          <table:table-cell office:value-type="float" office:value="1427749752.23792" calcext:value-type="float">
            <text:p>1427749752.23792</text:p>
          </table:table-cell>
          <table:table-cell office:value-type="float" office:value="1427749752.27267" calcext:value-type="float">
            <text:p>1427749752.27267</text:p>
          </table:table-cell>
          <table:table-cell/>
          <table:table-cell table:formula="of:=MAX([.B392];[.D392];[.G392])-MAX([.A392];[.C392];[.E392])" office:value-type="float" office:value="1.44419598579407" calcext:value-type="float">
            <text:p>1.4441959858</text:p>
          </table:table-cell>
          <table:table-cell table:formula="of:=IF(ISBLANK([.E392]);&quot;&quot;;[.I392])" office:value-type="float" office:value="1.44419598579407" calcext:value-type="float">
            <text:p>1.4441959858</text:p>
          </table:table-cell>
          <table:table-cell table:formula="of:=IF(OR(ISBLANK([.E392]);[.I392]&lt;=0);&quot;&quot;;[.I392])" office:value-type="float" office:value="1.44419598579407" calcext:value-type="float">
            <text:p>1.44419598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2922" calcext:value-type="float">
            <text:p>1427749750.82922</text:p>
          </table:table-cell>
          <table:table-cell office:value-type="float" office:value="1427749751.71071" calcext:value-type="float">
            <text:p>1427749751.71071</text:p>
          </table:table-cell>
          <table:table-cell office:value-type="float" office:value="1427749751.82971" calcext:value-type="float">
            <text:p>1427749751.82971</text:p>
          </table:table-cell>
          <table:table-cell/>
          <table:table-cell table:formula="of:=MAX([.B393];[.D393];[.G393])-MAX([.A393];[.C393];[.E393])" office:value-type="float" office:value="1.00049304962158" calcext:value-type="float">
            <text:p>1.0004930496</text:p>
          </table:table-cell>
          <table:table-cell table:formula="of:=IF(ISBLANK([.E393]);&quot;&quot;;[.I393])" office:value-type="float" office:value="1.00049304962158" calcext:value-type="float">
            <text:p>1.0004930496</text:p>
          </table:table-cell>
          <table:table-cell table:formula="of:=IF(OR(ISBLANK([.E393]);[.I393]&lt;=0);&quot;&quot;;[.I393])" office:value-type="float" office:value="1.00049304962158" calcext:value-type="float">
            <text:p>1.00049304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2995" calcext:value-type="float">
            <text:p>1427749750.82995</text:p>
          </table:table-cell>
          <table:table-cell office:value-type="float" office:value="1427749751.71003" calcext:value-type="float">
            <text:p>1427749751.71003</text:p>
          </table:table-cell>
          <table:table-cell office:value-type="float" office:value="1427749751.82966" calcext:value-type="float">
            <text:p>1427749751.82966</text:p>
          </table:table-cell>
          <table:table-cell/>
          <table:table-cell table:formula="of:=MAX([.B394];[.D394];[.G394])-MAX([.A394];[.C394];[.E394])" office:value-type="float" office:value="0.999708890914917" calcext:value-type="float">
            <text:p>0.9997088909</text:p>
          </table:table-cell>
          <table:table-cell table:formula="of:=IF(ISBLANK([.E394]);&quot;&quot;;[.I394])" office:value-type="float" office:value="0.999708890914917" calcext:value-type="float">
            <text:p>0.9997088909</text:p>
          </table:table-cell>
          <table:table-cell table:formula="of:=IF(OR(ISBLANK([.E394]);[.I394]&lt;=0);&quot;&quot;;[.I394])" office:value-type="float" office:value="0.999708890914917" calcext:value-type="float">
            <text:p>0.99970889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3068" calcext:value-type="float">
            <text:p>1427749750.83068</text:p>
          </table:table-cell>
          <table:table-cell office:value-type="float" office:value="1427749751.82962" calcext:value-type="float">
            <text:p>1427749751.82962</text:p>
          </table:table-cell>
          <table:table-cell office:value-type="float" office:value="1427749751.9486" calcext:value-type="float">
            <text:p>1427749751.9486</text:p>
          </table:table-cell>
          <table:table-cell/>
          <table:table-cell table:formula="of:=MAX([.B395];[.D395];[.G395])-MAX([.A395];[.C395];[.E395])" office:value-type="float" office:value="1.11791801452637" calcext:value-type="float">
            <text:p>1.1179180145</text:p>
          </table:table-cell>
          <table:table-cell table:formula="of:=IF(ISBLANK([.E395]);&quot;&quot;;[.I395])" office:value-type="float" office:value="1.11791801452637" calcext:value-type="float">
            <text:p>1.1179180145</text:p>
          </table:table-cell>
          <table:table-cell table:formula="of:=IF(OR(ISBLANK([.E395]);[.I395]&lt;=0);&quot;&quot;;[.I395])" office:value-type="float" office:value="1.11791801452637" calcext:value-type="float">
            <text:p>1.11791801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3148" calcext:value-type="float">
            <text:p>1427749750.83148</text:p>
          </table:table-cell>
          <table:table-cell office:value-type="float" office:value="1427749751.55317" calcext:value-type="float">
            <text:p>1427749751.55317</text:p>
          </table:table-cell>
          <table:table-cell office:value-type="float" office:value="1427749751.63245" calcext:value-type="float">
            <text:p>1427749751.63245</text:p>
          </table:table-cell>
          <table:table-cell/>
          <table:table-cell table:formula="of:=MAX([.B396];[.D396];[.G396])-MAX([.A396];[.C396];[.E396])" office:value-type="float" office:value="0.800968170166016" calcext:value-type="float">
            <text:p>0.8009681702</text:p>
          </table:table-cell>
          <table:table-cell table:formula="of:=IF(ISBLANK([.E396]);&quot;&quot;;[.I396])" office:value-type="float" office:value="0.800968170166016" calcext:value-type="float">
            <text:p>0.8009681702</text:p>
          </table:table-cell>
          <table:table-cell table:formula="of:=IF(OR(ISBLANK([.E396]);[.I396]&lt;=0);&quot;&quot;;[.I396])" office:value-type="float" office:value="0.800968170166016" calcext:value-type="float">
            <text:p>0.80096817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3221" calcext:value-type="float">
            <text:p>1427749750.83221</text:p>
          </table:table-cell>
          <table:table-cell office:value-type="float" office:value="1427749752.02698" calcext:value-type="float">
            <text:p>1427749752.02698</text:p>
          </table:table-cell>
          <table:table-cell office:value-type="float" office:value="1427749752.1464" calcext:value-type="float">
            <text:p>1427749752.1464</text:p>
          </table:table-cell>
          <table:table-cell/>
          <table:table-cell table:formula="of:=MAX([.B397];[.D397];[.G397])-MAX([.A397];[.C397];[.E397])" office:value-type="float" office:value="1.31418418884277" calcext:value-type="float">
            <text:p>1.3141841888</text:p>
          </table:table-cell>
          <table:table-cell table:formula="of:=IF(ISBLANK([.E397]);&quot;&quot;;[.I397])" office:value-type="float" office:value="1.31418418884277" calcext:value-type="float">
            <text:p>1.3141841888</text:p>
          </table:table-cell>
          <table:table-cell table:formula="of:=IF(OR(ISBLANK([.E397]);[.I397]&lt;=0);&quot;&quot;;[.I397])" office:value-type="float" office:value="1.31418418884277" calcext:value-type="float">
            <text:p>1.31418418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0.83295" calcext:value-type="float">
            <text:p>1427749750.83295</text:p>
          </table:table-cell>
          <table:table-cell office:value-type="float" office:value="1427749751.55324" calcext:value-type="float">
            <text:p>1427749751.55324</text:p>
          </table:table-cell>
          <table:table-cell office:value-type="float" office:value="1427749751.63248" calcext:value-type="float">
            <text:p>1427749751.63248</text:p>
          </table:table-cell>
          <table:table-cell/>
          <table:table-cell table:formula="of:=MAX([.B398];[.D398];[.G398])-MAX([.A398];[.C398];[.E398])" office:value-type="float" office:value="0.799530982971191" calcext:value-type="float">
            <text:p>0.799530983</text:p>
          </table:table-cell>
          <table:table-cell table:formula="of:=IF(ISBLANK([.E398]);&quot;&quot;;[.I398])" office:value-type="float" office:value="0.799530982971191" calcext:value-type="float">
            <text:p>0.799530983</text:p>
          </table:table-cell>
          <table:table-cell table:formula="of:=IF(OR(ISBLANK([.E398]);[.I398]&lt;=0);&quot;&quot;;[.I398])" office:value-type="float" office:value="0.799530982971191" calcext:value-type="float">
            <text:p>0.7995309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2.27269" calcext:value-type="float">
            <text:p>1427749752.27269</text:p>
          </table:table-cell>
          <table:table-cell office:value-type="float" office:value="1427749753.74742" calcext:value-type="float">
            <text:p>1427749753.74742</text:p>
          </table:table-cell>
          <table:table-cell table:number-columns-repeated="4"/>
          <table:table-cell table:formula="of:=MAX([.B399];[.D399];[.G399])-MAX([.A399];[.C399];[.E399])" office:value-type="float" office:value="1.47473287582397" calcext:value-type="float">
            <text:p>1.4747328758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7269" calcext:value-type="float">
            <text:p>1427749752.27269</text:p>
          </table:table-cell>
          <table:table-cell office:value-type="float" office:value="1427749753.13444" calcext:value-type="float">
            <text:p>1427749753.13444</text:p>
          </table:table-cell>
          <table:table-cell office:value-type="float" office:value="1427749753.25567" calcext:value-type="float">
            <text:p>1427749753.25567</text:p>
          </table:table-cell>
          <table:table-cell/>
          <table:table-cell table:formula="of:=MAX([.B400];[.D400];[.G400])-MAX([.A400];[.C400];[.E400])" office:value-type="float" office:value="0.982972145080566" calcext:value-type="float">
            <text:p>0.9829721451</text:p>
          </table:table-cell>
          <table:table-cell table:formula="of:=IF(ISBLANK([.E400]);&quot;&quot;;[.I400])" office:value-type="float" office:value="0.982972145080566" calcext:value-type="float">
            <text:p>0.9829721451</text:p>
          </table:table-cell>
          <table:table-cell table:formula="of:=IF(OR(ISBLANK([.E400]);[.I400]&lt;=0);&quot;&quot;;[.I400])" office:value-type="float" office:value="0.982972145080566" calcext:value-type="float">
            <text:p>0.98297214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7435" calcext:value-type="float">
            <text:p>1427749752.27435</text:p>
          </table:table-cell>
          <table:table-cell office:value-type="float" office:value="1427749753.712" calcext:value-type="float">
            <text:p>1427749753.712</text:p>
          </table:table-cell>
          <table:table-cell office:value-type="float" office:value="1427749753.74742" calcext:value-type="float">
            <text:p>1427749753.74742</text:p>
          </table:table-cell>
          <table:table-cell/>
          <table:table-cell table:formula="of:=MAX([.B401];[.D401];[.G401])-MAX([.A401];[.C401];[.E401])" office:value-type="float" office:value="1.47307300567627" calcext:value-type="float">
            <text:p>1.4730730057</text:p>
          </table:table-cell>
          <table:table-cell table:formula="of:=IF(ISBLANK([.E401]);&quot;&quot;;[.I401])" office:value-type="float" office:value="1.47307300567627" calcext:value-type="float">
            <text:p>1.4730730057</text:p>
          </table:table-cell>
          <table:table-cell table:formula="of:=IF(OR(ISBLANK([.E401]);[.I401]&lt;=0);&quot;&quot;;[.I401])" office:value-type="float" office:value="1.47307300567627" calcext:value-type="float">
            <text:p>1.47307300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7577" calcext:value-type="float">
            <text:p>1427749752.27577</text:p>
          </table:table-cell>
          <table:table-cell office:value-type="float" office:value="1427749753.62582" calcext:value-type="float">
            <text:p>1427749753.62582</text:p>
          </table:table-cell>
          <table:table-cell office:value-type="float" office:value="1427749753.66336" calcext:value-type="float">
            <text:p>1427749753.66336</text:p>
          </table:table-cell>
          <table:table-cell/>
          <table:table-cell table:formula="of:=MAX([.B402];[.D402];[.G402])-MAX([.A402];[.C402];[.E402])" office:value-type="float" office:value="1.38759708404541" calcext:value-type="float">
            <text:p>1.387597084</text:p>
          </table:table-cell>
          <table:table-cell table:formula="of:=IF(ISBLANK([.E402]);&quot;&quot;;[.I402])" office:value-type="float" office:value="1.38759708404541" calcext:value-type="float">
            <text:p>1.387597084</text:p>
          </table:table-cell>
          <table:table-cell table:formula="of:=IF(OR(ISBLANK([.E402]);[.I402]&lt;=0);&quot;&quot;;[.I402])" office:value-type="float" office:value="1.38759708404541" calcext:value-type="float">
            <text:p>1.3875970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7706" calcext:value-type="float">
            <text:p>1427749752.27706</text:p>
          </table:table-cell>
          <table:table-cell office:value-type="float" office:value="1427749753.37732" calcext:value-type="float">
            <text:p>1427749753.37732</text:p>
          </table:table-cell>
          <table:table-cell office:value-type="float" office:value="1427749753.46048" calcext:value-type="float">
            <text:p>1427749753.46048</text:p>
          </table:table-cell>
          <table:table-cell/>
          <table:table-cell table:formula="of:=MAX([.B403];[.D403];[.G403])-MAX([.A403];[.C403];[.E403])" office:value-type="float" office:value="1.18341302871704" calcext:value-type="float">
            <text:p>1.1834130287</text:p>
          </table:table-cell>
          <table:table-cell table:formula="of:=IF(ISBLANK([.E403]);&quot;&quot;;[.I403])" office:value-type="float" office:value="1.18341302871704" calcext:value-type="float">
            <text:p>1.1834130287</text:p>
          </table:table-cell>
          <table:table-cell table:formula="of:=IF(OR(ISBLANK([.E403]);[.I403]&lt;=0);&quot;&quot;;[.I403])" office:value-type="float" office:value="1.18341302871704" calcext:value-type="float">
            <text:p>1.18341302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7836" calcext:value-type="float">
            <text:p>1427749752.27836</text:p>
          </table:table-cell>
          <table:table-cell office:value-type="float" office:value="1427749753.37738" calcext:value-type="float">
            <text:p>1427749753.37738</text:p>
          </table:table-cell>
          <table:table-cell office:value-type="float" office:value="1427749753.46051" calcext:value-type="float">
            <text:p>1427749753.46051</text:p>
          </table:table-cell>
          <table:table-cell/>
          <table:table-cell table:formula="of:=MAX([.B404];[.D404];[.G404])-MAX([.A404];[.C404];[.E404])" office:value-type="float" office:value="1.18215298652649" calcext:value-type="float">
            <text:p>1.1821529865</text:p>
          </table:table-cell>
          <table:table-cell table:formula="of:=IF(ISBLANK([.E404]);&quot;&quot;;[.I404])" office:value-type="float" office:value="1.18215298652649" calcext:value-type="float">
            <text:p>1.1821529865</text:p>
          </table:table-cell>
          <table:table-cell table:formula="of:=IF(OR(ISBLANK([.E404]);[.I404]&lt;=0);&quot;&quot;;[.I404])" office:value-type="float" office:value="1.18215298652649" calcext:value-type="float">
            <text:p>1.18215298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7956" calcext:value-type="float">
            <text:p>1427749752.27956</text:p>
          </table:table-cell>
          <table:table-cell office:value-type="float" office:value="1427749753.46043" calcext:value-type="float">
            <text:p>1427749753.46043</text:p>
          </table:table-cell>
          <table:table-cell office:value-type="float" office:value="1427749753.54358" calcext:value-type="float">
            <text:p>1427749753.54358</text:p>
          </table:table-cell>
          <table:table-cell/>
          <table:table-cell table:formula="of:=MAX([.B405];[.D405];[.G405])-MAX([.A405];[.C405];[.E405])" office:value-type="float" office:value="1.26402306556702" calcext:value-type="float">
            <text:p>1.2640230656</text:p>
          </table:table-cell>
          <table:table-cell table:formula="of:=IF(ISBLANK([.E405]);&quot;&quot;;[.I405])" office:value-type="float" office:value="1.26402306556702" calcext:value-type="float">
            <text:p>1.2640230656</text:p>
          </table:table-cell>
          <table:table-cell table:formula="of:=IF(OR(ISBLANK([.E405]);[.I405]&lt;=0);&quot;&quot;;[.I405])" office:value-type="float" office:value="1.26402306556702" calcext:value-type="float">
            <text:p>1.2640230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8001" calcext:value-type="float">
            <text:p>1427749752.28001</text:p>
          </table:table-cell>
          <table:table-cell office:value-type="float" office:value="1427749753.54354" calcext:value-type="float">
            <text:p>1427749753.54354</text:p>
          </table:table-cell>
          <table:table-cell office:value-type="float" office:value="1427749753.62573" calcext:value-type="float">
            <text:p>1427749753.62573</text:p>
          </table:table-cell>
          <table:table-cell/>
          <table:table-cell table:formula="of:=MAX([.B406];[.D406];[.G406])-MAX([.A406];[.C406];[.E406])" office:value-type="float" office:value="1.34572291374207" calcext:value-type="float">
            <text:p>1.3457229137</text:p>
          </table:table-cell>
          <table:table-cell table:formula="of:=IF(ISBLANK([.E406]);&quot;&quot;;[.I406])" office:value-type="float" office:value="1.34572291374207" calcext:value-type="float">
            <text:p>1.3457229137</text:p>
          </table:table-cell>
          <table:table-cell table:formula="of:=IF(OR(ISBLANK([.E406]);[.I406]&lt;=0);&quot;&quot;;[.I406])" office:value-type="float" office:value="1.34572291374207" calcext:value-type="float">
            <text:p>1.3457229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8046" calcext:value-type="float">
            <text:p>1427749752.28046</text:p>
          </table:table-cell>
          <table:table-cell office:value-type="float" office:value="1427749753.13453" calcext:value-type="float">
            <text:p>1427749753.13453</text:p>
          </table:table-cell>
          <table:table-cell office:value-type="float" office:value="1427749753.2557" calcext:value-type="float">
            <text:p>1427749753.2557</text:p>
          </table:table-cell>
          <table:table-cell/>
          <table:table-cell table:formula="of:=MAX([.B407];[.D407];[.G407])-MAX([.A407];[.C407];[.E407])" office:value-type="float" office:value="0.975244045257568" calcext:value-type="float">
            <text:p>0.9752440453</text:p>
          </table:table-cell>
          <table:table-cell table:formula="of:=IF(ISBLANK([.E407]);&quot;&quot;;[.I407])" office:value-type="float" office:value="0.975244045257568" calcext:value-type="float">
            <text:p>0.9752440453</text:p>
          </table:table-cell>
          <table:table-cell table:formula="of:=IF(OR(ISBLANK([.E407]);[.I407]&lt;=0);&quot;&quot;;[.I407])" office:value-type="float" office:value="0.975244045257568" calcext:value-type="float">
            <text:p>0.97524404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8091" calcext:value-type="float">
            <text:p>1427749752.28091</text:p>
          </table:table-cell>
          <table:table-cell office:value-type="float" office:value="1427749753.05328" calcext:value-type="float">
            <text:p>1427749753.05328</text:p>
          </table:table-cell>
          <table:table-cell office:value-type="float" office:value="1427749753.13459" calcext:value-type="float">
            <text:p>1427749753.13459</text:p>
          </table:table-cell>
          <table:table-cell/>
          <table:table-cell table:formula="of:=MAX([.B408];[.D408];[.G408])-MAX([.A408];[.C408];[.E408])" office:value-type="float" office:value="0.85368013381958" calcext:value-type="float">
            <text:p>0.8536801338</text:p>
          </table:table-cell>
          <table:table-cell table:formula="of:=IF(ISBLANK([.E408]);&quot;&quot;;[.I408])" office:value-type="float" office:value="0.85368013381958" calcext:value-type="float">
            <text:p>0.8536801338</text:p>
          </table:table-cell>
          <table:table-cell table:formula="of:=IF(OR(ISBLANK([.E408]);[.I408]&lt;=0);&quot;&quot;;[.I408])" office:value-type="float" office:value="0.85368013381958" calcext:value-type="float">
            <text:p>0.85368013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2.28139" calcext:value-type="float">
            <text:p>1427749752.28139</text:p>
          </table:table-cell>
          <table:table-cell office:value-type="float" office:value="1427749753.62742" calcext:value-type="float">
            <text:p>1427749753.62742</text:p>
          </table:table-cell>
          <table:table-cell office:value-type="float" office:value="1427749753.65945" calcext:value-type="float">
            <text:p>1427749753.65945</text:p>
          </table:table-cell>
          <table:table-cell/>
          <table:table-cell table:formula="of:=MAX([.B409];[.D409];[.G409])-MAX([.A409];[.C409];[.E409])" office:value-type="float" office:value="1.37805199623108" calcext:value-type="float">
            <text:p>1.3780519962</text:p>
          </table:table-cell>
          <table:table-cell table:formula="of:=IF(ISBLANK([.E409]);&quot;&quot;;[.I409])" office:value-type="float" office:value="1.37805199623108" calcext:value-type="float">
            <text:p>1.3780519962</text:p>
          </table:table-cell>
          <table:table-cell table:formula="of:=IF(OR(ISBLANK([.E409]);[.I409]&lt;=0);&quot;&quot;;[.I409])" office:value-type="float" office:value="1.37805199623108" calcext:value-type="float">
            <text:p>1.37805199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3.74743" calcext:value-type="float">
            <text:p>1427749753.74743</text:p>
          </table:table-cell>
          <table:table-cell office:value-type="float" office:value="1427749755.17672" calcext:value-type="float">
            <text:p>1427749755.17672</text:p>
          </table:table-cell>
          <table:table-cell table:number-columns-repeated="4"/>
          <table:table-cell table:formula="of:=MAX([.B410];[.D410];[.G410])-MAX([.A410];[.C410];[.E410])" office:value-type="float" office:value="1.42928695678711" calcext:value-type="float">
            <text:p>1.4292869568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4744" calcext:value-type="float">
            <text:p>1427749753.74744</text:p>
          </table:table-cell>
          <table:table-cell office:value-type="float" office:value="1427749755.05605" calcext:value-type="float">
            <text:p>1427749755.05605</text:p>
          </table:table-cell>
          <table:table-cell office:value-type="float" office:value="1427749755.0867" calcext:value-type="float">
            <text:p>1427749755.0867</text:p>
          </table:table-cell>
          <table:table-cell/>
          <table:table-cell table:formula="of:=MAX([.B411];[.D411];[.G411])-MAX([.A411];[.C411];[.E411])" office:value-type="float" office:value="1.33926391601563" calcext:value-type="float">
            <text:p>1.339263916</text:p>
          </table:table-cell>
          <table:table-cell table:formula="of:=IF(ISBLANK([.E411]);&quot;&quot;;[.I411])" office:value-type="float" office:value="1.33926391601563" calcext:value-type="float">
            <text:p>1.339263916</text:p>
          </table:table-cell>
          <table:table-cell table:formula="of:=IF(OR(ISBLANK([.E411]);[.I411]&lt;=0);&quot;&quot;;[.I411])" office:value-type="float" office:value="1.33926391601563" calcext:value-type="float">
            <text:p>1.339263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4841" calcext:value-type="float">
            <text:p>1427749753.74841</text:p>
          </table:table-cell>
          <table:table-cell office:value-type="float" office:value="1427749755.14309" calcext:value-type="float">
            <text:p>1427749755.14309</text:p>
          </table:table-cell>
          <table:table-cell office:value-type="float" office:value="1427749755.17671" calcext:value-type="float">
            <text:p>1427749755.17671</text:p>
          </table:table-cell>
          <table:table-cell/>
          <table:table-cell table:formula="of:=MAX([.B412];[.D412];[.G412])-MAX([.A412];[.C412];[.E412])" office:value-type="float" office:value="1.42830491065979" calcext:value-type="float">
            <text:p>1.4283049107</text:p>
          </table:table-cell>
          <table:table-cell table:formula="of:=IF(ISBLANK([.E412]);&quot;&quot;;[.I412])" office:value-type="float" office:value="1.42830491065979" calcext:value-type="float">
            <text:p>1.4283049107</text:p>
          </table:table-cell>
          <table:table-cell table:formula="of:=IF(OR(ISBLANK([.E412]);[.I412]&lt;=0);&quot;&quot;;[.I412])" office:value-type="float" office:value="1.42830491065979" calcext:value-type="float">
            <text:p>1.42830491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4888" calcext:value-type="float">
            <text:p>1427749753.74888</text:p>
          </table:table-cell>
          <table:table-cell office:value-type="float" office:value="1427749754.72247" calcext:value-type="float">
            <text:p>1427749754.72247</text:p>
          </table:table-cell>
          <table:table-cell office:value-type="float" office:value="1427749754.80412" calcext:value-type="float">
            <text:p>1427749754.80412</text:p>
          </table:table-cell>
          <table:table-cell/>
          <table:table-cell table:formula="of:=MAX([.B413];[.D413];[.G413])-MAX([.A413];[.C413];[.E413])" office:value-type="float" office:value="1.05523610115051" calcext:value-type="float">
            <text:p>1.0552361012</text:p>
          </table:table-cell>
          <table:table-cell table:formula="of:=IF(ISBLANK([.E413]);&quot;&quot;;[.I413])" office:value-type="float" office:value="1.05523610115051" calcext:value-type="float">
            <text:p>1.0552361012</text:p>
          </table:table-cell>
          <table:table-cell table:formula="of:=IF(OR(ISBLANK([.E413]);[.I413]&lt;=0);&quot;&quot;;[.I413])" office:value-type="float" office:value="1.05523610115051" calcext:value-type="float">
            <text:p>1.0552361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4936" calcext:value-type="float">
            <text:p>1427749753.74936</text:p>
          </table:table-cell>
          <table:table-cell office:value-type="float" office:value="1427749754.88791" calcext:value-type="float">
            <text:p>1427749754.88791</text:p>
          </table:table-cell>
          <table:table-cell office:value-type="float" office:value="1427749754.97321" calcext:value-type="float">
            <text:p>1427749754.97321</text:p>
          </table:table-cell>
          <table:table-cell/>
          <table:table-cell table:formula="of:=MAX([.B414];[.D414];[.G414])-MAX([.A414];[.C414];[.E414])" office:value-type="float" office:value="1.22385597229004" calcext:value-type="float">
            <text:p>1.2238559723</text:p>
          </table:table-cell>
          <table:table-cell table:formula="of:=IF(ISBLANK([.E414]);&quot;&quot;;[.I414])" office:value-type="float" office:value="1.22385597229004" calcext:value-type="float">
            <text:p>1.2238559723</text:p>
          </table:table-cell>
          <table:table-cell table:formula="of:=IF(OR(ISBLANK([.E414]);[.I414]&lt;=0);&quot;&quot;;[.I414])" office:value-type="float" office:value="1.22385597229004" calcext:value-type="float">
            <text:p>1.22385597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4983" calcext:value-type="float">
            <text:p>1427749753.74983</text:p>
          </table:table-cell>
          <table:table-cell office:value-type="float" office:value="1427749754.97318" calcext:value-type="float">
            <text:p>1427749754.97318</text:p>
          </table:table-cell>
          <table:table-cell office:value-type="float" office:value="1427749755.05595" calcext:value-type="float">
            <text:p>1427749755.05595</text:p>
          </table:table-cell>
          <table:table-cell/>
          <table:table-cell table:formula="of:=MAX([.B415];[.D415];[.G415])-MAX([.A415];[.C415];[.E415])" office:value-type="float" office:value="1.30612206459045" calcext:value-type="float">
            <text:p>1.3061220646</text:p>
          </table:table-cell>
          <table:table-cell table:formula="of:=IF(ISBLANK([.E415]);&quot;&quot;;[.I415])" office:value-type="float" office:value="1.30612206459045" calcext:value-type="float">
            <text:p>1.3061220646</text:p>
          </table:table-cell>
          <table:table-cell table:formula="of:=IF(OR(ISBLANK([.E415]);[.I415]&lt;=0);&quot;&quot;;[.I415])" office:value-type="float" office:value="1.30612206459045" calcext:value-type="float">
            <text:p>1.30612206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5031" calcext:value-type="float">
            <text:p>1427749753.75031</text:p>
          </table:table-cell>
          <table:table-cell office:value-type="float" office:value="1427749754.80408" calcext:value-type="float">
            <text:p>1427749754.80408</text:p>
          </table:table-cell>
          <table:table-cell office:value-type="float" office:value="1427749754.88795" calcext:value-type="float">
            <text:p>1427749754.88795</text:p>
          </table:table-cell>
          <table:table-cell/>
          <table:table-cell table:formula="of:=MAX([.B416];[.D416];[.G416])-MAX([.A416];[.C416];[.E416])" office:value-type="float" office:value="1.13764595985413" calcext:value-type="float">
            <text:p>1.1376459599</text:p>
          </table:table-cell>
          <table:table-cell table:formula="of:=IF(ISBLANK([.E416]);&quot;&quot;;[.I416])" office:value-type="float" office:value="1.13764595985413" calcext:value-type="float">
            <text:p>1.1376459599</text:p>
          </table:table-cell>
          <table:table-cell table:formula="of:=IF(OR(ISBLANK([.E416]);[.I416]&lt;=0);&quot;&quot;;[.I416])" office:value-type="float" office:value="1.13764595985413" calcext:value-type="float">
            <text:p>1.1376459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5081" calcext:value-type="float">
            <text:p>1427749753.75081</text:p>
          </table:table-cell>
          <table:table-cell office:value-type="float" office:value="1427749755.05588" calcext:value-type="float">
            <text:p>1427749755.05588</text:p>
          </table:table-cell>
          <table:table-cell office:value-type="float" office:value="1427749755.0925" calcext:value-type="float">
            <text:p>1427749755.0925</text:p>
          </table:table-cell>
          <table:table-cell/>
          <table:table-cell table:formula="of:=MAX([.B417];[.D417];[.G417])-MAX([.A417];[.C417];[.E417])" office:value-type="float" office:value="1.34169793128967" calcext:value-type="float">
            <text:p>1.3416979313</text:p>
          </table:table-cell>
          <table:table-cell table:formula="of:=IF(ISBLANK([.E417]);&quot;&quot;;[.I417])" office:value-type="float" office:value="1.34169793128967" calcext:value-type="float">
            <text:p>1.3416979313</text:p>
          </table:table-cell>
          <table:table-cell table:formula="of:=IF(OR(ISBLANK([.E417]);[.I417]&lt;=0);&quot;&quot;;[.I417])" office:value-type="float" office:value="1.34169793128967" calcext:value-type="float">
            <text:p>1.34169793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5128" calcext:value-type="float">
            <text:p>1427749753.75128</text:p>
          </table:table-cell>
          <table:table-cell office:value-type="float" office:value="1427749754.97312" calcext:value-type="float">
            <text:p>1427749754.97312</text:p>
          </table:table-cell>
          <table:table-cell office:value-type="float" office:value="1427749755.05592" calcext:value-type="float">
            <text:p>1427749755.05592</text:p>
          </table:table-cell>
          <table:table-cell/>
          <table:table-cell table:formula="of:=MAX([.B418];[.D418];[.G418])-MAX([.A418];[.C418];[.E418])" office:value-type="float" office:value="1.30464291572571" calcext:value-type="float">
            <text:p>1.3046429157</text:p>
          </table:table-cell>
          <table:table-cell table:formula="of:=IF(ISBLANK([.E418]);&quot;&quot;;[.I418])" office:value-type="float" office:value="1.30464291572571" calcext:value-type="float">
            <text:p>1.3046429157</text:p>
          </table:table-cell>
          <table:table-cell table:formula="of:=IF(OR(ISBLANK([.E418]);[.I418]&lt;=0);&quot;&quot;;[.I418])" office:value-type="float" office:value="1.30464291572571" calcext:value-type="float">
            <text:p>1.30464291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5176" calcext:value-type="float">
            <text:p>1427749753.75176</text:p>
          </table:table-cell>
          <table:table-cell office:value-type="float" office:value="1427749754.64021" calcext:value-type="float">
            <text:p>1427749754.64021</text:p>
          </table:table-cell>
          <table:table-cell office:value-type="float" office:value="1427749754.72251" calcext:value-type="float">
            <text:p>1427749754.72251</text:p>
          </table:table-cell>
          <table:table-cell/>
          <table:table-cell table:formula="of:=MAX([.B419];[.D419];[.G419])-MAX([.A419];[.C419];[.E419])" office:value-type="float" office:value="0.970751047134399" calcext:value-type="float">
            <text:p>0.9707510471</text:p>
          </table:table-cell>
          <table:table-cell table:formula="of:=IF(ISBLANK([.E419]);&quot;&quot;;[.I419])" office:value-type="float" office:value="0.970751047134399" calcext:value-type="float">
            <text:p>0.9707510471</text:p>
          </table:table-cell>
          <table:table-cell table:formula="of:=IF(OR(ISBLANK([.E419]);[.I419]&lt;=0);&quot;&quot;;[.I419])" office:value-type="float" office:value="0.970751047134399" calcext:value-type="float">
            <text:p>0.97075104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3.75223" calcext:value-type="float">
            <text:p>1427749753.75223</text:p>
          </table:table-cell>
          <table:table-cell office:value-type="float" office:value="1427749754.3418" calcext:value-type="float">
            <text:p>1427749754.3418</text:p>
          </table:table-cell>
          <table:table-cell office:value-type="float" office:value="1427749754.46742" calcext:value-type="float">
            <text:p>1427749754.46742</text:p>
          </table:table-cell>
          <table:table-cell/>
          <table:table-cell table:formula="of:=MAX([.B420];[.D420];[.G420])-MAX([.A420];[.C420];[.E420])" office:value-type="float" office:value="0.715193033218384" calcext:value-type="float">
            <text:p>0.7151930332</text:p>
          </table:table-cell>
          <table:table-cell table:formula="of:=IF(ISBLANK([.E420]);&quot;&quot;;[.I420])" office:value-type="float" office:value="0.715193033218384" calcext:value-type="float">
            <text:p>0.7151930332</text:p>
          </table:table-cell>
          <table:table-cell table:formula="of:=IF(OR(ISBLANK([.E420]);[.I420]&lt;=0);&quot;&quot;;[.I420])" office:value-type="float" office:value="0.715193033218384" calcext:value-type="float">
            <text:p>0.7151930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5.17674" calcext:value-type="float">
            <text:p>1427749755.17674</text:p>
          </table:table-cell>
          <table:table-cell office:value-type="float" office:value="1427749756.70044" calcext:value-type="float">
            <text:p>1427749756.70044</text:p>
          </table:table-cell>
          <table:table-cell table:number-columns-repeated="4"/>
          <table:table-cell table:formula="of:=MAX([.B421];[.D421];[.G421])-MAX([.A421];[.C421];[.E421])" office:value-type="float" office:value="1.52369999885559" calcext:value-type="float">
            <text:p>1.5236999989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7674" calcext:value-type="float">
            <text:p>1427749755.17674</text:p>
          </table:table-cell>
          <table:table-cell office:value-type="float" office:value="1427749756.58892" calcext:value-type="float">
            <text:p>1427749756.58892</text:p>
          </table:table-cell>
          <table:table-cell office:value-type="float" office:value="1427749756.62343" calcext:value-type="float">
            <text:p>1427749756.62343</text:p>
          </table:table-cell>
          <table:table-cell/>
          <table:table-cell table:formula="of:=MAX([.B422];[.D422];[.G422])-MAX([.A422];[.C422];[.E422])" office:value-type="float" office:value="1.44669508934021" calcext:value-type="float">
            <text:p>1.4466950893</text:p>
          </table:table-cell>
          <table:table-cell table:formula="of:=IF(ISBLANK([.E422]);&quot;&quot;;[.I422])" office:value-type="float" office:value="1.44669508934021" calcext:value-type="float">
            <text:p>1.4466950893</text:p>
          </table:table-cell>
          <table:table-cell table:formula="of:=IF(OR(ISBLANK([.E422]);[.I422]&lt;=0);&quot;&quot;;[.I422])" office:value-type="float" office:value="1.44669508934021" calcext:value-type="float">
            <text:p>1.44669508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7852" calcext:value-type="float">
            <text:p>1427749755.17852</text:p>
          </table:table-cell>
          <table:table-cell office:value-type="float" office:value="1427749755.91348" calcext:value-type="float">
            <text:p>1427749755.91348</text:p>
          </table:table-cell>
          <table:table-cell office:value-type="float" office:value="1427749756.04233" calcext:value-type="float">
            <text:p>1427749756.04233</text:p>
          </table:table-cell>
          <table:table-cell/>
          <table:table-cell table:formula="of:=MAX([.B423];[.D423];[.G423])-MAX([.A423];[.C423];[.E423])" office:value-type="float" office:value="0.863806962966919" calcext:value-type="float">
            <text:p>0.863806963</text:p>
          </table:table-cell>
          <table:table-cell table:formula="of:=IF(ISBLANK([.E423]);&quot;&quot;;[.I423])" office:value-type="float" office:value="0.863806962966919" calcext:value-type="float">
            <text:p>0.863806963</text:p>
          </table:table-cell>
          <table:table-cell table:formula="of:=IF(OR(ISBLANK([.E423]);[.I423]&lt;=0);&quot;&quot;;[.I423])" office:value-type="float" office:value="0.863806962966919" calcext:value-type="float">
            <text:p>0.8638069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7991" calcext:value-type="float">
            <text:p>1427749755.17991</text:p>
          </table:table-cell>
          <table:table-cell office:value-type="float" office:value="1427749756.41905" calcext:value-type="float">
            <text:p>1427749756.41905</text:p>
          </table:table-cell>
          <table:table-cell office:value-type="float" office:value="1427749756.50239" calcext:value-type="float">
            <text:p>1427749756.50239</text:p>
          </table:table-cell>
          <table:table-cell/>
          <table:table-cell table:formula="of:=MAX([.B424];[.D424];[.G424])-MAX([.A424];[.C424];[.E424])" office:value-type="float" office:value="1.32248115539551" calcext:value-type="float">
            <text:p>1.3224811554</text:p>
          </table:table-cell>
          <table:table-cell table:formula="of:=IF(ISBLANK([.E424]);&quot;&quot;;[.I424])" office:value-type="float" office:value="1.32248115539551" calcext:value-type="float">
            <text:p>1.3224811554</text:p>
          </table:table-cell>
          <table:table-cell table:formula="of:=IF(OR(ISBLANK([.E424]);[.I424]&lt;=0);&quot;&quot;;[.I424])" office:value-type="float" office:value="1.32248115539551" calcext:value-type="float">
            <text:p>1.32248115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121" calcext:value-type="float">
            <text:p>1427749755.18121</text:p>
          </table:table-cell>
          <table:table-cell office:value-type="float" office:value="1427749756.12571" calcext:value-type="float">
            <text:p>1427749756.12571</text:p>
          </table:table-cell>
          <table:table-cell office:value-type="float" office:value="1427749756.25228" calcext:value-type="float">
            <text:p>1427749756.25228</text:p>
          </table:table-cell>
          <table:table-cell/>
          <table:table-cell table:formula="of:=MAX([.B425];[.D425];[.G425])-MAX([.A425];[.C425];[.E425])" office:value-type="float" office:value="1.07106614112854" calcext:value-type="float">
            <text:p>1.0710661411</text:p>
          </table:table-cell>
          <table:table-cell table:formula="of:=IF(ISBLANK([.E425]);&quot;&quot;;[.I425])" office:value-type="float" office:value="1.07106614112854" calcext:value-type="float">
            <text:p>1.0710661411</text:p>
          </table:table-cell>
          <table:table-cell table:formula="of:=IF(OR(ISBLANK([.E425]);[.I425]&lt;=0);&quot;&quot;;[.I425])" office:value-type="float" office:value="1.07106614112854" calcext:value-type="float">
            <text:p>1.07106614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251" calcext:value-type="float">
            <text:p>1427749755.18251</text:p>
          </table:table-cell>
          <table:table-cell office:value-type="float" office:value="1427749756.25218" calcext:value-type="float">
            <text:p>1427749756.25218</text:p>
          </table:table-cell>
          <table:table-cell office:value-type="float" office:value="1427749756.33597" calcext:value-type="float">
            <text:p>1427749756.33597</text:p>
          </table:table-cell>
          <table:table-cell/>
          <table:table-cell table:formula="of:=MAX([.B426];[.D426];[.G426])-MAX([.A426];[.C426];[.E426])" office:value-type="float" office:value="1.15346598625183" calcext:value-type="float">
            <text:p>1.1534659863</text:p>
          </table:table-cell>
          <table:table-cell table:formula="of:=IF(ISBLANK([.E426]);&quot;&quot;;[.I426])" office:value-type="float" office:value="1.15346598625183" calcext:value-type="float">
            <text:p>1.1534659863</text:p>
          </table:table-cell>
          <table:table-cell table:formula="of:=IF(OR(ISBLANK([.E426]);[.I426]&lt;=0);&quot;&quot;;[.I426])" office:value-type="float" office:value="1.15346598625183" calcext:value-type="float">
            <text:p>1.15346598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383" calcext:value-type="float">
            <text:p>1427749755.18383</text:p>
          </table:table-cell>
          <table:table-cell office:value-type="float" office:value="1427749756.58435" calcext:value-type="float">
            <text:p>1427749756.58435</text:p>
          </table:table-cell>
          <table:table-cell office:value-type="float" office:value="1427749756.62344" calcext:value-type="float">
            <text:p>1427749756.62344</text:p>
          </table:table-cell>
          <table:table-cell/>
          <table:table-cell table:formula="of:=MAX([.B427];[.D427];[.G427])-MAX([.A427];[.C427];[.E427])" office:value-type="float" office:value="1.43960905075073" calcext:value-type="float">
            <text:p>1.4396090508</text:p>
          </table:table-cell>
          <table:table-cell table:formula="of:=IF(ISBLANK([.E427]);&quot;&quot;;[.I427])" office:value-type="float" office:value="1.43960905075073" calcext:value-type="float">
            <text:p>1.4396090508</text:p>
          </table:table-cell>
          <table:table-cell table:formula="of:=IF(OR(ISBLANK([.E427]);[.I427]&lt;=0);&quot;&quot;;[.I427])" office:value-type="float" office:value="1.43960905075073" calcext:value-type="float">
            <text:p>1.43960905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504" calcext:value-type="float">
            <text:p>1427749755.18504</text:p>
          </table:table-cell>
          <table:table-cell office:value-type="float" office:value="1427749756.41899" calcext:value-type="float">
            <text:p>1427749756.41899</text:p>
          </table:table-cell>
          <table:table-cell office:value-type="float" office:value="1427749756.50235" calcext:value-type="float">
            <text:p>1427749756.50235</text:p>
          </table:table-cell>
          <table:table-cell/>
          <table:table-cell table:formula="of:=MAX([.B428];[.D428];[.G428])-MAX([.A428];[.C428];[.E428])" office:value-type="float" office:value="1.31731104850769" calcext:value-type="float">
            <text:p>1.3173110485</text:p>
          </table:table-cell>
          <table:table-cell table:formula="of:=IF(ISBLANK([.E428]);&quot;&quot;;[.I428])" office:value-type="float" office:value="1.31731104850769" calcext:value-type="float">
            <text:p>1.3173110485</text:p>
          </table:table-cell>
          <table:table-cell table:formula="of:=IF(OR(ISBLANK([.E428]);[.I428]&lt;=0);&quot;&quot;;[.I428])" office:value-type="float" office:value="1.31731104850769" calcext:value-type="float">
            <text:p>1.31731104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635" calcext:value-type="float">
            <text:p>1427749755.18635</text:p>
          </table:table-cell>
          <table:table-cell office:value-type="float" office:value="1427749756.25224" calcext:value-type="float">
            <text:p>1427749756.25224</text:p>
          </table:table-cell>
          <table:table-cell office:value-type="float" office:value="1427749756.33601" calcext:value-type="float">
            <text:p>1427749756.33601</text:p>
          </table:table-cell>
          <table:table-cell/>
          <table:table-cell table:formula="of:=MAX([.B429];[.D429];[.G429])-MAX([.A429];[.C429];[.E429])" office:value-type="float" office:value="1.14966011047363" calcext:value-type="float">
            <text:p>1.1496601105</text:p>
          </table:table-cell>
          <table:table-cell table:formula="of:=IF(ISBLANK([.E429]);&quot;&quot;;[.I429])" office:value-type="float" office:value="1.14966011047363" calcext:value-type="float">
            <text:p>1.1496601105</text:p>
          </table:table-cell>
          <table:table-cell table:formula="of:=IF(OR(ISBLANK([.E429]);[.I429]&lt;=0);&quot;&quot;;[.I429])" office:value-type="float" office:value="1.14966011047363" calcext:value-type="float">
            <text:p>1.14966011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771" calcext:value-type="float">
            <text:p>1427749755.18771</text:p>
          </table:table-cell>
          <table:table-cell office:value-type="float" office:value="1427749756.66514" calcext:value-type="float">
            <text:p>1427749756.66514</text:p>
          </table:table-cell>
          <table:table-cell office:value-type="float" office:value="1427749756.70043" calcext:value-type="float">
            <text:p>1427749756.70043</text:p>
          </table:table-cell>
          <table:table-cell/>
          <table:table-cell table:formula="of:=MAX([.B430];[.D430];[.G430])-MAX([.A430];[.C430];[.E430])" office:value-type="float" office:value="1.51271510124207" calcext:value-type="float">
            <text:p>1.5127151012</text:p>
          </table:table-cell>
          <table:table-cell table:formula="of:=IF(ISBLANK([.E430]);&quot;&quot;;[.I430])" office:value-type="float" office:value="1.51271510124207" calcext:value-type="float">
            <text:p>1.5127151012</text:p>
          </table:table-cell>
          <table:table-cell table:formula="of:=IF(OR(ISBLANK([.E430]);[.I430]&lt;=0);&quot;&quot;;[.I430])" office:value-type="float" office:value="1.51271510124207" calcext:value-type="float">
            <text:p>1.5127151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5.18901" calcext:value-type="float">
            <text:p>1427749755.18901</text:p>
          </table:table-cell>
          <table:table-cell office:value-type="float" office:value="1427749756.58445" calcext:value-type="float">
            <text:p>1427749756.58445</text:p>
          </table:table-cell>
          <table:table-cell office:value-type="float" office:value="1427749756.61942" calcext:value-type="float">
            <text:p>1427749756.61942</text:p>
          </table:table-cell>
          <table:table-cell/>
          <table:table-cell table:formula="of:=MAX([.B431];[.D431];[.G431])-MAX([.A431];[.C431];[.E431])" office:value-type="float" office:value="1.43041181564331" calcext:value-type="float">
            <text:p>1.4304118156</text:p>
          </table:table-cell>
          <table:table-cell table:formula="of:=IF(ISBLANK([.E431]);&quot;&quot;;[.I431])" office:value-type="float" office:value="1.43041181564331" calcext:value-type="float">
            <text:p>1.4304118156</text:p>
          </table:table-cell>
          <table:table-cell table:formula="of:=IF(OR(ISBLANK([.E431]);[.I431]&lt;=0);&quot;&quot;;[.I431])" office:value-type="float" office:value="1.43041181564331" calcext:value-type="float">
            <text:p>1.43041181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6.70045" calcext:value-type="float">
            <text:p>1427749756.70045</text:p>
          </table:table-cell>
          <table:table-cell office:value-type="float" office:value="1427749758.36024" calcext:value-type="float">
            <text:p>1427749758.36024</text:p>
          </table:table-cell>
          <table:table-cell table:number-columns-repeated="4"/>
          <table:table-cell table:formula="of:=MAX([.B432];[.D432];[.G432])-MAX([.A432];[.C432];[.E432])" office:value-type="float" office:value="1.65979194641113" calcext:value-type="float">
            <text:p>1.6597919464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045" calcext:value-type="float">
            <text:p>1427749756.70045</text:p>
          </table:table-cell>
          <table:table-cell office:value-type="float" office:value="1427749758.24008" calcext:value-type="float">
            <text:p>1427749758.24008</text:p>
          </table:table-cell>
          <table:table-cell office:value-type="float" office:value="1427749758.2781" calcext:value-type="float">
            <text:p>1427749758.2781</text:p>
          </table:table-cell>
          <table:table-cell/>
          <table:table-cell table:formula="of:=MAX([.B433];[.D433];[.G433])-MAX([.A433];[.C433];[.E433])" office:value-type="float" office:value="1.5776469707489" calcext:value-type="float">
            <text:p>1.5776469707</text:p>
          </table:table-cell>
          <table:table-cell table:formula="of:=IF(ISBLANK([.E433]);&quot;&quot;;[.I433])" office:value-type="float" office:value="1.5776469707489" calcext:value-type="float">
            <text:p>1.5776469707</text:p>
          </table:table-cell>
          <table:table-cell table:formula="of:=IF(OR(ISBLANK([.E433]);[.I433]&lt;=0);&quot;&quot;;[.I433])" office:value-type="float" office:value="1.5776469707489" calcext:value-type="float">
            <text:p>1.57764697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114" calcext:value-type="float">
            <text:p>1427749756.70114</text:p>
          </table:table-cell>
          <table:table-cell office:value-type="float" office:value="1427749757.86222" calcext:value-type="float">
            <text:p>1427749757.86222</text:p>
          </table:table-cell>
          <table:table-cell office:value-type="float" office:value="1427749758.24024" calcext:value-type="float">
            <text:p>1427749758.24024</text:p>
          </table:table-cell>
          <table:table-cell/>
          <table:table-cell table:formula="of:=MAX([.B434];[.D434];[.G434])-MAX([.A434];[.C434];[.E434])" office:value-type="float" office:value="1.5391058921814" calcext:value-type="float">
            <text:p>1.5391058922</text:p>
          </table:table-cell>
          <table:table-cell table:formula="of:=IF(ISBLANK([.E434]);&quot;&quot;;[.I434])" office:value-type="float" office:value="1.5391058921814" calcext:value-type="float">
            <text:p>1.5391058922</text:p>
          </table:table-cell>
          <table:table-cell table:formula="of:=IF(OR(ISBLANK([.E434]);[.I434]&lt;=0);&quot;&quot;;[.I434])" office:value-type="float" office:value="1.5391058921814" calcext:value-type="float">
            <text:p>1.53910589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202" calcext:value-type="float">
            <text:p>1427749756.70202</text:p>
          </table:table-cell>
          <table:table-cell office:value-type="float" office:value="1427749757.86282" calcext:value-type="float">
            <text:p>1427749757.86282</text:p>
          </table:table-cell>
          <table:table-cell office:value-type="float" office:value="1427749758.24002" calcext:value-type="float">
            <text:p>1427749758.24002</text:p>
          </table:table-cell>
          <table:table-cell/>
          <table:table-cell table:formula="of:=MAX([.B435];[.D435];[.G435])-MAX([.A435];[.C435];[.E435])" office:value-type="float" office:value="1.53800392150879" calcext:value-type="float">
            <text:p>1.5380039215</text:p>
          </table:table-cell>
          <table:table-cell table:formula="of:=IF(ISBLANK([.E435]);&quot;&quot;;[.I435])" office:value-type="float" office:value="1.53800392150879" calcext:value-type="float">
            <text:p>1.5380039215</text:p>
          </table:table-cell>
          <table:table-cell table:formula="of:=IF(OR(ISBLANK([.E435]);[.I435]&lt;=0);&quot;&quot;;[.I435])" office:value-type="float" office:value="1.53800392150879" calcext:value-type="float">
            <text:p>1.5380039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25" calcext:value-type="float">
            <text:p>1427749756.7025</text:p>
          </table:table-cell>
          <table:table-cell office:value-type="float" office:value="1427749758.24021" calcext:value-type="float">
            <text:p>1427749758.24021</text:p>
          </table:table-cell>
          <table:table-cell office:value-type="float" office:value="1427749758.27814" calcext:value-type="float">
            <text:p>1427749758.27814</text:p>
          </table:table-cell>
          <table:table-cell/>
          <table:table-cell table:formula="of:=MAX([.B436];[.D436];[.G436])-MAX([.A436];[.C436];[.E436])" office:value-type="float" office:value="1.57563900947571" calcext:value-type="float">
            <text:p>1.5756390095</text:p>
          </table:table-cell>
          <table:table-cell table:formula="of:=IF(ISBLANK([.E436]);&quot;&quot;;[.I436])" office:value-type="float" office:value="1.57563900947571" calcext:value-type="float">
            <text:p>1.5756390095</text:p>
          </table:table-cell>
          <table:table-cell table:formula="of:=IF(OR(ISBLANK([.E436]);[.I436]&lt;=0);&quot;&quot;;[.I436])" office:value-type="float" office:value="1.57563900947571" calcext:value-type="float">
            <text:p>1.57563900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297" calcext:value-type="float">
            <text:p>1427749756.70297</text:p>
          </table:table-cell>
          <table:table-cell office:value-type="float" office:value="1427749758.32502" calcext:value-type="float">
            <text:p>1427749758.32502</text:p>
          </table:table-cell>
          <table:table-cell office:value-type="float" office:value="1427749758.36023" calcext:value-type="float">
            <text:p>1427749758.36023</text:p>
          </table:table-cell>
          <table:table-cell/>
          <table:table-cell table:formula="of:=MAX([.B437];[.D437];[.G437])-MAX([.A437];[.C437];[.E437])" office:value-type="float" office:value="1.65725803375244" calcext:value-type="float">
            <text:p>1.6572580338</text:p>
          </table:table-cell>
          <table:table-cell table:formula="of:=IF(ISBLANK([.E437]);&quot;&quot;;[.I437])" office:value-type="float" office:value="1.65725803375244" calcext:value-type="float">
            <text:p>1.6572580338</text:p>
          </table:table-cell>
          <table:table-cell table:formula="of:=IF(OR(ISBLANK([.E437]);[.I437]&lt;=0);&quot;&quot;;[.I437])" office:value-type="float" office:value="1.65725803375244" calcext:value-type="float">
            <text:p>1.65725803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356" calcext:value-type="float">
            <text:p>1427749756.70356</text:p>
          </table:table-cell>
          <table:table-cell office:value-type="float" office:value="1427749757.67038" calcext:value-type="float">
            <text:p>1427749757.67038</text:p>
          </table:table-cell>
          <table:table-cell office:value-type="float" office:value="1427749757.76576" calcext:value-type="float">
            <text:p>1427749757.76576</text:p>
          </table:table-cell>
          <table:table-cell/>
          <table:table-cell table:formula="of:=MAX([.B438];[.D438];[.G438])-MAX([.A438];[.C438];[.E438])" office:value-type="float" office:value="1.06220006942749" calcext:value-type="float">
            <text:p>1.0622000694</text:p>
          </table:table-cell>
          <table:table-cell table:formula="of:=IF(ISBLANK([.E438]);&quot;&quot;;[.I438])" office:value-type="float" office:value="1.06220006942749" calcext:value-type="float">
            <text:p>1.0622000694</text:p>
          </table:table-cell>
          <table:table-cell table:formula="of:=IF(OR(ISBLANK([.E438]);[.I438]&lt;=0);&quot;&quot;;[.I438])" office:value-type="float" office:value="1.06220006942749" calcext:value-type="float">
            <text:p>1.06220006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403" calcext:value-type="float">
            <text:p>1427749756.70403</text:p>
          </table:table-cell>
          <table:table-cell office:value-type="float" office:value="1427749758.1507" calcext:value-type="float">
            <text:p>1427749758.1507</text:p>
          </table:table-cell>
          <table:table-cell office:value-type="float" office:value="1427749758.24012" calcext:value-type="float">
            <text:p>1427749758.24012</text:p>
          </table:table-cell>
          <table:table-cell/>
          <table:table-cell table:formula="of:=MAX([.B439];[.D439];[.G439])-MAX([.A439];[.C439];[.E439])" office:value-type="float" office:value="1.53608584403992" calcext:value-type="float">
            <text:p>1.536085844</text:p>
          </table:table-cell>
          <table:table-cell table:formula="of:=IF(ISBLANK([.E439]);&quot;&quot;;[.I439])" office:value-type="float" office:value="1.53608584403992" calcext:value-type="float">
            <text:p>1.536085844</text:p>
          </table:table-cell>
          <table:table-cell table:formula="of:=IF(OR(ISBLANK([.E439]);[.I439]&lt;=0);&quot;&quot;;[.I439])" office:value-type="float" office:value="1.53608584403992" calcext:value-type="float">
            <text:p>1.5360858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449" calcext:value-type="float">
            <text:p>1427749756.70449</text:p>
          </table:table-cell>
          <table:table-cell office:value-type="float" office:value="1427749757.57366" calcext:value-type="float">
            <text:p>1427749757.57366</text:p>
          </table:table-cell>
          <table:table-cell office:value-type="float" office:value="1427749757.67042" calcext:value-type="float">
            <text:p>1427749757.67042</text:p>
          </table:table-cell>
          <table:table-cell/>
          <table:table-cell table:formula="of:=MAX([.B440];[.D440];[.G440])-MAX([.A440];[.C440];[.E440])" office:value-type="float" office:value="0.965925931930542" calcext:value-type="float">
            <text:p>0.9659259319</text:p>
          </table:table-cell>
          <table:table-cell table:formula="of:=IF(ISBLANK([.E440]);&quot;&quot;;[.I440])" office:value-type="float" office:value="0.965925931930542" calcext:value-type="float">
            <text:p>0.9659259319</text:p>
          </table:table-cell>
          <table:table-cell table:formula="of:=IF(OR(ISBLANK([.E440]);[.I440]&lt;=0);&quot;&quot;;[.I440])" office:value-type="float" office:value="0.965925931930542" calcext:value-type="float">
            <text:p>0.96592593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494" calcext:value-type="float">
            <text:p>1427749756.70494</text:p>
          </table:table-cell>
          <table:table-cell office:value-type="float" office:value="1427749758.04558" calcext:value-type="float">
            <text:p>1427749758.04558</text:p>
          </table:table-cell>
          <table:table-cell office:value-type="float" office:value="1427749758.15076" calcext:value-type="float">
            <text:p>1427749758.15076</text:p>
          </table:table-cell>
          <table:table-cell/>
          <table:table-cell table:formula="of:=MAX([.B441];[.D441];[.G441])-MAX([.A441];[.C441];[.E441])" office:value-type="float" office:value="1.44581389427185" calcext:value-type="float">
            <text:p>1.4458138943</text:p>
          </table:table-cell>
          <table:table-cell table:formula="of:=IF(ISBLANK([.E441]);&quot;&quot;;[.I441])" office:value-type="float" office:value="1.44581389427185" calcext:value-type="float">
            <text:p>1.4458138943</text:p>
          </table:table-cell>
          <table:table-cell table:formula="of:=IF(OR(ISBLANK([.E441]);[.I441]&lt;=0);&quot;&quot;;[.I441])" office:value-type="float" office:value="1.44581389427185" calcext:value-type="float">
            <text:p>1.44581389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6.70546" calcext:value-type="float">
            <text:p>1427749756.70546</text:p>
          </table:table-cell>
          <table:table-cell office:value-type="float" office:value="1427749757.76571" calcext:value-type="float">
            <text:p>1427749757.76571</text:p>
          </table:table-cell>
          <table:table-cell office:value-type="float" office:value="1427749757.86226" calcext:value-type="float">
            <text:p>1427749757.86226</text:p>
          </table:table-cell>
          <table:table-cell/>
          <table:table-cell table:formula="of:=MAX([.B442];[.D442];[.G442])-MAX([.A442];[.C442];[.E442])" office:value-type="float" office:value="1.15680193901062" calcext:value-type="float">
            <text:p>1.156801939</text:p>
          </table:table-cell>
          <table:table-cell table:formula="of:=IF(ISBLANK([.E442]);&quot;&quot;;[.I442])" office:value-type="float" office:value="1.15680193901062" calcext:value-type="float">
            <text:p>1.156801939</text:p>
          </table:table-cell>
          <table:table-cell table:formula="of:=IF(OR(ISBLANK([.E442]);[.I442]&lt;=0);&quot;&quot;;[.I442])" office:value-type="float" office:value="1.15680193901062" calcext:value-type="float">
            <text:p>1.156801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8.36025" calcext:value-type="float">
            <text:p>1427749758.36025</text:p>
          </table:table-cell>
          <table:table-cell office:value-type="float" office:value="1427749759.70379" calcext:value-type="float">
            <text:p>1427749759.70379</text:p>
          </table:table-cell>
          <table:table-cell table:number-columns-repeated="4"/>
          <table:table-cell table:formula="of:=MAX([.B443];[.D443];[.G443])-MAX([.A443];[.C443];[.E443])" office:value-type="float" office:value="1.34353590011597" calcext:value-type="float">
            <text:p>1.3435359001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025" calcext:value-type="float">
            <text:p>1427749758.36025</text:p>
          </table:table-cell>
          <table:table-cell office:value-type="float" office:value="1427749759.66857" calcext:value-type="float">
            <text:p>1427749759.66857</text:p>
          </table:table-cell>
          <table:table-cell office:value-type="float" office:value="1427749759.70378" calcext:value-type="float">
            <text:p>1427749759.70378</text:p>
          </table:table-cell>
          <table:table-cell/>
          <table:table-cell table:formula="of:=MAX([.B444];[.D444];[.G444])-MAX([.A444];[.C444];[.E444])" office:value-type="float" office:value="1.34352898597717" calcext:value-type="float">
            <text:p>1.343528986</text:p>
          </table:table-cell>
          <table:table-cell table:formula="of:=IF(ISBLANK([.E444]);&quot;&quot;;[.I444])" office:value-type="float" office:value="1.34352898597717" calcext:value-type="float">
            <text:p>1.343528986</text:p>
          </table:table-cell>
          <table:table-cell table:formula="of:=IF(OR(ISBLANK([.E444]);[.I444]&lt;=0);&quot;&quot;;[.I444])" office:value-type="float" office:value="1.34352898597717" calcext:value-type="float">
            <text:p>1.3435289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171" calcext:value-type="float">
            <text:p>1427749758.36171</text:p>
          </table:table-cell>
          <table:table-cell office:value-type="float" office:value="1427749759.55827" calcext:value-type="float">
            <text:p>1427749759.55827</text:p>
          </table:table-cell>
          <table:table-cell office:value-type="float" office:value="1427749759.5954" calcext:value-type="float">
            <text:p>1427749759.5954</text:p>
          </table:table-cell>
          <table:table-cell/>
          <table:table-cell table:formula="of:=MAX([.B445];[.D445];[.G445])-MAX([.A445];[.C445];[.E445])" office:value-type="float" office:value="1.23368906974792" calcext:value-type="float">
            <text:p>1.2336890697</text:p>
          </table:table-cell>
          <table:table-cell table:formula="of:=IF(ISBLANK([.E445]);&quot;&quot;;[.I445])" office:value-type="float" office:value="1.23368906974792" calcext:value-type="float">
            <text:p>1.2336890697</text:p>
          </table:table-cell>
          <table:table-cell table:formula="of:=IF(OR(ISBLANK([.E445]);[.I445]&lt;=0);&quot;&quot;;[.I445])" office:value-type="float" office:value="1.23368906974792" calcext:value-type="float">
            <text:p>1.23368906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326" calcext:value-type="float">
            <text:p>1427749758.36326</text:p>
          </table:table-cell>
          <table:table-cell office:value-type="float" office:value="1427749759.47947" calcext:value-type="float">
            <text:p>1427749759.47947</text:p>
          </table:table-cell>
          <table:table-cell office:value-type="float" office:value="1427749759.55831" calcext:value-type="float">
            <text:p>1427749759.55831</text:p>
          </table:table-cell>
          <table:table-cell/>
          <table:table-cell table:formula="of:=MAX([.B446];[.D446];[.G446])-MAX([.A446];[.C446];[.E446])" office:value-type="float" office:value="1.19505095481873" calcext:value-type="float">
            <text:p>1.1950509548</text:p>
          </table:table-cell>
          <table:table-cell table:formula="of:=IF(ISBLANK([.E446]);&quot;&quot;;[.I446])" office:value-type="float" office:value="1.19505095481873" calcext:value-type="float">
            <text:p>1.1950509548</text:p>
          </table:table-cell>
          <table:table-cell table:formula="of:=IF(OR(ISBLANK([.E446]);[.I446]&lt;=0);&quot;&quot;;[.I446])" office:value-type="float" office:value="1.19505095481873" calcext:value-type="float">
            <text:p>1.19505095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463" calcext:value-type="float">
            <text:p>1427749758.36463</text:p>
          </table:table-cell>
          <table:table-cell office:value-type="float" office:value="1427749759.06751" calcext:value-type="float">
            <text:p>1427749759.06751</text:p>
          </table:table-cell>
          <table:table-cell office:value-type="float" office:value="1427749759.15216" calcext:value-type="float">
            <text:p>1427749759.15216</text:p>
          </table:table-cell>
          <table:table-cell/>
          <table:table-cell table:formula="of:=MAX([.B447];[.D447];[.G447])-MAX([.A447];[.C447];[.E447])" office:value-type="float" office:value="0.787539958953857" calcext:value-type="float">
            <text:p>0.787539959</text:p>
          </table:table-cell>
          <table:table-cell table:formula="of:=IF(ISBLANK([.E447]);&quot;&quot;;[.I447])" office:value-type="float" office:value="0.787539958953857" calcext:value-type="float">
            <text:p>0.787539959</text:p>
          </table:table-cell>
          <table:table-cell table:formula="of:=IF(OR(ISBLANK([.E447]);[.I447]&lt;=0);&quot;&quot;;[.I447])" office:value-type="float" office:value="0.787539958953857" calcext:value-type="float">
            <text:p>0.7875399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59" calcext:value-type="float">
            <text:p>1427749758.3659</text:p>
          </table:table-cell>
          <table:table-cell office:value-type="float" office:value="1427749759.32003" calcext:value-type="float">
            <text:p>1427749759.32003</text:p>
          </table:table-cell>
          <table:table-cell office:value-type="float" office:value="1427749759.40012" calcext:value-type="float">
            <text:p>1427749759.40012</text:p>
          </table:table-cell>
          <table:table-cell/>
          <table:table-cell table:formula="of:=MAX([.B448];[.D448];[.G448])-MAX([.A448];[.C448];[.E448])" office:value-type="float" office:value="1.03422594070435" calcext:value-type="float">
            <text:p>1.0342259407</text:p>
          </table:table-cell>
          <table:table-cell table:formula="of:=IF(ISBLANK([.E448]);&quot;&quot;;[.I448])" office:value-type="float" office:value="1.03422594070435" calcext:value-type="float">
            <text:p>1.0342259407</text:p>
          </table:table-cell>
          <table:table-cell table:formula="of:=IF(OR(ISBLANK([.E448]);[.I448]&lt;=0);&quot;&quot;;[.I448])" office:value-type="float" office:value="1.03422594070435" calcext:value-type="float">
            <text:p>1.03422594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728" calcext:value-type="float">
            <text:p>1427749758.36728</text:p>
          </table:table-cell>
          <table:table-cell office:value-type="float" office:value="1427749759.15209" calcext:value-type="float">
            <text:p>1427749759.15209</text:p>
          </table:table-cell>
          <table:table-cell office:value-type="float" office:value="1427749759.23619" calcext:value-type="float">
            <text:p>1427749759.23619</text:p>
          </table:table-cell>
          <table:table-cell/>
          <table:table-cell table:formula="of:=MAX([.B449];[.D449];[.G449])-MAX([.A449];[.C449];[.E449])" office:value-type="float" office:value="0.868910789489746" calcext:value-type="float">
            <text:p>0.8689107895</text:p>
          </table:table-cell>
          <table:table-cell table:formula="of:=IF(ISBLANK([.E449]);&quot;&quot;;[.I449])" office:value-type="float" office:value="0.868910789489746" calcext:value-type="float">
            <text:p>0.8689107895</text:p>
          </table:table-cell>
          <table:table-cell table:formula="of:=IF(OR(ISBLANK([.E449]);[.I449]&lt;=0);&quot;&quot;;[.I449])" office:value-type="float" office:value="0.868910789489746" calcext:value-type="float">
            <text:p>0.86891078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6867" calcext:value-type="float">
            <text:p>1427749758.36867</text:p>
          </table:table-cell>
          <table:table-cell office:value-type="float" office:value="1427749759.06742" calcext:value-type="float">
            <text:p>1427749759.06742</text:p>
          </table:table-cell>
          <table:table-cell office:value-type="float" office:value="1427749759.15213" calcext:value-type="float">
            <text:p>1427749759.15213</text:p>
          </table:table-cell>
          <table:table-cell/>
          <table:table-cell table:formula="of:=MAX([.B450];[.D450];[.G450])-MAX([.A450];[.C450];[.E450])" office:value-type="float" office:value="0.783463001251221" calcext:value-type="float">
            <text:p>0.7834630013</text:p>
          </table:table-cell>
          <table:table-cell table:formula="of:=IF(ISBLANK([.E450]);&quot;&quot;;[.I450])" office:value-type="float" office:value="0.783463001251221" calcext:value-type="float">
            <text:p>0.7834630013</text:p>
          </table:table-cell>
          <table:table-cell table:formula="of:=IF(OR(ISBLANK([.E450]);[.I450]&lt;=0);&quot;&quot;;[.I450])" office:value-type="float" office:value="0.783463001251221" calcext:value-type="float">
            <text:p>0.78346300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7018" calcext:value-type="float">
            <text:p>1427749758.37018</text:p>
          </table:table-cell>
          <table:table-cell office:value-type="float" office:value="1427749759.31996" calcext:value-type="float">
            <text:p>1427749759.31996</text:p>
          </table:table-cell>
          <table:table-cell office:value-type="float" office:value="1427749759.40009" calcext:value-type="float">
            <text:p>1427749759.40009</text:p>
          </table:table-cell>
          <table:table-cell/>
          <table:table-cell table:formula="of:=MAX([.B451];[.D451];[.G451])-MAX([.A451];[.C451];[.E451])" office:value-type="float" office:value="1.02990984916687" calcext:value-type="float">
            <text:p>1.0299098492</text:p>
          </table:table-cell>
          <table:table-cell table:formula="of:=IF(ISBLANK([.E451]);&quot;&quot;;[.I451])" office:value-type="float" office:value="1.02990984916687" calcext:value-type="float">
            <text:p>1.0299098492</text:p>
          </table:table-cell>
          <table:table-cell table:formula="of:=IF(OR(ISBLANK([.E451]);[.I451]&lt;=0);&quot;&quot;;[.I451])" office:value-type="float" office:value="1.02990984916687" calcext:value-type="float">
            <text:p>1.02990984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716" calcext:value-type="float">
            <text:p>1427749758.3716</text:p>
          </table:table-cell>
          <table:table-cell office:value-type="float" office:value="1427749759.5584" calcext:value-type="float">
            <text:p>1427749759.5584</text:p>
          </table:table-cell>
          <table:table-cell office:value-type="float" office:value="1427749759.5914" calcext:value-type="float">
            <text:p>1427749759.5914</text:p>
          </table:table-cell>
          <table:table-cell/>
          <table:table-cell table:formula="of:=MAX([.B452];[.D452];[.G452])-MAX([.A452];[.C452];[.E452])" office:value-type="float" office:value="1.21979784965515" calcext:value-type="float">
            <text:p>1.2197978497</text:p>
          </table:table-cell>
          <table:table-cell table:formula="of:=IF(ISBLANK([.E452]);&quot;&quot;;[.I452])" office:value-type="float" office:value="1.21979784965515" calcext:value-type="float">
            <text:p>1.2197978497</text:p>
          </table:table-cell>
          <table:table-cell table:formula="of:=IF(OR(ISBLANK([.E452]);[.I452]&lt;=0);&quot;&quot;;[.I452])" office:value-type="float" office:value="1.21979784965515" calcext:value-type="float">
            <text:p>1.21979784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8.37236" calcext:value-type="float">
            <text:p>1427749758.37236</text:p>
          </table:table-cell>
          <table:table-cell office:value-type="float" office:value="1427749759.56223" calcext:value-type="float">
            <text:p>1427749759.56223</text:p>
          </table:table-cell>
          <table:table-cell office:value-type="float" office:value="1427749759.59946" calcext:value-type="float">
            <text:p>1427749759.59946</text:p>
          </table:table-cell>
          <table:table-cell/>
          <table:table-cell table:formula="of:=MAX([.B453];[.D453];[.G453])-MAX([.A453];[.C453];[.E453])" office:value-type="float" office:value="1.22710084915161" calcext:value-type="float">
            <text:p>1.2271008492</text:p>
          </table:table-cell>
          <table:table-cell table:formula="of:=IF(ISBLANK([.E453]);&quot;&quot;;[.I453])" office:value-type="float" office:value="1.22710084915161" calcext:value-type="float">
            <text:p>1.2271008492</text:p>
          </table:table-cell>
          <table:table-cell table:formula="of:=IF(OR(ISBLANK([.E453]);[.I453]&lt;=0);&quot;&quot;;[.I453])" office:value-type="float" office:value="1.22710084915161" calcext:value-type="float">
            <text:p>1.22710084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59.70379" calcext:value-type="float">
            <text:p>1427749759.70379</text:p>
          </table:table-cell>
          <table:table-cell office:value-type="float" office:value="1427749761.2807" calcext:value-type="float">
            <text:p>1427749761.2807</text:p>
          </table:table-cell>
          <table:table-cell table:number-columns-repeated="4"/>
          <table:table-cell table:formula="of:=MAX([.B454];[.D454];[.G454])-MAX([.A454];[.C454];[.E454])" office:value-type="float" office:value="1.57690906524658" calcext:value-type="float">
            <text:p>1.5769090652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038" calcext:value-type="float">
            <text:p>1427749759.7038</text:p>
          </table:table-cell>
          <table:table-cell office:value-type="float" office:value="1427749761.24925" calcext:value-type="float">
            <text:p>1427749761.24925</text:p>
          </table:table-cell>
          <table:table-cell office:value-type="float" office:value="1427749761.2807" calcext:value-type="float">
            <text:p>1427749761.2807</text:p>
          </table:table-cell>
          <table:table-cell/>
          <table:table-cell table:formula="of:=MAX([.B455];[.D455];[.G455])-MAX([.A455];[.C455];[.E455])" office:value-type="float" office:value="1.57690095901489" calcext:value-type="float">
            <text:p>1.576900959</text:p>
          </table:table-cell>
          <table:table-cell table:formula="of:=IF(ISBLANK([.E455]);&quot;&quot;;[.I455])" office:value-type="float" office:value="1.57690095901489" calcext:value-type="float">
            <text:p>1.576900959</text:p>
          </table:table-cell>
          <table:table-cell table:formula="of:=IF(OR(ISBLANK([.E455]);[.I455]&lt;=0);&quot;&quot;;[.I455])" office:value-type="float" office:value="1.57690095901489" calcext:value-type="float">
            <text:p>1.5769009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0489" calcext:value-type="float">
            <text:p>1427749759.70489</text:p>
          </table:table-cell>
          <table:table-cell office:value-type="float" office:value="1427749760.99953" calcext:value-type="float">
            <text:p>1427749760.99953</text:p>
          </table:table-cell>
          <table:table-cell office:value-type="float" office:value="1427749761.08241" calcext:value-type="float">
            <text:p>1427749761.08241</text:p>
          </table:table-cell>
          <table:table-cell/>
          <table:table-cell table:formula="of:=MAX([.B456];[.D456];[.G456])-MAX([.A456];[.C456];[.E456])" office:value-type="float" office:value="1.37752604484558" calcext:value-type="float">
            <text:p>1.3775260448</text:p>
          </table:table-cell>
          <table:table-cell table:formula="of:=IF(ISBLANK([.E456]);&quot;&quot;;[.I456])" office:value-type="float" office:value="1.37752604484558" calcext:value-type="float">
            <text:p>1.3775260448</text:p>
          </table:table-cell>
          <table:table-cell table:formula="of:=IF(OR(ISBLANK([.E456]);[.I456]&lt;=0);&quot;&quot;;[.I456])" office:value-type="float" office:value="1.37752604484558" calcext:value-type="float">
            <text:p>1.37752604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0635" calcext:value-type="float">
            <text:p>1427749759.70635</text:p>
          </table:table-cell>
          <table:table-cell office:value-type="float" office:value="1427749761.08238" calcext:value-type="float">
            <text:p>1427749761.08238</text:p>
          </table:table-cell>
          <table:table-cell office:value-type="float" office:value="1427749761.16566" calcext:value-type="float">
            <text:p>1427749761.16566</text:p>
          </table:table-cell>
          <table:table-cell/>
          <table:table-cell table:formula="of:=MAX([.B457];[.D457];[.G457])-MAX([.A457];[.C457];[.E457])" office:value-type="float" office:value="1.4593141078949" calcext:value-type="float">
            <text:p>1.4593141079</text:p>
          </table:table-cell>
          <table:table-cell table:formula="of:=IF(ISBLANK([.E457]);&quot;&quot;;[.I457])" office:value-type="float" office:value="1.4593141078949" calcext:value-type="float">
            <text:p>1.4593141079</text:p>
          </table:table-cell>
          <table:table-cell table:formula="of:=IF(OR(ISBLANK([.E457]);[.I457]&lt;=0);&quot;&quot;;[.I457])" office:value-type="float" office:value="1.4593141078949" calcext:value-type="float">
            <text:p>1.45931410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0693" calcext:value-type="float">
            <text:p>1427749759.70693</text:p>
          </table:table-cell>
          <table:table-cell office:value-type="float" office:value="1427749760.83313" calcext:value-type="float">
            <text:p>1427749760.83313</text:p>
          </table:table-cell>
          <table:table-cell office:value-type="float" office:value="1427749760.91576" calcext:value-type="float">
            <text:p>1427749760.91576</text:p>
          </table:table-cell>
          <table:table-cell/>
          <table:table-cell table:formula="of:=MAX([.B458];[.D458];[.G458])-MAX([.A458];[.C458];[.E458])" office:value-type="float" office:value="1.20883107185364" calcext:value-type="float">
            <text:p>1.2088310719</text:p>
          </table:table-cell>
          <table:table-cell table:formula="of:=IF(ISBLANK([.E458]);&quot;&quot;;[.I458])" office:value-type="float" office:value="1.20883107185364" calcext:value-type="float">
            <text:p>1.2088310719</text:p>
          </table:table-cell>
          <table:table-cell table:formula="of:=IF(OR(ISBLANK([.E458]);[.I458]&lt;=0);&quot;&quot;;[.I458])" office:value-type="float" office:value="1.20883107185364" calcext:value-type="float">
            <text:p>1.20883107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0778" calcext:value-type="float">
            <text:p>1427749759.70778</text:p>
          </table:table-cell>
          <table:table-cell office:value-type="float" office:value="1427749761.17252" calcext:value-type="float">
            <text:p>1427749761.17252</text:p>
          </table:table-cell>
          <table:table-cell office:value-type="float" office:value="1427749761.2076" calcext:value-type="float">
            <text:p>1427749761.2076</text:p>
          </table:table-cell>
          <table:table-cell/>
          <table:table-cell table:formula="of:=MAX([.B459];[.D459];[.G459])-MAX([.A459];[.C459];[.E459])" office:value-type="float" office:value="1.49981904029846" calcext:value-type="float">
            <text:p>1.4998190403</text:p>
          </table:table-cell>
          <table:table-cell table:formula="of:=IF(ISBLANK([.E459]);&quot;&quot;;[.I459])" office:value-type="float" office:value="1.49981904029846" calcext:value-type="float">
            <text:p>1.4998190403</text:p>
          </table:table-cell>
          <table:table-cell table:formula="of:=IF(OR(ISBLANK([.E459]);[.I459]&lt;=0);&quot;&quot;;[.I459])" office:value-type="float" office:value="1.49981904029846" calcext:value-type="float">
            <text:p>1.49981904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0929" calcext:value-type="float">
            <text:p>1427749759.70929</text:p>
          </table:table-cell>
          <table:table-cell office:value-type="float" office:value="1427749760.75066" calcext:value-type="float">
            <text:p>1427749760.75066</text:p>
          </table:table-cell>
          <table:table-cell office:value-type="float" office:value="1427749760.83317" calcext:value-type="float">
            <text:p>1427749760.83317</text:p>
          </table:table-cell>
          <table:table-cell/>
          <table:table-cell table:formula="of:=MAX([.B460];[.D460];[.G460])-MAX([.A460];[.C460];[.E460])" office:value-type="float" office:value="1.12388396263123" calcext:value-type="float">
            <text:p>1.1238839626</text:p>
          </table:table-cell>
          <table:table-cell table:formula="of:=IF(ISBLANK([.E460]);&quot;&quot;;[.I460])" office:value-type="float" office:value="1.12388396263123" calcext:value-type="float">
            <text:p>1.1238839626</text:p>
          </table:table-cell>
          <table:table-cell table:formula="of:=IF(OR(ISBLANK([.E460]);[.I460]&lt;=0);&quot;&quot;;[.I460])" office:value-type="float" office:value="1.12388396263123" calcext:value-type="float">
            <text:p>1.12388396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1063" calcext:value-type="float">
            <text:p>1427749759.71063</text:p>
          </table:table-cell>
          <table:table-cell office:value-type="float" office:value="1427749761.1656" calcext:value-type="float">
            <text:p>1427749761.1656</text:p>
          </table:table-cell>
          <table:table-cell office:value-type="float" office:value="1427749761.20053" calcext:value-type="float">
            <text:p>1427749761.20053</text:p>
          </table:table-cell>
          <table:table-cell/>
          <table:table-cell table:formula="of:=MAX([.B461];[.D461];[.G461])-MAX([.A461];[.C461];[.E461])" office:value-type="float" office:value="1.48989701271057" calcext:value-type="float">
            <text:p>1.4898970127</text:p>
          </table:table-cell>
          <table:table-cell table:formula="of:=IF(ISBLANK([.E461]);&quot;&quot;;[.I461])" office:value-type="float" office:value="1.48989701271057" calcext:value-type="float">
            <text:p>1.4898970127</text:p>
          </table:table-cell>
          <table:table-cell table:formula="of:=IF(OR(ISBLANK([.E461]);[.I461]&lt;=0);&quot;&quot;;[.I461])" office:value-type="float" office:value="1.48989701271057" calcext:value-type="float">
            <text:p>1.48989701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1199" calcext:value-type="float">
            <text:p>1427749759.71199</text:p>
          </table:table-cell>
          <table:table-cell office:value-type="float" office:value="1427749760.91572" calcext:value-type="float">
            <text:p>1427749760.91572</text:p>
          </table:table-cell>
          <table:table-cell office:value-type="float" office:value="1427749760.99957" calcext:value-type="float">
            <text:p>1427749760.99957</text:p>
          </table:table-cell>
          <table:table-cell/>
          <table:table-cell table:formula="of:=MAX([.B462];[.D462];[.G462])-MAX([.A462];[.C462];[.E462])" office:value-type="float" office:value="1.28758096694946" calcext:value-type="float">
            <text:p>1.2875809669</text:p>
          </table:table-cell>
          <table:table-cell table:formula="of:=IF(ISBLANK([.E462]);&quot;&quot;;[.I462])" office:value-type="float" office:value="1.28758096694946" calcext:value-type="float">
            <text:p>1.2875809669</text:p>
          </table:table-cell>
          <table:table-cell table:formula="of:=IF(OR(ISBLANK([.E462]);[.I462]&lt;=0);&quot;&quot;;[.I462])" office:value-type="float" office:value="1.28758096694946" calcext:value-type="float">
            <text:p>1.28758096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1331" calcext:value-type="float">
            <text:p>1427749759.71331</text:p>
          </table:table-cell>
          <table:table-cell office:value-type="float" office:value="1427749761.16581" calcext:value-type="float">
            <text:p>1427749761.16581</text:p>
          </table:table-cell>
          <table:table-cell office:value-type="float" office:value="1427749761.1996" calcext:value-type="float">
            <text:p>1427749761.1996</text:p>
          </table:table-cell>
          <table:table-cell/>
          <table:table-cell table:formula="of:=MAX([.B463];[.D463];[.G463])-MAX([.A463];[.C463];[.E463])" office:value-type="float" office:value="1.48629498481751" calcext:value-type="float">
            <text:p>1.4862949848</text:p>
          </table:table-cell>
          <table:table-cell table:formula="of:=IF(ISBLANK([.E463]);&quot;&quot;;[.I463])" office:value-type="float" office:value="1.48629498481751" calcext:value-type="float">
            <text:p>1.4862949848</text:p>
          </table:table-cell>
          <table:table-cell table:formula="of:=IF(OR(ISBLANK([.E463]);[.I463]&lt;=0);&quot;&quot;;[.I463])" office:value-type="float" office:value="1.48629498481751" calcext:value-type="float">
            <text:p>1.4862949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59.71462" calcext:value-type="float">
            <text:p>1427749759.71462</text:p>
          </table:table-cell>
          <table:table-cell office:value-type="float" office:value="1427749760.66912" calcext:value-type="float">
            <text:p>1427749760.66912</text:p>
          </table:table-cell>
          <table:table-cell office:value-type="float" office:value="1427749760.7507" calcext:value-type="float">
            <text:p>1427749760.7507</text:p>
          </table:table-cell>
          <table:table-cell/>
          <table:table-cell table:formula="of:=MAX([.B464];[.D464];[.G464])-MAX([.A464];[.C464];[.E464])" office:value-type="float" office:value="1.03607702255249" calcext:value-type="float">
            <text:p>1.0360770226</text:p>
          </table:table-cell>
          <table:table-cell table:formula="of:=IF(ISBLANK([.E464]);&quot;&quot;;[.I464])" office:value-type="float" office:value="1.03607702255249" calcext:value-type="float">
            <text:p>1.0360770226</text:p>
          </table:table-cell>
          <table:table-cell table:formula="of:=IF(OR(ISBLANK([.E464]);[.I464]&lt;=0);&quot;&quot;;[.I464])" office:value-type="float" office:value="1.03607702255249" calcext:value-type="float">
            <text:p>1.03607702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61.28072" calcext:value-type="float">
            <text:p>1427749761.28072</text:p>
          </table:table-cell>
          <table:table-cell office:value-type="float" office:value="1427749762.86026" calcext:value-type="float">
            <text:p>1427749762.86026</text:p>
          </table:table-cell>
          <table:table-cell table:number-columns-repeated="4"/>
          <table:table-cell table:formula="of:=MAX([.B465];[.D465];[.G465])-MAX([.A465];[.C465];[.E465])" office:value-type="float" office:value="1.57954812049866" calcext:value-type="float">
            <text:p>1.5795481205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072" calcext:value-type="float">
            <text:p>1427749761.28072</text:p>
          </table:table-cell>
          <table:table-cell office:value-type="float" office:value="1427749762.74682" calcext:value-type="float">
            <text:p>1427749762.74682</text:p>
          </table:table-cell>
          <table:table-cell office:value-type="float" office:value="1427749762.78212" calcext:value-type="float">
            <text:p>1427749762.78212</text:p>
          </table:table-cell>
          <table:table-cell/>
          <table:table-cell table:formula="of:=MAX([.B466];[.D466];[.G466])-MAX([.A466];[.C466];[.E466])" office:value-type="float" office:value="1.50139689445496" calcext:value-type="float">
            <text:p>1.5013968945</text:p>
          </table:table-cell>
          <table:table-cell table:formula="of:=IF(ISBLANK([.E466]);&quot;&quot;;[.I466])" office:value-type="float" office:value="1.50139689445496" calcext:value-type="float">
            <text:p>1.5013968945</text:p>
          </table:table-cell>
          <table:table-cell table:formula="of:=IF(OR(ISBLANK([.E466]);[.I466]&lt;=0);&quot;&quot;;[.I466])" office:value-type="float" office:value="1.50139689445496" calcext:value-type="float">
            <text:p>1.50139689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212" calcext:value-type="float">
            <text:p>1427749761.28212</text:p>
          </table:table-cell>
          <table:table-cell office:value-type="float" office:value="1427749762.54375" calcext:value-type="float">
            <text:p>1427749762.54375</text:p>
          </table:table-cell>
          <table:table-cell office:value-type="float" office:value="1427749762.62452" calcext:value-type="float">
            <text:p>1427749762.62452</text:p>
          </table:table-cell>
          <table:table-cell/>
          <table:table-cell table:formula="of:=MAX([.B467];[.D467];[.G467])-MAX([.A467];[.C467];[.E467])" office:value-type="float" office:value="1.34239816665649" calcext:value-type="float">
            <text:p>1.3423981667</text:p>
          </table:table-cell>
          <table:table-cell table:formula="of:=IF(ISBLANK([.E467]);&quot;&quot;;[.I467])" office:value-type="float" office:value="1.34239816665649" calcext:value-type="float">
            <text:p>1.3423981667</text:p>
          </table:table-cell>
          <table:table-cell table:formula="of:=IF(OR(ISBLANK([.E467]);[.I467]&lt;=0);&quot;&quot;;[.I467])" office:value-type="float" office:value="1.34239816665649" calcext:value-type="float">
            <text:p>1.34239816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359" calcext:value-type="float">
            <text:p>1427749761.28359</text:p>
          </table:table-cell>
          <table:table-cell office:value-type="float" office:value="1427749762.74711" calcext:value-type="float">
            <text:p>1427749762.74711</text:p>
          </table:table-cell>
          <table:table-cell office:value-type="float" office:value="1427749762.78347" calcext:value-type="float">
            <text:p>1427749762.78347</text:p>
          </table:table-cell>
          <table:table-cell/>
          <table:table-cell table:formula="of:=MAX([.B468];[.D468];[.G468])-MAX([.A468];[.C468];[.E468])" office:value-type="float" office:value="1.49988484382629" calcext:value-type="float">
            <text:p>1.4998848438</text:p>
          </table:table-cell>
          <table:table-cell table:formula="of:=IF(ISBLANK([.E468]);&quot;&quot;;[.I468])" office:value-type="float" office:value="1.49988484382629" calcext:value-type="float">
            <text:p>1.4998848438</text:p>
          </table:table-cell>
          <table:table-cell table:formula="of:=IF(OR(ISBLANK([.E468]);[.I468]&lt;=0);&quot;&quot;;[.I468])" office:value-type="float" office:value="1.49988484382629" calcext:value-type="float">
            <text:p>1.49988484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517" calcext:value-type="float">
            <text:p>1427749761.28517</text:p>
          </table:table-cell>
          <table:table-cell office:value-type="float" office:value="1427749761.89489" calcext:value-type="float">
            <text:p>1427749761.89489</text:p>
          </table:table-cell>
          <table:table-cell office:value-type="float" office:value="1427749762.01494" calcext:value-type="float">
            <text:p>1427749762.01494</text:p>
          </table:table-cell>
          <table:table-cell/>
          <table:table-cell table:formula="of:=MAX([.B469];[.D469];[.G469])-MAX([.A469];[.C469];[.E469])" office:value-type="float" office:value="0.72977089881897" calcext:value-type="float">
            <text:p>0.7297708988</text:p>
          </table:table-cell>
          <table:table-cell table:formula="of:=IF(ISBLANK([.E469]);&quot;&quot;;[.I469])" office:value-type="float" office:value="0.72977089881897" calcext:value-type="float">
            <text:p>0.7297708988</text:p>
          </table:table-cell>
          <table:table-cell table:formula="of:=IF(OR(ISBLANK([.E469]);[.I469]&lt;=0);&quot;&quot;;[.I469])" office:value-type="float" office:value="0.72977089881897" calcext:value-type="float">
            <text:p>0.72977089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655" calcext:value-type="float">
            <text:p>1427749761.28655</text:p>
          </table:table-cell>
          <table:table-cell office:value-type="float" office:value="1427749762.2985" calcext:value-type="float">
            <text:p>1427749762.2985</text:p>
          </table:table-cell>
          <table:table-cell office:value-type="float" office:value="1427749762.42251" calcext:value-type="float">
            <text:p>1427749762.42251</text:p>
          </table:table-cell>
          <table:table-cell/>
          <table:table-cell table:formula="of:=MAX([.B470];[.D470];[.G470])-MAX([.A470];[.C470];[.E470])" office:value-type="float" office:value="1.13595914840698" calcext:value-type="float">
            <text:p>1.1359591484</text:p>
          </table:table-cell>
          <table:table-cell table:formula="of:=IF(ISBLANK([.E470]);&quot;&quot;;[.I470])" office:value-type="float" office:value="1.13595914840698" calcext:value-type="float">
            <text:p>1.1359591484</text:p>
          </table:table-cell>
          <table:table-cell table:formula="of:=IF(OR(ISBLANK([.E470]);[.I470]&lt;=0);&quot;&quot;;[.I470])" office:value-type="float" office:value="1.13595914840698" calcext:value-type="float">
            <text:p>1.13595914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792" calcext:value-type="float">
            <text:p>1427749761.28792</text:p>
          </table:table-cell>
          <table:table-cell office:value-type="float" office:value="1427749762.74691" calcext:value-type="float">
            <text:p>1427749762.74691</text:p>
          </table:table-cell>
          <table:table-cell office:value-type="float" office:value="1427749762.7821" calcext:value-type="float">
            <text:p>1427749762.7821</text:p>
          </table:table-cell>
          <table:table-cell/>
          <table:table-cell table:formula="of:=MAX([.B471];[.D471];[.G471])-MAX([.A471];[.C471];[.E471])" office:value-type="float" office:value="1.49417901039124" calcext:value-type="float">
            <text:p>1.4941790104</text:p>
          </table:table-cell>
          <table:table-cell table:formula="of:=IF(ISBLANK([.E471]);&quot;&quot;;[.I471])" office:value-type="float" office:value="1.49417901039124" calcext:value-type="float">
            <text:p>1.4941790104</text:p>
          </table:table-cell>
          <table:table-cell table:formula="of:=IF(OR(ISBLANK([.E471]);[.I471]&lt;=0);&quot;&quot;;[.I471])" office:value-type="float" office:value="1.49417901039124" calcext:value-type="float">
            <text:p>1.49417901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8914" calcext:value-type="float">
            <text:p>1427749761.28914</text:p>
          </table:table-cell>
          <table:table-cell office:value-type="float" office:value="1427749762.83169" calcext:value-type="float">
            <text:p>1427749762.83169</text:p>
          </table:table-cell>
          <table:table-cell office:value-type="float" office:value="1427749762.86025" calcext:value-type="float">
            <text:p>1427749762.86025</text:p>
          </table:table-cell>
          <table:table-cell/>
          <table:table-cell table:formula="of:=MAX([.B472];[.D472];[.G472])-MAX([.A472];[.C472];[.E472])" office:value-type="float" office:value="1.57111310958862" calcext:value-type="float">
            <text:p>1.5711131096</text:p>
          </table:table-cell>
          <table:table-cell table:formula="of:=IF(ISBLANK([.E472]);&quot;&quot;;[.I472])" office:value-type="float" office:value="1.57111310958862" calcext:value-type="float">
            <text:p>1.5711131096</text:p>
          </table:table-cell>
          <table:table-cell table:formula="of:=IF(OR(ISBLANK([.E472]);[.I472]&lt;=0);&quot;&quot;;[.I472])" office:value-type="float" office:value="1.57111310958862" calcext:value-type="float">
            <text:p>1.57111310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903" calcext:value-type="float">
            <text:p>1427749761.2903</text:p>
          </table:table-cell>
          <table:table-cell office:value-type="float" office:value="1427749762.17577" calcext:value-type="float">
            <text:p>1427749762.17577</text:p>
          </table:table-cell>
          <table:table-cell office:value-type="float" office:value="1427749762.29864" calcext:value-type="float">
            <text:p>1427749762.29864</text:p>
          </table:table-cell>
          <table:table-cell/>
          <table:table-cell table:formula="of:=MAX([.B473];[.D473];[.G473])-MAX([.A473];[.C473];[.E473])" office:value-type="float" office:value="1.00834512710571" calcext:value-type="float">
            <text:p>1.0083451271</text:p>
          </table:table-cell>
          <table:table-cell table:formula="of:=IF(ISBLANK([.E473]);&quot;&quot;;[.I473])" office:value-type="float" office:value="1.00834512710571" calcext:value-type="float">
            <text:p>1.0083451271</text:p>
          </table:table-cell>
          <table:table-cell table:formula="of:=IF(OR(ISBLANK([.E473]);[.I473]&lt;=0);&quot;&quot;;[.I473])" office:value-type="float" office:value="1.00834512710571" calcext:value-type="float">
            <text:p>1.00834512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9149" calcext:value-type="float">
            <text:p>1427749761.29149</text:p>
          </table:table-cell>
          <table:table-cell office:value-type="float" office:value="1427749762.29858" calcext:value-type="float">
            <text:p>1427749762.29858</text:p>
          </table:table-cell>
          <table:table-cell office:value-type="float" office:value="1427749762.42254" calcext:value-type="float">
            <text:p>1427749762.42254</text:p>
          </table:table-cell>
          <table:table-cell/>
          <table:table-cell table:formula="of:=MAX([.B474];[.D474];[.G474])-MAX([.A474];[.C474];[.E474])" office:value-type="float" office:value="1.13104510307312" calcext:value-type="float">
            <text:p>1.1310451031</text:p>
          </table:table-cell>
          <table:table-cell table:formula="of:=IF(ISBLANK([.E474]);&quot;&quot;;[.I474])" office:value-type="float" office:value="1.13104510307312" calcext:value-type="float">
            <text:p>1.1310451031</text:p>
          </table:table-cell>
          <table:table-cell table:formula="of:=IF(OR(ISBLANK([.E474]);[.I474]&lt;=0);&quot;&quot;;[.I474])" office:value-type="float" office:value="1.13104510307312" calcext:value-type="float">
            <text:p>1.1310451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1.29299" calcext:value-type="float">
            <text:p>1427749761.29299</text:p>
          </table:table-cell>
          <table:table-cell office:value-type="float" office:value="1427749762.62446" calcext:value-type="float">
            <text:p>1427749762.62446</text:p>
          </table:table-cell>
          <table:table-cell office:value-type="float" office:value="1427749762.74696" calcext:value-type="float">
            <text:p>1427749762.74696</text:p>
          </table:table-cell>
          <table:table-cell/>
          <table:table-cell table:formula="of:=MAX([.B475];[.D475];[.G475])-MAX([.A475];[.C475];[.E475])" office:value-type="float" office:value="1.45396900177002" calcext:value-type="float">
            <text:p>1.4539690018</text:p>
          </table:table-cell>
          <table:table-cell table:formula="of:=IF(ISBLANK([.E475]);&quot;&quot;;[.I475])" office:value-type="float" office:value="1.45396900177002" calcext:value-type="float">
            <text:p>1.4539690018</text:p>
          </table:table-cell>
          <table:table-cell table:formula="of:=IF(OR(ISBLANK([.E475]);[.I475]&lt;=0);&quot;&quot;;[.I475])" office:value-type="float" office:value="1.45396900177002" calcext:value-type="float">
            <text:p>1.4539690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62.86028" calcext:value-type="float">
            <text:p>1427749762.86028</text:p>
          </table:table-cell>
          <table:table-cell office:value-type="float" office:value="1427749764.64918" calcext:value-type="float">
            <text:p>1427749764.64918</text:p>
          </table:table-cell>
          <table:table-cell table:number-columns-repeated="4"/>
          <table:table-cell table:formula="of:=MAX([.B476];[.D476];[.G476])-MAX([.A476];[.C476];[.E476])" office:value-type="float" office:value="1.78890299797058" calcext:value-type="float">
            <text:p>1.788902998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028" calcext:value-type="float">
            <text:p>1427749762.86028</text:p>
          </table:table-cell>
          <table:table-cell office:value-type="float" office:value="1427749764.61312" calcext:value-type="float">
            <text:p>1427749764.61312</text:p>
          </table:table-cell>
          <table:table-cell office:value-type="float" office:value="1427749764.64917" calcext:value-type="float">
            <text:p>1427749764.64917</text:p>
          </table:table-cell>
          <table:table-cell/>
          <table:table-cell table:formula="of:=MAX([.B477];[.D477];[.G477])-MAX([.A477];[.C477];[.E477])" office:value-type="float" office:value="1.78889417648315" calcext:value-type="float">
            <text:p>1.7888941765</text:p>
          </table:table-cell>
          <table:table-cell table:formula="of:=IF(ISBLANK([.E477]);&quot;&quot;;[.I477])" office:value-type="float" office:value="1.78889417648315" calcext:value-type="float">
            <text:p>1.7888941765</text:p>
          </table:table-cell>
          <table:table-cell table:formula="of:=IF(OR(ISBLANK([.E477]);[.I477]&lt;=0);&quot;&quot;;[.I477])" office:value-type="float" office:value="1.78889417648315" calcext:value-type="float">
            <text:p>1.78889417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17" calcext:value-type="float">
            <text:p>1427749762.8617</text:p>
          </table:table-cell>
          <table:table-cell office:value-type="float" office:value="1427749764.07342" calcext:value-type="float">
            <text:p>1427749764.07342</text:p>
          </table:table-cell>
          <table:table-cell office:value-type="float" office:value="1427749764.1984" calcext:value-type="float">
            <text:p>1427749764.1984</text:p>
          </table:table-cell>
          <table:table-cell/>
          <table:table-cell table:formula="of:=MAX([.B478];[.D478];[.G478])-MAX([.A478];[.C478];[.E478])" office:value-type="float" office:value="1.33669996261597" calcext:value-type="float">
            <text:p>1.3366999626</text:p>
          </table:table-cell>
          <table:table-cell table:formula="of:=IF(ISBLANK([.E478]);&quot;&quot;;[.I478])" office:value-type="float" office:value="1.33669996261597" calcext:value-type="float">
            <text:p>1.3366999626</text:p>
          </table:table-cell>
          <table:table-cell table:formula="of:=IF(OR(ISBLANK([.E478]);[.I478]&lt;=0);&quot;&quot;;[.I478])" office:value-type="float" office:value="1.33669996261597" calcext:value-type="float">
            <text:p>1.33669996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259" calcext:value-type="float">
            <text:p>1427749762.86259</text:p>
          </table:table-cell>
          <table:table-cell office:value-type="float" office:value="1427749764.35987" calcext:value-type="float">
            <text:p>1427749764.35987</text:p>
          </table:table-cell>
          <table:table-cell office:value-type="float" office:value="1427749764.44104" calcext:value-type="float">
            <text:p>1427749764.44104</text:p>
          </table:table-cell>
          <table:table-cell/>
          <table:table-cell table:formula="of:=MAX([.B479];[.D479];[.G479])-MAX([.A479];[.C479];[.E479])" office:value-type="float" office:value="1.578449010849" calcext:value-type="float">
            <text:p>1.5784490108</text:p>
          </table:table-cell>
          <table:table-cell table:formula="of:=IF(ISBLANK([.E479]);&quot;&quot;;[.I479])" office:value-type="float" office:value="1.578449010849" calcext:value-type="float">
            <text:p>1.5784490108</text:p>
          </table:table-cell>
          <table:table-cell table:formula="of:=IF(OR(ISBLANK([.E479]);[.I479]&lt;=0);&quot;&quot;;[.I479])" office:value-type="float" office:value="1.578449010849" calcext:value-type="float">
            <text:p>1.57844901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362" calcext:value-type="float">
            <text:p>1427749762.86362</text:p>
          </table:table-cell>
          <table:table-cell office:value-type="float" office:value="1427749764.27879" calcext:value-type="float">
            <text:p>1427749764.27879</text:p>
          </table:table-cell>
          <table:table-cell office:value-type="float" office:value="1427749764.35991" calcext:value-type="float">
            <text:p>1427749764.35991</text:p>
          </table:table-cell>
          <table:table-cell/>
          <table:table-cell table:formula="of:=MAX([.B480];[.D480];[.G480])-MAX([.A480];[.C480];[.E480])" office:value-type="float" office:value="1.49628281593323" calcext:value-type="float">
            <text:p>1.4962828159</text:p>
          </table:table-cell>
          <table:table-cell table:formula="of:=IF(ISBLANK([.E480]);&quot;&quot;;[.I480])" office:value-type="float" office:value="1.49628281593323" calcext:value-type="float">
            <text:p>1.4962828159</text:p>
          </table:table-cell>
          <table:table-cell table:formula="of:=IF(OR(ISBLANK([.E480]);[.I480]&lt;=0);&quot;&quot;;[.I480])" office:value-type="float" office:value="1.49628281593323" calcext:value-type="float">
            <text:p>1.49628281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413" calcext:value-type="float">
            <text:p>1427749762.86413</text:p>
          </table:table-cell>
          <table:table-cell office:value-type="float" office:value="1427749764.53284" calcext:value-type="float">
            <text:p>1427749764.53284</text:p>
          </table:table-cell>
          <table:table-cell office:value-type="float" office:value="1427749764.56217" calcext:value-type="float">
            <text:p>1427749764.56217</text:p>
          </table:table-cell>
          <table:table-cell/>
          <table:table-cell table:formula="of:=MAX([.B481];[.D481];[.G481])-MAX([.A481];[.C481];[.E481])" office:value-type="float" office:value="1.69803810119629" calcext:value-type="float">
            <text:p>1.6980381012</text:p>
          </table:table-cell>
          <table:table-cell table:formula="of:=IF(ISBLANK([.E481]);&quot;&quot;;[.I481])" office:value-type="float" office:value="1.69803810119629" calcext:value-type="float">
            <text:p>1.6980381012</text:p>
          </table:table-cell>
          <table:table-cell table:formula="of:=IF(OR(ISBLANK([.E481]);[.I481]&lt;=0);&quot;&quot;;[.I481])" office:value-type="float" office:value="1.69803810119629" calcext:value-type="float">
            <text:p>1.6980381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463" calcext:value-type="float">
            <text:p>1427749762.86463</text:p>
          </table:table-cell>
          <table:table-cell office:value-type="float" office:value="1427749764.441" calcext:value-type="float">
            <text:p>1427749764.441</text:p>
          </table:table-cell>
          <table:table-cell office:value-type="float" office:value="1427749764.52484" calcext:value-type="float">
            <text:p>1427749764.52484</text:p>
          </table:table-cell>
          <table:table-cell/>
          <table:table-cell table:formula="of:=MAX([.B482];[.D482];[.G482])-MAX([.A482];[.C482];[.E482])" office:value-type="float" office:value="1.66020917892456" calcext:value-type="float">
            <text:p>1.6602091789</text:p>
          </table:table-cell>
          <table:table-cell table:formula="of:=IF(ISBLANK([.E482]);&quot;&quot;;[.I482])" office:value-type="float" office:value="1.66020917892456" calcext:value-type="float">
            <text:p>1.6602091789</text:p>
          </table:table-cell>
          <table:table-cell table:formula="of:=IF(OR(ISBLANK([.E482]);[.I482]&lt;=0);&quot;&quot;;[.I482])" office:value-type="float" office:value="1.66020917892456" calcext:value-type="float">
            <text:p>1.66020917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512" calcext:value-type="float">
            <text:p>1427749762.86512</text:p>
          </table:table-cell>
          <table:table-cell office:value-type="float" office:value="1427749764.07351" calcext:value-type="float">
            <text:p>1427749764.07351</text:p>
          </table:table-cell>
          <table:table-cell office:value-type="float" office:value="1427749764.19844" calcext:value-type="float">
            <text:p>1427749764.19844</text:p>
          </table:table-cell>
          <table:table-cell/>
          <table:table-cell table:formula="of:=MAX([.B483];[.D483];[.G483])-MAX([.A483];[.C483];[.E483])" office:value-type="float" office:value="1.33331513404846" calcext:value-type="float">
            <text:p>1.333315134</text:p>
          </table:table-cell>
          <table:table-cell table:formula="of:=IF(ISBLANK([.E483]);&quot;&quot;;[.I483])" office:value-type="float" office:value="1.33331513404846" calcext:value-type="float">
            <text:p>1.333315134</text:p>
          </table:table-cell>
          <table:table-cell table:formula="of:=IF(OR(ISBLANK([.E483]);[.I483]&lt;=0);&quot;&quot;;[.I483])" office:value-type="float" office:value="1.33331513404846" calcext:value-type="float">
            <text:p>1.3333151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562" calcext:value-type="float">
            <text:p>1427749762.86562</text:p>
          </table:table-cell>
          <table:table-cell office:value-type="float" office:value="1427749764.52494" calcext:value-type="float">
            <text:p>1427749764.52494</text:p>
          </table:table-cell>
          <table:table-cell office:value-type="float" office:value="1427749764.56647" calcext:value-type="float">
            <text:p>1427749764.56647</text:p>
          </table:table-cell>
          <table:table-cell/>
          <table:table-cell table:formula="of:=MAX([.B484];[.D484];[.G484])-MAX([.A484];[.C484];[.E484])" office:value-type="float" office:value="1.70084691047668" calcext:value-type="float">
            <text:p>1.7008469105</text:p>
          </table:table-cell>
          <table:table-cell table:formula="of:=IF(ISBLANK([.E484]);&quot;&quot;;[.I484])" office:value-type="float" office:value="1.70084691047668" calcext:value-type="float">
            <text:p>1.7008469105</text:p>
          </table:table-cell>
          <table:table-cell table:formula="of:=IF(OR(ISBLANK([.E484]);[.I484]&lt;=0);&quot;&quot;;[.I484])" office:value-type="float" office:value="1.70084691047668" calcext:value-type="float">
            <text:p>1.70084691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611" calcext:value-type="float">
            <text:p>1427749762.86611</text:p>
          </table:table-cell>
          <table:table-cell office:value-type="float" office:value="1427749763.87211" calcext:value-type="float">
            <text:p>1427749763.87211</text:p>
          </table:table-cell>
          <table:table-cell office:value-type="float" office:value="1427749763.95197" calcext:value-type="float">
            <text:p>1427749763.95197</text:p>
          </table:table-cell>
          <table:table-cell/>
          <table:table-cell table:formula="of:=MAX([.B485];[.D485];[.G485])-MAX([.A485];[.C485];[.E485])" office:value-type="float" office:value="1.08585786819458" calcext:value-type="float">
            <text:p>1.0858578682</text:p>
          </table:table-cell>
          <table:table-cell table:formula="of:=IF(ISBLANK([.E485]);&quot;&quot;;[.I485])" office:value-type="float" office:value="1.08585786819458" calcext:value-type="float">
            <text:p>1.0858578682</text:p>
          </table:table-cell>
          <table:table-cell table:formula="of:=IF(OR(ISBLANK([.E485]);[.I485]&lt;=0);&quot;&quot;;[.I485])" office:value-type="float" office:value="1.08585786819458" calcext:value-type="float">
            <text:p>1.08585786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2.8666" calcext:value-type="float">
            <text:p>1427749762.8666</text:p>
          </table:table-cell>
          <table:table-cell office:value-type="float" office:value="1427749764.5248" calcext:value-type="float">
            <text:p>1427749764.5248</text:p>
          </table:table-cell>
          <table:table-cell office:value-type="float" office:value="1427749764.56525" calcext:value-type="float">
            <text:p>1427749764.56525</text:p>
          </table:table-cell>
          <table:table-cell/>
          <table:table-cell table:formula="of:=MAX([.B486];[.D486];[.G486])-MAX([.A486];[.C486];[.E486])" office:value-type="float" office:value="1.69864821434021" calcext:value-type="float">
            <text:p>1.6986482143</text:p>
          </table:table-cell>
          <table:table-cell table:formula="of:=IF(ISBLANK([.E486]);&quot;&quot;;[.I486])" office:value-type="float" office:value="1.69864821434021" calcext:value-type="float">
            <text:p>1.6986482143</text:p>
          </table:table-cell>
          <table:table-cell table:formula="of:=IF(OR(ISBLANK([.E486]);[.I486]&lt;=0);&quot;&quot;;[.I486])" office:value-type="float" office:value="1.69864821434021" calcext:value-type="float">
            <text:p>1.6986482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64.64919" calcext:value-type="float">
            <text:p>1427749764.64919</text:p>
          </table:table-cell>
          <table:table-cell office:value-type="float" office:value="1427749766.11038" calcext:value-type="float">
            <text:p>1427749766.11038</text:p>
          </table:table-cell>
          <table:table-cell table:number-columns-repeated="4"/>
          <table:table-cell table:formula="of:=MAX([.B487];[.D487];[.G487])-MAX([.A487];[.C487];[.E487])" office:value-type="float" office:value="1.46119403839111" calcext:value-type="float">
            <text:p>1.4611940384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4919" calcext:value-type="float">
            <text:p>1427749764.64919</text:p>
          </table:table-cell>
          <table:table-cell office:value-type="float" office:value="1427749766.07796" calcext:value-type="float">
            <text:p>1427749766.07796</text:p>
          </table:table-cell>
          <table:table-cell office:value-type="float" office:value="1427749766.11038" calcext:value-type="float">
            <text:p>1427749766.11038</text:p>
          </table:table-cell>
          <table:table-cell/>
          <table:table-cell table:formula="of:=MAX([.B488];[.D488];[.G488])-MAX([.A488];[.C488];[.E488])" office:value-type="float" office:value="1.46118688583374" calcext:value-type="float">
            <text:p>1.4611868858</text:p>
          </table:table-cell>
          <table:table-cell table:formula="of:=IF(ISBLANK([.E488]);&quot;&quot;;[.I488])" office:value-type="float" office:value="1.46118688583374" calcext:value-type="float">
            <text:p>1.4611868858</text:p>
          </table:table-cell>
          <table:table-cell table:formula="of:=IF(OR(ISBLANK([.E488]);[.I488]&lt;=0);&quot;&quot;;[.I488])" office:value-type="float" office:value="1.46118688583374" calcext:value-type="float">
            <text:p>1.46118688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029" calcext:value-type="float">
            <text:p>1427749764.65029</text:p>
          </table:table-cell>
          <table:table-cell office:value-type="float" office:value="1427749765.7992" calcext:value-type="float">
            <text:p>1427749765.7992</text:p>
          </table:table-cell>
          <table:table-cell office:value-type="float" office:value="1427749765.88354" calcext:value-type="float">
            <text:p>1427749765.88354</text:p>
          </table:table-cell>
          <table:table-cell/>
          <table:table-cell table:formula="of:=MAX([.B489];[.D489];[.G489])-MAX([.A489];[.C489];[.E489])" office:value-type="float" office:value="1.23325705528259" calcext:value-type="float">
            <text:p>1.2332570553</text:p>
          </table:table-cell>
          <table:table-cell table:formula="of:=IF(ISBLANK([.E489]);&quot;&quot;;[.I489])" office:value-type="float" office:value="1.23325705528259" calcext:value-type="float">
            <text:p>1.2332570553</text:p>
          </table:table-cell>
          <table:table-cell table:formula="of:=IF(OR(ISBLANK([.E489]);[.I489]&lt;=0);&quot;&quot;;[.I489])" office:value-type="float" office:value="1.23325705528259" calcext:value-type="float">
            <text:p>1.23325705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161" calcext:value-type="float">
            <text:p>1427749764.65161</text:p>
          </table:table-cell>
          <table:table-cell office:value-type="float" office:value="1427749765.63033" calcext:value-type="float">
            <text:p>1427749765.63033</text:p>
          </table:table-cell>
          <table:table-cell office:value-type="float" office:value="1427749765.71494" calcext:value-type="float">
            <text:p>1427749765.71494</text:p>
          </table:table-cell>
          <table:table-cell/>
          <table:table-cell table:formula="of:=MAX([.B490];[.D490];[.G490])-MAX([.A490];[.C490];[.E490])" office:value-type="float" office:value="1.0633339881897" calcext:value-type="float">
            <text:p>1.0633339882</text:p>
          </table:table-cell>
          <table:table-cell table:formula="of:=IF(ISBLANK([.E490]);&quot;&quot;;[.I490])" office:value-type="float" office:value="1.0633339881897" calcext:value-type="float">
            <text:p>1.0633339882</text:p>
          </table:table-cell>
          <table:table-cell table:formula="of:=IF(OR(ISBLANK([.E490]);[.I490]&lt;=0);&quot;&quot;;[.I490])" office:value-type="float" office:value="1.0633339881897" calcext:value-type="float">
            <text:p>1.06333398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255" calcext:value-type="float">
            <text:p>1427749764.65255</text:p>
          </table:table-cell>
          <table:table-cell office:value-type="float" office:value="1427749765.35239" calcext:value-type="float">
            <text:p>1427749765.35239</text:p>
          </table:table-cell>
          <table:table-cell office:value-type="float" office:value="1427749765.71473" calcext:value-type="float">
            <text:p>1427749765.71473</text:p>
          </table:table-cell>
          <table:table-cell/>
          <table:table-cell table:formula="of:=MAX([.B491];[.D491];[.G491])-MAX([.A491];[.C491];[.E491])" office:value-type="float" office:value="1.06217789649963" calcext:value-type="float">
            <text:p>1.0621778965</text:p>
          </table:table-cell>
          <table:table-cell table:formula="of:=IF(ISBLANK([.E491]);&quot;&quot;;[.I491])" office:value-type="float" office:value="1.06217789649963" calcext:value-type="float">
            <text:p>1.0621778965</text:p>
          </table:table-cell>
          <table:table-cell table:formula="of:=IF(OR(ISBLANK([.E491]);[.I491]&lt;=0);&quot;&quot;;[.I491])" office:value-type="float" office:value="1.06217789649963" calcext:value-type="float">
            <text:p>1.06217789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325" calcext:value-type="float">
            <text:p>1427749764.65325</text:p>
          </table:table-cell>
          <table:table-cell office:value-type="float" office:value="1427749765.97951" calcext:value-type="float">
            <text:p>1427749765.97951</text:p>
          </table:table-cell>
          <table:table-cell office:value-type="float" office:value="1427749766.01672" calcext:value-type="float">
            <text:p>1427749766.01672</text:p>
          </table:table-cell>
          <table:table-cell/>
          <table:table-cell table:formula="of:=MAX([.B492];[.D492];[.G492])-MAX([.A492];[.C492];[.E492])" office:value-type="float" office:value="1.36346507072449" calcext:value-type="float">
            <text:p>1.3634650707</text:p>
          </table:table-cell>
          <table:table-cell table:formula="of:=IF(ISBLANK([.E492]);&quot;&quot;;[.I492])" office:value-type="float" office:value="1.36346507072449" calcext:value-type="float">
            <text:p>1.3634650707</text:p>
          </table:table-cell>
          <table:table-cell table:formula="of:=IF(OR(ISBLANK([.E492]);[.I492]&lt;=0);&quot;&quot;;[.I492])" office:value-type="float" office:value="1.36346507072449" calcext:value-type="float">
            <text:p>1.36346507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425" calcext:value-type="float">
            <text:p>1427749764.65425</text:p>
          </table:table-cell>
          <table:table-cell office:value-type="float" office:value="1427749765.79913" calcext:value-type="float">
            <text:p>1427749765.79913</text:p>
          </table:table-cell>
          <table:table-cell office:value-type="float" office:value="1427749765.88351" calcext:value-type="float">
            <text:p>1427749765.88351</text:p>
          </table:table-cell>
          <table:table-cell/>
          <table:table-cell table:formula="of:=MAX([.B493];[.D493];[.G493])-MAX([.A493];[.C493];[.E493])" office:value-type="float" office:value="1.22925806045532" calcext:value-type="float">
            <text:p>1.2292580605</text:p>
          </table:table-cell>
          <table:table-cell table:formula="of:=IF(ISBLANK([.E493]);&quot;&quot;;[.I493])" office:value-type="float" office:value="1.22925806045532" calcext:value-type="float">
            <text:p>1.2292580605</text:p>
          </table:table-cell>
          <table:table-cell table:formula="of:=IF(OR(ISBLANK([.E493]);[.I493]&lt;=0);&quot;&quot;;[.I493])" office:value-type="float" office:value="1.22925806045532" calcext:value-type="float">
            <text:p>1.22925806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533" calcext:value-type="float">
            <text:p>1427749764.65533</text:p>
          </table:table-cell>
          <table:table-cell office:value-type="float" office:value="1427749765.96637" calcext:value-type="float">
            <text:p>1427749765.96637</text:p>
          </table:table-cell>
          <table:table-cell office:value-type="float" office:value="1427749766.0052" calcext:value-type="float">
            <text:p>1427749766.0052</text:p>
          </table:table-cell>
          <table:table-cell/>
          <table:table-cell table:formula="of:=MAX([.B494];[.D494];[.G494])-MAX([.A494];[.C494];[.E494])" office:value-type="float" office:value="1.34986090660095" calcext:value-type="float">
            <text:p>1.3498609066</text:p>
          </table:table-cell>
          <table:table-cell table:formula="of:=IF(ISBLANK([.E494]);&quot;&quot;;[.I494])" office:value-type="float" office:value="1.34986090660095" calcext:value-type="float">
            <text:p>1.3498609066</text:p>
          </table:table-cell>
          <table:table-cell table:formula="of:=IF(OR(ISBLANK([.E494]);[.I494]&lt;=0);&quot;&quot;;[.I494])" office:value-type="float" office:value="1.34986090660095" calcext:value-type="float">
            <text:p>1.34986090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648" calcext:value-type="float">
            <text:p>1427749764.65648</text:p>
          </table:table-cell>
          <table:table-cell office:value-type="float" office:value="1427749765.54604" calcext:value-type="float">
            <text:p>1427749765.54604</text:p>
          </table:table-cell>
          <table:table-cell office:value-type="float" office:value="1427749765.63037" calcext:value-type="float">
            <text:p>1427749765.63037</text:p>
          </table:table-cell>
          <table:table-cell/>
          <table:table-cell table:formula="of:=MAX([.B495];[.D495];[.G495])-MAX([.A495];[.C495];[.E495])" office:value-type="float" office:value="0.973891019821167" calcext:value-type="float">
            <text:p>0.9738910198</text:p>
          </table:table-cell>
          <table:table-cell table:formula="of:=IF(ISBLANK([.E495]);&quot;&quot;;[.I495])" office:value-type="float" office:value="0.973891019821167" calcext:value-type="float">
            <text:p>0.9738910198</text:p>
          </table:table-cell>
          <table:table-cell table:formula="of:=IF(OR(ISBLANK([.E495]);[.I495]&lt;=0);&quot;&quot;;[.I495])" office:value-type="float" office:value="0.973891019821167" calcext:value-type="float">
            <text:p>0.9738910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726" calcext:value-type="float">
            <text:p>1427749764.65726</text:p>
          </table:table-cell>
          <table:table-cell office:value-type="float" office:value="1427749765.25403" calcext:value-type="float">
            <text:p>1427749765.25403</text:p>
          </table:table-cell>
          <table:table-cell office:value-type="float" office:value="1427749765.35378" calcext:value-type="float">
            <text:p>1427749765.35378</text:p>
          </table:table-cell>
          <table:table-cell/>
          <table:table-cell table:formula="of:=MAX([.B496];[.D496];[.G496])-MAX([.A496];[.C496];[.E496])" office:value-type="float" office:value="0.696520090103149" calcext:value-type="float">
            <text:p>0.6965200901</text:p>
          </table:table-cell>
          <table:table-cell table:formula="of:=IF(ISBLANK([.E496]);&quot;&quot;;[.I496])" office:value-type="float" office:value="0.696520090103149" calcext:value-type="float">
            <text:p>0.6965200901</text:p>
          </table:table-cell>
          <table:table-cell table:formula="of:=IF(OR(ISBLANK([.E496]);[.I496]&lt;=0);&quot;&quot;;[.I496])" office:value-type="float" office:value="0.696520090103149" calcext:value-type="float">
            <text:p>0.69652009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4.65822" calcext:value-type="float">
            <text:p>1427749764.65822</text:p>
          </table:table-cell>
          <table:table-cell office:value-type="float" office:value="1427749765.96648" calcext:value-type="float">
            <text:p>1427749765.96648</text:p>
          </table:table-cell>
          <table:table-cell office:value-type="float" office:value="1427749766.0068" calcext:value-type="float">
            <text:p>1427749766.0068</text:p>
          </table:table-cell>
          <table:table-cell/>
          <table:table-cell table:formula="of:=MAX([.B497];[.D497];[.G497])-MAX([.A497];[.C497];[.E497])" office:value-type="float" office:value="1.34857583045959" calcext:value-type="float">
            <text:p>1.3485758305</text:p>
          </table:table-cell>
          <table:table-cell table:formula="of:=IF(ISBLANK([.E497]);&quot;&quot;;[.I497])" office:value-type="float" office:value="1.34857583045959" calcext:value-type="float">
            <text:p>1.3485758305</text:p>
          </table:table-cell>
          <table:table-cell table:formula="of:=IF(OR(ISBLANK([.E497]);[.I497]&lt;=0);&quot;&quot;;[.I497])" office:value-type="float" office:value="1.34857583045959" calcext:value-type="float">
            <text:p>1.3485758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66.11039" calcext:value-type="float">
            <text:p>1427749766.11039</text:p>
          </table:table-cell>
          <table:table-cell office:value-type="float" office:value="1427749767.48856" calcext:value-type="float">
            <text:p>1427749767.48856</text:p>
          </table:table-cell>
          <table:table-cell table:number-columns-repeated="4"/>
          <table:table-cell table:formula="of:=MAX([.B498];[.D498];[.G498])-MAX([.A498];[.C498];[.E498])" office:value-type="float" office:value="1.37816381454468" calcext:value-type="float">
            <text:p>1.3781638145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039" calcext:value-type="float">
            <text:p>1427749766.11039</text:p>
          </table:table-cell>
          <table:table-cell office:value-type="float" office:value="1427749767.35749" calcext:value-type="float">
            <text:p>1427749767.35749</text:p>
          </table:table-cell>
          <table:table-cell office:value-type="float" office:value="1427749767.39135" calcext:value-type="float">
            <text:p>1427749767.39135</text:p>
          </table:table-cell>
          <table:table-cell/>
          <table:table-cell table:formula="of:=MAX([.B499];[.D499];[.G499])-MAX([.A499];[.C499];[.E499])" office:value-type="float" office:value="1.28096008300781" calcext:value-type="float">
            <text:p>1.280960083</text:p>
          </table:table-cell>
          <table:table-cell table:formula="of:=IF(ISBLANK([.E499]);&quot;&quot;;[.I499])" office:value-type="float" office:value="1.28096008300781" calcext:value-type="float">
            <text:p>1.280960083</text:p>
          </table:table-cell>
          <table:table-cell table:formula="of:=IF(OR(ISBLANK([.E499]);[.I499]&lt;=0);&quot;&quot;;[.I499])" office:value-type="float" office:value="1.28096008300781" calcext:value-type="float">
            <text:p>1.2809600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118" calcext:value-type="float">
            <text:p>1427749766.11118</text:p>
          </table:table-cell>
          <table:table-cell office:value-type="float" office:value="1427749766.84725" calcext:value-type="float">
            <text:p>1427749766.84725</text:p>
          </table:table-cell>
          <table:table-cell office:value-type="float" office:value="1427749766.92946" calcext:value-type="float">
            <text:p>1427749766.92946</text:p>
          </table:table-cell>
          <table:table-cell/>
          <table:table-cell table:formula="of:=MAX([.B500];[.D500];[.G500])-MAX([.A500];[.C500];[.E500])" office:value-type="float" office:value="0.818287134170532" calcext:value-type="float">
            <text:p>0.8182871342</text:p>
          </table:table-cell>
          <table:table-cell table:formula="of:=IF(ISBLANK([.E500]);&quot;&quot;;[.I500])" office:value-type="float" office:value="0.818287134170532" calcext:value-type="float">
            <text:p>0.8182871342</text:p>
          </table:table-cell>
          <table:table-cell table:formula="of:=IF(OR(ISBLANK([.E500]);[.I500]&lt;=0);&quot;&quot;;[.I500])" office:value-type="float" office:value="0.818287134170532" calcext:value-type="float">
            <text:p>0.81828713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201" calcext:value-type="float">
            <text:p>1427749766.11201</text:p>
          </table:table-cell>
          <table:table-cell office:value-type="float" office:value="1427749766.92943" calcext:value-type="float">
            <text:p>1427749766.92943</text:p>
          </table:table-cell>
          <table:table-cell office:value-type="float" office:value="1427749767.01532" calcext:value-type="float">
            <text:p>1427749767.01532</text:p>
          </table:table-cell>
          <table:table-cell/>
          <table:table-cell table:formula="of:=MAX([.B501];[.D501];[.G501])-MAX([.A501];[.C501];[.E501])" office:value-type="float" office:value="0.903318166732788" calcext:value-type="float">
            <text:p>0.9033181667</text:p>
          </table:table-cell>
          <table:table-cell table:formula="of:=IF(ISBLANK([.E501]);&quot;&quot;;[.I501])" office:value-type="float" office:value="0.903318166732788" calcext:value-type="float">
            <text:p>0.9033181667</text:p>
          </table:table-cell>
          <table:table-cell table:formula="of:=IF(OR(ISBLANK([.E501]);[.I501]&lt;=0);&quot;&quot;;[.I501])" office:value-type="float" office:value="0.903318166732788" calcext:value-type="float">
            <text:p>0.90331816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307" calcext:value-type="float">
            <text:p>1427749766.11307</text:p>
          </table:table-cell>
          <table:table-cell office:value-type="float" office:value="1427749767.10387" calcext:value-type="float">
            <text:p>1427749767.10387</text:p>
          </table:table-cell>
          <table:table-cell office:value-type="float" office:value="1427749767.18805" calcext:value-type="float">
            <text:p>1427749767.18805</text:p>
          </table:table-cell>
          <table:table-cell/>
          <table:table-cell table:formula="of:=MAX([.B502];[.D502];[.G502])-MAX([.A502];[.C502];[.E502])" office:value-type="float" office:value="1.07498097419739" calcext:value-type="float">
            <text:p>1.0749809742</text:p>
          </table:table-cell>
          <table:table-cell table:formula="of:=IF(ISBLANK([.E502]);&quot;&quot;;[.I502])" office:value-type="float" office:value="1.07498097419739" calcext:value-type="float">
            <text:p>1.0749809742</text:p>
          </table:table-cell>
          <table:table-cell table:formula="of:=IF(OR(ISBLANK([.E502]);[.I502]&lt;=0);&quot;&quot;;[.I502])" office:value-type="float" office:value="1.07498097419739" calcext:value-type="float">
            <text:p>1.07498097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46" calcext:value-type="float">
            <text:p>1427749766.1146</text:p>
          </table:table-cell>
          <table:table-cell office:value-type="float" office:value="1427749767.35782" calcext:value-type="float">
            <text:p>1427749767.35782</text:p>
          </table:table-cell>
          <table:table-cell office:value-type="float" office:value="1427749767.39607" calcext:value-type="float">
            <text:p>1427749767.39607</text:p>
          </table:table-cell>
          <table:table-cell/>
          <table:table-cell table:formula="of:=MAX([.B503];[.D503];[.G503])-MAX([.A503];[.C503];[.E503])" office:value-type="float" office:value="1.28146290779114" calcext:value-type="float">
            <text:p>1.2814629078</text:p>
          </table:table-cell>
          <table:table-cell table:formula="of:=IF(ISBLANK([.E503]);&quot;&quot;;[.I503])" office:value-type="float" office:value="1.28146290779114" calcext:value-type="float">
            <text:p>1.2814629078</text:p>
          </table:table-cell>
          <table:table-cell table:formula="of:=IF(OR(ISBLANK([.E503]);[.I503]&lt;=0);&quot;&quot;;[.I503])" office:value-type="float" office:value="1.28146290779114" calcext:value-type="float">
            <text:p>1.28146290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567" calcext:value-type="float">
            <text:p>1427749766.11567</text:p>
          </table:table-cell>
          <table:table-cell office:value-type="float" office:value="1427749767.27281" calcext:value-type="float">
            <text:p>1427749767.27281</text:p>
          </table:table-cell>
          <table:table-cell office:value-type="float" office:value="1427749767.35753" calcext:value-type="float">
            <text:p>1427749767.35753</text:p>
          </table:table-cell>
          <table:table-cell/>
          <table:table-cell table:formula="of:=MAX([.B504];[.D504];[.G504])-MAX([.A504];[.C504];[.E504])" office:value-type="float" office:value="1.24186396598816" calcext:value-type="float">
            <text:p>1.241863966</text:p>
          </table:table-cell>
          <table:table-cell table:formula="of:=IF(ISBLANK([.E504]);&quot;&quot;;[.I504])" office:value-type="float" office:value="1.24186396598816" calcext:value-type="float">
            <text:p>1.241863966</text:p>
          </table:table-cell>
          <table:table-cell table:formula="of:=IF(OR(ISBLANK([.E504]);[.I504]&lt;=0);&quot;&quot;;[.I504])" office:value-type="float" office:value="1.24186396598816" calcext:value-type="float">
            <text:p>1.2418639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673" calcext:value-type="float">
            <text:p>1427749766.11673</text:p>
          </table:table-cell>
          <table:table-cell office:value-type="float" office:value="1427749767.18801" calcext:value-type="float">
            <text:p>1427749767.18801</text:p>
          </table:table-cell>
          <table:table-cell office:value-type="float" office:value="1427749767.27285" calcext:value-type="float">
            <text:p>1427749767.27285</text:p>
          </table:table-cell>
          <table:table-cell/>
          <table:table-cell table:formula="of:=MAX([.B505];[.D505];[.G505])-MAX([.A505];[.C505];[.E505])" office:value-type="float" office:value="1.15612292289734" calcext:value-type="float">
            <text:p>1.1561229229</text:p>
          </table:table-cell>
          <table:table-cell table:formula="of:=IF(ISBLANK([.E505]);&quot;&quot;;[.I505])" office:value-type="float" office:value="1.15612292289734" calcext:value-type="float">
            <text:p>1.1561229229</text:p>
          </table:table-cell>
          <table:table-cell table:formula="of:=IF(OR(ISBLANK([.E505]);[.I505]&lt;=0);&quot;&quot;;[.I505])" office:value-type="float" office:value="1.15612292289734" calcext:value-type="float">
            <text:p>1.15612292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779" calcext:value-type="float">
            <text:p>1427749766.11779</text:p>
          </table:table-cell>
          <table:table-cell office:value-type="float" office:value="1427749767.35762" calcext:value-type="float">
            <text:p>1427749767.35762</text:p>
          </table:table-cell>
          <table:table-cell office:value-type="float" office:value="1427749767.396" calcext:value-type="float">
            <text:p>1427749767.396</text:p>
          </table:table-cell>
          <table:table-cell/>
          <table:table-cell table:formula="of:=MAX([.B506];[.D506];[.G506])-MAX([.A506];[.C506];[.E506])" office:value-type="float" office:value="1.27820992469788" calcext:value-type="float">
            <text:p>1.2782099247</text:p>
          </table:table-cell>
          <table:table-cell table:formula="of:=IF(ISBLANK([.E506]);&quot;&quot;;[.I506])" office:value-type="float" office:value="1.27820992469788" calcext:value-type="float">
            <text:p>1.2782099247</text:p>
          </table:table-cell>
          <table:table-cell table:formula="of:=IF(OR(ISBLANK([.E506]);[.I506]&lt;=0);&quot;&quot;;[.I506])" office:value-type="float" office:value="1.27820992469788" calcext:value-type="float">
            <text:p>1.27820992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881" calcext:value-type="float">
            <text:p>1427749766.11881</text:p>
          </table:table-cell>
          <table:table-cell office:value-type="float" office:value="1427749767.45455" calcext:value-type="float">
            <text:p>1427749767.45455</text:p>
          </table:table-cell>
          <table:table-cell office:value-type="float" office:value="1427749767.48855" calcext:value-type="float">
            <text:p>1427749767.48855</text:p>
          </table:table-cell>
          <table:table-cell/>
          <table:table-cell table:formula="of:=MAX([.B507];[.D507];[.G507])-MAX([.A507];[.C507];[.E507])" office:value-type="float" office:value="1.36973690986633" calcext:value-type="float">
            <text:p>1.3697369099</text:p>
          </table:table-cell>
          <table:table-cell table:formula="of:=IF(ISBLANK([.E507]);&quot;&quot;;[.I507])" office:value-type="float" office:value="1.36973690986633" calcext:value-type="float">
            <text:p>1.3697369099</text:p>
          </table:table-cell>
          <table:table-cell table:formula="of:=IF(OR(ISBLANK([.E507]);[.I507]&lt;=0);&quot;&quot;;[.I507])" office:value-type="float" office:value="1.36973690986633" calcext:value-type="float">
            <text:p>1.36973690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6.1199" calcext:value-type="float">
            <text:p>1427749766.1199</text:p>
          </table:table-cell>
          <table:table-cell office:value-type="float" office:value="1427749767.01527" calcext:value-type="float">
            <text:p>1427749767.01527</text:p>
          </table:table-cell>
          <table:table-cell office:value-type="float" office:value="1427749767.10391" calcext:value-type="float">
            <text:p>1427749767.10391</text:p>
          </table:table-cell>
          <table:table-cell/>
          <table:table-cell table:formula="of:=MAX([.B508];[.D508];[.G508])-MAX([.A508];[.C508];[.E508])" office:value-type="float" office:value="0.984014987945557" calcext:value-type="float">
            <text:p>0.9840149879</text:p>
          </table:table-cell>
          <table:table-cell table:formula="of:=IF(ISBLANK([.E508]);&quot;&quot;;[.I508])" office:value-type="float" office:value="0.984014987945557" calcext:value-type="float">
            <text:p>0.9840149879</text:p>
          </table:table-cell>
          <table:table-cell table:formula="of:=IF(OR(ISBLANK([.E508]);[.I508]&lt;=0);&quot;&quot;;[.I508])" office:value-type="float" office:value="0.984014987945557" calcext:value-type="float">
            <text:p>0.98401498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67.48857" calcext:value-type="float">
            <text:p>1427749767.48857</text:p>
          </table:table-cell>
          <table:table-cell office:value-type="float" office:value="1427749769.09412" calcext:value-type="float">
            <text:p>1427749769.09412</text:p>
          </table:table-cell>
          <table:table-cell table:number-columns-repeated="4"/>
          <table:table-cell table:formula="of:=MAX([.B509];[.D509];[.G509])-MAX([.A509];[.C509];[.E509])" office:value-type="float" office:value="1.60555100440979" calcext:value-type="float">
            <text:p>1.6055510044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8857" calcext:value-type="float">
            <text:p>1427749767.48857</text:p>
          </table:table-cell>
          <table:table-cell office:value-type="float" office:value="1427749768.97759" calcext:value-type="float">
            <text:p>1427749768.97759</text:p>
          </table:table-cell>
          <table:table-cell office:value-type="float" office:value="1427749769.01855" calcext:value-type="float">
            <text:p>1427749769.01855</text:p>
          </table:table-cell>
          <table:table-cell/>
          <table:table-cell table:formula="of:=MAX([.B510];[.D510];[.G510])-MAX([.A510];[.C510];[.E510])" office:value-type="float" office:value="1.52998208999634" calcext:value-type="float">
            <text:p>1.52998209</text:p>
          </table:table-cell>
          <table:table-cell table:formula="of:=IF(ISBLANK([.E510]);&quot;&quot;;[.I510])" office:value-type="float" office:value="1.52998208999634" calcext:value-type="float">
            <text:p>1.52998209</text:p>
          </table:table-cell>
          <table:table-cell table:formula="of:=IF(OR(ISBLANK([.E510]);[.I510]&lt;=0);&quot;&quot;;[.I510])" office:value-type="float" office:value="1.52998208999634" calcext:value-type="float">
            <text:p>1.529982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8994" calcext:value-type="float">
            <text:p>1427749767.48994</text:p>
          </table:table-cell>
          <table:table-cell office:value-type="float" office:value="1427749768.65258" calcext:value-type="float">
            <text:p>1427749768.65258</text:p>
          </table:table-cell>
          <table:table-cell office:value-type="float" office:value="1427749768.73298" calcext:value-type="float">
            <text:p>1427749768.73298</text:p>
          </table:table-cell>
          <table:table-cell/>
          <table:table-cell table:formula="of:=MAX([.B511];[.D511];[.G511])-MAX([.A511];[.C511];[.E511])" office:value-type="float" office:value="1.24303698539734" calcext:value-type="float">
            <text:p>1.2430369854</text:p>
          </table:table-cell>
          <table:table-cell table:formula="of:=IF(ISBLANK([.E511]);&quot;&quot;;[.I511])" office:value-type="float" office:value="1.24303698539734" calcext:value-type="float">
            <text:p>1.2430369854</text:p>
          </table:table-cell>
          <table:table-cell table:formula="of:=IF(OR(ISBLANK([.E511]);[.I511]&lt;=0);&quot;&quot;;[.I511])" office:value-type="float" office:value="1.24303698539734" calcext:value-type="float">
            <text:p>1.24303698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143" calcext:value-type="float">
            <text:p>1427749767.49143</text:p>
          </table:table-cell>
          <table:table-cell office:value-type="float" office:value="1427749768.85491" calcext:value-type="float">
            <text:p>1427749768.85491</text:p>
          </table:table-cell>
          <table:table-cell office:value-type="float" office:value="1427749768.97763" calcext:value-type="float">
            <text:p>1427749768.97763</text:p>
          </table:table-cell>
          <table:table-cell/>
          <table:table-cell table:formula="of:=MAX([.B512];[.D512];[.G512])-MAX([.A512];[.C512];[.E512])" office:value-type="float" office:value="1.48619985580444" calcext:value-type="float">
            <text:p>1.4861998558</text:p>
          </table:table-cell>
          <table:table-cell table:formula="of:=IF(ISBLANK([.E512]);&quot;&quot;;[.I512])" office:value-type="float" office:value="1.48619985580444" calcext:value-type="float">
            <text:p>1.4861998558</text:p>
          </table:table-cell>
          <table:table-cell table:formula="of:=IF(OR(ISBLANK([.E512]);[.I512]&lt;=0);&quot;&quot;;[.I512])" office:value-type="float" office:value="1.48619985580444" calcext:value-type="float">
            <text:p>1.48619985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373" calcext:value-type="float">
            <text:p>1427749767.49373</text:p>
          </table:table-cell>
          <table:table-cell office:value-type="float" office:value="1427749768.97776" calcext:value-type="float">
            <text:p>1427749768.97776</text:p>
          </table:table-cell>
          <table:table-cell office:value-type="float" office:value="1427749769.01549" calcext:value-type="float">
            <text:p>1427749769.01549</text:p>
          </table:table-cell>
          <table:table-cell/>
          <table:table-cell table:formula="of:=MAX([.B513];[.D513];[.G513])-MAX([.A513];[.C513];[.E513])" office:value-type="float" office:value="1.52176117897034" calcext:value-type="float">
            <text:p>1.521761179</text:p>
          </table:table-cell>
          <table:table-cell table:formula="of:=IF(ISBLANK([.E513]);&quot;&quot;;[.I513])" office:value-type="float" office:value="1.52176117897034" calcext:value-type="float">
            <text:p>1.521761179</text:p>
          </table:table-cell>
          <table:table-cell table:formula="of:=IF(OR(ISBLANK([.E513]);[.I513]&lt;=0);&quot;&quot;;[.I513])" office:value-type="float" office:value="1.52176117897034" calcext:value-type="float">
            <text:p>1.5217611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559" calcext:value-type="float">
            <text:p>1427749767.49559</text:p>
          </table:table-cell>
          <table:table-cell office:value-type="float" office:value="1427749769.06405" calcext:value-type="float">
            <text:p>1427749769.06405</text:p>
          </table:table-cell>
          <table:table-cell office:value-type="float" office:value="1427749769.09411" calcext:value-type="float">
            <text:p>1427749769.09411</text:p>
          </table:table-cell>
          <table:table-cell/>
          <table:table-cell table:formula="of:=MAX([.B514];[.D514];[.G514])-MAX([.A514];[.C514];[.E514])" office:value-type="float" office:value="1.5985209941864" calcext:value-type="float">
            <text:p>1.5985209942</text:p>
          </table:table-cell>
          <table:table-cell table:formula="of:=IF(ISBLANK([.E514]);&quot;&quot;;[.I514])" office:value-type="float" office:value="1.5985209941864" calcext:value-type="float">
            <text:p>1.5985209942</text:p>
          </table:table-cell>
          <table:table-cell table:formula="of:=IF(OR(ISBLANK([.E514]);[.I514]&lt;=0);&quot;&quot;;[.I514])" office:value-type="float" office:value="1.5985209941864" calcext:value-type="float">
            <text:p>1.59852099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656" calcext:value-type="float">
            <text:p>1427749767.49656</text:p>
          </table:table-cell>
          <table:table-cell office:value-type="float" office:value="1427749768.52978" calcext:value-type="float">
            <text:p>1427749768.52978</text:p>
          </table:table-cell>
          <table:table-cell office:value-type="float" office:value="1427749768.65265" calcext:value-type="float">
            <text:p>1427749768.65265</text:p>
          </table:table-cell>
          <table:table-cell/>
          <table:table-cell table:formula="of:=MAX([.B515];[.D515];[.G515])-MAX([.A515];[.C515];[.E515])" office:value-type="float" office:value="1.15608906745911" calcext:value-type="float">
            <text:p>1.1560890675</text:p>
          </table:table-cell>
          <table:table-cell table:formula="of:=IF(ISBLANK([.E515]);&quot;&quot;;[.I515])" office:value-type="float" office:value="1.15608906745911" calcext:value-type="float">
            <text:p>1.1560890675</text:p>
          </table:table-cell>
          <table:table-cell table:formula="of:=IF(OR(ISBLANK([.E515]);[.I515]&lt;=0);&quot;&quot;;[.I515])" office:value-type="float" office:value="1.15608906745911" calcext:value-type="float">
            <text:p>1.15608906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722" calcext:value-type="float">
            <text:p>1427749767.49722</text:p>
          </table:table-cell>
          <table:table-cell office:value-type="float" office:value="1427749768.97963" calcext:value-type="float">
            <text:p>1427749768.97963</text:p>
          </table:table-cell>
          <table:table-cell office:value-type="float" office:value="1427749769.01854" calcext:value-type="float">
            <text:p>1427749769.01854</text:p>
          </table:table-cell>
          <table:table-cell/>
          <table:table-cell table:formula="of:=MAX([.B516];[.D516];[.G516])-MAX([.A516];[.C516];[.E516])" office:value-type="float" office:value="1.521320104599" calcext:value-type="float">
            <text:p>1.5213201046</text:p>
          </table:table-cell>
          <table:table-cell table:formula="of:=IF(ISBLANK([.E516]);&quot;&quot;;[.I516])" office:value-type="float" office:value="1.521320104599" calcext:value-type="float">
            <text:p>1.5213201046</text:p>
          </table:table-cell>
          <table:table-cell table:formula="of:=IF(OR(ISBLANK([.E516]);[.I516]&lt;=0);&quot;&quot;;[.I516])" office:value-type="float" office:value="1.521320104599" calcext:value-type="float">
            <text:p>1.52132010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787" calcext:value-type="float">
            <text:p>1427749767.49787</text:p>
          </table:table-cell>
          <table:table-cell office:value-type="float" office:value="1427749768.52968" calcext:value-type="float">
            <text:p>1427749768.52968</text:p>
          </table:table-cell>
          <table:table-cell office:value-type="float" office:value="1427749768.65262" calcext:value-type="float">
            <text:p>1427749768.65262</text:p>
          </table:table-cell>
          <table:table-cell/>
          <table:table-cell table:formula="of:=MAX([.B517];[.D517];[.G517])-MAX([.A517];[.C517];[.E517])" office:value-type="float" office:value="1.15474700927734" calcext:value-type="float">
            <text:p>1.1547470093</text:p>
          </table:table-cell>
          <table:table-cell table:formula="of:=IF(ISBLANK([.E517]);&quot;&quot;;[.I517])" office:value-type="float" office:value="1.15474700927734" calcext:value-type="float">
            <text:p>1.1547470093</text:p>
          </table:table-cell>
          <table:table-cell table:formula="of:=IF(OR(ISBLANK([.E517]);[.I517]&lt;=0);&quot;&quot;;[.I517])" office:value-type="float" office:value="1.15474700927734" calcext:value-type="float">
            <text:p>1.15474700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879" calcext:value-type="float">
            <text:p>1427749767.49879</text:p>
          </table:table-cell>
          <table:table-cell office:value-type="float" office:value="1427749768.40477" calcext:value-type="float">
            <text:p>1427749768.40477</text:p>
          </table:table-cell>
          <table:table-cell office:value-type="float" office:value="1427749768.52984" calcext:value-type="float">
            <text:p>1427749768.52984</text:p>
          </table:table-cell>
          <table:table-cell/>
          <table:table-cell table:formula="of:=MAX([.B518];[.D518];[.G518])-MAX([.A518];[.C518];[.E518])" office:value-type="float" office:value="1.03104996681213" calcext:value-type="float">
            <text:p>1.0310499668</text:p>
          </table:table-cell>
          <table:table-cell table:formula="of:=IF(ISBLANK([.E518]);&quot;&quot;;[.I518])" office:value-type="float" office:value="1.03104996681213" calcext:value-type="float">
            <text:p>1.0310499668</text:p>
          </table:table-cell>
          <table:table-cell table:formula="of:=IF(OR(ISBLANK([.E518]);[.I518]&lt;=0);&quot;&quot;;[.I518])" office:value-type="float" office:value="1.03104996681213" calcext:value-type="float">
            <text:p>1.03104996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7.49946" calcext:value-type="float">
            <text:p>1427749767.49946</text:p>
          </table:table-cell>
          <table:table-cell office:value-type="float" office:value="1427749768.32361" calcext:value-type="float">
            <text:p>1427749768.32361</text:p>
          </table:table-cell>
          <table:table-cell office:value-type="float" office:value="1427749768.40481" calcext:value-type="float">
            <text:p>1427749768.40481</text:p>
          </table:table-cell>
          <table:table-cell/>
          <table:table-cell table:formula="of:=MAX([.B519];[.D519];[.G519])-MAX([.A519];[.C519];[.E519])" office:value-type="float" office:value="0.905349016189575" calcext:value-type="float">
            <text:p>0.9053490162</text:p>
          </table:table-cell>
          <table:table-cell table:formula="of:=IF(ISBLANK([.E519]);&quot;&quot;;[.I519])" office:value-type="float" office:value="0.905349016189575" calcext:value-type="float">
            <text:p>0.9053490162</text:p>
          </table:table-cell>
          <table:table-cell table:formula="of:=IF(OR(ISBLANK([.E519]);[.I519]&lt;=0);&quot;&quot;;[.I519])" office:value-type="float" office:value="0.905349016189575" calcext:value-type="float">
            <text:p>0.90534901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69.09413" calcext:value-type="float">
            <text:p>1427749769.09413</text:p>
          </table:table-cell>
          <table:table-cell office:value-type="float" office:value="1427749770.45055" calcext:value-type="float">
            <text:p>1427749770.45055</text:p>
          </table:table-cell>
          <table:table-cell table:number-columns-repeated="4"/>
          <table:table-cell table:formula="of:=MAX([.B520];[.D520];[.G520])-MAX([.A520];[.C520];[.E520])" office:value-type="float" office:value="1.35641598701477" calcext:value-type="float">
            <text:p>1.356415987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09413" calcext:value-type="float">
            <text:p>1427749769.09413</text:p>
          </table:table-cell>
          <table:table-cell office:value-type="float" office:value="1427749770.41852" calcext:value-type="float">
            <text:p>1427749770.41852</text:p>
          </table:table-cell>
          <table:table-cell office:value-type="float" office:value="1427749770.45054" calcext:value-type="float">
            <text:p>1427749770.45054</text:p>
          </table:table-cell>
          <table:table-cell/>
          <table:table-cell table:formula="of:=MAX([.B521];[.D521];[.G521])-MAX([.A521];[.C521];[.E521])" office:value-type="float" office:value="1.35640788078308" calcext:value-type="float">
            <text:p>1.3564078808</text:p>
          </table:table-cell>
          <table:table-cell table:formula="of:=IF(ISBLANK([.E521]);&quot;&quot;;[.I521])" office:value-type="float" office:value="1.35640788078308" calcext:value-type="float">
            <text:p>1.3564078808</text:p>
          </table:table-cell>
          <table:table-cell table:formula="of:=IF(OR(ISBLANK([.E521]);[.I521]&lt;=0);&quot;&quot;;[.I521])" office:value-type="float" office:value="1.35640788078308" calcext:value-type="float">
            <text:p>1.35640788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09556" calcext:value-type="float">
            <text:p>1427749769.09556</text:p>
          </table:table-cell>
          <table:table-cell office:value-type="float" office:value="1427749769.76083" calcext:value-type="float">
            <text:p>1427749769.76083</text:p>
          </table:table-cell>
          <table:table-cell office:value-type="float" office:value="1427749769.84106" calcext:value-type="float">
            <text:p>1427749769.84106</text:p>
          </table:table-cell>
          <table:table-cell/>
          <table:table-cell table:formula="of:=MAX([.B522];[.D522];[.G522])-MAX([.A522];[.C522];[.E522])" office:value-type="float" office:value="0.74550199508667" calcext:value-type="float">
            <text:p>0.7455019951</text:p>
          </table:table-cell>
          <table:table-cell table:formula="of:=IF(ISBLANK([.E522]);&quot;&quot;;[.I522])" office:value-type="float" office:value="0.74550199508667" calcext:value-type="float">
            <text:p>0.7455019951</text:p>
          </table:table-cell>
          <table:table-cell table:formula="of:=IF(OR(ISBLANK([.E522]);[.I522]&lt;=0);&quot;&quot;;[.I522])" office:value-type="float" office:value="0.74550199508667" calcext:value-type="float">
            <text:p>0.74550199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097" calcext:value-type="float">
            <text:p>1427749769.097</text:p>
          </table:table-cell>
          <table:table-cell office:value-type="float" office:value="1427749769.92631" calcext:value-type="float">
            <text:p>1427749769.92631</text:p>
          </table:table-cell>
          <table:table-cell office:value-type="float" office:value="1427749770.00524" calcext:value-type="float">
            <text:p>1427749770.00524</text:p>
          </table:table-cell>
          <table:table-cell/>
          <table:table-cell table:formula="of:=MAX([.B523];[.D523];[.G523])-MAX([.A523];[.C523];[.E523])" office:value-type="float" office:value="0.90824294090271" calcext:value-type="float">
            <text:p>0.9082429409</text:p>
          </table:table-cell>
          <table:table-cell table:formula="of:=IF(ISBLANK([.E523]);&quot;&quot;;[.I523])" office:value-type="float" office:value="0.90824294090271" calcext:value-type="float">
            <text:p>0.9082429409</text:p>
          </table:table-cell>
          <table:table-cell table:formula="of:=IF(OR(ISBLANK([.E523]);[.I523]&lt;=0);&quot;&quot;;[.I523])" office:value-type="float" office:value="0.90824294090271" calcext:value-type="float">
            <text:p>0.90824294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09863" calcext:value-type="float">
            <text:p>1427749769.09863</text:p>
          </table:table-cell>
          <table:table-cell office:value-type="float" office:value="1427749770.3263" calcext:value-type="float">
            <text:p>1427749770.3263</text:p>
          </table:table-cell>
          <table:table-cell office:value-type="float" office:value="1427749770.36244" calcext:value-type="float">
            <text:p>1427749770.36244</text:p>
          </table:table-cell>
          <table:table-cell/>
          <table:table-cell table:formula="of:=MAX([.B524];[.D524];[.G524])-MAX([.A524];[.C524];[.E524])" office:value-type="float" office:value="1.26381492614746" calcext:value-type="float">
            <text:p>1.2638149261</text:p>
          </table:table-cell>
          <table:table-cell table:formula="of:=IF(ISBLANK([.E524]);&quot;&quot;;[.I524])" office:value-type="float" office:value="1.26381492614746" calcext:value-type="float">
            <text:p>1.2638149261</text:p>
          </table:table-cell>
          <table:table-cell table:formula="of:=IF(OR(ISBLANK([.E524]);[.I524]&lt;=0);&quot;&quot;;[.I524])" office:value-type="float" office:value="1.26381492614746" calcext:value-type="float">
            <text:p>1.2638149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10061" calcext:value-type="float">
            <text:p>1427749769.10061</text:p>
          </table:table-cell>
          <table:table-cell office:value-type="float" office:value="1427749770.32643" calcext:value-type="float">
            <text:p>1427749770.32643</text:p>
          </table:table-cell>
          <table:table-cell office:value-type="float" office:value="1427749770.36249" calcext:value-type="float">
            <text:p>1427749770.36249</text:p>
          </table:table-cell>
          <table:table-cell/>
          <table:table-cell table:formula="of:=MAX([.B525];[.D525];[.G525])-MAX([.A525];[.C525];[.E525])" office:value-type="float" office:value="1.26187777519226" calcext:value-type="float">
            <text:p>1.2618777752</text:p>
          </table:table-cell>
          <table:table-cell table:formula="of:=IF(ISBLANK([.E525]);&quot;&quot;;[.I525])" office:value-type="float" office:value="1.26187777519226" calcext:value-type="float">
            <text:p>1.2618777752</text:p>
          </table:table-cell>
          <table:table-cell table:formula="of:=IF(OR(ISBLANK([.E525]);[.I525]&lt;=0);&quot;&quot;;[.I525])" office:value-type="float" office:value="1.26187777519226" calcext:value-type="float">
            <text:p>1.26187777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10193" calcext:value-type="float">
            <text:p>1427749769.10193</text:p>
          </table:table-cell>
          <table:table-cell office:value-type="float" office:value="1427749770.16606" calcext:value-type="float">
            <text:p>1427749770.16606</text:p>
          </table:table-cell>
          <table:table-cell office:value-type="float" office:value="1427749770.24587" calcext:value-type="float">
            <text:p>1427749770.24587</text:p>
          </table:table-cell>
          <table:table-cell/>
          <table:table-cell table:formula="of:=MAX([.B526];[.D526];[.G526])-MAX([.A526];[.C526];[.E526])" office:value-type="float" office:value="1.14393615722656" calcext:value-type="float">
            <text:p>1.1439361572</text:p>
          </table:table-cell>
          <table:table-cell table:formula="of:=IF(ISBLANK([.E526]);&quot;&quot;;[.I526])" office:value-type="float" office:value="1.14393615722656" calcext:value-type="float">
            <text:p>1.1439361572</text:p>
          </table:table-cell>
          <table:table-cell table:formula="of:=IF(OR(ISBLANK([.E526]);[.I526]&lt;=0);&quot;&quot;;[.I526])" office:value-type="float" office:value="1.14393615722656" calcext:value-type="float">
            <text:p>1.14393615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1033" calcext:value-type="float">
            <text:p>1427749769.1033</text:p>
          </table:table-cell>
          <table:table-cell office:value-type="float" office:value="1427749770.0853" calcext:value-type="float">
            <text:p>1427749770.0853</text:p>
          </table:table-cell>
          <table:table-cell office:value-type="float" office:value="1427749770.1661" calcext:value-type="float">
            <text:p>1427749770.1661</text:p>
          </table:table-cell>
          <table:table-cell/>
          <table:table-cell table:formula="of:=MAX([.B527];[.D527];[.G527])-MAX([.A527];[.C527];[.E527])" office:value-type="float" office:value="1.06280303001404" calcext:value-type="float">
            <text:p>1.06280303</text:p>
          </table:table-cell>
          <table:table-cell table:formula="of:=IF(ISBLANK([.E527]);&quot;&quot;;[.I527])" office:value-type="float" office:value="1.06280303001404" calcext:value-type="float">
            <text:p>1.06280303</text:p>
          </table:table-cell>
          <table:table-cell table:formula="of:=IF(OR(ISBLANK([.E527]);[.I527]&lt;=0);&quot;&quot;;[.I527])" office:value-type="float" office:value="1.06280303001404" calcext:value-type="float">
            <text:p>1.062803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10473" calcext:value-type="float">
            <text:p>1427749769.10473</text:p>
          </table:table-cell>
          <table:table-cell office:value-type="float" office:value="1427749770.24583" calcext:value-type="float">
            <text:p>1427749770.24583</text:p>
          </table:table-cell>
          <table:table-cell office:value-type="float" office:value="1427749770.32634" calcext:value-type="float">
            <text:p>1427749770.32634</text:p>
          </table:table-cell>
          <table:table-cell/>
          <table:table-cell table:formula="of:=MAX([.B528];[.D528];[.G528])-MAX([.A528];[.C528];[.E528])" office:value-type="float" office:value="1.22161293029785" calcext:value-type="float">
            <text:p>1.2216129303</text:p>
          </table:table-cell>
          <table:table-cell table:formula="of:=IF(ISBLANK([.E528]);&quot;&quot;;[.I528])" office:value-type="float" office:value="1.22161293029785" calcext:value-type="float">
            <text:p>1.2216129303</text:p>
          </table:table-cell>
          <table:table-cell table:formula="of:=IF(OR(ISBLANK([.E528]);[.I528]&lt;=0);&quot;&quot;;[.I528])" office:value-type="float" office:value="1.22161293029785" calcext:value-type="float">
            <text:p>1.22161293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10611" calcext:value-type="float">
            <text:p>1427749769.10611</text:p>
          </table:table-cell>
          <table:table-cell office:value-type="float" office:value="1427749770.33568" calcext:value-type="float">
            <text:p>1427749770.33568</text:p>
          </table:table-cell>
          <table:table-cell office:value-type="float" office:value="1427749770.37148" calcext:value-type="float">
            <text:p>1427749770.37148</text:p>
          </table:table-cell>
          <table:table-cell/>
          <table:table-cell table:formula="of:=MAX([.B529];[.D529];[.G529])-MAX([.A529];[.C529];[.E529])" office:value-type="float" office:value="1.26537299156189" calcext:value-type="float">
            <text:p>1.2653729916</text:p>
          </table:table-cell>
          <table:table-cell table:formula="of:=IF(ISBLANK([.E529]);&quot;&quot;;[.I529])" office:value-type="float" office:value="1.26537299156189" calcext:value-type="float">
            <text:p>1.2653729916</text:p>
          </table:table-cell>
          <table:table-cell table:formula="of:=IF(OR(ISBLANK([.E529]);[.I529]&lt;=0);&quot;&quot;;[.I529])" office:value-type="float" office:value="1.26537299156189" calcext:value-type="float">
            <text:p>1.2653729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69.10756" calcext:value-type="float">
            <text:p>1427749769.10756</text:p>
          </table:table-cell>
          <table:table-cell office:value-type="float" office:value="1427749770.00521" calcext:value-type="float">
            <text:p>1427749770.00521</text:p>
          </table:table-cell>
          <table:table-cell office:value-type="float" office:value="1427749770.08534" calcext:value-type="float">
            <text:p>1427749770.08534</text:p>
          </table:table-cell>
          <table:table-cell/>
          <table:table-cell table:formula="of:=MAX([.B530];[.D530];[.G530])-MAX([.A530];[.C530];[.E530])" office:value-type="float" office:value="0.977781772613525" calcext:value-type="float">
            <text:p>0.9777817726</text:p>
          </table:table-cell>
          <table:table-cell table:formula="of:=IF(ISBLANK([.E530]);&quot;&quot;;[.I530])" office:value-type="float" office:value="0.977781772613525" calcext:value-type="float">
            <text:p>0.9777817726</text:p>
          </table:table-cell>
          <table:table-cell table:formula="of:=IF(OR(ISBLANK([.E530]);[.I530]&lt;=0);&quot;&quot;;[.I530])" office:value-type="float" office:value="0.977781772613525" calcext:value-type="float">
            <text:p>0.97778177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70.45056" calcext:value-type="float">
            <text:p>1427749770.45056</text:p>
          </table:table-cell>
          <table:table-cell office:value-type="float" office:value="1427749771.82918" calcext:value-type="float">
            <text:p>1427749771.82918</text:p>
          </table:table-cell>
          <table:table-cell table:number-columns-repeated="4"/>
          <table:table-cell table:formula="of:=MAX([.B531];[.D531];[.G531])-MAX([.A531];[.C531];[.E531])" office:value-type="float" office:value="1.37862706184387" calcext:value-type="float">
            <text:p>1.3786270618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056" calcext:value-type="float">
            <text:p>1427749770.45056</text:p>
          </table:table-cell>
          <table:table-cell office:value-type="float" office:value="1427749771.79606" calcext:value-type="float">
            <text:p>1427749771.79606</text:p>
          </table:table-cell>
          <table:table-cell office:value-type="float" office:value="1427749771.82918" calcext:value-type="float">
            <text:p>1427749771.82918</text:p>
          </table:table-cell>
          <table:table-cell/>
          <table:table-cell table:formula="of:=MAX([.B532];[.D532];[.G532])-MAX([.A532];[.C532];[.E532])" office:value-type="float" office:value="1.37862110137939" calcext:value-type="float">
            <text:p>1.3786211014</text:p>
          </table:table-cell>
          <table:table-cell table:formula="of:=IF(ISBLANK([.E532]);&quot;&quot;;[.I532])" office:value-type="float" office:value="1.37862110137939" calcext:value-type="float">
            <text:p>1.3786211014</text:p>
          </table:table-cell>
          <table:table-cell table:formula="of:=IF(OR(ISBLANK([.E532]);[.I532]&lt;=0);&quot;&quot;;[.I532])" office:value-type="float" office:value="1.37862110137939" calcext:value-type="float">
            <text:p>1.37862110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198" calcext:value-type="float">
            <text:p>1427749770.45198</text:p>
          </table:table-cell>
          <table:table-cell office:value-type="float" office:value="1427749771.70783" calcext:value-type="float">
            <text:p>1427749771.70783</text:p>
          </table:table-cell>
          <table:table-cell office:value-type="float" office:value="1427749771.7457" calcext:value-type="float">
            <text:p>1427749771.7457</text:p>
          </table:table-cell>
          <table:table-cell/>
          <table:table-cell table:formula="of:=MAX([.B533];[.D533];[.G533])-MAX([.A533];[.C533];[.E533])" office:value-type="float" office:value="1.29372000694275" calcext:value-type="float">
            <text:p>1.2937200069</text:p>
          </table:table-cell>
          <table:table-cell table:formula="of:=IF(ISBLANK([.E533]);&quot;&quot;;[.I533])" office:value-type="float" office:value="1.29372000694275" calcext:value-type="float">
            <text:p>1.2937200069</text:p>
          </table:table-cell>
          <table:table-cell table:formula="of:=IF(OR(ISBLANK([.E533]);[.I533]&lt;=0);&quot;&quot;;[.I533])" office:value-type="float" office:value="1.29372000694275" calcext:value-type="float">
            <text:p>1.29372000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303" calcext:value-type="float">
            <text:p>1427749770.45303</text:p>
          </table:table-cell>
          <table:table-cell office:value-type="float" office:value="1427749771.37338" calcext:value-type="float">
            <text:p>1427749771.37338</text:p>
          </table:table-cell>
          <table:table-cell office:value-type="float" office:value="1427749771.45377" calcext:value-type="float">
            <text:p>1427749771.45377</text:p>
          </table:table-cell>
          <table:table-cell/>
          <table:table-cell table:formula="of:=MAX([.B534];[.D534];[.G534])-MAX([.A534];[.C534];[.E534])" office:value-type="float" office:value="1.0007438659668" calcext:value-type="float">
            <text:p>1.000743866</text:p>
          </table:table-cell>
          <table:table-cell table:formula="of:=IF(ISBLANK([.E534]);&quot;&quot;;[.I534])" office:value-type="float" office:value="1.0007438659668" calcext:value-type="float">
            <text:p>1.000743866</text:p>
          </table:table-cell>
          <table:table-cell table:formula="of:=IF(OR(ISBLANK([.E534]);[.I534]&lt;=0);&quot;&quot;;[.I534])" office:value-type="float" office:value="1.0007438659668" calcext:value-type="float">
            <text:p>1.0007438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432" calcext:value-type="float">
            <text:p>1427749770.45432</text:p>
          </table:table-cell>
          <table:table-cell office:value-type="float" office:value="1427749771.45367" calcext:value-type="float">
            <text:p>1427749771.45367</text:p>
          </table:table-cell>
          <table:table-cell office:value-type="float" office:value="1427749771.53442" calcext:value-type="float">
            <text:p>1427749771.53442</text:p>
          </table:table-cell>
          <table:table-cell/>
          <table:table-cell table:formula="of:=MAX([.B535];[.D535];[.G535])-MAX([.A535];[.C535];[.E535])" office:value-type="float" office:value="1.0800929069519" calcext:value-type="float">
            <text:p>1.080092907</text:p>
          </table:table-cell>
          <table:table-cell table:formula="of:=IF(ISBLANK([.E535]);&quot;&quot;;[.I535])" office:value-type="float" office:value="1.0800929069519" calcext:value-type="float">
            <text:p>1.080092907</text:p>
          </table:table-cell>
          <table:table-cell table:formula="of:=IF(OR(ISBLANK([.E535]);[.I535]&lt;=0);&quot;&quot;;[.I535])" office:value-type="float" office:value="1.0800929069519" calcext:value-type="float">
            <text:p>1.0800929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57" calcext:value-type="float">
            <text:p>1427749770.4557</text:p>
          </table:table-cell>
          <table:table-cell office:value-type="float" office:value="1427749771.53438" calcext:value-type="float">
            <text:p>1427749771.53438</text:p>
          </table:table-cell>
          <table:table-cell office:value-type="float" office:value="1427749771.61425" calcext:value-type="float">
            <text:p>1427749771.61425</text:p>
          </table:table-cell>
          <table:table-cell/>
          <table:table-cell table:formula="of:=MAX([.B536];[.D536];[.G536])-MAX([.A536];[.C536];[.E536])" office:value-type="float" office:value="1.15854811668396" calcext:value-type="float">
            <text:p>1.1585481167</text:p>
          </table:table-cell>
          <table:table-cell table:formula="of:=IF(ISBLANK([.E536]);&quot;&quot;;[.I536])" office:value-type="float" office:value="1.15854811668396" calcext:value-type="float">
            <text:p>1.1585481167</text:p>
          </table:table-cell>
          <table:table-cell table:formula="of:=IF(OR(ISBLANK([.E536]);[.I536]&lt;=0);&quot;&quot;;[.I536])" office:value-type="float" office:value="1.15854811668396" calcext:value-type="float">
            <text:p>1.15854811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742" calcext:value-type="float">
            <text:p>1427749770.45742</text:p>
          </table:table-cell>
          <table:table-cell office:value-type="float" office:value="1427749771.69474" calcext:value-type="float">
            <text:p>1427749771.69474</text:p>
          </table:table-cell>
          <table:table-cell office:value-type="float" office:value="1427749771.73134" calcext:value-type="float">
            <text:p>1427749771.73134</text:p>
          </table:table-cell>
          <table:table-cell/>
          <table:table-cell table:formula="of:=MAX([.B537];[.D537];[.G537])-MAX([.A537];[.C537];[.E537])" office:value-type="float" office:value="1.27392196655273" calcext:value-type="float">
            <text:p>1.2739219666</text:p>
          </table:table-cell>
          <table:table-cell table:formula="of:=IF(ISBLANK([.E537]);&quot;&quot;;[.I537])" office:value-type="float" office:value="1.27392196655273" calcext:value-type="float">
            <text:p>1.2739219666</text:p>
          </table:table-cell>
          <table:table-cell table:formula="of:=IF(OR(ISBLANK([.E537]);[.I537]&lt;=0);&quot;&quot;;[.I537])" office:value-type="float" office:value="1.27392196655273" calcext:value-type="float">
            <text:p>1.27392196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875" calcext:value-type="float">
            <text:p>1427749770.45875</text:p>
          </table:table-cell>
          <table:table-cell office:value-type="float" office:value="1427749771.29016" calcext:value-type="float">
            <text:p>1427749771.29016</text:p>
          </table:table-cell>
          <table:table-cell office:value-type="float" office:value="1427749771.37343" calcext:value-type="float">
            <text:p>1427749771.37343</text:p>
          </table:table-cell>
          <table:table-cell/>
          <table:table-cell table:formula="of:=MAX([.B538];[.D538];[.G538])-MAX([.A538];[.C538];[.E538])" office:value-type="float" office:value="0.914679050445557" calcext:value-type="float">
            <text:p>0.9146790504</text:p>
          </table:table-cell>
          <table:table-cell table:formula="of:=IF(ISBLANK([.E538]);&quot;&quot;;[.I538])" office:value-type="float" office:value="0.914679050445557" calcext:value-type="float">
            <text:p>0.9146790504</text:p>
          </table:table-cell>
          <table:table-cell table:formula="of:=IF(OR(ISBLANK([.E538]);[.I538]&lt;=0);&quot;&quot;;[.I538])" office:value-type="float" office:value="0.914679050445557" calcext:value-type="float">
            <text:p>0.91467905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5971" calcext:value-type="float">
            <text:p>1427749770.45971</text:p>
          </table:table-cell>
          <table:table-cell office:value-type="float" office:value="1427749771.69464" calcext:value-type="float">
            <text:p>1427749771.69464</text:p>
          </table:table-cell>
          <table:table-cell office:value-type="float" office:value="1427749771.7315" calcext:value-type="float">
            <text:p>1427749771.7315</text:p>
          </table:table-cell>
          <table:table-cell/>
          <table:table-cell table:formula="of:=MAX([.B539];[.D539];[.G539])-MAX([.A539];[.C539];[.E539])" office:value-type="float" office:value="1.27179408073425" calcext:value-type="float">
            <text:p>1.2717940807</text:p>
          </table:table-cell>
          <table:table-cell table:formula="of:=IF(ISBLANK([.E539]);&quot;&quot;;[.I539])" office:value-type="float" office:value="1.27179408073425" calcext:value-type="float">
            <text:p>1.2717940807</text:p>
          </table:table-cell>
          <table:table-cell table:formula="of:=IF(OR(ISBLANK([.E539]);[.I539]&lt;=0);&quot;&quot;;[.I539])" office:value-type="float" office:value="1.27179408073425" calcext:value-type="float">
            <text:p>1.27179408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6016" calcext:value-type="float">
            <text:p>1427749770.46016</text:p>
          </table:table-cell>
          <table:table-cell office:value-type="float" office:value="1427749771.20659" calcext:value-type="float">
            <text:p>1427749771.20659</text:p>
          </table:table-cell>
          <table:table-cell office:value-type="float" office:value="1427749771.2902" calcext:value-type="float">
            <text:p>1427749771.2902</text:p>
          </table:table-cell>
          <table:table-cell/>
          <table:table-cell table:formula="of:=MAX([.B540];[.D540];[.G540])-MAX([.A540];[.C540];[.E540])" office:value-type="float" office:value="0.830034017562866" calcext:value-type="float">
            <text:p>0.8300340176</text:p>
          </table:table-cell>
          <table:table-cell table:formula="of:=IF(ISBLANK([.E540]);&quot;&quot;;[.I540])" office:value-type="float" office:value="0.830034017562866" calcext:value-type="float">
            <text:p>0.8300340176</text:p>
          </table:table-cell>
          <table:table-cell table:formula="of:=IF(OR(ISBLANK([.E540]);[.I540]&lt;=0);&quot;&quot;;[.I540])" office:value-type="float" office:value="0.830034017562866" calcext:value-type="float">
            <text:p>0.83003401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0.4607" calcext:value-type="float">
            <text:p>1427749770.4607</text:p>
          </table:table-cell>
          <table:table-cell office:value-type="float" office:value="1427749771.45373" calcext:value-type="float">
            <text:p>1427749771.45373</text:p>
          </table:table-cell>
          <table:table-cell office:value-type="float" office:value="1427749771.53445" calcext:value-type="float">
            <text:p>1427749771.53445</text:p>
          </table:table-cell>
          <table:table-cell/>
          <table:table-cell table:formula="of:=MAX([.B541];[.D541];[.G541])-MAX([.A541];[.C541];[.E541])" office:value-type="float" office:value="1.07374882698059" calcext:value-type="float">
            <text:p>1.073748827</text:p>
          </table:table-cell>
          <table:table-cell table:formula="of:=IF(ISBLANK([.E541]);&quot;&quot;;[.I541])" office:value-type="float" office:value="1.07374882698059" calcext:value-type="float">
            <text:p>1.073748827</text:p>
          </table:table-cell>
          <table:table-cell table:formula="of:=IF(OR(ISBLANK([.E541]);[.I541]&lt;=0);&quot;&quot;;[.I541])" office:value-type="float" office:value="1.07374882698059" calcext:value-type="float">
            <text:p>1.0737488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749771.82919" calcext:value-type="float">
            <text:p>1427749771.82919</text:p>
          </table:table-cell>
          <table:table-cell office:value-type="float" office:value="1427749773.20162" calcext:value-type="float">
            <text:p>1427749773.20162</text:p>
          </table:table-cell>
          <table:table-cell table:number-columns-repeated="4"/>
          <table:table-cell table:formula="of:=MAX([.B542];[.D542];[.G542])-MAX([.A542];[.C542];[.E542])" office:value-type="float" office:value="1.37242984771729" calcext:value-type="float">
            <text:p>1.3724298477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292" calcext:value-type="float">
            <text:p>1427749771.8292</text:p>
          </table:table-cell>
          <table:table-cell office:value-type="float" office:value="1427749773.08178" calcext:value-type="float">
            <text:p>1427749773.08178</text:p>
          </table:table-cell>
          <table:table-cell office:value-type="float" office:value="1427749773.11536" calcext:value-type="float">
            <text:p>1427749773.11536</text:p>
          </table:table-cell>
          <table:table-cell/>
          <table:table-cell table:formula="of:=MAX([.B543];[.D543];[.G543])-MAX([.A543];[.C543];[.E543])" office:value-type="float" office:value="1.28616690635681" calcext:value-type="float">
            <text:p>1.2861669064</text:p>
          </table:table-cell>
          <table:table-cell table:formula="of:=IF(ISBLANK([.E543]);&quot;&quot;;[.I543])" office:value-type="float" office:value="1.28616690635681" calcext:value-type="float">
            <text:p>1.2861669064</text:p>
          </table:table-cell>
          <table:table-cell table:formula="of:=IF(OR(ISBLANK([.E543]);[.I543]&lt;=0);&quot;&quot;;[.I543])" office:value-type="float" office:value="1.28616690635681" calcext:value-type="float">
            <text:p>1.28616690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299" calcext:value-type="float">
            <text:p>1427749771.8299</text:p>
          </table:table-cell>
          <table:table-cell office:value-type="float" office:value="1427749773.16896" calcext:value-type="float">
            <text:p>1427749773.16896</text:p>
          </table:table-cell>
          <table:table-cell office:value-type="float" office:value="1427749773.20162" calcext:value-type="float">
            <text:p>1427749773.20162</text:p>
          </table:table-cell>
          <table:table-cell/>
          <table:table-cell table:formula="of:=MAX([.B544];[.D544];[.G544])-MAX([.A544];[.C544];[.E544])" office:value-type="float" office:value="1.37171411514282" calcext:value-type="float">
            <text:p>1.3717141151</text:p>
          </table:table-cell>
          <table:table-cell table:formula="of:=IF(ISBLANK([.E544]);&quot;&quot;;[.I544])" office:value-type="float" office:value="1.37171411514282" calcext:value-type="float">
            <text:p>1.3717141151</text:p>
          </table:table-cell>
          <table:table-cell table:formula="of:=IF(OR(ISBLANK([.E544]);[.I544]&lt;=0);&quot;&quot;;[.I544])" office:value-type="float" office:value="1.37171411514282" calcext:value-type="float">
            <text:p>1.37171411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057" calcext:value-type="float">
            <text:p>1427749771.83057</text:p>
          </table:table-cell>
          <table:table-cell office:value-type="float" office:value="1427749773.09943" calcext:value-type="float">
            <text:p>1427749773.09943</text:p>
          </table:table-cell>
          <table:table-cell office:value-type="float" office:value="1427749773.1312" calcext:value-type="float">
            <text:p>1427749773.1312</text:p>
          </table:table-cell>
          <table:table-cell/>
          <table:table-cell table:formula="of:=MAX([.B545];[.D545];[.G545])-MAX([.A545];[.C545];[.E545])" office:value-type="float" office:value="1.30062317848206" calcext:value-type="float">
            <text:p>1.3006231785</text:p>
          </table:table-cell>
          <table:table-cell table:formula="of:=IF(ISBLANK([.E545]);&quot;&quot;;[.I545])" office:value-type="float" office:value="1.30062317848206" calcext:value-type="float">
            <text:p>1.3006231785</text:p>
          </table:table-cell>
          <table:table-cell table:formula="of:=IF(OR(ISBLANK([.E545]);[.I545]&lt;=0);&quot;&quot;;[.I545])" office:value-type="float" office:value="1.30062317848206" calcext:value-type="float">
            <text:p>1.30062317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123" calcext:value-type="float">
            <text:p>1427749771.83123</text:p>
          </table:table-cell>
          <table:table-cell office:value-type="float" office:value="1427749772.91602" calcext:value-type="float">
            <text:p>1427749772.91602</text:p>
          </table:table-cell>
          <table:table-cell office:value-type="float" office:value="1427749772.99917" calcext:value-type="float">
            <text:p>1427749772.99917</text:p>
          </table:table-cell>
          <table:table-cell/>
          <table:table-cell table:formula="of:=MAX([.B546];[.D546];[.G546])-MAX([.A546];[.C546];[.E546])" office:value-type="float" office:value="1.16794300079346" calcext:value-type="float">
            <text:p>1.1679430008</text:p>
          </table:table-cell>
          <table:table-cell table:formula="of:=IF(ISBLANK([.E546]);&quot;&quot;;[.I546])" office:value-type="float" office:value="1.16794300079346" calcext:value-type="float">
            <text:p>1.1679430008</text:p>
          </table:table-cell>
          <table:table-cell table:formula="of:=IF(OR(ISBLANK([.E546]);[.I546]&lt;=0);&quot;&quot;;[.I546])" office:value-type="float" office:value="1.16794300079346" calcext:value-type="float">
            <text:p>1.16794300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19" calcext:value-type="float">
            <text:p>1427749771.8319</text:p>
          </table:table-cell>
          <table:table-cell office:value-type="float" office:value="1427749772.83468" calcext:value-type="float">
            <text:p>1427749772.83468</text:p>
          </table:table-cell>
          <table:table-cell office:value-type="float" office:value="1427749772.91606" calcext:value-type="float">
            <text:p>1427749772.91606</text:p>
          </table:table-cell>
          <table:table-cell/>
          <table:table-cell table:formula="of:=MAX([.B547];[.D547];[.G547])-MAX([.A547];[.C547];[.E547])" office:value-type="float" office:value="1.08416295051575" calcext:value-type="float">
            <text:p>1.0841629505</text:p>
          </table:table-cell>
          <table:table-cell table:formula="of:=IF(ISBLANK([.E547]);&quot;&quot;;[.I547])" office:value-type="float" office:value="1.08416295051575" calcext:value-type="float">
            <text:p>1.0841629505</text:p>
          </table:table-cell>
          <table:table-cell table:formula="of:=IF(OR(ISBLANK([.E547]);[.I547]&lt;=0);&quot;&quot;;[.I547])" office:value-type="float" office:value="1.08416295051575" calcext:value-type="float">
            <text:p>1.08416295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285" calcext:value-type="float">
            <text:p>1427749771.83285</text:p>
          </table:table-cell>
          <table:table-cell office:value-type="float" office:value="1427749772.99913" calcext:value-type="float">
            <text:p>1427749772.99913</text:p>
          </table:table-cell>
          <table:table-cell office:value-type="float" office:value="1427749773.08172" calcext:value-type="float">
            <text:p>1427749773.08172</text:p>
          </table:table-cell>
          <table:table-cell/>
          <table:table-cell table:formula="of:=MAX([.B548];[.D548];[.G548])-MAX([.A548];[.C548];[.E548])" office:value-type="float" office:value="1.24886894226074" calcext:value-type="float">
            <text:p>1.2488689423</text:p>
          </table:table-cell>
          <table:table-cell table:formula="of:=IF(ISBLANK([.E548]);&quot;&quot;;[.I548])" office:value-type="float" office:value="1.24886894226074" calcext:value-type="float">
            <text:p>1.2488689423</text:p>
          </table:table-cell>
          <table:table-cell table:formula="of:=IF(OR(ISBLANK([.E548]);[.I548]&lt;=0);&quot;&quot;;[.I548])" office:value-type="float" office:value="1.24886894226074" calcext:value-type="float">
            <text:p>1.24886894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351" calcext:value-type="float">
            <text:p>1427749771.83351</text:p>
          </table:table-cell>
          <table:table-cell office:value-type="float" office:value="1427749772.58825" calcext:value-type="float">
            <text:p>1427749772.58825</text:p>
          </table:table-cell>
          <table:table-cell office:value-type="float" office:value="1427749772.67333" calcext:value-type="float">
            <text:p>1427749772.67333</text:p>
          </table:table-cell>
          <table:table-cell/>
          <table:table-cell table:formula="of:=MAX([.B549];[.D549];[.G549])-MAX([.A549];[.C549];[.E549])" office:value-type="float" office:value="0.839824914932251" calcext:value-type="float">
            <text:p>0.8398249149</text:p>
          </table:table-cell>
          <table:table-cell table:formula="of:=IF(ISBLANK([.E549]);&quot;&quot;;[.I549])" office:value-type="float" office:value="0.839824914932251" calcext:value-type="float">
            <text:p>0.8398249149</text:p>
          </table:table-cell>
          <table:table-cell table:formula="of:=IF(OR(ISBLANK([.E549]);[.I549]&lt;=0);&quot;&quot;;[.I549])" office:value-type="float" office:value="0.839824914932251" calcext:value-type="float">
            <text:p>0.83982491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416" calcext:value-type="float">
            <text:p>1427749771.83416</text:p>
          </table:table-cell>
          <table:table-cell office:value-type="float" office:value="1427749772.75463" calcext:value-type="float">
            <text:p>1427749772.75463</text:p>
          </table:table-cell>
          <table:table-cell office:value-type="float" office:value="1427749772.83472" calcext:value-type="float">
            <text:p>1427749772.83472</text:p>
          </table:table-cell>
          <table:table-cell/>
          <table:table-cell table:formula="of:=MAX([.B550];[.D550];[.G550])-MAX([.A550];[.C550];[.E550])" office:value-type="float" office:value="1.00056099891663" calcext:value-type="float">
            <text:p>1.0005609989</text:p>
          </table:table-cell>
          <table:table-cell table:formula="of:=IF(ISBLANK([.E550]);&quot;&quot;;[.I550])" office:value-type="float" office:value="1.00056099891663" calcext:value-type="float">
            <text:p>1.0005609989</text:p>
          </table:table-cell>
          <table:table-cell table:formula="of:=IF(OR(ISBLANK([.E550]);[.I550]&lt;=0);&quot;&quot;;[.I550])" office:value-type="float" office:value="1.00056099891663" calcext:value-type="float">
            <text:p>1.00056099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481" calcext:value-type="float">
            <text:p>1427749771.83481</text:p>
          </table:table-cell>
          <table:table-cell office:value-type="float" office:value="1427749772.99907" calcext:value-type="float">
            <text:p>1427749772.99907</text:p>
          </table:table-cell>
          <table:table-cell office:value-type="float" office:value="1427749773.08168" calcext:value-type="float">
            <text:p>1427749773.08168</text:p>
          </table:table-cell>
          <table:table-cell/>
          <table:table-cell table:formula="of:=MAX([.B551];[.D551];[.G551])-MAX([.A551];[.C551];[.E551])" office:value-type="float" office:value="1.24687314033508" calcext:value-type="float">
            <text:p>1.2468731403</text:p>
          </table:table-cell>
          <table:table-cell table:formula="of:=IF(ISBLANK([.E551]);&quot;&quot;;[.I551])" office:value-type="float" office:value="1.24687314033508" calcext:value-type="float">
            <text:p>1.2468731403</text:p>
          </table:table-cell>
          <table:table-cell table:formula="of:=IF(OR(ISBLANK([.E551]);[.I551]&lt;=0);&quot;&quot;;[.I551])" office:value-type="float" office:value="1.24687314033508" calcext:value-type="float">
            <text:p>1.24687314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749771.83548" calcext:value-type="float">
            <text:p>1427749771.83548</text:p>
          </table:table-cell>
          <table:table-cell office:value-type="float" office:value="1427749772.49759" calcext:value-type="float">
            <text:p>1427749772.49759</text:p>
          </table:table-cell>
          <table:table-cell office:value-type="float" office:value="1427749772.58828" calcext:value-type="float">
            <text:p>1427749772.58828</text:p>
          </table:table-cell>
          <table:table-cell/>
          <table:table-cell table:formula="of:=MAX([.B552];[.D552];[.G552])-MAX([.A552];[.C552];[.E552])" office:value-type="float" office:value="0.752802133560181" calcext:value-type="float">
            <text:p>0.7528021336</text:p>
          </table:table-cell>
          <table:table-cell table:formula="of:=IF(ISBLANK([.E552]);&quot;&quot;;[.I552])" office:value-type="float" office:value="0.752802133560181" calcext:value-type="float">
            <text:p>0.7528021336</text:p>
          </table:table-cell>
          <table:table-cell table:formula="of:=IF(OR(ISBLANK([.E552]);[.I552]&lt;=0);&quot;&quot;;[.I552])" office:value-type="float" office:value="0.752802133560181" calcext:value-type="float">
            <text:p>0.75280213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8:13:28.088187511</dc:date>
    <meta:document-statistic meta:table-count="1" meta:cell-count="3261" meta:object-count="0"/>
    <meta:generator>LibreOffice/4.2.7.2$Linux_X86_64 LibreOffice_project/420m0$Build-2</meta:generator>
  </office:meta>
</office:document-meta>
</file>